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CP4921_spectrum_1kHz" table:style-name="ta1">
        <table:shapes>
          <draw:frame draw:z-index="0" draw:style-name="gr1" draw:text-style-name="P1" svg:width="453.6pt" svg:height="345.6pt" svg:x="315.81pt" svg:y="37.62pt">
            <loext:p draw:notify-on-update-of-ranges="MCP4921_spectrum_1kHz.C2:MCP4921_spectrum_1kHz.C512 MCP4921_spectrum_1kHz.C2:MCP4921_spectrum_1kHz.C512 MCP4921_spectrum_1kHz.B1:MCP4921_spectrum_1kHz.B1 MCP4921_spectrum_1kHz.B2:MCP4921_spectrum_1kHz.B5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Level (dB)</text:p>
          </table:table-cell>
          <table:table-cell table:style-name="ce1" office:value-type="string" calcext:value-type="string">
            <text:p>Frequency (kHz)</text:p>
          </table:table-cell>
        </table:table-row>
        <table:table-row table:style-name="ro1">
          <table:table-cell office:value-type="float" office:value="43.066406" calcext:value-type="float">
            <text:p>43.066406</text:p>
          </table:table-cell>
          <table:table-cell office:value-type="float" office:value="-49.579975" calcext:value-type="float">
            <text:p>-49.579975</text:p>
          </table:table-cell>
          <table:table-cell table:formula="of:=[.A2]/1000" office:value-type="float" office:value="0.043066406" calcext:value-type="float">
            <text:p>0.043066406</text:p>
          </table:table-cell>
        </table:table-row>
        <table:table-row table:style-name="ro1">
          <table:table-cell office:value-type="float" office:value="86.132812" calcext:value-type="float">
            <text:p>86.132812</text:p>
          </table:table-cell>
          <table:table-cell office:value-type="float" office:value="-50.937241" calcext:value-type="float">
            <text:p>-50.937241</text:p>
          </table:table-cell>
          <table:table-cell table:formula="of:=[.A3]/1000" office:value-type="float" office:value="0.086132812" calcext:value-type="float">
            <text:p>0.086132812</text:p>
          </table:table-cell>
        </table:table-row>
        <table:table-row table:style-name="ro1">
          <table:table-cell office:value-type="float" office:value="129.199219" calcext:value-type="float">
            <text:p>129.199219</text:p>
          </table:table-cell>
          <table:table-cell office:value-type="float" office:value="-65.967857" calcext:value-type="float">
            <text:p>-65.967857</text:p>
          </table:table-cell>
          <table:table-cell table:formula="of:=[.A4]/1000" office:value-type="float" office:value="0.129199219" calcext:value-type="float">
            <text:p>0.129199219</text:p>
          </table:table-cell>
        </table:table-row>
        <table:table-row table:style-name="ro1">
          <table:table-cell office:value-type="float" office:value="172.265625" calcext:value-type="float">
            <text:p>172.265625</text:p>
          </table:table-cell>
          <table:table-cell office:value-type="float" office:value="-69.474319" calcext:value-type="float">
            <text:p>-69.474319</text:p>
          </table:table-cell>
          <table:table-cell table:formula="of:=[.A5]/1000" office:value-type="float" office:value="0.172265625" calcext:value-type="float">
            <text:p>0.172265625</text:p>
          </table:table-cell>
        </table:table-row>
        <table:table-row table:style-name="ro1">
          <table:table-cell office:value-type="float" office:value="215.332031" calcext:value-type="float">
            <text:p>215.332031</text:p>
          </table:table-cell>
          <table:table-cell office:value-type="float" office:value="-72.966713" calcext:value-type="float">
            <text:p>-72.966713</text:p>
          </table:table-cell>
          <table:table-cell table:formula="of:=[.A6]/1000" office:value-type="float" office:value="0.215332031" calcext:value-type="float">
            <text:p>0.215332031</text:p>
          </table:table-cell>
        </table:table-row>
        <table:table-row table:style-name="ro1">
          <table:table-cell office:value-type="float" office:value="258.398438" calcext:value-type="float">
            <text:p>258.398438</text:p>
          </table:table-cell>
          <table:table-cell office:value-type="float" office:value="-74.523582" calcext:value-type="float">
            <text:p>-74.523582</text:p>
          </table:table-cell>
          <table:table-cell table:formula="of:=[.A7]/1000" office:value-type="float" office:value="0.258398438" calcext:value-type="float">
            <text:p>0.258398438</text:p>
          </table:table-cell>
        </table:table-row>
        <table:table-row table:style-name="ro1">
          <table:table-cell office:value-type="float" office:value="301.464844" calcext:value-type="float">
            <text:p>301.464844</text:p>
          </table:table-cell>
          <table:table-cell office:value-type="float" office:value="-70.056686" calcext:value-type="float">
            <text:p>-70.056686</text:p>
          </table:table-cell>
          <table:table-cell table:formula="of:=[.A8]/1000" office:value-type="float" office:value="0.301464844" calcext:value-type="float">
            <text:p>0.301464844</text:p>
          </table:table-cell>
        </table:table-row>
        <table:table-row table:style-name="ro1">
          <table:table-cell office:value-type="float" office:value="344.53125" calcext:value-type="float">
            <text:p>344.53125</text:p>
          </table:table-cell>
          <table:table-cell office:value-type="float" office:value="-74.955704" calcext:value-type="float">
            <text:p>-74.955704</text:p>
          </table:table-cell>
          <table:table-cell table:formula="of:=[.A9]/1000" office:value-type="float" office:value="0.34453125" calcext:value-type="float">
            <text:p>0.34453125</text:p>
          </table:table-cell>
        </table:table-row>
        <table:table-row table:style-name="ro1">
          <table:table-cell office:value-type="float" office:value="387.597656" calcext:value-type="float">
            <text:p>387.597656</text:p>
          </table:table-cell>
          <table:table-cell office:value-type="float" office:value="-77.206894" calcext:value-type="float">
            <text:p>-77.206894</text:p>
          </table:table-cell>
          <table:table-cell table:formula="of:=[.A10]/1000" office:value-type="float" office:value="0.387597656" calcext:value-type="float">
            <text:p>0.387597656</text:p>
          </table:table-cell>
        </table:table-row>
        <table:table-row table:style-name="ro1">
          <table:table-cell office:value-type="float" office:value="430.664062" calcext:value-type="float">
            <text:p>430.664062</text:p>
          </table:table-cell>
          <table:table-cell office:value-type="float" office:value="-75.691528" calcext:value-type="float">
            <text:p>-75.691528</text:p>
          </table:table-cell>
          <table:table-cell table:formula="of:=[.A11]/1000" office:value-type="float" office:value="0.430664062" calcext:value-type="float">
            <text:p>0.430664062</text:p>
          </table:table-cell>
        </table:table-row>
        <table:table-row table:style-name="ro1">
          <table:table-cell office:value-type="float" office:value="473.730469" calcext:value-type="float">
            <text:p>473.730469</text:p>
          </table:table-cell>
          <table:table-cell office:value-type="float" office:value="-78.37793" calcext:value-type="float">
            <text:p>-78.37793</text:p>
          </table:table-cell>
          <table:table-cell table:formula="of:=[.A12]/1000" office:value-type="float" office:value="0.473730469" calcext:value-type="float">
            <text:p>0.473730469</text:p>
          </table:table-cell>
        </table:table-row>
        <table:table-row table:style-name="ro1">
          <table:table-cell office:value-type="float" office:value="516.796875" calcext:value-type="float">
            <text:p>516.796875</text:p>
          </table:table-cell>
          <table:table-cell office:value-type="float" office:value="-73.04731" calcext:value-type="float">
            <text:p>-73.04731</text:p>
          </table:table-cell>
          <table:table-cell table:formula="of:=[.A13]/1000" office:value-type="float" office:value="0.516796875" calcext:value-type="float">
            <text:p>0.516796875</text:p>
          </table:table-cell>
        </table:table-row>
        <table:table-row table:style-name="ro1">
          <table:table-cell office:value-type="float" office:value="559.863281" calcext:value-type="float">
            <text:p>559.863281</text:p>
          </table:table-cell>
          <table:table-cell office:value-type="float" office:value="-72.713318" calcext:value-type="float">
            <text:p>-72.713318</text:p>
          </table:table-cell>
          <table:table-cell table:formula="of:=[.A14]/1000" office:value-type="float" office:value="0.559863281" calcext:value-type="float">
            <text:p>0.559863281</text:p>
          </table:table-cell>
        </table:table-row>
        <table:table-row table:style-name="ro1">
          <table:table-cell office:value-type="float" office:value="602.929688" calcext:value-type="float">
            <text:p>602.929688</text:p>
          </table:table-cell>
          <table:table-cell office:value-type="float" office:value="-78.147095" calcext:value-type="float">
            <text:p>-78.147095</text:p>
          </table:table-cell>
          <table:table-cell table:formula="of:=[.A15]/1000" office:value-type="float" office:value="0.602929688" calcext:value-type="float">
            <text:p>0.602929688</text:p>
          </table:table-cell>
        </table:table-row>
        <table:table-row table:style-name="ro1">
          <table:table-cell office:value-type="float" office:value="645.996094" calcext:value-type="float">
            <text:p>645.996094</text:p>
          </table:table-cell>
          <table:table-cell office:value-type="float" office:value="-76.161964" calcext:value-type="float">
            <text:p>-76.161964</text:p>
          </table:table-cell>
          <table:table-cell table:formula="of:=[.A16]/1000" office:value-type="float" office:value="0.645996094" calcext:value-type="float">
            <text:p>0.645996094</text:p>
          </table:table-cell>
        </table:table-row>
        <table:table-row table:style-name="ro1">
          <table:table-cell office:value-type="float" office:value="689.0625" calcext:value-type="float">
            <text:p>689.0625</text:p>
          </table:table-cell>
          <table:table-cell office:value-type="float" office:value="-77.673492" calcext:value-type="float">
            <text:p>-77.673492</text:p>
          </table:table-cell>
          <table:table-cell table:formula="of:=[.A17]/1000" office:value-type="float" office:value="0.6890625" calcext:value-type="float">
            <text:p>0.6890625</text:p>
          </table:table-cell>
        </table:table-row>
        <table:table-row table:style-name="ro1">
          <table:table-cell office:value-type="float" office:value="732.128906" calcext:value-type="float">
            <text:p>732.128906</text:p>
          </table:table-cell>
          <table:table-cell office:value-type="float" office:value="-81.486855" calcext:value-type="float">
            <text:p>-81.486855</text:p>
          </table:table-cell>
          <table:table-cell table:formula="of:=[.A18]/1000" office:value-type="float" office:value="0.732128906" calcext:value-type="float">
            <text:p>0.732128906</text:p>
          </table:table-cell>
        </table:table-row>
        <table:table-row table:style-name="ro1">
          <table:table-cell office:value-type="float" office:value="775.195312" calcext:value-type="float">
            <text:p>775.195312</text:p>
          </table:table-cell>
          <table:table-cell office:value-type="float" office:value="-80.535179" calcext:value-type="float">
            <text:p>-80.535179</text:p>
          </table:table-cell>
          <table:table-cell table:formula="of:=[.A19]/1000" office:value-type="float" office:value="0.775195312" calcext:value-type="float">
            <text:p>0.775195312</text:p>
          </table:table-cell>
        </table:table-row>
        <table:table-row table:style-name="ro1">
          <table:table-cell office:value-type="float" office:value="818.261719" calcext:value-type="float">
            <text:p>818.261719</text:p>
          </table:table-cell>
          <table:table-cell office:value-type="float" office:value="-76.385254" calcext:value-type="float">
            <text:p>-76.385254</text:p>
          </table:table-cell>
          <table:table-cell table:formula="of:=[.A20]/1000" office:value-type="float" office:value="0.818261719" calcext:value-type="float">
            <text:p>0.818261719</text:p>
          </table:table-cell>
        </table:table-row>
        <table:table-row table:style-name="ro1">
          <table:table-cell office:value-type="float" office:value="861.328125" calcext:value-type="float">
            <text:p>861.328125</text:p>
          </table:table-cell>
          <table:table-cell office:value-type="float" office:value="-68.273315" calcext:value-type="float">
            <text:p>-68.273315</text:p>
          </table:table-cell>
          <table:table-cell table:formula="of:=[.A21]/1000" office:value-type="float" office:value="0.861328125" calcext:value-type="float">
            <text:p>0.861328125</text:p>
          </table:table-cell>
        </table:table-row>
        <table:table-row table:style-name="ro1">
          <table:table-cell office:value-type="float" office:value="904.394531" calcext:value-type="float">
            <text:p>904.394531</text:p>
          </table:table-cell>
          <table:table-cell office:value-type="float" office:value="-48.475349" calcext:value-type="float">
            <text:p>-48.475349</text:p>
          </table:table-cell>
          <table:table-cell table:formula="of:=[.A22]/1000" office:value-type="float" office:value="0.904394531" calcext:value-type="float">
            <text:p>0.904394531</text:p>
          </table:table-cell>
        </table:table-row>
        <table:table-row table:style-name="ro1">
          <table:table-cell office:value-type="float" office:value="947.460938" calcext:value-type="float">
            <text:p>947.460938</text:p>
          </table:table-cell>
          <table:table-cell office:value-type="float" office:value="-24.801308" calcext:value-type="float">
            <text:p>-24.801308</text:p>
          </table:table-cell>
          <table:table-cell table:formula="of:=[.A23]/1000" office:value-type="float" office:value="0.947460938" calcext:value-type="float">
            <text:p>0.947460938</text:p>
          </table:table-cell>
        </table:table-row>
        <table:table-row table:style-name="ro1">
          <table:table-cell office:value-type="float" office:value="990.527344" calcext:value-type="float">
            <text:p>990.527344</text:p>
          </table:table-cell>
          <table:table-cell office:value-type="float" office:value="-16.720667" calcext:value-type="float">
            <text:p>-16.720667</text:p>
          </table:table-cell>
          <table:table-cell table:formula="of:=[.A24]/1000" office:value-type="float" office:value="0.990527344" calcext:value-type="float">
            <text:p>0.990527344</text:p>
          </table:table-cell>
        </table:table-row>
        <table:table-row table:style-name="ro1">
          <table:table-cell office:value-type="float" office:value="1033.59375" calcext:value-type="float">
            <text:p>1033.59375</text:p>
          </table:table-cell>
          <table:table-cell office:value-type="float" office:value="-21.779499" calcext:value-type="float">
            <text:p>-21.779499</text:p>
          </table:table-cell>
          <table:table-cell table:formula="of:=[.A25]/1000" office:value-type="float" office:value="1.03359375" calcext:value-type="float">
            <text:p>1.03359375</text:p>
          </table:table-cell>
        </table:table-row>
        <table:table-row table:style-name="ro1">
          <table:table-cell office:value-type="float" office:value="1076.660156" calcext:value-type="float">
            <text:p>1076.660156</text:p>
          </table:table-cell>
          <table:table-cell office:value-type="float" office:value="-42.519596" calcext:value-type="float">
            <text:p>-42.519596</text:p>
          </table:table-cell>
          <table:table-cell table:formula="of:=[.A26]/1000" office:value-type="float" office:value="1.076660156" calcext:value-type="float">
            <text:p>1.076660156</text:p>
          </table:table-cell>
        </table:table-row>
        <table:table-row table:style-name="ro1">
          <table:table-cell office:value-type="float" office:value="1119.726562" calcext:value-type="float">
            <text:p>1119.726562</text:p>
          </table:table-cell>
          <table:table-cell office:value-type="float" office:value="-58.266113" calcext:value-type="float">
            <text:p>-58.266113</text:p>
          </table:table-cell>
          <table:table-cell table:formula="of:=[.A27]/1000" office:value-type="float" office:value="1.119726562" calcext:value-type="float">
            <text:p>1.119726562</text:p>
          </table:table-cell>
        </table:table-row>
        <table:table-row table:style-name="ro1">
          <table:table-cell office:value-type="float" office:value="1162.792969" calcext:value-type="float">
            <text:p>1162.792969</text:p>
          </table:table-cell>
          <table:table-cell office:value-type="float" office:value="-62.753113" calcext:value-type="float">
            <text:p>-62.753113</text:p>
          </table:table-cell>
          <table:table-cell table:formula="of:=[.A28]/1000" office:value-type="float" office:value="1.162792969" calcext:value-type="float">
            <text:p>1.162792969</text:p>
          </table:table-cell>
        </table:table-row>
        <table:table-row table:style-name="ro1">
          <table:table-cell office:value-type="float" office:value="1205.859375" calcext:value-type="float">
            <text:p>1205.859375</text:p>
          </table:table-cell>
          <table:table-cell office:value-type="float" office:value="-65.15596" calcext:value-type="float">
            <text:p>-65.15596</text:p>
          </table:table-cell>
          <table:table-cell table:formula="of:=[.A29]/1000" office:value-type="float" office:value="1.205859375" calcext:value-type="float">
            <text:p>1.205859375</text:p>
          </table:table-cell>
        </table:table-row>
        <table:table-row table:style-name="ro1">
          <table:table-cell office:value-type="float" office:value="1248.925781" calcext:value-type="float">
            <text:p>1248.925781</text:p>
          </table:table-cell>
          <table:table-cell office:value-type="float" office:value="-66.968468" calcext:value-type="float">
            <text:p>-66.968468</text:p>
          </table:table-cell>
          <table:table-cell table:formula="of:=[.A30]/1000" office:value-type="float" office:value="1.248925781" calcext:value-type="float">
            <text:p>1.248925781</text:p>
          </table:table-cell>
        </table:table-row>
        <table:table-row table:style-name="ro1">
          <table:table-cell office:value-type="float" office:value="1291.992188" calcext:value-type="float">
            <text:p>1291.992188</text:p>
          </table:table-cell>
          <table:table-cell office:value-type="float" office:value="-68.733795" calcext:value-type="float">
            <text:p>-68.733795</text:p>
          </table:table-cell>
          <table:table-cell table:formula="of:=[.A31]/1000" office:value-type="float" office:value="1.291992188" calcext:value-type="float">
            <text:p>1.291992188</text:p>
          </table:table-cell>
        </table:table-row>
        <table:table-row table:style-name="ro1">
          <table:table-cell office:value-type="float" office:value="1335.058594" calcext:value-type="float">
            <text:p>1335.058594</text:p>
          </table:table-cell>
          <table:table-cell office:value-type="float" office:value="-70.504639" calcext:value-type="float">
            <text:p>-70.504639</text:p>
          </table:table-cell>
          <table:table-cell table:formula="of:=[.A32]/1000" office:value-type="float" office:value="1.335058594" calcext:value-type="float">
            <text:p>1.335058594</text:p>
          </table:table-cell>
        </table:table-row>
        <table:table-row table:style-name="ro1">
          <table:table-cell office:value-type="float" office:value="1378.125" calcext:value-type="float">
            <text:p>1378.125</text:p>
          </table:table-cell>
          <table:table-cell office:value-type="float" office:value="-70.913849" calcext:value-type="float">
            <text:p>-70.913849</text:p>
          </table:table-cell>
          <table:table-cell table:formula="of:=[.A33]/1000" office:value-type="float" office:value="1.378125" calcext:value-type="float">
            <text:p>1.378125</text:p>
          </table:table-cell>
        </table:table-row>
        <table:table-row table:style-name="ro1">
          <table:table-cell office:value-type="float" office:value="1421.191406" calcext:value-type="float">
            <text:p>1421.191406</text:p>
          </table:table-cell>
          <table:table-cell office:value-type="float" office:value="-72.880539" calcext:value-type="float">
            <text:p>-72.880539</text:p>
          </table:table-cell>
          <table:table-cell table:formula="of:=[.A34]/1000" office:value-type="float" office:value="1.421191406" calcext:value-type="float">
            <text:p>1.421191406</text:p>
          </table:table-cell>
        </table:table-row>
        <table:table-row table:style-name="ro1">
          <table:table-cell office:value-type="float" office:value="1464.257812" calcext:value-type="float">
            <text:p>1464.257812</text:p>
          </table:table-cell>
          <table:table-cell office:value-type="float" office:value="-74.062393" calcext:value-type="float">
            <text:p>-74.062393</text:p>
          </table:table-cell>
          <table:table-cell table:formula="of:=[.A35]/1000" office:value-type="float" office:value="1.464257812" calcext:value-type="float">
            <text:p>1.464257812</text:p>
          </table:table-cell>
        </table:table-row>
        <table:table-row table:style-name="ro1">
          <table:table-cell office:value-type="float" office:value="1507.324219" calcext:value-type="float">
            <text:p>1507.324219</text:p>
          </table:table-cell>
          <table:table-cell office:value-type="float" office:value="-74.701324" calcext:value-type="float">
            <text:p>-74.701324</text:p>
          </table:table-cell>
          <table:table-cell table:formula="of:=[.A36]/1000" office:value-type="float" office:value="1.507324219" calcext:value-type="float">
            <text:p>1.507324219</text:p>
          </table:table-cell>
        </table:table-row>
        <table:table-row table:style-name="ro1">
          <table:table-cell office:value-type="float" office:value="1550.390625" calcext:value-type="float">
            <text:p>1550.390625</text:p>
          </table:table-cell>
          <table:table-cell office:value-type="float" office:value="-75.954651" calcext:value-type="float">
            <text:p>-75.954651</text:p>
          </table:table-cell>
          <table:table-cell table:formula="of:=[.A37]/1000" office:value-type="float" office:value="1.550390625" calcext:value-type="float">
            <text:p>1.550390625</text:p>
          </table:table-cell>
        </table:table-row>
        <table:table-row table:style-name="ro1">
          <table:table-cell office:value-type="float" office:value="1593.457031" calcext:value-type="float">
            <text:p>1593.457031</text:p>
          </table:table-cell>
          <table:table-cell office:value-type="float" office:value="-75.237122" calcext:value-type="float">
            <text:p>-75.237122</text:p>
          </table:table-cell>
          <table:table-cell table:formula="of:=[.A38]/1000" office:value-type="float" office:value="1.593457031" calcext:value-type="float">
            <text:p>1.593457031</text:p>
          </table:table-cell>
        </table:table-row>
        <table:table-row table:style-name="ro1">
          <table:table-cell office:value-type="float" office:value="1636.523438" calcext:value-type="float">
            <text:p>1636.523438</text:p>
          </table:table-cell>
          <table:table-cell office:value-type="float" office:value="-75.163765" calcext:value-type="float">
            <text:p>-75.163765</text:p>
          </table:table-cell>
          <table:table-cell table:formula="of:=[.A39]/1000" office:value-type="float" office:value="1.636523438" calcext:value-type="float">
            <text:p>1.636523438</text:p>
          </table:table-cell>
        </table:table-row>
        <table:table-row table:style-name="ro1">
          <table:table-cell office:value-type="float" office:value="1679.589844" calcext:value-type="float">
            <text:p>1679.589844</text:p>
          </table:table-cell>
          <table:table-cell office:value-type="float" office:value="-77.886368" calcext:value-type="float">
            <text:p>-77.886368</text:p>
          </table:table-cell>
          <table:table-cell table:formula="of:=[.A40]/1000" office:value-type="float" office:value="1.679589844" calcext:value-type="float">
            <text:p>1.679589844</text:p>
          </table:table-cell>
        </table:table-row>
        <table:table-row table:style-name="ro1">
          <table:table-cell office:value-type="float" office:value="1722.65625" calcext:value-type="float">
            <text:p>1722.65625</text:p>
          </table:table-cell>
          <table:table-cell office:value-type="float" office:value="-76.915138" calcext:value-type="float">
            <text:p>-76.915138</text:p>
          </table:table-cell>
          <table:table-cell table:formula="of:=[.A41]/1000" office:value-type="float" office:value="1.72265625" calcext:value-type="float">
            <text:p>1.72265625</text:p>
          </table:table-cell>
        </table:table-row>
        <table:table-row table:style-name="ro1">
          <table:table-cell office:value-type="float" office:value="1765.722656" calcext:value-type="float">
            <text:p>1765.722656</text:p>
          </table:table-cell>
          <table:table-cell office:value-type="float" office:value="-77.489693" calcext:value-type="float">
            <text:p>-77.489693</text:p>
          </table:table-cell>
          <table:table-cell table:formula="of:=[.A42]/1000" office:value-type="float" office:value="1.765722656" calcext:value-type="float">
            <text:p>1.765722656</text:p>
          </table:table-cell>
        </table:table-row>
        <table:table-row table:style-name="ro1">
          <table:table-cell office:value-type="float" office:value="1808.789062" calcext:value-type="float">
            <text:p>1808.789062</text:p>
          </table:table-cell>
          <table:table-cell office:value-type="float" office:value="-79.710693" calcext:value-type="float">
            <text:p>-79.710693</text:p>
          </table:table-cell>
          <table:table-cell table:formula="of:=[.A43]/1000" office:value-type="float" office:value="1.808789062" calcext:value-type="float">
            <text:p>1.808789062</text:p>
          </table:table-cell>
        </table:table-row>
        <table:table-row table:style-name="ro1">
          <table:table-cell office:value-type="float" office:value="1851.855469" calcext:value-type="float">
            <text:p>1851.855469</text:p>
          </table:table-cell>
          <table:table-cell office:value-type="float" office:value="-79.987358" calcext:value-type="float">
            <text:p>-79.987358</text:p>
          </table:table-cell>
          <table:table-cell table:formula="of:=[.A44]/1000" office:value-type="float" office:value="1.851855469" calcext:value-type="float">
            <text:p>1.851855469</text:p>
          </table:table-cell>
        </table:table-row>
        <table:table-row table:style-name="ro1">
          <table:table-cell office:value-type="float" office:value="1894.921875" calcext:value-type="float">
            <text:p>1894.921875</text:p>
          </table:table-cell>
          <table:table-cell office:value-type="float" office:value="-80.232979" calcext:value-type="float">
            <text:p>-80.232979</text:p>
          </table:table-cell>
          <table:table-cell table:formula="of:=[.A45]/1000" office:value-type="float" office:value="1.894921875" calcext:value-type="float">
            <text:p>1.894921875</text:p>
          </table:table-cell>
        </table:table-row>
        <table:table-row table:style-name="ro1">
          <table:table-cell office:value-type="float" office:value="1937.988281" calcext:value-type="float">
            <text:p>1937.988281</text:p>
          </table:table-cell>
          <table:table-cell office:value-type="float" office:value="-76.301842" calcext:value-type="float">
            <text:p>-76.301842</text:p>
          </table:table-cell>
          <table:table-cell table:formula="of:=[.A46]/1000" office:value-type="float" office:value="1.937988281" calcext:value-type="float">
            <text:p>1.937988281</text:p>
          </table:table-cell>
        </table:table-row>
        <table:table-row table:style-name="ro1">
          <table:table-cell office:value-type="float" office:value="1981.054688" calcext:value-type="float">
            <text:p>1981.054688</text:p>
          </table:table-cell>
          <table:table-cell office:value-type="float" office:value="-68.40303" calcext:value-type="float">
            <text:p>-68.40303</text:p>
          </table:table-cell>
          <table:table-cell table:formula="of:=[.A47]/1000" office:value-type="float" office:value="1.981054688" calcext:value-type="float">
            <text:p>1.981054688</text:p>
          </table:table-cell>
        </table:table-row>
        <table:table-row table:style-name="ro1">
          <table:table-cell office:value-type="float" office:value="2024.121094" calcext:value-type="float">
            <text:p>2024.121094</text:p>
          </table:table-cell>
          <table:table-cell office:value-type="float" office:value="-71.79837" calcext:value-type="float">
            <text:p>-71.79837</text:p>
          </table:table-cell>
          <table:table-cell table:formula="of:=[.A48]/1000" office:value-type="float" office:value="2.024121094" calcext:value-type="float">
            <text:p>2.024121094</text:p>
          </table:table-cell>
        </table:table-row>
        <table:table-row table:style-name="ro1">
          <table:table-cell office:value-type="float" office:value="2067.1875" calcext:value-type="float">
            <text:p>2067.1875</text:p>
          </table:table-cell>
          <table:table-cell office:value-type="float" office:value="-80.813286" calcext:value-type="float">
            <text:p>-80.813286</text:p>
          </table:table-cell>
          <table:table-cell table:formula="of:=[.A49]/1000" office:value-type="float" office:value="2.0671875" calcext:value-type="float">
            <text:p>2.0671875</text:p>
          </table:table-cell>
        </table:table-row>
        <table:table-row table:style-name="ro1">
          <table:table-cell office:value-type="float" office:value="2110.253906" calcext:value-type="float">
            <text:p>2110.253906</text:p>
          </table:table-cell>
          <table:table-cell office:value-type="float" office:value="-80.764786" calcext:value-type="float">
            <text:p>-80.764786</text:p>
          </table:table-cell>
          <table:table-cell table:formula="of:=[.A50]/1000" office:value-type="float" office:value="2.110253906" calcext:value-type="float">
            <text:p>2.110253906</text:p>
          </table:table-cell>
        </table:table-row>
        <table:table-row table:style-name="ro1">
          <table:table-cell office:value-type="float" office:value="2153.320312" calcext:value-type="float">
            <text:p>2153.320312</text:p>
          </table:table-cell>
          <table:table-cell office:value-type="float" office:value="-82.343704" calcext:value-type="float">
            <text:p>-82.343704</text:p>
          </table:table-cell>
          <table:table-cell table:formula="of:=[.A51]/1000" office:value-type="float" office:value="2.153320312" calcext:value-type="float">
            <text:p>2.153320312</text:p>
          </table:table-cell>
        </table:table-row>
        <table:table-row table:style-name="ro1">
          <table:table-cell office:value-type="float" office:value="2196.386719" calcext:value-type="float">
            <text:p>2196.386719</text:p>
          </table:table-cell>
          <table:table-cell office:value-type="float" office:value="-82.26506" calcext:value-type="float">
            <text:p>-82.26506</text:p>
          </table:table-cell>
          <table:table-cell table:formula="of:=[.A52]/1000" office:value-type="float" office:value="2.196386719" calcext:value-type="float">
            <text:p>2.196386719</text:p>
          </table:table-cell>
        </table:table-row>
        <table:table-row table:style-name="ro1">
          <table:table-cell office:value-type="float" office:value="2239.453125" calcext:value-type="float">
            <text:p>2239.453125</text:p>
          </table:table-cell>
          <table:table-cell office:value-type="float" office:value="-82.571373" calcext:value-type="float">
            <text:p>-82.571373</text:p>
          </table:table-cell>
          <table:table-cell table:formula="of:=[.A53]/1000" office:value-type="float" office:value="2.239453125" calcext:value-type="float">
            <text:p>2.239453125</text:p>
          </table:table-cell>
        </table:table-row>
        <table:table-row table:style-name="ro1">
          <table:table-cell office:value-type="float" office:value="2282.519531" calcext:value-type="float">
            <text:p>2282.519531</text:p>
          </table:table-cell>
          <table:table-cell office:value-type="float" office:value="-83.285629" calcext:value-type="float">
            <text:p>-83.285629</text:p>
          </table:table-cell>
          <table:table-cell table:formula="of:=[.A54]/1000" office:value-type="float" office:value="2.282519531" calcext:value-type="float">
            <text:p>2.282519531</text:p>
          </table:table-cell>
        </table:table-row>
        <table:table-row table:style-name="ro1">
          <table:table-cell office:value-type="float" office:value="2325.585938" calcext:value-type="float">
            <text:p>2325.585938</text:p>
          </table:table-cell>
          <table:table-cell office:value-type="float" office:value="-80.011009" calcext:value-type="float">
            <text:p>-80.011009</text:p>
          </table:table-cell>
          <table:table-cell table:formula="of:=[.A55]/1000" office:value-type="float" office:value="2.325585938" calcext:value-type="float">
            <text:p>2.325585938</text:p>
          </table:table-cell>
        </table:table-row>
        <table:table-row table:style-name="ro1">
          <table:table-cell office:value-type="float" office:value="2368.652344" calcext:value-type="float">
            <text:p>2368.652344</text:p>
          </table:table-cell>
          <table:table-cell office:value-type="float" office:value="-81.291367" calcext:value-type="float">
            <text:p>-81.291367</text:p>
          </table:table-cell>
          <table:table-cell table:formula="of:=[.A56]/1000" office:value-type="float" office:value="2.368652344" calcext:value-type="float">
            <text:p>2.368652344</text:p>
          </table:table-cell>
        </table:table-row>
        <table:table-row table:style-name="ro1">
          <table:table-cell office:value-type="float" office:value="2411.71875" calcext:value-type="float">
            <text:p>2411.71875</text:p>
          </table:table-cell>
          <table:table-cell office:value-type="float" office:value="-84.188362" calcext:value-type="float">
            <text:p>-84.188362</text:p>
          </table:table-cell>
          <table:table-cell table:formula="of:=[.A57]/1000" office:value-type="float" office:value="2.41171875" calcext:value-type="float">
            <text:p>2.41171875</text:p>
          </table:table-cell>
        </table:table-row>
        <table:table-row table:style-name="ro1">
          <table:table-cell office:value-type="float" office:value="2454.785156" calcext:value-type="float">
            <text:p>2454.785156</text:p>
          </table:table-cell>
          <table:table-cell office:value-type="float" office:value="-83.385223" calcext:value-type="float">
            <text:p>-83.385223</text:p>
          </table:table-cell>
          <table:table-cell table:formula="of:=[.A58]/1000" office:value-type="float" office:value="2.454785156" calcext:value-type="float">
            <text:p>2.454785156</text:p>
          </table:table-cell>
        </table:table-row>
        <table:table-row table:style-name="ro1">
          <table:table-cell office:value-type="float" office:value="2497.851562" calcext:value-type="float">
            <text:p>2497.851562</text:p>
          </table:table-cell>
          <table:table-cell office:value-type="float" office:value="-84.656464" calcext:value-type="float">
            <text:p>-84.656464</text:p>
          </table:table-cell>
          <table:table-cell table:formula="of:=[.A59]/1000" office:value-type="float" office:value="2.497851562" calcext:value-type="float">
            <text:p>2.497851562</text:p>
          </table:table-cell>
        </table:table-row>
        <table:table-row table:style-name="ro1">
          <table:table-cell office:value-type="float" office:value="2540.917969" calcext:value-type="float">
            <text:p>2540.917969</text:p>
          </table:table-cell>
          <table:table-cell office:value-type="float" office:value="-84.105621" calcext:value-type="float">
            <text:p>-84.105621</text:p>
          </table:table-cell>
          <table:table-cell table:formula="of:=[.A60]/1000" office:value-type="float" office:value="2.540917969" calcext:value-type="float">
            <text:p>2.540917969</text:p>
          </table:table-cell>
        </table:table-row>
        <table:table-row table:style-name="ro1">
          <table:table-cell office:value-type="float" office:value="2583.984375" calcext:value-type="float">
            <text:p>2583.984375</text:p>
          </table:table-cell>
          <table:table-cell office:value-type="float" office:value="-82.546249" calcext:value-type="float">
            <text:p>-82.546249</text:p>
          </table:table-cell>
          <table:table-cell table:formula="of:=[.A61]/1000" office:value-type="float" office:value="2.583984375" calcext:value-type="float">
            <text:p>2.583984375</text:p>
          </table:table-cell>
        </table:table-row>
        <table:table-row table:style-name="ro1">
          <table:table-cell office:value-type="float" office:value="2627.050781" calcext:value-type="float">
            <text:p>2627.050781</text:p>
          </table:table-cell>
          <table:table-cell office:value-type="float" office:value="-84.257126" calcext:value-type="float">
            <text:p>-84.257126</text:p>
          </table:table-cell>
          <table:table-cell table:formula="of:=[.A62]/1000" office:value-type="float" office:value="2.627050781" calcext:value-type="float">
            <text:p>2.627050781</text:p>
          </table:table-cell>
        </table:table-row>
        <table:table-row table:style-name="ro1">
          <table:table-cell office:value-type="float" office:value="2670.117188" calcext:value-type="float">
            <text:p>2670.117188</text:p>
          </table:table-cell>
          <table:table-cell office:value-type="float" office:value="-83.004456" calcext:value-type="float">
            <text:p>-83.004456</text:p>
          </table:table-cell>
          <table:table-cell table:formula="of:=[.A63]/1000" office:value-type="float" office:value="2.670117188" calcext:value-type="float">
            <text:p>2.670117188</text:p>
          </table:table-cell>
        </table:table-row>
        <table:table-row table:style-name="ro1">
          <table:table-cell office:value-type="float" office:value="2713.183594" calcext:value-type="float">
            <text:p>2713.183594</text:p>
          </table:table-cell>
          <table:table-cell office:value-type="float" office:value="-81.457031" calcext:value-type="float">
            <text:p>-81.457031</text:p>
          </table:table-cell>
          <table:table-cell table:formula="of:=[.A64]/1000" office:value-type="float" office:value="2.713183594" calcext:value-type="float">
            <text:p>2.713183594</text:p>
          </table:table-cell>
        </table:table-row>
        <table:table-row table:style-name="ro1">
          <table:table-cell office:value-type="float" office:value="2756.25" calcext:value-type="float">
            <text:p>2756.25</text:p>
          </table:table-cell>
          <table:table-cell office:value-type="float" office:value="-85.352402" calcext:value-type="float">
            <text:p>-85.352402</text:p>
          </table:table-cell>
          <table:table-cell table:formula="of:=[.A65]/1000" office:value-type="float" office:value="2.75625" calcext:value-type="float">
            <text:p>2.75625</text:p>
          </table:table-cell>
        </table:table-row>
        <table:table-row table:style-name="ro1">
          <table:table-cell office:value-type="float" office:value="2799.316406" calcext:value-type="float">
            <text:p>2799.316406</text:p>
          </table:table-cell>
          <table:table-cell office:value-type="float" office:value="-84.419907" calcext:value-type="float">
            <text:p>-84.419907</text:p>
          </table:table-cell>
          <table:table-cell table:formula="of:=[.A66]/1000" office:value-type="float" office:value="2.799316406" calcext:value-type="float">
            <text:p>2.799316406</text:p>
          </table:table-cell>
        </table:table-row>
        <table:table-row table:style-name="ro1">
          <table:table-cell office:value-type="float" office:value="2842.382812" calcext:value-type="float">
            <text:p>2842.382812</text:p>
          </table:table-cell>
          <table:table-cell office:value-type="float" office:value="-84.398033" calcext:value-type="float">
            <text:p>-84.398033</text:p>
          </table:table-cell>
          <table:table-cell table:formula="of:=[.A67]/1000" office:value-type="float" office:value="2.842382812" calcext:value-type="float">
            <text:p>2.842382812</text:p>
          </table:table-cell>
        </table:table-row>
        <table:table-row table:style-name="ro1">
          <table:table-cell office:value-type="float" office:value="2885.449219" calcext:value-type="float">
            <text:p>2885.449219</text:p>
          </table:table-cell>
          <table:table-cell office:value-type="float" office:value="-86.028542" calcext:value-type="float">
            <text:p>-86.028542</text:p>
          </table:table-cell>
          <table:table-cell table:formula="of:=[.A68]/1000" office:value-type="float" office:value="2.885449219" calcext:value-type="float">
            <text:p>2.885449219</text:p>
          </table:table-cell>
        </table:table-row>
        <table:table-row table:style-name="ro1">
          <table:table-cell office:value-type="float" office:value="2928.515625" calcext:value-type="float">
            <text:p>2928.515625</text:p>
          </table:table-cell>
          <table:table-cell office:value-type="float" office:value="-73.386032" calcext:value-type="float">
            <text:p>-73.386032</text:p>
          </table:table-cell>
          <table:table-cell table:formula="of:=[.A69]/1000" office:value-type="float" office:value="2.928515625" calcext:value-type="float">
            <text:p>2.928515625</text:p>
          </table:table-cell>
        </table:table-row>
        <table:table-row table:style-name="ro1">
          <table:table-cell office:value-type="float" office:value="2971.582031" calcext:value-type="float">
            <text:p>2971.582031</text:p>
          </table:table-cell>
          <table:table-cell office:value-type="float" office:value="-62.568798" calcext:value-type="float">
            <text:p>-62.568798</text:p>
          </table:table-cell>
          <table:table-cell table:formula="of:=[.A70]/1000" office:value-type="float" office:value="2.971582031" calcext:value-type="float">
            <text:p>2.971582031</text:p>
          </table:table-cell>
        </table:table-row>
        <table:table-row table:style-name="ro1">
          <table:table-cell office:value-type="float" office:value="3014.648438" calcext:value-type="float">
            <text:p>3014.648438</text:p>
          </table:table-cell>
          <table:table-cell office:value-type="float" office:value="-64.735931" calcext:value-type="float">
            <text:p>-64.735931</text:p>
          </table:table-cell>
          <table:table-cell table:formula="of:=[.A71]/1000" office:value-type="float" office:value="3.014648438" calcext:value-type="float">
            <text:p>3.014648438</text:p>
          </table:table-cell>
        </table:table-row>
        <table:table-row table:style-name="ro1">
          <table:table-cell office:value-type="float" office:value="3057.714844" calcext:value-type="float">
            <text:p>3057.714844</text:p>
          </table:table-cell>
          <table:table-cell office:value-type="float" office:value="-79.513832" calcext:value-type="float">
            <text:p>-79.513832</text:p>
          </table:table-cell>
          <table:table-cell table:formula="of:=[.A72]/1000" office:value-type="float" office:value="3.057714844" calcext:value-type="float">
            <text:p>3.057714844</text:p>
          </table:table-cell>
        </table:table-row>
        <table:table-row table:style-name="ro1">
          <table:table-cell office:value-type="float" office:value="3100.78125" calcext:value-type="float">
            <text:p>3100.78125</text:p>
          </table:table-cell>
          <table:table-cell office:value-type="float" office:value="-85.737999" calcext:value-type="float">
            <text:p>-85.737999</text:p>
          </table:table-cell>
          <table:table-cell table:formula="of:=[.A73]/1000" office:value-type="float" office:value="3.10078125" calcext:value-type="float">
            <text:p>3.10078125</text:p>
          </table:table-cell>
        </table:table-row>
        <table:table-row table:style-name="ro1">
          <table:table-cell office:value-type="float" office:value="3143.847656" calcext:value-type="float">
            <text:p>3143.847656</text:p>
          </table:table-cell>
          <table:table-cell office:value-type="float" office:value="-83.128914" calcext:value-type="float">
            <text:p>-83.128914</text:p>
          </table:table-cell>
          <table:table-cell table:formula="of:=[.A74]/1000" office:value-type="float" office:value="3.143847656" calcext:value-type="float">
            <text:p>3.143847656</text:p>
          </table:table-cell>
        </table:table-row>
        <table:table-row table:style-name="ro1">
          <table:table-cell office:value-type="float" office:value="3186.914062" calcext:value-type="float">
            <text:p>3186.914062</text:p>
          </table:table-cell>
          <table:table-cell office:value-type="float" office:value="-79.753738" calcext:value-type="float">
            <text:p>-79.753738</text:p>
          </table:table-cell>
          <table:table-cell table:formula="of:=[.A75]/1000" office:value-type="float" office:value="3.186914062" calcext:value-type="float">
            <text:p>3.186914062</text:p>
          </table:table-cell>
        </table:table-row>
        <table:table-row table:style-name="ro1">
          <table:table-cell office:value-type="float" office:value="3229.980469" calcext:value-type="float">
            <text:p>3229.980469</text:p>
          </table:table-cell>
          <table:table-cell office:value-type="float" office:value="-85.034622" calcext:value-type="float">
            <text:p>-85.034622</text:p>
          </table:table-cell>
          <table:table-cell table:formula="of:=[.A76]/1000" office:value-type="float" office:value="3.229980469" calcext:value-type="float">
            <text:p>3.229980469</text:p>
          </table:table-cell>
        </table:table-row>
        <table:table-row table:style-name="ro1">
          <table:table-cell office:value-type="float" office:value="3273.046875" calcext:value-type="float">
            <text:p>3273.046875</text:p>
          </table:table-cell>
          <table:table-cell office:value-type="float" office:value="-87.560608" calcext:value-type="float">
            <text:p>-87.560608</text:p>
          </table:table-cell>
          <table:table-cell table:formula="of:=[.A77]/1000" office:value-type="float" office:value="3.273046875" calcext:value-type="float">
            <text:p>3.273046875</text:p>
          </table:table-cell>
        </table:table-row>
        <table:table-row table:style-name="ro1">
          <table:table-cell office:value-type="float" office:value="3316.113281" calcext:value-type="float">
            <text:p>3316.113281</text:p>
          </table:table-cell>
          <table:table-cell office:value-type="float" office:value="-87.613564" calcext:value-type="float">
            <text:p>-87.613564</text:p>
          </table:table-cell>
          <table:table-cell table:formula="of:=[.A78]/1000" office:value-type="float" office:value="3.316113281" calcext:value-type="float">
            <text:p>3.316113281</text:p>
          </table:table-cell>
        </table:table-row>
        <table:table-row table:style-name="ro1">
          <table:table-cell office:value-type="float" office:value="3359.179688" calcext:value-type="float">
            <text:p>3359.179688</text:p>
          </table:table-cell>
          <table:table-cell office:value-type="float" office:value="-87.34317" calcext:value-type="float">
            <text:p>-87.34317</text:p>
          </table:table-cell>
          <table:table-cell table:formula="of:=[.A79]/1000" office:value-type="float" office:value="3.359179688" calcext:value-type="float">
            <text:p>3.359179688</text:p>
          </table:table-cell>
        </table:table-row>
        <table:table-row table:style-name="ro1">
          <table:table-cell office:value-type="float" office:value="3402.246094" calcext:value-type="float">
            <text:p>3402.246094</text:p>
          </table:table-cell>
          <table:table-cell office:value-type="float" office:value="-82.336136" calcext:value-type="float">
            <text:p>-82.336136</text:p>
          </table:table-cell>
          <table:table-cell table:formula="of:=[.A80]/1000" office:value-type="float" office:value="3.402246094" calcext:value-type="float">
            <text:p>3.402246094</text:p>
          </table:table-cell>
        </table:table-row>
        <table:table-row table:style-name="ro1">
          <table:table-cell office:value-type="float" office:value="3445.3125" calcext:value-type="float">
            <text:p>3445.3125</text:p>
          </table:table-cell>
          <table:table-cell office:value-type="float" office:value="-82.958206" calcext:value-type="float">
            <text:p>-82.958206</text:p>
          </table:table-cell>
          <table:table-cell table:formula="of:=[.A81]/1000" office:value-type="float" office:value="3.4453125" calcext:value-type="float">
            <text:p>3.4453125</text:p>
          </table:table-cell>
        </table:table-row>
        <table:table-row table:style-name="ro1">
          <table:table-cell office:value-type="float" office:value="3488.378906" calcext:value-type="float">
            <text:p>3488.378906</text:p>
          </table:table-cell>
          <table:table-cell office:value-type="float" office:value="-87.943542" calcext:value-type="float">
            <text:p>-87.943542</text:p>
          </table:table-cell>
          <table:table-cell table:formula="of:=[.A82]/1000" office:value-type="float" office:value="3.488378906" calcext:value-type="float">
            <text:p>3.488378906</text:p>
          </table:table-cell>
        </table:table-row>
        <table:table-row table:style-name="ro1">
          <table:table-cell office:value-type="float" office:value="3531.445312" calcext:value-type="float">
            <text:p>3531.445312</text:p>
          </table:table-cell>
          <table:table-cell office:value-type="float" office:value="-86.683205" calcext:value-type="float">
            <text:p>-86.683205</text:p>
          </table:table-cell>
          <table:table-cell table:formula="of:=[.A83]/1000" office:value-type="float" office:value="3.531445312" calcext:value-type="float">
            <text:p>3.531445312</text:p>
          </table:table-cell>
        </table:table-row>
        <table:table-row table:style-name="ro1">
          <table:table-cell office:value-type="float" office:value="3574.511719" calcext:value-type="float">
            <text:p>3574.511719</text:p>
          </table:table-cell>
          <table:table-cell office:value-type="float" office:value="-87.442184" calcext:value-type="float">
            <text:p>-87.442184</text:p>
          </table:table-cell>
          <table:table-cell table:formula="of:=[.A84]/1000" office:value-type="float" office:value="3.574511719" calcext:value-type="float">
            <text:p>3.574511719</text:p>
          </table:table-cell>
        </table:table-row>
        <table:table-row table:style-name="ro1">
          <table:table-cell office:value-type="float" office:value="3617.578125" calcext:value-type="float">
            <text:p>3617.578125</text:p>
          </table:table-cell>
          <table:table-cell office:value-type="float" office:value="-87.527466" calcext:value-type="float">
            <text:p>-87.527466</text:p>
          </table:table-cell>
          <table:table-cell table:formula="of:=[.A85]/1000" office:value-type="float" office:value="3.617578125" calcext:value-type="float">
            <text:p>3.617578125</text:p>
          </table:table-cell>
        </table:table-row>
        <table:table-row table:style-name="ro1">
          <table:table-cell office:value-type="float" office:value="3660.644531" calcext:value-type="float">
            <text:p>3660.644531</text:p>
          </table:table-cell>
          <table:table-cell office:value-type="float" office:value="-85.857735" calcext:value-type="float">
            <text:p>-85.857735</text:p>
          </table:table-cell>
          <table:table-cell table:formula="of:=[.A86]/1000" office:value-type="float" office:value="3.660644531" calcext:value-type="float">
            <text:p>3.660644531</text:p>
          </table:table-cell>
        </table:table-row>
        <table:table-row table:style-name="ro1">
          <table:table-cell office:value-type="float" office:value="3703.710938" calcext:value-type="float">
            <text:p>3703.710938</text:p>
          </table:table-cell>
          <table:table-cell office:value-type="float" office:value="-88.065948" calcext:value-type="float">
            <text:p>-88.065948</text:p>
          </table:table-cell>
          <table:table-cell table:formula="of:=[.A87]/1000" office:value-type="float" office:value="3.703710938" calcext:value-type="float">
            <text:p>3.703710938</text:p>
          </table:table-cell>
        </table:table-row>
        <table:table-row table:style-name="ro1">
          <table:table-cell office:value-type="float" office:value="3746.777344" calcext:value-type="float">
            <text:p>3746.777344</text:p>
          </table:table-cell>
          <table:table-cell office:value-type="float" office:value="-87.936234" calcext:value-type="float">
            <text:p>-87.936234</text:p>
          </table:table-cell>
          <table:table-cell table:formula="of:=[.A88]/1000" office:value-type="float" office:value="3.746777344" calcext:value-type="float">
            <text:p>3.746777344</text:p>
          </table:table-cell>
        </table:table-row>
        <table:table-row table:style-name="ro1">
          <table:table-cell office:value-type="float" office:value="3789.84375" calcext:value-type="float">
            <text:p>3789.84375</text:p>
          </table:table-cell>
          <table:table-cell office:value-type="float" office:value="-86.946556" calcext:value-type="float">
            <text:p>-86.946556</text:p>
          </table:table-cell>
          <table:table-cell table:formula="of:=[.A89]/1000" office:value-type="float" office:value="3.78984375" calcext:value-type="float">
            <text:p>3.78984375</text:p>
          </table:table-cell>
        </table:table-row>
        <table:table-row table:style-name="ro1">
          <table:table-cell office:value-type="float" office:value="3832.910156" calcext:value-type="float">
            <text:p>3832.910156</text:p>
          </table:table-cell>
          <table:table-cell office:value-type="float" office:value="-89.00956" calcext:value-type="float">
            <text:p>-89.00956</text:p>
          </table:table-cell>
          <table:table-cell table:formula="of:=[.A90]/1000" office:value-type="float" office:value="3.832910156" calcext:value-type="float">
            <text:p>3.832910156</text:p>
          </table:table-cell>
        </table:table-row>
        <table:table-row table:style-name="ro1">
          <table:table-cell office:value-type="float" office:value="3875.976562" calcext:value-type="float">
            <text:p>3875.976562</text:p>
          </table:table-cell>
          <table:table-cell office:value-type="float" office:value="-88.163589" calcext:value-type="float">
            <text:p>-88.163589</text:p>
          </table:table-cell>
          <table:table-cell table:formula="of:=[.A91]/1000" office:value-type="float" office:value="3.875976562" calcext:value-type="float">
            <text:p>3.875976562</text:p>
          </table:table-cell>
        </table:table-row>
        <table:table-row table:style-name="ro1">
          <table:table-cell office:value-type="float" office:value="3919.042969" calcext:value-type="float">
            <text:p>3919.042969</text:p>
          </table:table-cell>
          <table:table-cell office:value-type="float" office:value="-87.048309" calcext:value-type="float">
            <text:p>-87.048309</text:p>
          </table:table-cell>
          <table:table-cell table:formula="of:=[.A92]/1000" office:value-type="float" office:value="3.919042969" calcext:value-type="float">
            <text:p>3.919042969</text:p>
          </table:table-cell>
        </table:table-row>
        <table:table-row table:style-name="ro1">
          <table:table-cell office:value-type="float" office:value="3962.109375" calcext:value-type="float">
            <text:p>3962.109375</text:p>
          </table:table-cell>
          <table:table-cell office:value-type="float" office:value="-82.738014" calcext:value-type="float">
            <text:p>-82.738014</text:p>
          </table:table-cell>
          <table:table-cell table:formula="of:=[.A93]/1000" office:value-type="float" office:value="3.962109375" calcext:value-type="float">
            <text:p>3.962109375</text:p>
          </table:table-cell>
        </table:table-row>
        <table:table-row table:style-name="ro1">
          <table:table-cell office:value-type="float" office:value="4005.175781" calcext:value-type="float">
            <text:p>4005.175781</text:p>
          </table:table-cell>
          <table:table-cell office:value-type="float" office:value="-82.958755" calcext:value-type="float">
            <text:p>-82.958755</text:p>
          </table:table-cell>
          <table:table-cell table:formula="of:=[.A94]/1000" office:value-type="float" office:value="4.005175781" calcext:value-type="float">
            <text:p>4.005175781</text:p>
          </table:table-cell>
        </table:table-row>
        <table:table-row table:style-name="ro1">
          <table:table-cell office:value-type="float" office:value="4048.242188" calcext:value-type="float">
            <text:p>4048.242188</text:p>
          </table:table-cell>
          <table:table-cell office:value-type="float" office:value="-88.748978" calcext:value-type="float">
            <text:p>-88.748978</text:p>
          </table:table-cell>
          <table:table-cell table:formula="of:=[.A95]/1000" office:value-type="float" office:value="4.048242188" calcext:value-type="float">
            <text:p>4.048242188</text:p>
          </table:table-cell>
        </table:table-row>
        <table:table-row table:style-name="ro1">
          <table:table-cell office:value-type="float" office:value="4091.308594" calcext:value-type="float">
            <text:p>4091.308594</text:p>
          </table:table-cell>
          <table:table-cell office:value-type="float" office:value="-89.084389" calcext:value-type="float">
            <text:p>-89.084389</text:p>
          </table:table-cell>
          <table:table-cell table:formula="of:=[.A96]/1000" office:value-type="float" office:value="4.091308594" calcext:value-type="float">
            <text:p>4.091308594</text:p>
          </table:table-cell>
        </table:table-row>
        <table:table-row table:style-name="ro1">
          <table:table-cell office:value-type="float" office:value="4134.375" calcext:value-type="float">
            <text:p>4134.375</text:p>
          </table:table-cell>
          <table:table-cell office:value-type="float" office:value="-86.673264" calcext:value-type="float">
            <text:p>-86.673264</text:p>
          </table:table-cell>
          <table:table-cell table:formula="of:=[.A97]/1000" office:value-type="float" office:value="4.134375" calcext:value-type="float">
            <text:p>4.134375</text:p>
          </table:table-cell>
        </table:table-row>
        <table:table-row table:style-name="ro1">
          <table:table-cell office:value-type="float" office:value="4177.441406" calcext:value-type="float">
            <text:p>4177.441406</text:p>
          </table:table-cell>
          <table:table-cell office:value-type="float" office:value="-88.707954" calcext:value-type="float">
            <text:p>-88.707954</text:p>
          </table:table-cell>
          <table:table-cell table:formula="of:=[.A98]/1000" office:value-type="float" office:value="4.177441406" calcext:value-type="float">
            <text:p>4.177441406</text:p>
          </table:table-cell>
        </table:table-row>
        <table:table-row table:style-name="ro1">
          <table:table-cell office:value-type="float" office:value="4220.507812" calcext:value-type="float">
            <text:p>4220.507812</text:p>
          </table:table-cell>
          <table:table-cell office:value-type="float" office:value="-88.677116" calcext:value-type="float">
            <text:p>-88.677116</text:p>
          </table:table-cell>
          <table:table-cell table:formula="of:=[.A99]/1000" office:value-type="float" office:value="4.220507812" calcext:value-type="float">
            <text:p>4.220507812</text:p>
          </table:table-cell>
        </table:table-row>
        <table:table-row table:style-name="ro1">
          <table:table-cell office:value-type="float" office:value="4263.574219" calcext:value-type="float">
            <text:p>4263.574219</text:p>
          </table:table-cell>
          <table:table-cell office:value-type="float" office:value="-86.11161" calcext:value-type="float">
            <text:p>-86.11161</text:p>
          </table:table-cell>
          <table:table-cell table:formula="of:=[.A100]/1000" office:value-type="float" office:value="4.263574219" calcext:value-type="float">
            <text:p>4.263574219</text:p>
          </table:table-cell>
        </table:table-row>
        <table:table-row table:style-name="ro1">
          <table:table-cell office:value-type="float" office:value="4306.640625" calcext:value-type="float">
            <text:p>4306.640625</text:p>
          </table:table-cell>
          <table:table-cell office:value-type="float" office:value="-89.024979" calcext:value-type="float">
            <text:p>-89.024979</text:p>
          </table:table-cell>
          <table:table-cell table:formula="of:=[.A101]/1000" office:value-type="float" office:value="4.306640625" calcext:value-type="float">
            <text:p>4.306640625</text:p>
          </table:table-cell>
        </table:table-row>
        <table:table-row table:style-name="ro1">
          <table:table-cell office:value-type="float" office:value="4349.707031" calcext:value-type="float">
            <text:p>4349.707031</text:p>
          </table:table-cell>
          <table:table-cell office:value-type="float" office:value="-87.999168" calcext:value-type="float">
            <text:p>-87.999168</text:p>
          </table:table-cell>
          <table:table-cell table:formula="of:=[.A102]/1000" office:value-type="float" office:value="4.349707031" calcext:value-type="float">
            <text:p>4.349707031</text:p>
          </table:table-cell>
        </table:table-row>
        <table:table-row table:style-name="ro1">
          <table:table-cell office:value-type="float" office:value="4392.773438" calcext:value-type="float">
            <text:p>4392.773438</text:p>
          </table:table-cell>
          <table:table-cell office:value-type="float" office:value="-86.428871" calcext:value-type="float">
            <text:p>-86.428871</text:p>
          </table:table-cell>
          <table:table-cell table:formula="of:=[.A103]/1000" office:value-type="float" office:value="4.392773438" calcext:value-type="float">
            <text:p>4.392773438</text:p>
          </table:table-cell>
        </table:table-row>
        <table:table-row table:style-name="ro1">
          <table:table-cell office:value-type="float" office:value="4435.839844" calcext:value-type="float">
            <text:p>4435.839844</text:p>
          </table:table-cell>
          <table:table-cell office:value-type="float" office:value="-89.731117" calcext:value-type="float">
            <text:p>-89.731117</text:p>
          </table:table-cell>
          <table:table-cell table:formula="of:=[.A104]/1000" office:value-type="float" office:value="4.435839844" calcext:value-type="float">
            <text:p>4.435839844</text:p>
          </table:table-cell>
        </table:table-row>
        <table:table-row table:style-name="ro1">
          <table:table-cell office:value-type="float" office:value="4478.90625" calcext:value-type="float">
            <text:p>4478.90625</text:p>
          </table:table-cell>
          <table:table-cell office:value-type="float" office:value="-84.479019" calcext:value-type="float">
            <text:p>-84.479019</text:p>
          </table:table-cell>
          <table:table-cell table:formula="of:=[.A105]/1000" office:value-type="float" office:value="4.47890625" calcext:value-type="float">
            <text:p>4.47890625</text:p>
          </table:table-cell>
        </table:table-row>
        <table:table-row table:style-name="ro1">
          <table:table-cell office:value-type="float" office:value="4521.972656" calcext:value-type="float">
            <text:p>4521.972656</text:p>
          </table:table-cell>
          <table:table-cell office:value-type="float" office:value="-84.117805" calcext:value-type="float">
            <text:p>-84.117805</text:p>
          </table:table-cell>
          <table:table-cell table:formula="of:=[.A106]/1000" office:value-type="float" office:value="4.521972656" calcext:value-type="float">
            <text:p>4.521972656</text:p>
          </table:table-cell>
        </table:table-row>
        <table:table-row table:style-name="ro1">
          <table:table-cell office:value-type="float" office:value="4565.039062" calcext:value-type="float">
            <text:p>4565.039062</text:p>
          </table:table-cell>
          <table:table-cell office:value-type="float" office:value="-90.714111" calcext:value-type="float">
            <text:p>-90.714111</text:p>
          </table:table-cell>
          <table:table-cell table:formula="of:=[.A107]/1000" office:value-type="float" office:value="4.565039062" calcext:value-type="float">
            <text:p>4.565039062</text:p>
          </table:table-cell>
        </table:table-row>
        <table:table-row table:style-name="ro1">
          <table:table-cell office:value-type="float" office:value="4608.105469" calcext:value-type="float">
            <text:p>4608.105469</text:p>
          </table:table-cell>
          <table:table-cell office:value-type="float" office:value="-89.545441" calcext:value-type="float">
            <text:p>-89.545441</text:p>
          </table:table-cell>
          <table:table-cell table:formula="of:=[.A108]/1000" office:value-type="float" office:value="4.608105469" calcext:value-type="float">
            <text:p>4.608105469</text:p>
          </table:table-cell>
        </table:table-row>
        <table:table-row table:style-name="ro1">
          <table:table-cell office:value-type="float" office:value="4651.171875" calcext:value-type="float">
            <text:p>4651.171875</text:p>
          </table:table-cell>
          <table:table-cell office:value-type="float" office:value="-90.538544" calcext:value-type="float">
            <text:p>-90.538544</text:p>
          </table:table-cell>
          <table:table-cell table:formula="of:=[.A109]/1000" office:value-type="float" office:value="4.651171875" calcext:value-type="float">
            <text:p>4.651171875</text:p>
          </table:table-cell>
        </table:table-row>
        <table:table-row table:style-name="ro1">
          <table:table-cell office:value-type="float" office:value="4694.238281" calcext:value-type="float">
            <text:p>4694.238281</text:p>
          </table:table-cell>
          <table:table-cell office:value-type="float" office:value="-89.900436" calcext:value-type="float">
            <text:p>-89.900436</text:p>
          </table:table-cell>
          <table:table-cell table:formula="of:=[.A110]/1000" office:value-type="float" office:value="4.694238281" calcext:value-type="float">
            <text:p>4.694238281</text:p>
          </table:table-cell>
        </table:table-row>
        <table:table-row table:style-name="ro1">
          <table:table-cell office:value-type="float" office:value="4737.304688" calcext:value-type="float">
            <text:p>4737.304688</text:p>
          </table:table-cell>
          <table:table-cell office:value-type="float" office:value="-85.448792" calcext:value-type="float">
            <text:p>-85.448792</text:p>
          </table:table-cell>
          <table:table-cell table:formula="of:=[.A111]/1000" office:value-type="float" office:value="4.737304688" calcext:value-type="float">
            <text:p>4.737304688</text:p>
          </table:table-cell>
        </table:table-row>
        <table:table-row table:style-name="ro1">
          <table:table-cell office:value-type="float" office:value="4780.371094" calcext:value-type="float">
            <text:p>4780.371094</text:p>
          </table:table-cell>
          <table:table-cell office:value-type="float" office:value="-88.950493" calcext:value-type="float">
            <text:p>-88.950493</text:p>
          </table:table-cell>
          <table:table-cell table:formula="of:=[.A112]/1000" office:value-type="float" office:value="4.780371094" calcext:value-type="float">
            <text:p>4.780371094</text:p>
          </table:table-cell>
        </table:table-row>
        <table:table-row table:style-name="ro1">
          <table:table-cell office:value-type="float" office:value="4823.4375" calcext:value-type="float">
            <text:p>4823.4375</text:p>
          </table:table-cell>
          <table:table-cell office:value-type="float" office:value="-90.184021" calcext:value-type="float">
            <text:p>-90.184021</text:p>
          </table:table-cell>
          <table:table-cell table:formula="of:=[.A113]/1000" office:value-type="float" office:value="4.8234375" calcext:value-type="float">
            <text:p>4.8234375</text:p>
          </table:table-cell>
        </table:table-row>
        <table:table-row table:style-name="ro1">
          <table:table-cell office:value-type="float" office:value="4866.503906" calcext:value-type="float">
            <text:p>4866.503906</text:p>
          </table:table-cell>
          <table:table-cell office:value-type="float" office:value="-88.589157" calcext:value-type="float">
            <text:p>-88.589157</text:p>
          </table:table-cell>
          <table:table-cell table:formula="of:=[.A114]/1000" office:value-type="float" office:value="4.866503906" calcext:value-type="float">
            <text:p>4.866503906</text:p>
          </table:table-cell>
        </table:table-row>
        <table:table-row table:style-name="ro1">
          <table:table-cell office:value-type="float" office:value="4909.570312" calcext:value-type="float">
            <text:p>4909.570312</text:p>
          </table:table-cell>
          <table:table-cell office:value-type="float" office:value="-80.588249" calcext:value-type="float">
            <text:p>-80.588249</text:p>
          </table:table-cell>
          <table:table-cell table:formula="of:=[.A115]/1000" office:value-type="float" office:value="4.909570312" calcext:value-type="float">
            <text:p>4.909570312</text:p>
          </table:table-cell>
        </table:table-row>
        <table:table-row table:style-name="ro1">
          <table:table-cell office:value-type="float" office:value="4952.636719" calcext:value-type="float">
            <text:p>4952.636719</text:p>
          </table:table-cell>
          <table:table-cell office:value-type="float" office:value="-66.148514" calcext:value-type="float">
            <text:p>-66.148514</text:p>
          </table:table-cell>
          <table:table-cell table:formula="of:=[.A116]/1000" office:value-type="float" office:value="4.952636719" calcext:value-type="float">
            <text:p>4.952636719</text:p>
          </table:table-cell>
        </table:table-row>
        <table:table-row table:style-name="ro1">
          <table:table-cell office:value-type="float" office:value="4995.703125" calcext:value-type="float">
            <text:p>4995.703125</text:p>
          </table:table-cell>
          <table:table-cell office:value-type="float" office:value="-65.516762" calcext:value-type="float">
            <text:p>-65.516762</text:p>
          </table:table-cell>
          <table:table-cell table:formula="of:=[.A117]/1000" office:value-type="float" office:value="4.995703125" calcext:value-type="float">
            <text:p>4.995703125</text:p>
          </table:table-cell>
        </table:table-row>
        <table:table-row table:style-name="ro1">
          <table:table-cell office:value-type="float" office:value="5038.769531" calcext:value-type="float">
            <text:p>5038.769531</text:p>
          </table:table-cell>
          <table:table-cell office:value-type="float" office:value="-78.549156" calcext:value-type="float">
            <text:p>-78.549156</text:p>
          </table:table-cell>
          <table:table-cell table:formula="of:=[.A118]/1000" office:value-type="float" office:value="5.038769531" calcext:value-type="float">
            <text:p>5.038769531</text:p>
          </table:table-cell>
        </table:table-row>
        <table:table-row table:style-name="ro1">
          <table:table-cell office:value-type="float" office:value="5081.835938" calcext:value-type="float">
            <text:p>5081.835938</text:p>
          </table:table-cell>
          <table:table-cell office:value-type="float" office:value="-90.416481" calcext:value-type="float">
            <text:p>-90.416481</text:p>
          </table:table-cell>
          <table:table-cell table:formula="of:=[.A119]/1000" office:value-type="float" office:value="5.081835938" calcext:value-type="float">
            <text:p>5.081835938</text:p>
          </table:table-cell>
        </table:table-row>
        <table:table-row table:style-name="ro1">
          <table:table-cell office:value-type="float" office:value="5124.902344" calcext:value-type="float">
            <text:p>5124.902344</text:p>
          </table:table-cell>
          <table:table-cell office:value-type="float" office:value="-90.570557" calcext:value-type="float">
            <text:p>-90.570557</text:p>
          </table:table-cell>
          <table:table-cell table:formula="of:=[.A120]/1000" office:value-type="float" office:value="5.124902344" calcext:value-type="float">
            <text:p>5.124902344</text:p>
          </table:table-cell>
        </table:table-row>
        <table:table-row table:style-name="ro1">
          <table:table-cell office:value-type="float" office:value="5167.96875" calcext:value-type="float">
            <text:p>5167.96875</text:p>
          </table:table-cell>
          <table:table-cell office:value-type="float" office:value="-91.809753" calcext:value-type="float">
            <text:p>-91.809753</text:p>
          </table:table-cell>
          <table:table-cell table:formula="of:=[.A121]/1000" office:value-type="float" office:value="5.16796875" calcext:value-type="float">
            <text:p>5.16796875</text:p>
          </table:table-cell>
        </table:table-row>
        <table:table-row table:style-name="ro1">
          <table:table-cell office:value-type="float" office:value="5211.035156" calcext:value-type="float">
            <text:p>5211.035156</text:p>
          </table:table-cell>
          <table:table-cell office:value-type="float" office:value="-89.650665" calcext:value-type="float">
            <text:p>-89.650665</text:p>
          </table:table-cell>
          <table:table-cell table:formula="of:=[.A122]/1000" office:value-type="float" office:value="5.211035156" calcext:value-type="float">
            <text:p>5.211035156</text:p>
          </table:table-cell>
        </table:table-row>
        <table:table-row table:style-name="ro1">
          <table:table-cell office:value-type="float" office:value="5254.101562" calcext:value-type="float">
            <text:p>5254.101562</text:p>
          </table:table-cell>
          <table:table-cell office:value-type="float" office:value="-90.770874" calcext:value-type="float">
            <text:p>-90.770874</text:p>
          </table:table-cell>
          <table:table-cell table:formula="of:=[.A123]/1000" office:value-type="float" office:value="5.254101562" calcext:value-type="float">
            <text:p>5.254101562</text:p>
          </table:table-cell>
        </table:table-row>
        <table:table-row table:style-name="ro1">
          <table:table-cell office:value-type="float" office:value="5297.167969" calcext:value-type="float">
            <text:p>5297.167969</text:p>
          </table:table-cell>
          <table:table-cell office:value-type="float" office:value="-91.75415" calcext:value-type="float">
            <text:p>-91.75415</text:p>
          </table:table-cell>
          <table:table-cell table:formula="of:=[.A124]/1000" office:value-type="float" office:value="5.297167969" calcext:value-type="float">
            <text:p>5.297167969</text:p>
          </table:table-cell>
        </table:table-row>
        <table:table-row table:style-name="ro1">
          <table:table-cell office:value-type="float" office:value="5340.234375" calcext:value-type="float">
            <text:p>5340.234375</text:p>
          </table:table-cell>
          <table:table-cell office:value-type="float" office:value="-90.413017" calcext:value-type="float">
            <text:p>-90.413017</text:p>
          </table:table-cell>
          <table:table-cell table:formula="of:=[.A125]/1000" office:value-type="float" office:value="5.340234375" calcext:value-type="float">
            <text:p>5.340234375</text:p>
          </table:table-cell>
        </table:table-row>
        <table:table-row table:style-name="ro1">
          <table:table-cell office:value-type="float" office:value="5383.300781" calcext:value-type="float">
            <text:p>5383.300781</text:p>
          </table:table-cell>
          <table:table-cell office:value-type="float" office:value="-91.857071" calcext:value-type="float">
            <text:p>-91.857071</text:p>
          </table:table-cell>
          <table:table-cell table:formula="of:=[.A126]/1000" office:value-type="float" office:value="5.383300781" calcext:value-type="float">
            <text:p>5.383300781</text:p>
          </table:table-cell>
        </table:table-row>
        <table:table-row table:style-name="ro1">
          <table:table-cell office:value-type="float" office:value="5426.367188" calcext:value-type="float">
            <text:p>5426.367188</text:p>
          </table:table-cell>
          <table:table-cell office:value-type="float" office:value="-90.970482" calcext:value-type="float">
            <text:p>-90.970482</text:p>
          </table:table-cell>
          <table:table-cell table:formula="of:=[.A127]/1000" office:value-type="float" office:value="5.426367188" calcext:value-type="float">
            <text:p>5.426367188</text:p>
          </table:table-cell>
        </table:table-row>
        <table:table-row table:style-name="ro1">
          <table:table-cell office:value-type="float" office:value="5469.433594" calcext:value-type="float">
            <text:p>5469.433594</text:p>
          </table:table-cell>
          <table:table-cell office:value-type="float" office:value="-89.527603" calcext:value-type="float">
            <text:p>-89.527603</text:p>
          </table:table-cell>
          <table:table-cell table:formula="of:=[.A128]/1000" office:value-type="float" office:value="5.469433594" calcext:value-type="float">
            <text:p>5.469433594</text:p>
          </table:table-cell>
        </table:table-row>
        <table:table-row table:style-name="ro1">
          <table:table-cell office:value-type="float" office:value="5512.5" calcext:value-type="float">
            <text:p>5512.5</text:p>
          </table:table-cell>
          <table:table-cell office:value-type="float" office:value="-90.779648" calcext:value-type="float">
            <text:p>-90.779648</text:p>
          </table:table-cell>
          <table:table-cell table:formula="of:=[.A129]/1000" office:value-type="float" office:value="5.5125" calcext:value-type="float">
            <text:p>5.5125</text:p>
          </table:table-cell>
        </table:table-row>
        <table:table-row table:style-name="ro1">
          <table:table-cell office:value-type="float" office:value="5555.566406" calcext:value-type="float">
            <text:p>5555.566406</text:p>
          </table:table-cell>
          <table:table-cell office:value-type="float" office:value="-86.570564" calcext:value-type="float">
            <text:p>-86.570564</text:p>
          </table:table-cell>
          <table:table-cell table:formula="of:=[.A130]/1000" office:value-type="float" office:value="5.555566406" calcext:value-type="float">
            <text:p>5.555566406</text:p>
          </table:table-cell>
        </table:table-row>
        <table:table-row table:style-name="ro1">
          <table:table-cell office:value-type="float" office:value="5598.632812" calcext:value-type="float">
            <text:p>5598.632812</text:p>
          </table:table-cell>
          <table:table-cell office:value-type="float" office:value="-86.342377" calcext:value-type="float">
            <text:p>-86.342377</text:p>
          </table:table-cell>
          <table:table-cell table:formula="of:=[.A131]/1000" office:value-type="float" office:value="5.598632812" calcext:value-type="float">
            <text:p>5.598632812</text:p>
          </table:table-cell>
        </table:table-row>
        <table:table-row table:style-name="ro1">
          <table:table-cell office:value-type="float" office:value="5641.699219" calcext:value-type="float">
            <text:p>5641.699219</text:p>
          </table:table-cell>
          <table:table-cell office:value-type="float" office:value="-90.060616" calcext:value-type="float">
            <text:p>-90.060616</text:p>
          </table:table-cell>
          <table:table-cell table:formula="of:=[.A132]/1000" office:value-type="float" office:value="5.641699219" calcext:value-type="float">
            <text:p>5.641699219</text:p>
          </table:table-cell>
        </table:table-row>
        <table:table-row table:style-name="ro1">
          <table:table-cell office:value-type="float" office:value="5684.765625" calcext:value-type="float">
            <text:p>5684.765625</text:p>
          </table:table-cell>
          <table:table-cell office:value-type="float" office:value="-92.186806" calcext:value-type="float">
            <text:p>-92.186806</text:p>
          </table:table-cell>
          <table:table-cell table:formula="of:=[.A133]/1000" office:value-type="float" office:value="5.684765625" calcext:value-type="float">
            <text:p>5.684765625</text:p>
          </table:table-cell>
        </table:table-row>
        <table:table-row table:style-name="ro1">
          <table:table-cell office:value-type="float" office:value="5727.832031" calcext:value-type="float">
            <text:p>5727.832031</text:p>
          </table:table-cell>
          <table:table-cell office:value-type="float" office:value="-92.706917" calcext:value-type="float">
            <text:p>-92.706917</text:p>
          </table:table-cell>
          <table:table-cell table:formula="of:=[.A134]/1000" office:value-type="float" office:value="5.727832031" calcext:value-type="float">
            <text:p>5.727832031</text:p>
          </table:table-cell>
        </table:table-row>
        <table:table-row table:style-name="ro1">
          <table:table-cell office:value-type="float" office:value="5770.898438" calcext:value-type="float">
            <text:p>5770.898438</text:p>
          </table:table-cell>
          <table:table-cell office:value-type="float" office:value="-92.421196" calcext:value-type="float">
            <text:p>-92.421196</text:p>
          </table:table-cell>
          <table:table-cell table:formula="of:=[.A135]/1000" office:value-type="float" office:value="5.770898438" calcext:value-type="float">
            <text:p>5.770898438</text:p>
          </table:table-cell>
        </table:table-row>
        <table:table-row table:style-name="ro1">
          <table:table-cell office:value-type="float" office:value="5813.964844" calcext:value-type="float">
            <text:p>5813.964844</text:p>
          </table:table-cell>
          <table:table-cell office:value-type="float" office:value="-90.203941" calcext:value-type="float">
            <text:p>-90.203941</text:p>
          </table:table-cell>
          <table:table-cell table:formula="of:=[.A136]/1000" office:value-type="float" office:value="5.813964844" calcext:value-type="float">
            <text:p>5.813964844</text:p>
          </table:table-cell>
        </table:table-row>
        <table:table-row table:style-name="ro1">
          <table:table-cell office:value-type="float" office:value="5857.03125" calcext:value-type="float">
            <text:p>5857.03125</text:p>
          </table:table-cell>
          <table:table-cell office:value-type="float" office:value="-91.805687" calcext:value-type="float">
            <text:p>-91.805687</text:p>
          </table:table-cell>
          <table:table-cell table:formula="of:=[.A137]/1000" office:value-type="float" office:value="5.85703125" calcext:value-type="float">
            <text:p>5.85703125</text:p>
          </table:table-cell>
        </table:table-row>
        <table:table-row table:style-name="ro1">
          <table:table-cell office:value-type="float" office:value="5900.097656" calcext:value-type="float">
            <text:p>5900.097656</text:p>
          </table:table-cell>
          <table:table-cell office:value-type="float" office:value="-93.156776" calcext:value-type="float">
            <text:p>-93.156776</text:p>
          </table:table-cell>
          <table:table-cell table:formula="of:=[.A138]/1000" office:value-type="float" office:value="5.900097656" calcext:value-type="float">
            <text:p>5.900097656</text:p>
          </table:table-cell>
        </table:table-row>
        <table:table-row table:style-name="ro1">
          <table:table-cell office:value-type="float" office:value="5943.164062" calcext:value-type="float">
            <text:p>5943.164062</text:p>
          </table:table-cell>
          <table:table-cell office:value-type="float" office:value="-91.537262" calcext:value-type="float">
            <text:p>-91.537262</text:p>
          </table:table-cell>
          <table:table-cell table:formula="of:=[.A139]/1000" office:value-type="float" office:value="5.943164062" calcext:value-type="float">
            <text:p>5.943164062</text:p>
          </table:table-cell>
        </table:table-row>
        <table:table-row table:style-name="ro1">
          <table:table-cell office:value-type="float" office:value="5986.230469" calcext:value-type="float">
            <text:p>5986.230469</text:p>
          </table:table-cell>
          <table:table-cell office:value-type="float" office:value="-90.983612" calcext:value-type="float">
            <text:p>-90.983612</text:p>
          </table:table-cell>
          <table:table-cell table:formula="of:=[.A140]/1000" office:value-type="float" office:value="5.986230469" calcext:value-type="float">
            <text:p>5.986230469</text:p>
          </table:table-cell>
        </table:table-row>
        <table:table-row table:style-name="ro1">
          <table:table-cell office:value-type="float" office:value="6029.296875" calcext:value-type="float">
            <text:p>6029.296875</text:p>
          </table:table-cell>
          <table:table-cell office:value-type="float" office:value="-91.706772" calcext:value-type="float">
            <text:p>-91.706772</text:p>
          </table:table-cell>
          <table:table-cell table:formula="of:=[.A141]/1000" office:value-type="float" office:value="6.029296875" calcext:value-type="float">
            <text:p>6.029296875</text:p>
          </table:table-cell>
        </table:table-row>
        <table:table-row table:style-name="ro1">
          <table:table-cell office:value-type="float" office:value="6072.363281" calcext:value-type="float">
            <text:p>6072.363281</text:p>
          </table:table-cell>
          <table:table-cell office:value-type="float" office:value="-91.152359" calcext:value-type="float">
            <text:p>-91.152359</text:p>
          </table:table-cell>
          <table:table-cell table:formula="of:=[.A142]/1000" office:value-type="float" office:value="6.072363281" calcext:value-type="float">
            <text:p>6.072363281</text:p>
          </table:table-cell>
        </table:table-row>
        <table:table-row table:style-name="ro1">
          <table:table-cell office:value-type="float" office:value="6115.429688" calcext:value-type="float">
            <text:p>6115.429688</text:p>
          </table:table-cell>
          <table:table-cell office:value-type="float" office:value="-92.938728" calcext:value-type="float">
            <text:p>-92.938728</text:p>
          </table:table-cell>
          <table:table-cell table:formula="of:=[.A143]/1000" office:value-type="float" office:value="6.115429688" calcext:value-type="float">
            <text:p>6.115429688</text:p>
          </table:table-cell>
        </table:table-row>
        <table:table-row table:style-name="ro1">
          <table:table-cell office:value-type="float" office:value="6158.496094" calcext:value-type="float">
            <text:p>6158.496094</text:p>
          </table:table-cell>
          <table:table-cell office:value-type="float" office:value="-93.114555" calcext:value-type="float">
            <text:p>-93.114555</text:p>
          </table:table-cell>
          <table:table-cell table:formula="of:=[.A144]/1000" office:value-type="float" office:value="6.158496094" calcext:value-type="float">
            <text:p>6.158496094</text:p>
          </table:table-cell>
        </table:table-row>
        <table:table-row table:style-name="ro1">
          <table:table-cell office:value-type="float" office:value="6201.5625" calcext:value-type="float">
            <text:p>6201.5625</text:p>
          </table:table-cell>
          <table:table-cell office:value-type="float" office:value="-93.033409" calcext:value-type="float">
            <text:p>-93.033409</text:p>
          </table:table-cell>
          <table:table-cell table:formula="of:=[.A145]/1000" office:value-type="float" office:value="6.2015625" calcext:value-type="float">
            <text:p>6.2015625</text:p>
          </table:table-cell>
        </table:table-row>
        <table:table-row table:style-name="ro1">
          <table:table-cell office:value-type="float" office:value="6244.628906" calcext:value-type="float">
            <text:p>6244.628906</text:p>
          </table:table-cell>
          <table:table-cell office:value-type="float" office:value="-92.087265" calcext:value-type="float">
            <text:p>-92.087265</text:p>
          </table:table-cell>
          <table:table-cell table:formula="of:=[.A146]/1000" office:value-type="float" office:value="6.244628906" calcext:value-type="float">
            <text:p>6.244628906</text:p>
          </table:table-cell>
        </table:table-row>
        <table:table-row table:style-name="ro1">
          <table:table-cell office:value-type="float" office:value="6287.695312" calcext:value-type="float">
            <text:p>6287.695312</text:p>
          </table:table-cell>
          <table:table-cell office:value-type="float" office:value="-91.951645" calcext:value-type="float">
            <text:p>-91.951645</text:p>
          </table:table-cell>
          <table:table-cell table:formula="of:=[.A147]/1000" office:value-type="float" office:value="6.287695312" calcext:value-type="float">
            <text:p>6.287695312</text:p>
          </table:table-cell>
        </table:table-row>
        <table:table-row table:style-name="ro1">
          <table:table-cell office:value-type="float" office:value="6330.761719" calcext:value-type="float">
            <text:p>6330.761719</text:p>
          </table:table-cell>
          <table:table-cell office:value-type="float" office:value="-92.460983" calcext:value-type="float">
            <text:p>-92.460983</text:p>
          </table:table-cell>
          <table:table-cell table:formula="of:=[.A148]/1000" office:value-type="float" office:value="6.330761719" calcext:value-type="float">
            <text:p>6.330761719</text:p>
          </table:table-cell>
        </table:table-row>
        <table:table-row table:style-name="ro1">
          <table:table-cell office:value-type="float" office:value="6373.828125" calcext:value-type="float">
            <text:p>6373.828125</text:p>
          </table:table-cell>
          <table:table-cell office:value-type="float" office:value="-92.948845" calcext:value-type="float">
            <text:p>-92.948845</text:p>
          </table:table-cell>
          <table:table-cell table:formula="of:=[.A149]/1000" office:value-type="float" office:value="6.373828125" calcext:value-type="float">
            <text:p>6.373828125</text:p>
          </table:table-cell>
        </table:table-row>
        <table:table-row table:style-name="ro1">
          <table:table-cell office:value-type="float" office:value="6416.894531" calcext:value-type="float">
            <text:p>6416.894531</text:p>
          </table:table-cell>
          <table:table-cell office:value-type="float" office:value="-93.653992" calcext:value-type="float">
            <text:p>-93.653992</text:p>
          </table:table-cell>
          <table:table-cell table:formula="of:=[.A150]/1000" office:value-type="float" office:value="6.416894531" calcext:value-type="float">
            <text:p>6.416894531</text:p>
          </table:table-cell>
        </table:table-row>
        <table:table-row table:style-name="ro1">
          <table:table-cell office:value-type="float" office:value="6459.960938" calcext:value-type="float">
            <text:p>6459.960938</text:p>
          </table:table-cell>
          <table:table-cell office:value-type="float" office:value="-93.03553" calcext:value-type="float">
            <text:p>-93.03553</text:p>
          </table:table-cell>
          <table:table-cell table:formula="of:=[.A151]/1000" office:value-type="float" office:value="6.459960938" calcext:value-type="float">
            <text:p>6.459960938</text:p>
          </table:table-cell>
        </table:table-row>
        <table:table-row table:style-name="ro1">
          <table:table-cell office:value-type="float" office:value="6503.027344" calcext:value-type="float">
            <text:p>6503.027344</text:p>
          </table:table-cell>
          <table:table-cell office:value-type="float" office:value="-93.075874" calcext:value-type="float">
            <text:p>-93.075874</text:p>
          </table:table-cell>
          <table:table-cell table:formula="of:=[.A152]/1000" office:value-type="float" office:value="6.503027344" calcext:value-type="float">
            <text:p>6.503027344</text:p>
          </table:table-cell>
        </table:table-row>
        <table:table-row table:style-name="ro1">
          <table:table-cell office:value-type="float" office:value="6546.09375" calcext:value-type="float">
            <text:p>6546.09375</text:p>
          </table:table-cell>
          <table:table-cell office:value-type="float" office:value="-92.552124" calcext:value-type="float">
            <text:p>-92.552124</text:p>
          </table:table-cell>
          <table:table-cell table:formula="of:=[.A153]/1000" office:value-type="float" office:value="6.54609375" calcext:value-type="float">
            <text:p>6.54609375</text:p>
          </table:table-cell>
        </table:table-row>
        <table:table-row table:style-name="ro1">
          <table:table-cell office:value-type="float" office:value="6589.160156" calcext:value-type="float">
            <text:p>6589.160156</text:p>
          </table:table-cell>
          <table:table-cell office:value-type="float" office:value="-93.384903" calcext:value-type="float">
            <text:p>-93.384903</text:p>
          </table:table-cell>
          <table:table-cell table:formula="of:=[.A154]/1000" office:value-type="float" office:value="6.589160156" calcext:value-type="float">
            <text:p>6.589160156</text:p>
          </table:table-cell>
        </table:table-row>
        <table:table-row table:style-name="ro1">
          <table:table-cell office:value-type="float" office:value="6632.226562" calcext:value-type="float">
            <text:p>6632.226562</text:p>
          </table:table-cell>
          <table:table-cell office:value-type="float" office:value="-93.034142" calcext:value-type="float">
            <text:p>-93.034142</text:p>
          </table:table-cell>
          <table:table-cell table:formula="of:=[.A155]/1000" office:value-type="float" office:value="6.632226562" calcext:value-type="float">
            <text:p>6.632226562</text:p>
          </table:table-cell>
        </table:table-row>
        <table:table-row table:style-name="ro1">
          <table:table-cell office:value-type="float" office:value="6675.292969" calcext:value-type="float">
            <text:p>6675.292969</text:p>
          </table:table-cell>
          <table:table-cell office:value-type="float" office:value="-92.90744" calcext:value-type="float">
            <text:p>-92.90744</text:p>
          </table:table-cell>
          <table:table-cell table:formula="of:=[.A156]/1000" office:value-type="float" office:value="6.675292969" calcext:value-type="float">
            <text:p>6.675292969</text:p>
          </table:table-cell>
        </table:table-row>
        <table:table-row table:style-name="ro1">
          <table:table-cell office:value-type="float" office:value="6718.359375" calcext:value-type="float">
            <text:p>6718.359375</text:p>
          </table:table-cell>
          <table:table-cell office:value-type="float" office:value="-93.77523" calcext:value-type="float">
            <text:p>-93.77523</text:p>
          </table:table-cell>
          <table:table-cell table:formula="of:=[.A157]/1000" office:value-type="float" office:value="6.718359375" calcext:value-type="float">
            <text:p>6.718359375</text:p>
          </table:table-cell>
        </table:table-row>
        <table:table-row table:style-name="ro1">
          <table:table-cell office:value-type="float" office:value="6761.425781" calcext:value-type="float">
            <text:p>6761.425781</text:p>
          </table:table-cell>
          <table:table-cell office:value-type="float" office:value="-93.014694" calcext:value-type="float">
            <text:p>-93.014694</text:p>
          </table:table-cell>
          <table:table-cell table:formula="of:=[.A158]/1000" office:value-type="float" office:value="6.761425781" calcext:value-type="float">
            <text:p>6.761425781</text:p>
          </table:table-cell>
        </table:table-row>
        <table:table-row table:style-name="ro1">
          <table:table-cell office:value-type="float" office:value="6804.492188" calcext:value-type="float">
            <text:p>6804.492188</text:p>
          </table:table-cell>
          <table:table-cell office:value-type="float" office:value="-93.133842" calcext:value-type="float">
            <text:p>-93.133842</text:p>
          </table:table-cell>
          <table:table-cell table:formula="of:=[.A159]/1000" office:value-type="float" office:value="6.804492188" calcext:value-type="float">
            <text:p>6.804492188</text:p>
          </table:table-cell>
        </table:table-row>
        <table:table-row table:style-name="ro1">
          <table:table-cell office:value-type="float" office:value="6847.558594" calcext:value-type="float">
            <text:p>6847.558594</text:p>
          </table:table-cell>
          <table:table-cell office:value-type="float" office:value="-93.423874" calcext:value-type="float">
            <text:p>-93.423874</text:p>
          </table:table-cell>
          <table:table-cell table:formula="of:=[.A160]/1000" office:value-type="float" office:value="6.847558594" calcext:value-type="float">
            <text:p>6.847558594</text:p>
          </table:table-cell>
        </table:table-row>
        <table:table-row table:style-name="ro1">
          <table:table-cell office:value-type="float" office:value="6890.625" calcext:value-type="float">
            <text:p>6890.625</text:p>
          </table:table-cell>
          <table:table-cell office:value-type="float" office:value="-88.65963" calcext:value-type="float">
            <text:p>-88.65963</text:p>
          </table:table-cell>
          <table:table-cell table:formula="of:=[.A161]/1000" office:value-type="float" office:value="6.890625" calcext:value-type="float">
            <text:p>6.890625</text:p>
          </table:table-cell>
        </table:table-row>
        <table:table-row table:style-name="ro1">
          <table:table-cell office:value-type="float" office:value="6933.691406" calcext:value-type="float">
            <text:p>6933.691406</text:p>
          </table:table-cell>
          <table:table-cell office:value-type="float" office:value="-72.046616" calcext:value-type="float">
            <text:p>-72.046616</text:p>
          </table:table-cell>
          <table:table-cell table:formula="of:=[.A162]/1000" office:value-type="float" office:value="6.933691406" calcext:value-type="float">
            <text:p>6.933691406</text:p>
          </table:table-cell>
        </table:table-row>
        <table:table-row table:style-name="ro1">
          <table:table-cell office:value-type="float" office:value="6976.757812" calcext:value-type="float">
            <text:p>6976.757812</text:p>
          </table:table-cell>
          <table:table-cell office:value-type="float" office:value="-68.591545" calcext:value-type="float">
            <text:p>-68.591545</text:p>
          </table:table-cell>
          <table:table-cell table:formula="of:=[.A163]/1000" office:value-type="float" office:value="6.976757812" calcext:value-type="float">
            <text:p>6.976757812</text:p>
          </table:table-cell>
        </table:table-row>
        <table:table-row table:style-name="ro1">
          <table:table-cell office:value-type="float" office:value="7019.824219" calcext:value-type="float">
            <text:p>7019.824219</text:p>
          </table:table-cell>
          <table:table-cell office:value-type="float" office:value="-78.302048" calcext:value-type="float">
            <text:p>-78.302048</text:p>
          </table:table-cell>
          <table:table-cell table:formula="of:=[.A164]/1000" office:value-type="float" office:value="7.019824219" calcext:value-type="float">
            <text:p>7.019824219</text:p>
          </table:table-cell>
        </table:table-row>
        <table:table-row table:style-name="ro1">
          <table:table-cell office:value-type="float" office:value="7062.890625" calcext:value-type="float">
            <text:p>7062.890625</text:p>
          </table:table-cell>
          <table:table-cell office:value-type="float" office:value="-93.215195" calcext:value-type="float">
            <text:p>-93.215195</text:p>
          </table:table-cell>
          <table:table-cell table:formula="of:=[.A165]/1000" office:value-type="float" office:value="7.062890625" calcext:value-type="float">
            <text:p>7.062890625</text:p>
          </table:table-cell>
        </table:table-row>
        <table:table-row table:style-name="ro1">
          <table:table-cell office:value-type="float" office:value="7105.957031" calcext:value-type="float">
            <text:p>7105.957031</text:p>
          </table:table-cell>
          <table:table-cell office:value-type="float" office:value="-94.73381" calcext:value-type="float">
            <text:p>-94.73381</text:p>
          </table:table-cell>
          <table:table-cell table:formula="of:=[.A166]/1000" office:value-type="float" office:value="7.105957031" calcext:value-type="float">
            <text:p>7.105957031</text:p>
          </table:table-cell>
        </table:table-row>
        <table:table-row table:style-name="ro1">
          <table:table-cell office:value-type="float" office:value="7149.023438" calcext:value-type="float">
            <text:p>7149.023438</text:p>
          </table:table-cell>
          <table:table-cell office:value-type="float" office:value="-93.750587" calcext:value-type="float">
            <text:p>-93.750587</text:p>
          </table:table-cell>
          <table:table-cell table:formula="of:=[.A167]/1000" office:value-type="float" office:value="7.149023438" calcext:value-type="float">
            <text:p>7.149023438</text:p>
          </table:table-cell>
        </table:table-row>
        <table:table-row table:style-name="ro1">
          <table:table-cell office:value-type="float" office:value="7192.089844" calcext:value-type="float">
            <text:p>7192.089844</text:p>
          </table:table-cell>
          <table:table-cell office:value-type="float" office:value="-94.115601" calcext:value-type="float">
            <text:p>-94.115601</text:p>
          </table:table-cell>
          <table:table-cell table:formula="of:=[.A168]/1000" office:value-type="float" office:value="7.192089844" calcext:value-type="float">
            <text:p>7.192089844</text:p>
          </table:table-cell>
        </table:table-row>
        <table:table-row table:style-name="ro1">
          <table:table-cell office:value-type="float" office:value="7235.15625" calcext:value-type="float">
            <text:p>7235.15625</text:p>
          </table:table-cell>
          <table:table-cell office:value-type="float" office:value="-94.054253" calcext:value-type="float">
            <text:p>-94.054253</text:p>
          </table:table-cell>
          <table:table-cell table:formula="of:=[.A169]/1000" office:value-type="float" office:value="7.23515625" calcext:value-type="float">
            <text:p>7.23515625</text:p>
          </table:table-cell>
        </table:table-row>
        <table:table-row table:style-name="ro1">
          <table:table-cell office:value-type="float" office:value="7278.222656" calcext:value-type="float">
            <text:p>7278.222656</text:p>
          </table:table-cell>
          <table:table-cell office:value-type="float" office:value="-93.779694" calcext:value-type="float">
            <text:p>-93.779694</text:p>
          </table:table-cell>
          <table:table-cell table:formula="of:=[.A170]/1000" office:value-type="float" office:value="7.278222656" calcext:value-type="float">
            <text:p>7.278222656</text:p>
          </table:table-cell>
        </table:table-row>
        <table:table-row table:style-name="ro1">
          <table:table-cell office:value-type="float" office:value="7321.289062" calcext:value-type="float">
            <text:p>7321.289062</text:p>
          </table:table-cell>
          <table:table-cell office:value-type="float" office:value="-94.303703" calcext:value-type="float">
            <text:p>-94.303703</text:p>
          </table:table-cell>
          <table:table-cell table:formula="of:=[.A171]/1000" office:value-type="float" office:value="7.321289062" calcext:value-type="float">
            <text:p>7.321289062</text:p>
          </table:table-cell>
        </table:table-row>
        <table:table-row table:style-name="ro1">
          <table:table-cell office:value-type="float" office:value="7364.355469" calcext:value-type="float">
            <text:p>7364.355469</text:p>
          </table:table-cell>
          <table:table-cell office:value-type="float" office:value="-94.216034" calcext:value-type="float">
            <text:p>-94.216034</text:p>
          </table:table-cell>
          <table:table-cell table:formula="of:=[.A172]/1000" office:value-type="float" office:value="7.364355469" calcext:value-type="float">
            <text:p>7.364355469</text:p>
          </table:table-cell>
        </table:table-row>
        <table:table-row table:style-name="ro1">
          <table:table-cell office:value-type="float" office:value="7407.421875" calcext:value-type="float">
            <text:p>7407.421875</text:p>
          </table:table-cell>
          <table:table-cell office:value-type="float" office:value="-94.255707" calcext:value-type="float">
            <text:p>-94.255707</text:p>
          </table:table-cell>
          <table:table-cell table:formula="of:=[.A173]/1000" office:value-type="float" office:value="7.407421875" calcext:value-type="float">
            <text:p>7.407421875</text:p>
          </table:table-cell>
        </table:table-row>
        <table:table-row table:style-name="ro1">
          <table:table-cell office:value-type="float" office:value="7450.488281" calcext:value-type="float">
            <text:p>7450.488281</text:p>
          </table:table-cell>
          <table:table-cell office:value-type="float" office:value="-93.711372" calcext:value-type="float">
            <text:p>-93.711372</text:p>
          </table:table-cell>
          <table:table-cell table:formula="of:=[.A174]/1000" office:value-type="float" office:value="7.450488281" calcext:value-type="float">
            <text:p>7.450488281</text:p>
          </table:table-cell>
        </table:table-row>
        <table:table-row table:style-name="ro1">
          <table:table-cell office:value-type="float" office:value="7493.554688" calcext:value-type="float">
            <text:p>7493.554688</text:p>
          </table:table-cell>
          <table:table-cell office:value-type="float" office:value="-93.340736" calcext:value-type="float">
            <text:p>-93.340736</text:p>
          </table:table-cell>
          <table:table-cell table:formula="of:=[.A175]/1000" office:value-type="float" office:value="7.493554688" calcext:value-type="float">
            <text:p>7.493554688</text:p>
          </table:table-cell>
        </table:table-row>
        <table:table-row table:style-name="ro1">
          <table:table-cell office:value-type="float" office:value="7536.621094" calcext:value-type="float">
            <text:p>7536.621094</text:p>
          </table:table-cell>
          <table:table-cell office:value-type="float" office:value="-94.274918" calcext:value-type="float">
            <text:p>-94.274918</text:p>
          </table:table-cell>
          <table:table-cell table:formula="of:=[.A176]/1000" office:value-type="float" office:value="7.536621094" calcext:value-type="float">
            <text:p>7.536621094</text:p>
          </table:table-cell>
        </table:table-row>
        <table:table-row table:style-name="ro1">
          <table:table-cell office:value-type="float" office:value="7579.6875" calcext:value-type="float">
            <text:p>7579.6875</text:p>
          </table:table-cell>
          <table:table-cell office:value-type="float" office:value="-94.410301" calcext:value-type="float">
            <text:p>-94.410301</text:p>
          </table:table-cell>
          <table:table-cell table:formula="of:=[.A177]/1000" office:value-type="float" office:value="7.5796875" calcext:value-type="float">
            <text:p>7.5796875</text:p>
          </table:table-cell>
        </table:table-row>
        <table:table-row table:style-name="ro1">
          <table:table-cell office:value-type="float" office:value="7622.753906" calcext:value-type="float">
            <text:p>7622.753906</text:p>
          </table:table-cell>
          <table:table-cell office:value-type="float" office:value="-93.978302" calcext:value-type="float">
            <text:p>-93.978302</text:p>
          </table:table-cell>
          <table:table-cell table:formula="of:=[.A178]/1000" office:value-type="float" office:value="7.622753906" calcext:value-type="float">
            <text:p>7.622753906</text:p>
          </table:table-cell>
        </table:table-row>
        <table:table-row table:style-name="ro1">
          <table:table-cell office:value-type="float" office:value="7665.820312" calcext:value-type="float">
            <text:p>7665.820312</text:p>
          </table:table-cell>
          <table:table-cell office:value-type="float" office:value="-94.606087" calcext:value-type="float">
            <text:p>-94.606087</text:p>
          </table:table-cell>
          <table:table-cell table:formula="of:=[.A179]/1000" office:value-type="float" office:value="7.665820312" calcext:value-type="float">
            <text:p>7.665820312</text:p>
          </table:table-cell>
        </table:table-row>
        <table:table-row table:style-name="ro1">
          <table:table-cell office:value-type="float" office:value="7708.886719" calcext:value-type="float">
            <text:p>7708.886719</text:p>
          </table:table-cell>
          <table:table-cell office:value-type="float" office:value="-94.659393" calcext:value-type="float">
            <text:p>-94.659393</text:p>
          </table:table-cell>
          <table:table-cell table:formula="of:=[.A180]/1000" office:value-type="float" office:value="7.708886719" calcext:value-type="float">
            <text:p>7.708886719</text:p>
          </table:table-cell>
        </table:table-row>
        <table:table-row table:style-name="ro1">
          <table:table-cell office:value-type="float" office:value="7751.953125" calcext:value-type="float">
            <text:p>7751.953125</text:p>
          </table:table-cell>
          <table:table-cell office:value-type="float" office:value="-93.768929" calcext:value-type="float">
            <text:p>-93.768929</text:p>
          </table:table-cell>
          <table:table-cell table:formula="of:=[.A181]/1000" office:value-type="float" office:value="7.751953125" calcext:value-type="float">
            <text:p>7.751953125</text:p>
          </table:table-cell>
        </table:table-row>
        <table:table-row table:style-name="ro1">
          <table:table-cell office:value-type="float" office:value="7795.019531" calcext:value-type="float">
            <text:p>7795.019531</text:p>
          </table:table-cell>
          <table:table-cell office:value-type="float" office:value="-93.920418" calcext:value-type="float">
            <text:p>-93.920418</text:p>
          </table:table-cell>
          <table:table-cell table:formula="of:=[.A182]/1000" office:value-type="float" office:value="7.795019531" calcext:value-type="float">
            <text:p>7.795019531</text:p>
          </table:table-cell>
        </table:table-row>
        <table:table-row table:style-name="ro1">
          <table:table-cell office:value-type="float" office:value="7838.085938" calcext:value-type="float">
            <text:p>7838.085938</text:p>
          </table:table-cell>
          <table:table-cell office:value-type="float" office:value="-94.70784" calcext:value-type="float">
            <text:p>-94.70784</text:p>
          </table:table-cell>
          <table:table-cell table:formula="of:=[.A183]/1000" office:value-type="float" office:value="7.838085938" calcext:value-type="float">
            <text:p>7.838085938</text:p>
          </table:table-cell>
        </table:table-row>
        <table:table-row table:style-name="ro1">
          <table:table-cell office:value-type="float" office:value="7881.152344" calcext:value-type="float">
            <text:p>7881.152344</text:p>
          </table:table-cell>
          <table:table-cell office:value-type="float" office:value="-95.00135" calcext:value-type="float">
            <text:p>-95.00135</text:p>
          </table:table-cell>
          <table:table-cell table:formula="of:=[.A184]/1000" office:value-type="float" office:value="7.881152344" calcext:value-type="float">
            <text:p>7.881152344</text:p>
          </table:table-cell>
        </table:table-row>
        <table:table-row table:style-name="ro1">
          <table:table-cell office:value-type="float" office:value="7924.21875" calcext:value-type="float">
            <text:p>7924.21875</text:p>
          </table:table-cell>
          <table:table-cell office:value-type="float" office:value="-93.873817" calcext:value-type="float">
            <text:p>-93.873817</text:p>
          </table:table-cell>
          <table:table-cell table:formula="of:=[.A185]/1000" office:value-type="float" office:value="7.92421875" calcext:value-type="float">
            <text:p>7.92421875</text:p>
          </table:table-cell>
        </table:table-row>
        <table:table-row table:style-name="ro1">
          <table:table-cell office:value-type="float" office:value="7967.285156" calcext:value-type="float">
            <text:p>7967.285156</text:p>
          </table:table-cell>
          <table:table-cell office:value-type="float" office:value="-94.126602" calcext:value-type="float">
            <text:p>-94.126602</text:p>
          </table:table-cell>
          <table:table-cell table:formula="of:=[.A186]/1000" office:value-type="float" office:value="7.967285156" calcext:value-type="float">
            <text:p>7.967285156</text:p>
          </table:table-cell>
        </table:table-row>
        <table:table-row table:style-name="ro1">
          <table:table-cell office:value-type="float" office:value="8010.351562" calcext:value-type="float">
            <text:p>8010.351562</text:p>
          </table:table-cell>
          <table:table-cell office:value-type="float" office:value="-94.139503" calcext:value-type="float">
            <text:p>-94.139503</text:p>
          </table:table-cell>
          <table:table-cell table:formula="of:=[.A187]/1000" office:value-type="float" office:value="8.010351562" calcext:value-type="float">
            <text:p>8.010351562</text:p>
          </table:table-cell>
        </table:table-row>
        <table:table-row table:style-name="ro1">
          <table:table-cell office:value-type="float" office:value="8053.417969" calcext:value-type="float">
            <text:p>8053.417969</text:p>
          </table:table-cell>
          <table:table-cell office:value-type="float" office:value="-94.585793" calcext:value-type="float">
            <text:p>-94.585793</text:p>
          </table:table-cell>
          <table:table-cell table:formula="of:=[.A188]/1000" office:value-type="float" office:value="8.053417969" calcext:value-type="float">
            <text:p>8.053417969</text:p>
          </table:table-cell>
        </table:table-row>
        <table:table-row table:style-name="ro1">
          <table:table-cell office:value-type="float" office:value="8096.484375" calcext:value-type="float">
            <text:p>8096.484375</text:p>
          </table:table-cell>
          <table:table-cell office:value-type="float" office:value="-94.552933" calcext:value-type="float">
            <text:p>-94.552933</text:p>
          </table:table-cell>
          <table:table-cell table:formula="of:=[.A189]/1000" office:value-type="float" office:value="8.096484375" calcext:value-type="float">
            <text:p>8.096484375</text:p>
          </table:table-cell>
        </table:table-row>
        <table:table-row table:style-name="ro1">
          <table:table-cell office:value-type="float" office:value="8139.550781" calcext:value-type="float">
            <text:p>8139.550781</text:p>
          </table:table-cell>
          <table:table-cell office:value-type="float" office:value="-94.866135" calcext:value-type="float">
            <text:p>-94.866135</text:p>
          </table:table-cell>
          <table:table-cell table:formula="of:=[.A190]/1000" office:value-type="float" office:value="8.139550781" calcext:value-type="float">
            <text:p>8.139550781</text:p>
          </table:table-cell>
        </table:table-row>
        <table:table-row table:style-name="ro1">
          <table:table-cell office:value-type="float" office:value="8182.617188" calcext:value-type="float">
            <text:p>8182.617188</text:p>
          </table:table-cell>
          <table:table-cell office:value-type="float" office:value="-94.57634" calcext:value-type="float">
            <text:p>-94.57634</text:p>
          </table:table-cell>
          <table:table-cell table:formula="of:=[.A191]/1000" office:value-type="float" office:value="8.182617188" calcext:value-type="float">
            <text:p>8.182617188</text:p>
          </table:table-cell>
        </table:table-row>
        <table:table-row table:style-name="ro1">
          <table:table-cell office:value-type="float" office:value="8225.683594" calcext:value-type="float">
            <text:p>8225.683594</text:p>
          </table:table-cell>
          <table:table-cell office:value-type="float" office:value="-93.623489" calcext:value-type="float">
            <text:p>-93.623489</text:p>
          </table:table-cell>
          <table:table-cell table:formula="of:=[.A192]/1000" office:value-type="float" office:value="8.225683594" calcext:value-type="float">
            <text:p>8.225683594</text:p>
          </table:table-cell>
        </table:table-row>
        <table:table-row table:style-name="ro1">
          <table:table-cell office:value-type="float" office:value="8268.75" calcext:value-type="float">
            <text:p>8268.75</text:p>
          </table:table-cell>
          <table:table-cell office:value-type="float" office:value="-94.356628" calcext:value-type="float">
            <text:p>-94.356628</text:p>
          </table:table-cell>
          <table:table-cell table:formula="of:=[.A193]/1000" office:value-type="float" office:value="8.26875" calcext:value-type="float">
            <text:p>8.26875</text:p>
          </table:table-cell>
        </table:table-row>
        <table:table-row table:style-name="ro1">
          <table:table-cell office:value-type="float" office:value="8311.816406" calcext:value-type="float">
            <text:p>8311.816406</text:p>
          </table:table-cell>
          <table:table-cell office:value-type="float" office:value="-94.345184" calcext:value-type="float">
            <text:p>-94.345184</text:p>
          </table:table-cell>
          <table:table-cell table:formula="of:=[.A194]/1000" office:value-type="float" office:value="8.311816406" calcext:value-type="float">
            <text:p>8.311816406</text:p>
          </table:table-cell>
        </table:table-row>
        <table:table-row table:style-name="ro1">
          <table:table-cell office:value-type="float" office:value="8354.882812" calcext:value-type="float">
            <text:p>8354.882812</text:p>
          </table:table-cell>
          <table:table-cell office:value-type="float" office:value="-94.36573" calcext:value-type="float">
            <text:p>-94.36573</text:p>
          </table:table-cell>
          <table:table-cell table:formula="of:=[.A195]/1000" office:value-type="float" office:value="8.354882812" calcext:value-type="float">
            <text:p>8.354882812</text:p>
          </table:table-cell>
        </table:table-row>
        <table:table-row table:style-name="ro1">
          <table:table-cell office:value-type="float" office:value="8397.949219" calcext:value-type="float">
            <text:p>8397.949219</text:p>
          </table:table-cell>
          <table:table-cell office:value-type="float" office:value="-94.451317" calcext:value-type="float">
            <text:p>-94.451317</text:p>
          </table:table-cell>
          <table:table-cell table:formula="of:=[.A196]/1000" office:value-type="float" office:value="8.397949219" calcext:value-type="float">
            <text:p>8.397949219</text:p>
          </table:table-cell>
        </table:table-row>
        <table:table-row table:style-name="ro1">
          <table:table-cell office:value-type="float" office:value="8441.015625" calcext:value-type="float">
            <text:p>8441.015625</text:p>
          </table:table-cell>
          <table:table-cell office:value-type="float" office:value="-95.217697" calcext:value-type="float">
            <text:p>-95.217697</text:p>
          </table:table-cell>
          <table:table-cell table:formula="of:=[.A197]/1000" office:value-type="float" office:value="8.441015625" calcext:value-type="float">
            <text:p>8.441015625</text:p>
          </table:table-cell>
        </table:table-row>
        <table:table-row table:style-name="ro1">
          <table:table-cell office:value-type="float" office:value="8484.082031" calcext:value-type="float">
            <text:p>8484.082031</text:p>
          </table:table-cell>
          <table:table-cell office:value-type="float" office:value="-94.491364" calcext:value-type="float">
            <text:p>-94.491364</text:p>
          </table:table-cell>
          <table:table-cell table:formula="of:=[.A198]/1000" office:value-type="float" office:value="8.484082031" calcext:value-type="float">
            <text:p>8.484082031</text:p>
          </table:table-cell>
        </table:table-row>
        <table:table-row table:style-name="ro1">
          <table:table-cell office:value-type="float" office:value="8527.148438" calcext:value-type="float">
            <text:p>8527.148438</text:p>
          </table:table-cell>
          <table:table-cell office:value-type="float" office:value="-95.15284" calcext:value-type="float">
            <text:p>-95.15284</text:p>
          </table:table-cell>
          <table:table-cell table:formula="of:=[.A199]/1000" office:value-type="float" office:value="8.527148438" calcext:value-type="float">
            <text:p>8.527148438</text:p>
          </table:table-cell>
        </table:table-row>
        <table:table-row table:style-name="ro1">
          <table:table-cell office:value-type="float" office:value="8570.214844" calcext:value-type="float">
            <text:p>8570.214844</text:p>
          </table:table-cell>
          <table:table-cell office:value-type="float" office:value="-94.50312" calcext:value-type="float">
            <text:p>-94.50312</text:p>
          </table:table-cell>
          <table:table-cell table:formula="of:=[.A200]/1000" office:value-type="float" office:value="8.570214844" calcext:value-type="float">
            <text:p>8.570214844</text:p>
          </table:table-cell>
        </table:table-row>
        <table:table-row table:style-name="ro1">
          <table:table-cell office:value-type="float" office:value="8613.28125" calcext:value-type="float">
            <text:p>8613.28125</text:p>
          </table:table-cell>
          <table:table-cell office:value-type="float" office:value="-93.134712" calcext:value-type="float">
            <text:p>-93.134712</text:p>
          </table:table-cell>
          <table:table-cell table:formula="of:=[.A201]/1000" office:value-type="float" office:value="8.61328125" calcext:value-type="float">
            <text:p>8.61328125</text:p>
          </table:table-cell>
        </table:table-row>
        <table:table-row table:style-name="ro1">
          <table:table-cell office:value-type="float" office:value="8656.347656" calcext:value-type="float">
            <text:p>8656.347656</text:p>
          </table:table-cell>
          <table:table-cell office:value-type="float" office:value="-91.692665" calcext:value-type="float">
            <text:p>-91.692665</text:p>
          </table:table-cell>
          <table:table-cell table:formula="of:=[.A202]/1000" office:value-type="float" office:value="8.656347656" calcext:value-type="float">
            <text:p>8.656347656</text:p>
          </table:table-cell>
        </table:table-row>
        <table:table-row table:style-name="ro1">
          <table:table-cell office:value-type="float" office:value="8699.414062" calcext:value-type="float">
            <text:p>8699.414062</text:p>
          </table:table-cell>
          <table:table-cell office:value-type="float" office:value="-91.270477" calcext:value-type="float">
            <text:p>-91.270477</text:p>
          </table:table-cell>
          <table:table-cell table:formula="of:=[.A203]/1000" office:value-type="float" office:value="8.699414062" calcext:value-type="float">
            <text:p>8.699414062</text:p>
          </table:table-cell>
        </table:table-row>
        <table:table-row table:style-name="ro1">
          <table:table-cell office:value-type="float" office:value="8742.480469" calcext:value-type="float">
            <text:p>8742.480469</text:p>
          </table:table-cell>
          <table:table-cell office:value-type="float" office:value="-94.440956" calcext:value-type="float">
            <text:p>-94.440956</text:p>
          </table:table-cell>
          <table:table-cell table:formula="of:=[.A204]/1000" office:value-type="float" office:value="8.742480469" calcext:value-type="float">
            <text:p>8.742480469</text:p>
          </table:table-cell>
        </table:table-row>
        <table:table-row table:style-name="ro1">
          <table:table-cell office:value-type="float" office:value="8785.546875" calcext:value-type="float">
            <text:p>8785.546875</text:p>
          </table:table-cell>
          <table:table-cell office:value-type="float" office:value="-94.802246" calcext:value-type="float">
            <text:p>-94.802246</text:p>
          </table:table-cell>
          <table:table-cell table:formula="of:=[.A205]/1000" office:value-type="float" office:value="8.785546875" calcext:value-type="float">
            <text:p>8.785546875</text:p>
          </table:table-cell>
        </table:table-row>
        <table:table-row table:style-name="ro1">
          <table:table-cell office:value-type="float" office:value="8828.613281" calcext:value-type="float">
            <text:p>8828.613281</text:p>
          </table:table-cell>
          <table:table-cell office:value-type="float" office:value="-94.655251" calcext:value-type="float">
            <text:p>-94.655251</text:p>
          </table:table-cell>
          <table:table-cell table:formula="of:=[.A206]/1000" office:value-type="float" office:value="8.828613281" calcext:value-type="float">
            <text:p>8.828613281</text:p>
          </table:table-cell>
        </table:table-row>
        <table:table-row table:style-name="ro1">
          <table:table-cell office:value-type="float" office:value="8871.679688" calcext:value-type="float">
            <text:p>8871.679688</text:p>
          </table:table-cell>
          <table:table-cell office:value-type="float" office:value="-94.736214" calcext:value-type="float">
            <text:p>-94.736214</text:p>
          </table:table-cell>
          <table:table-cell table:formula="of:=[.A207]/1000" office:value-type="float" office:value="8.871679688" calcext:value-type="float">
            <text:p>8.871679688</text:p>
          </table:table-cell>
        </table:table-row>
        <table:table-row table:style-name="ro1">
          <table:table-cell office:value-type="float" office:value="8914.746094" calcext:value-type="float">
            <text:p>8914.746094</text:p>
          </table:table-cell>
          <table:table-cell office:value-type="float" office:value="-79.625267" calcext:value-type="float">
            <text:p>-79.625267</text:p>
          </table:table-cell>
          <table:table-cell table:formula="of:=[.A208]/1000" office:value-type="float" office:value="8.914746094" calcext:value-type="float">
            <text:p>8.914746094</text:p>
          </table:table-cell>
        </table:table-row>
        <table:table-row table:style-name="ro1">
          <table:table-cell office:value-type="float" office:value="8957.8125" calcext:value-type="float">
            <text:p>8957.8125</text:p>
          </table:table-cell>
          <table:table-cell office:value-type="float" office:value="-73.281227" calcext:value-type="float">
            <text:p>-73.281227</text:p>
          </table:table-cell>
          <table:table-cell table:formula="of:=[.A209]/1000" office:value-type="float" office:value="8.9578125" calcext:value-type="float">
            <text:p>8.9578125</text:p>
          </table:table-cell>
        </table:table-row>
        <table:table-row table:style-name="ro1">
          <table:table-cell office:value-type="float" office:value="9000.878906" calcext:value-type="float">
            <text:p>9000.878906</text:p>
          </table:table-cell>
          <table:table-cell office:value-type="float" office:value="-79.811142" calcext:value-type="float">
            <text:p>-79.811142</text:p>
          </table:table-cell>
          <table:table-cell table:formula="of:=[.A210]/1000" office:value-type="float" office:value="9.000878906" calcext:value-type="float">
            <text:p>9.000878906</text:p>
          </table:table-cell>
        </table:table-row>
        <table:table-row table:style-name="ro1">
          <table:table-cell office:value-type="float" office:value="9043.945312" calcext:value-type="float">
            <text:p>9043.945312</text:p>
          </table:table-cell>
          <table:table-cell office:value-type="float" office:value="-93.182968" calcext:value-type="float">
            <text:p>-93.182968</text:p>
          </table:table-cell>
          <table:table-cell table:formula="of:=[.A211]/1000" office:value-type="float" office:value="9.043945312" calcext:value-type="float">
            <text:p>9.043945312</text:p>
          </table:table-cell>
        </table:table-row>
        <table:table-row table:style-name="ro1">
          <table:table-cell office:value-type="float" office:value="9087.011719" calcext:value-type="float">
            <text:p>9087.011719</text:p>
          </table:table-cell>
          <table:table-cell office:value-type="float" office:value="-94.088242" calcext:value-type="float">
            <text:p>-94.088242</text:p>
          </table:table-cell>
          <table:table-cell table:formula="of:=[.A212]/1000" office:value-type="float" office:value="9.087011719" calcext:value-type="float">
            <text:p>9.087011719</text:p>
          </table:table-cell>
        </table:table-row>
        <table:table-row table:style-name="ro1">
          <table:table-cell office:value-type="float" office:value="9130.078125" calcext:value-type="float">
            <text:p>9130.078125</text:p>
          </table:table-cell>
          <table:table-cell office:value-type="float" office:value="-95.025009" calcext:value-type="float">
            <text:p>-95.025009</text:p>
          </table:table-cell>
          <table:table-cell table:formula="of:=[.A213]/1000" office:value-type="float" office:value="9.130078125" calcext:value-type="float">
            <text:p>9.130078125</text:p>
          </table:table-cell>
        </table:table-row>
        <table:table-row table:style-name="ro1">
          <table:table-cell office:value-type="float" office:value="9173.144531" calcext:value-type="float">
            <text:p>9173.144531</text:p>
          </table:table-cell>
          <table:table-cell office:value-type="float" office:value="-95.519287" calcext:value-type="float">
            <text:p>-95.519287</text:p>
          </table:table-cell>
          <table:table-cell table:formula="of:=[.A214]/1000" office:value-type="float" office:value="9.173144531" calcext:value-type="float">
            <text:p>9.173144531</text:p>
          </table:table-cell>
        </table:table-row>
        <table:table-row table:style-name="ro1">
          <table:table-cell office:value-type="float" office:value="9216.210938" calcext:value-type="float">
            <text:p>9216.210938</text:p>
          </table:table-cell>
          <table:table-cell office:value-type="float" office:value="-95.226212" calcext:value-type="float">
            <text:p>-95.226212</text:p>
          </table:table-cell>
          <table:table-cell table:formula="of:=[.A215]/1000" office:value-type="float" office:value="9.216210938" calcext:value-type="float">
            <text:p>9.216210938</text:p>
          </table:table-cell>
        </table:table-row>
        <table:table-row table:style-name="ro1">
          <table:table-cell office:value-type="float" office:value="9259.277344" calcext:value-type="float">
            <text:p>9259.277344</text:p>
          </table:table-cell>
          <table:table-cell office:value-type="float" office:value="-94.89547" calcext:value-type="float">
            <text:p>-94.89547</text:p>
          </table:table-cell>
          <table:table-cell table:formula="of:=[.A216]/1000" office:value-type="float" office:value="9.259277344" calcext:value-type="float">
            <text:p>9.259277344</text:p>
          </table:table-cell>
        </table:table-row>
        <table:table-row table:style-name="ro1">
          <table:table-cell office:value-type="float" office:value="9302.34375" calcext:value-type="float">
            <text:p>9302.34375</text:p>
          </table:table-cell>
          <table:table-cell office:value-type="float" office:value="-94.140472" calcext:value-type="float">
            <text:p>-94.140472</text:p>
          </table:table-cell>
          <table:table-cell table:formula="of:=[.A217]/1000" office:value-type="float" office:value="9.30234375" calcext:value-type="float">
            <text:p>9.30234375</text:p>
          </table:table-cell>
        </table:table-row>
        <table:table-row table:style-name="ro1">
          <table:table-cell office:value-type="float" office:value="9345.410156" calcext:value-type="float">
            <text:p>9345.410156</text:p>
          </table:table-cell>
          <table:table-cell office:value-type="float" office:value="-95.016022" calcext:value-type="float">
            <text:p>-95.016022</text:p>
          </table:table-cell>
          <table:table-cell table:formula="of:=[.A218]/1000" office:value-type="float" office:value="9.345410156" calcext:value-type="float">
            <text:p>9.345410156</text:p>
          </table:table-cell>
        </table:table-row>
        <table:table-row table:style-name="ro1">
          <table:table-cell office:value-type="float" office:value="9388.476562" calcext:value-type="float">
            <text:p>9388.476562</text:p>
          </table:table-cell>
          <table:table-cell office:value-type="float" office:value="-94.966026" calcext:value-type="float">
            <text:p>-94.966026</text:p>
          </table:table-cell>
          <table:table-cell table:formula="of:=[.A219]/1000" office:value-type="float" office:value="9.388476562" calcext:value-type="float">
            <text:p>9.388476562</text:p>
          </table:table-cell>
        </table:table-row>
        <table:table-row table:style-name="ro1">
          <table:table-cell office:value-type="float" office:value="9431.542969" calcext:value-type="float">
            <text:p>9431.542969</text:p>
          </table:table-cell>
          <table:table-cell office:value-type="float" office:value="-94.984291" calcext:value-type="float">
            <text:p>-94.984291</text:p>
          </table:table-cell>
          <table:table-cell table:formula="of:=[.A220]/1000" office:value-type="float" office:value="9.431542969" calcext:value-type="float">
            <text:p>9.431542969</text:p>
          </table:table-cell>
        </table:table-row>
        <table:table-row table:style-name="ro1">
          <table:table-cell office:value-type="float" office:value="9474.609375" calcext:value-type="float">
            <text:p>9474.609375</text:p>
          </table:table-cell>
          <table:table-cell office:value-type="float" office:value="-95.372604" calcext:value-type="float">
            <text:p>-95.372604</text:p>
          </table:table-cell>
          <table:table-cell table:formula="of:=[.A221]/1000" office:value-type="float" office:value="9.474609375" calcext:value-type="float">
            <text:p>9.474609375</text:p>
          </table:table-cell>
        </table:table-row>
        <table:table-row table:style-name="ro1">
          <table:table-cell office:value-type="float" office:value="9517.675781" calcext:value-type="float">
            <text:p>9517.675781</text:p>
          </table:table-cell>
          <table:table-cell office:value-type="float" office:value="-95.57209" calcext:value-type="float">
            <text:p>-95.57209</text:p>
          </table:table-cell>
          <table:table-cell table:formula="of:=[.A222]/1000" office:value-type="float" office:value="9.517675781" calcext:value-type="float">
            <text:p>9.517675781</text:p>
          </table:table-cell>
        </table:table-row>
        <table:table-row table:style-name="ro1">
          <table:table-cell office:value-type="float" office:value="9560.742188" calcext:value-type="float">
            <text:p>9560.742188</text:p>
          </table:table-cell>
          <table:table-cell office:value-type="float" office:value="-95.023849" calcext:value-type="float">
            <text:p>-95.023849</text:p>
          </table:table-cell>
          <table:table-cell table:formula="of:=[.A223]/1000" office:value-type="float" office:value="9.560742188" calcext:value-type="float">
            <text:p>9.560742188</text:p>
          </table:table-cell>
        </table:table-row>
        <table:table-row table:style-name="ro1">
          <table:table-cell office:value-type="float" office:value="9603.808594" calcext:value-type="float">
            <text:p>9603.808594</text:p>
          </table:table-cell>
          <table:table-cell office:value-type="float" office:value="-95.442146" calcext:value-type="float">
            <text:p>-95.442146</text:p>
          </table:table-cell>
          <table:table-cell table:formula="of:=[.A224]/1000" office:value-type="float" office:value="9.603808594" calcext:value-type="float">
            <text:p>9.603808594</text:p>
          </table:table-cell>
        </table:table-row>
        <table:table-row table:style-name="ro1">
          <table:table-cell office:value-type="float" office:value="9646.875" calcext:value-type="float">
            <text:p>9646.875</text:p>
          </table:table-cell>
          <table:table-cell office:value-type="float" office:value="-95.309753" calcext:value-type="float">
            <text:p>-95.309753</text:p>
          </table:table-cell>
          <table:table-cell table:formula="of:=[.A225]/1000" office:value-type="float" office:value="9.646875" calcext:value-type="float">
            <text:p>9.646875</text:p>
          </table:table-cell>
        </table:table-row>
        <table:table-row table:style-name="ro1">
          <table:table-cell office:value-type="float" office:value="9689.941406" calcext:value-type="float">
            <text:p>9689.941406</text:p>
          </table:table-cell>
          <table:table-cell office:value-type="float" office:value="-94.788879" calcext:value-type="float">
            <text:p>-94.788879</text:p>
          </table:table-cell>
          <table:table-cell table:formula="of:=[.A226]/1000" office:value-type="float" office:value="9.689941406" calcext:value-type="float">
            <text:p>9.689941406</text:p>
          </table:table-cell>
        </table:table-row>
        <table:table-row table:style-name="ro1">
          <table:table-cell office:value-type="float" office:value="9733.007812" calcext:value-type="float">
            <text:p>9733.007812</text:p>
          </table:table-cell>
          <table:table-cell office:value-type="float" office:value="-95.682922" calcext:value-type="float">
            <text:p>-95.682922</text:p>
          </table:table-cell>
          <table:table-cell table:formula="of:=[.A227]/1000" office:value-type="float" office:value="9.733007812" calcext:value-type="float">
            <text:p>9.733007812</text:p>
          </table:table-cell>
        </table:table-row>
        <table:table-row table:style-name="ro1">
          <table:table-cell office:value-type="float" office:value="9776.074219" calcext:value-type="float">
            <text:p>9776.074219</text:p>
          </table:table-cell>
          <table:table-cell office:value-type="float" office:value="-94.519279" calcext:value-type="float">
            <text:p>-94.519279</text:p>
          </table:table-cell>
          <table:table-cell table:formula="of:=[.A228]/1000" office:value-type="float" office:value="9.776074219" calcext:value-type="float">
            <text:p>9.776074219</text:p>
          </table:table-cell>
        </table:table-row>
        <table:table-row table:style-name="ro1">
          <table:table-cell office:value-type="float" office:value="9819.140625" calcext:value-type="float">
            <text:p>9819.140625</text:p>
          </table:table-cell>
          <table:table-cell office:value-type="float" office:value="-95.438911" calcext:value-type="float">
            <text:p>-95.438911</text:p>
          </table:table-cell>
          <table:table-cell table:formula="of:=[.A229]/1000" office:value-type="float" office:value="9.819140625" calcext:value-type="float">
            <text:p>9.819140625</text:p>
          </table:table-cell>
        </table:table-row>
        <table:table-row table:style-name="ro1">
          <table:table-cell office:value-type="float" office:value="9862.207031" calcext:value-type="float">
            <text:p>9862.207031</text:p>
          </table:table-cell>
          <table:table-cell office:value-type="float" office:value="-95.692978" calcext:value-type="float">
            <text:p>-95.692978</text:p>
          </table:table-cell>
          <table:table-cell table:formula="of:=[.A230]/1000" office:value-type="float" office:value="9.862207031" calcext:value-type="float">
            <text:p>9.862207031</text:p>
          </table:table-cell>
        </table:table-row>
        <table:table-row table:style-name="ro1">
          <table:table-cell office:value-type="float" office:value="9905.273438" calcext:value-type="float">
            <text:p>9905.273438</text:p>
          </table:table-cell>
          <table:table-cell office:value-type="float" office:value="-94.934097" calcext:value-type="float">
            <text:p>-94.934097</text:p>
          </table:table-cell>
          <table:table-cell table:formula="of:=[.A231]/1000" office:value-type="float" office:value="9.905273438" calcext:value-type="float">
            <text:p>9.905273438</text:p>
          </table:table-cell>
        </table:table-row>
        <table:table-row table:style-name="ro1">
          <table:table-cell office:value-type="float" office:value="9948.339844" calcext:value-type="float">
            <text:p>9948.339844</text:p>
          </table:table-cell>
          <table:table-cell office:value-type="float" office:value="-94.524925" calcext:value-type="float">
            <text:p>-94.524925</text:p>
          </table:table-cell>
          <table:table-cell table:formula="of:=[.A232]/1000" office:value-type="float" office:value="9.948339844" calcext:value-type="float">
            <text:p>9.948339844</text:p>
          </table:table-cell>
        </table:table-row>
        <table:table-row table:style-name="ro1">
          <table:table-cell office:value-type="float" office:value="9991.40625" calcext:value-type="float">
            <text:p>9991.40625</text:p>
          </table:table-cell>
          <table:table-cell office:value-type="float" office:value="-95.6371" calcext:value-type="float">
            <text:p>-95.6371</text:p>
          </table:table-cell>
          <table:table-cell table:formula="of:=[.A233]/1000" office:value-type="float" office:value="9.99140625" calcext:value-type="float">
            <text:p>9.99140625</text:p>
          </table:table-cell>
        </table:table-row>
        <table:table-row table:style-name="ro1">
          <table:table-cell office:value-type="float" office:value="10034.472656" calcext:value-type="float">
            <text:p>10034.472656</text:p>
          </table:table-cell>
          <table:table-cell office:value-type="float" office:value="-95.371437" calcext:value-type="float">
            <text:p>-95.371437</text:p>
          </table:table-cell>
          <table:table-cell table:formula="of:=[.A234]/1000" office:value-type="float" office:value="10.034472656" calcext:value-type="float">
            <text:p>10.034472656</text:p>
          </table:table-cell>
        </table:table-row>
        <table:table-row table:style-name="ro1">
          <table:table-cell office:value-type="float" office:value="10077.539062" calcext:value-type="float">
            <text:p>10077.539062</text:p>
          </table:table-cell>
          <table:table-cell office:value-type="float" office:value="-95.832497" calcext:value-type="float">
            <text:p>-95.832497</text:p>
          </table:table-cell>
          <table:table-cell table:formula="of:=[.A235]/1000" office:value-type="float" office:value="10.077539062" calcext:value-type="float">
            <text:p>10.077539062</text:p>
          </table:table-cell>
        </table:table-row>
        <table:table-row table:style-name="ro1">
          <table:table-cell office:value-type="float" office:value="10120.605469" calcext:value-type="float">
            <text:p>10120.605469</text:p>
          </table:table-cell>
          <table:table-cell office:value-type="float" office:value="-95.303314" calcext:value-type="float">
            <text:p>-95.303314</text:p>
          </table:table-cell>
          <table:table-cell table:formula="of:=[.A236]/1000" office:value-type="float" office:value="10.120605469" calcext:value-type="float">
            <text:p>10.120605469</text:p>
          </table:table-cell>
        </table:table-row>
        <table:table-row table:style-name="ro1">
          <table:table-cell office:value-type="float" office:value="10163.671875" calcext:value-type="float">
            <text:p>10163.671875</text:p>
          </table:table-cell>
          <table:table-cell office:value-type="float" office:value="-96.048409" calcext:value-type="float">
            <text:p>-96.048409</text:p>
          </table:table-cell>
          <table:table-cell table:formula="of:=[.A237]/1000" office:value-type="float" office:value="10.163671875" calcext:value-type="float">
            <text:p>10.163671875</text:p>
          </table:table-cell>
        </table:table-row>
        <table:table-row table:style-name="ro1">
          <table:table-cell office:value-type="float" office:value="10206.738281" calcext:value-type="float">
            <text:p>10206.738281</text:p>
          </table:table-cell>
          <table:table-cell office:value-type="float" office:value="-95.763428" calcext:value-type="float">
            <text:p>-95.763428</text:p>
          </table:table-cell>
          <table:table-cell table:formula="of:=[.A238]/1000" office:value-type="float" office:value="10.206738281" calcext:value-type="float">
            <text:p>10.206738281</text:p>
          </table:table-cell>
        </table:table-row>
        <table:table-row table:style-name="ro1">
          <table:table-cell office:value-type="float" office:value="10249.804688" calcext:value-type="float">
            <text:p>10249.804688</text:p>
          </table:table-cell>
          <table:table-cell office:value-type="float" office:value="-95.890144" calcext:value-type="float">
            <text:p>-95.890144</text:p>
          </table:table-cell>
          <table:table-cell table:formula="of:=[.A239]/1000" office:value-type="float" office:value="10.249804688" calcext:value-type="float">
            <text:p>10.249804688</text:p>
          </table:table-cell>
        </table:table-row>
        <table:table-row table:style-name="ro1">
          <table:table-cell office:value-type="float" office:value="10292.871094" calcext:value-type="float">
            <text:p>10292.871094</text:p>
          </table:table-cell>
          <table:table-cell office:value-type="float" office:value="-95.642868" calcext:value-type="float">
            <text:p>-95.642868</text:p>
          </table:table-cell>
          <table:table-cell table:formula="of:=[.A240]/1000" office:value-type="float" office:value="10.292871094" calcext:value-type="float">
            <text:p>10.292871094</text:p>
          </table:table-cell>
        </table:table-row>
        <table:table-row table:style-name="ro1">
          <table:table-cell office:value-type="float" office:value="10335.9375" calcext:value-type="float">
            <text:p>10335.9375</text:p>
          </table:table-cell>
          <table:table-cell office:value-type="float" office:value="-95.627243" calcext:value-type="float">
            <text:p>-95.627243</text:p>
          </table:table-cell>
          <table:table-cell table:formula="of:=[.A241]/1000" office:value-type="float" office:value="10.3359375" calcext:value-type="float">
            <text:p>10.3359375</text:p>
          </table:table-cell>
        </table:table-row>
        <table:table-row table:style-name="ro1">
          <table:table-cell office:value-type="float" office:value="10379.003906" calcext:value-type="float">
            <text:p>10379.003906</text:p>
          </table:table-cell>
          <table:table-cell office:value-type="float" office:value="-95.748589" calcext:value-type="float">
            <text:p>-95.748589</text:p>
          </table:table-cell>
          <table:table-cell table:formula="of:=[.A242]/1000" office:value-type="float" office:value="10.379003906" calcext:value-type="float">
            <text:p>10.379003906</text:p>
          </table:table-cell>
        </table:table-row>
        <table:table-row table:style-name="ro1">
          <table:table-cell office:value-type="float" office:value="10422.070312" calcext:value-type="float">
            <text:p>10422.070312</text:p>
          </table:table-cell>
          <table:table-cell office:value-type="float" office:value="-95.932159" calcext:value-type="float">
            <text:p>-95.932159</text:p>
          </table:table-cell>
          <table:table-cell table:formula="of:=[.A243]/1000" office:value-type="float" office:value="10.422070312" calcext:value-type="float">
            <text:p>10.422070312</text:p>
          </table:table-cell>
        </table:table-row>
        <table:table-row table:style-name="ro1">
          <table:table-cell office:value-type="float" office:value="10465.136719" calcext:value-type="float">
            <text:p>10465.136719</text:p>
          </table:table-cell>
          <table:table-cell office:value-type="float" office:value="-95.888924" calcext:value-type="float">
            <text:p>-95.888924</text:p>
          </table:table-cell>
          <table:table-cell table:formula="of:=[.A244]/1000" office:value-type="float" office:value="10.465136719" calcext:value-type="float">
            <text:p>10.465136719</text:p>
          </table:table-cell>
        </table:table-row>
        <table:table-row table:style-name="ro1">
          <table:table-cell office:value-type="float" office:value="10508.203125" calcext:value-type="float">
            <text:p>10508.203125</text:p>
          </table:table-cell>
          <table:table-cell office:value-type="float" office:value="-95.811195" calcext:value-type="float">
            <text:p>-95.811195</text:p>
          </table:table-cell>
          <table:table-cell table:formula="of:=[.A245]/1000" office:value-type="float" office:value="10.508203125" calcext:value-type="float">
            <text:p>10.508203125</text:p>
          </table:table-cell>
        </table:table-row>
        <table:table-row table:style-name="ro1">
          <table:table-cell office:value-type="float" office:value="10551.269531" calcext:value-type="float">
            <text:p>10551.269531</text:p>
          </table:table-cell>
          <table:table-cell office:value-type="float" office:value="-95.763893" calcext:value-type="float">
            <text:p>-95.763893</text:p>
          </table:table-cell>
          <table:table-cell table:formula="of:=[.A246]/1000" office:value-type="float" office:value="10.551269531" calcext:value-type="float">
            <text:p>10.551269531</text:p>
          </table:table-cell>
        </table:table-row>
        <table:table-row table:style-name="ro1">
          <table:table-cell office:value-type="float" office:value="10594.335938" calcext:value-type="float">
            <text:p>10594.335938</text:p>
          </table:table-cell>
          <table:table-cell office:value-type="float" office:value="-95.727242" calcext:value-type="float">
            <text:p>-95.727242</text:p>
          </table:table-cell>
          <table:table-cell table:formula="of:=[.A247]/1000" office:value-type="float" office:value="10.594335938" calcext:value-type="float">
            <text:p>10.594335938</text:p>
          </table:table-cell>
        </table:table-row>
        <table:table-row table:style-name="ro1">
          <table:table-cell office:value-type="float" office:value="10637.402344" calcext:value-type="float">
            <text:p>10637.402344</text:p>
          </table:table-cell>
          <table:table-cell office:value-type="float" office:value="-95.370064" calcext:value-type="float">
            <text:p>-95.370064</text:p>
          </table:table-cell>
          <table:table-cell table:formula="of:=[.A248]/1000" office:value-type="float" office:value="10.637402344" calcext:value-type="float">
            <text:p>10.637402344</text:p>
          </table:table-cell>
        </table:table-row>
        <table:table-row table:style-name="ro1">
          <table:table-cell office:value-type="float" office:value="10680.46875" calcext:value-type="float">
            <text:p>10680.46875</text:p>
          </table:table-cell>
          <table:table-cell office:value-type="float" office:value="-95.849831" calcext:value-type="float">
            <text:p>-95.849831</text:p>
          </table:table-cell>
          <table:table-cell table:formula="of:=[.A249]/1000" office:value-type="float" office:value="10.68046875" calcext:value-type="float">
            <text:p>10.68046875</text:p>
          </table:table-cell>
        </table:table-row>
        <table:table-row table:style-name="ro1">
          <table:table-cell office:value-type="float" office:value="10723.535156" calcext:value-type="float">
            <text:p>10723.535156</text:p>
          </table:table-cell>
          <table:table-cell office:value-type="float" office:value="-95.916367" calcext:value-type="float">
            <text:p>-95.916367</text:p>
          </table:table-cell>
          <table:table-cell table:formula="of:=[.A250]/1000" office:value-type="float" office:value="10.723535156" calcext:value-type="float">
            <text:p>10.723535156</text:p>
          </table:table-cell>
        </table:table-row>
        <table:table-row table:style-name="ro1">
          <table:table-cell office:value-type="float" office:value="10766.601562" calcext:value-type="float">
            <text:p>10766.601562</text:p>
          </table:table-cell>
          <table:table-cell office:value-type="float" office:value="-95.883354" calcext:value-type="float">
            <text:p>-95.883354</text:p>
          </table:table-cell>
          <table:table-cell table:formula="of:=[.A251]/1000" office:value-type="float" office:value="10.766601562" calcext:value-type="float">
            <text:p>10.766601562</text:p>
          </table:table-cell>
        </table:table-row>
        <table:table-row table:style-name="ro1">
          <table:table-cell office:value-type="float" office:value="10809.667969" calcext:value-type="float">
            <text:p>10809.667969</text:p>
          </table:table-cell>
          <table:table-cell office:value-type="float" office:value="-95.365021" calcext:value-type="float">
            <text:p>-95.365021</text:p>
          </table:table-cell>
          <table:table-cell table:formula="of:=[.A252]/1000" office:value-type="float" office:value="10.809667969" calcext:value-type="float">
            <text:p>10.809667969</text:p>
          </table:table-cell>
        </table:table-row>
        <table:table-row table:style-name="ro1">
          <table:table-cell office:value-type="float" office:value="10852.734375" calcext:value-type="float">
            <text:p>10852.734375</text:p>
          </table:table-cell>
          <table:table-cell office:value-type="float" office:value="-96.253059" calcext:value-type="float">
            <text:p>-96.253059</text:p>
          </table:table-cell>
          <table:table-cell table:formula="of:=[.A253]/1000" office:value-type="float" office:value="10.852734375" calcext:value-type="float">
            <text:p>10.852734375</text:p>
          </table:table-cell>
        </table:table-row>
        <table:table-row table:style-name="ro1">
          <table:table-cell office:value-type="float" office:value="10895.800781" calcext:value-type="float">
            <text:p>10895.800781</text:p>
          </table:table-cell>
          <table:table-cell office:value-type="float" office:value="-87.132446" calcext:value-type="float">
            <text:p>-87.132446</text:p>
          </table:table-cell>
          <table:table-cell table:formula="of:=[.A254]/1000" office:value-type="float" office:value="10.895800781" calcext:value-type="float">
            <text:p>10.895800781</text:p>
          </table:table-cell>
        </table:table-row>
        <table:table-row table:style-name="ro1">
          <table:table-cell office:value-type="float" office:value="10938.867188" calcext:value-type="float">
            <text:p>10938.867188</text:p>
          </table:table-cell>
          <table:table-cell office:value-type="float" office:value="-78.136543" calcext:value-type="float">
            <text:p>-78.136543</text:p>
          </table:table-cell>
          <table:table-cell table:formula="of:=[.A255]/1000" office:value-type="float" office:value="10.938867188" calcext:value-type="float">
            <text:p>10.938867188</text:p>
          </table:table-cell>
        </table:table-row>
        <table:table-row table:style-name="ro1">
          <table:table-cell office:value-type="float" office:value="10981.933594" calcext:value-type="float">
            <text:p>10981.933594</text:p>
          </table:table-cell>
          <table:table-cell office:value-type="float" office:value="-81.814209" calcext:value-type="float">
            <text:p>-81.814209</text:p>
          </table:table-cell>
          <table:table-cell table:formula="of:=[.A256]/1000" office:value-type="float" office:value="10.981933594" calcext:value-type="float">
            <text:p>10.981933594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float" office:value="-94.706047" calcext:value-type="float">
            <text:p>-94.706047</text:p>
          </table:table-cell>
          <table:table-cell table:formula="of:=[.A257]/1000" office:value-type="float" office:value="11.025" calcext:value-type="float">
            <text:p>11.025</text:p>
          </table:table-cell>
        </table:table-row>
        <table:table-row table:style-name="ro1">
          <table:table-cell office:value-type="float" office:value="11068.066406" calcext:value-type="float">
            <text:p>11068.066406</text:p>
          </table:table-cell>
          <table:table-cell office:value-type="float" office:value="-95.354858" calcext:value-type="float">
            <text:p>-95.354858</text:p>
          </table:table-cell>
          <table:table-cell table:formula="of:=[.A258]/1000" office:value-type="float" office:value="11.068066406" calcext:value-type="float">
            <text:p>11.068066406</text:p>
          </table:table-cell>
        </table:table-row>
        <table:table-row table:style-name="ro1">
          <table:table-cell office:value-type="float" office:value="11111.132812" calcext:value-type="float">
            <text:p>11111.132812</text:p>
          </table:table-cell>
          <table:table-cell office:value-type="float" office:value="-95.503212" calcext:value-type="float">
            <text:p>-95.503212</text:p>
          </table:table-cell>
          <table:table-cell table:formula="of:=[.A259]/1000" office:value-type="float" office:value="11.111132812" calcext:value-type="float">
            <text:p>11.111132812</text:p>
          </table:table-cell>
        </table:table-row>
        <table:table-row table:style-name="ro1">
          <table:table-cell office:value-type="float" office:value="11154.199219" calcext:value-type="float">
            <text:p>11154.199219</text:p>
          </table:table-cell>
          <table:table-cell office:value-type="float" office:value="-95.651451" calcext:value-type="float">
            <text:p>-95.651451</text:p>
          </table:table-cell>
          <table:table-cell table:formula="of:=[.A260]/1000" office:value-type="float" office:value="11.154199219" calcext:value-type="float">
            <text:p>11.154199219</text:p>
          </table:table-cell>
        </table:table-row>
        <table:table-row table:style-name="ro1">
          <table:table-cell office:value-type="float" office:value="11197.265625" calcext:value-type="float">
            <text:p>11197.265625</text:p>
          </table:table-cell>
          <table:table-cell office:value-type="float" office:value="-95.470154" calcext:value-type="float">
            <text:p>-95.470154</text:p>
          </table:table-cell>
          <table:table-cell table:formula="of:=[.A261]/1000" office:value-type="float" office:value="11.197265625" calcext:value-type="float">
            <text:p>11.197265625</text:p>
          </table:table-cell>
        </table:table-row>
        <table:table-row table:style-name="ro1">
          <table:table-cell office:value-type="float" office:value="11240.332031" calcext:value-type="float">
            <text:p>11240.332031</text:p>
          </table:table-cell>
          <table:table-cell office:value-type="float" office:value="-95.510086" calcext:value-type="float">
            <text:p>-95.510086</text:p>
          </table:table-cell>
          <table:table-cell table:formula="of:=[.A262]/1000" office:value-type="float" office:value="11.240332031" calcext:value-type="float">
            <text:p>11.240332031</text:p>
          </table:table-cell>
        </table:table-row>
        <table:table-row table:style-name="ro1">
          <table:table-cell office:value-type="float" office:value="11283.398438" calcext:value-type="float">
            <text:p>11283.398438</text:p>
          </table:table-cell>
          <table:table-cell office:value-type="float" office:value="-95.433937" calcext:value-type="float">
            <text:p>-95.433937</text:p>
          </table:table-cell>
          <table:table-cell table:formula="of:=[.A263]/1000" office:value-type="float" office:value="11.283398438" calcext:value-type="float">
            <text:p>11.283398438</text:p>
          </table:table-cell>
        </table:table-row>
        <table:table-row table:style-name="ro1">
          <table:table-cell office:value-type="float" office:value="11326.464844" calcext:value-type="float">
            <text:p>11326.464844</text:p>
          </table:table-cell>
          <table:table-cell office:value-type="float" office:value="-96.14904" calcext:value-type="float">
            <text:p>-96.14904</text:p>
          </table:table-cell>
          <table:table-cell table:formula="of:=[.A264]/1000" office:value-type="float" office:value="11.326464844" calcext:value-type="float">
            <text:p>11.326464844</text:p>
          </table:table-cell>
        </table:table-row>
        <table:table-row table:style-name="ro1">
          <table:table-cell office:value-type="float" office:value="11369.53125" calcext:value-type="float">
            <text:p>11369.53125</text:p>
          </table:table-cell>
          <table:table-cell office:value-type="float" office:value="-95.505089" calcext:value-type="float">
            <text:p>-95.505089</text:p>
          </table:table-cell>
          <table:table-cell table:formula="of:=[.A265]/1000" office:value-type="float" office:value="11.36953125" calcext:value-type="float">
            <text:p>11.36953125</text:p>
          </table:table-cell>
        </table:table-row>
        <table:table-row table:style-name="ro1">
          <table:table-cell office:value-type="float" office:value="11412.597656" calcext:value-type="float">
            <text:p>11412.597656</text:p>
          </table:table-cell>
          <table:table-cell office:value-type="float" office:value="-96.149246" calcext:value-type="float">
            <text:p>-96.149246</text:p>
          </table:table-cell>
          <table:table-cell table:formula="of:=[.A266]/1000" office:value-type="float" office:value="11.412597656" calcext:value-type="float">
            <text:p>11.412597656</text:p>
          </table:table-cell>
        </table:table-row>
        <table:table-row table:style-name="ro1">
          <table:table-cell office:value-type="float" office:value="11455.664062" calcext:value-type="float">
            <text:p>11455.664062</text:p>
          </table:table-cell>
          <table:table-cell office:value-type="float" office:value="-95.651497" calcext:value-type="float">
            <text:p>-95.651497</text:p>
          </table:table-cell>
          <table:table-cell table:formula="of:=[.A267]/1000" office:value-type="float" office:value="11.455664062" calcext:value-type="float">
            <text:p>11.455664062</text:p>
          </table:table-cell>
        </table:table-row>
        <table:table-row table:style-name="ro1">
          <table:table-cell office:value-type="float" office:value="11498.730469" calcext:value-type="float">
            <text:p>11498.730469</text:p>
          </table:table-cell>
          <table:table-cell office:value-type="float" office:value="-96.255951" calcext:value-type="float">
            <text:p>-96.255951</text:p>
          </table:table-cell>
          <table:table-cell table:formula="of:=[.A268]/1000" office:value-type="float" office:value="11.498730469" calcext:value-type="float">
            <text:p>11.498730469</text:p>
          </table:table-cell>
        </table:table-row>
        <table:table-row table:style-name="ro1">
          <table:table-cell office:value-type="float" office:value="11541.796875" calcext:value-type="float">
            <text:p>11541.796875</text:p>
          </table:table-cell>
          <table:table-cell office:value-type="float" office:value="-95.688721" calcext:value-type="float">
            <text:p>-95.688721</text:p>
          </table:table-cell>
          <table:table-cell table:formula="of:=[.A269]/1000" office:value-type="float" office:value="11.541796875" calcext:value-type="float">
            <text:p>11.541796875</text:p>
          </table:table-cell>
        </table:table-row>
        <table:table-row table:style-name="ro1">
          <table:table-cell office:value-type="float" office:value="11584.863281" calcext:value-type="float">
            <text:p>11584.863281</text:p>
          </table:table-cell>
          <table:table-cell office:value-type="float" office:value="-96.420898" calcext:value-type="float">
            <text:p>-96.420898</text:p>
          </table:table-cell>
          <table:table-cell table:formula="of:=[.A270]/1000" office:value-type="float" office:value="11.584863281" calcext:value-type="float">
            <text:p>11.584863281</text:p>
          </table:table-cell>
        </table:table-row>
        <table:table-row table:style-name="ro1">
          <table:table-cell office:value-type="float" office:value="11627.929688" calcext:value-type="float">
            <text:p>11627.929688</text:p>
          </table:table-cell>
          <table:table-cell office:value-type="float" office:value="-96.104301" calcext:value-type="float">
            <text:p>-96.104301</text:p>
          </table:table-cell>
          <table:table-cell table:formula="of:=[.A271]/1000" office:value-type="float" office:value="11.627929688" calcext:value-type="float">
            <text:p>11.627929688</text:p>
          </table:table-cell>
        </table:table-row>
        <table:table-row table:style-name="ro1">
          <table:table-cell office:value-type="float" office:value="11670.996094" calcext:value-type="float">
            <text:p>11670.996094</text:p>
          </table:table-cell>
          <table:table-cell office:value-type="float" office:value="-95.828224" calcext:value-type="float">
            <text:p>-95.828224</text:p>
          </table:table-cell>
          <table:table-cell table:formula="of:=[.A272]/1000" office:value-type="float" office:value="11.670996094" calcext:value-type="float">
            <text:p>11.670996094</text:p>
          </table:table-cell>
        </table:table-row>
        <table:table-row table:style-name="ro1">
          <table:table-cell office:value-type="float" office:value="11714.0625" calcext:value-type="float">
            <text:p>11714.0625</text:p>
          </table:table-cell>
          <table:table-cell office:value-type="float" office:value="-95.553482" calcext:value-type="float">
            <text:p>-95.553482</text:p>
          </table:table-cell>
          <table:table-cell table:formula="of:=[.A273]/1000" office:value-type="float" office:value="11.7140625" calcext:value-type="float">
            <text:p>11.7140625</text:p>
          </table:table-cell>
        </table:table-row>
        <table:table-row table:style-name="ro1">
          <table:table-cell office:value-type="float" office:value="11757.128906" calcext:value-type="float">
            <text:p>11757.128906</text:p>
          </table:table-cell>
          <table:table-cell office:value-type="float" office:value="-96.372696" calcext:value-type="float">
            <text:p>-96.372696</text:p>
          </table:table-cell>
          <table:table-cell table:formula="of:=[.A274]/1000" office:value-type="float" office:value="11.757128906" calcext:value-type="float">
            <text:p>11.757128906</text:p>
          </table:table-cell>
        </table:table-row>
        <table:table-row table:style-name="ro1">
          <table:table-cell office:value-type="float" office:value="11800.195312" calcext:value-type="float">
            <text:p>11800.195312</text:p>
          </table:table-cell>
          <table:table-cell office:value-type="float" office:value="-95.890205" calcext:value-type="float">
            <text:p>-95.890205</text:p>
          </table:table-cell>
          <table:table-cell table:formula="of:=[.A275]/1000" office:value-type="float" office:value="11.800195312" calcext:value-type="float">
            <text:p>11.800195312</text:p>
          </table:table-cell>
        </table:table-row>
        <table:table-row table:style-name="ro1">
          <table:table-cell office:value-type="float" office:value="11843.261719" calcext:value-type="float">
            <text:p>11843.261719</text:p>
          </table:table-cell>
          <table:table-cell office:value-type="float" office:value="-95.000092" calcext:value-type="float">
            <text:p>-95.000092</text:p>
          </table:table-cell>
          <table:table-cell table:formula="of:=[.A276]/1000" office:value-type="float" office:value="11.843261719" calcext:value-type="float">
            <text:p>11.843261719</text:p>
          </table:table-cell>
        </table:table-row>
        <table:table-row table:style-name="ro1">
          <table:table-cell office:value-type="float" office:value="11886.328125" calcext:value-type="float">
            <text:p>11886.328125</text:p>
          </table:table-cell>
          <table:table-cell office:value-type="float" office:value="-95.685104" calcext:value-type="float">
            <text:p>-95.685104</text:p>
          </table:table-cell>
          <table:table-cell table:formula="of:=[.A277]/1000" office:value-type="float" office:value="11.886328125" calcext:value-type="float">
            <text:p>11.886328125</text:p>
          </table:table-cell>
        </table:table-row>
        <table:table-row table:style-name="ro1">
          <table:table-cell office:value-type="float" office:value="11929.394531" calcext:value-type="float">
            <text:p>11929.394531</text:p>
          </table:table-cell>
          <table:table-cell office:value-type="float" office:value="-95.324432" calcext:value-type="float">
            <text:p>-95.324432</text:p>
          </table:table-cell>
          <table:table-cell table:formula="of:=[.A278]/1000" office:value-type="float" office:value="11.929394531" calcext:value-type="float">
            <text:p>11.929394531</text:p>
          </table:table-cell>
        </table:table-row>
        <table:table-row table:style-name="ro1">
          <table:table-cell office:value-type="float" office:value="11972.460938" calcext:value-type="float">
            <text:p>11972.460938</text:p>
          </table:table-cell>
          <table:table-cell office:value-type="float" office:value="-95.825981" calcext:value-type="float">
            <text:p>-95.825981</text:p>
          </table:table-cell>
          <table:table-cell table:formula="of:=[.A279]/1000" office:value-type="float" office:value="11.972460938" calcext:value-type="float">
            <text:p>11.972460938</text:p>
          </table:table-cell>
        </table:table-row>
        <table:table-row table:style-name="ro1">
          <table:table-cell office:value-type="float" office:value="12015.527344" calcext:value-type="float">
            <text:p>12015.527344</text:p>
          </table:table-cell>
          <table:table-cell office:value-type="float" office:value="-95.59066" calcext:value-type="float">
            <text:p>-95.59066</text:p>
          </table:table-cell>
          <table:table-cell table:formula="of:=[.A280]/1000" office:value-type="float" office:value="12.015527344" calcext:value-type="float">
            <text:p>12.015527344</text:p>
          </table:table-cell>
        </table:table-row>
        <table:table-row table:style-name="ro1">
          <table:table-cell office:value-type="float" office:value="12058.59375" calcext:value-type="float">
            <text:p>12058.59375</text:p>
          </table:table-cell>
          <table:table-cell office:value-type="float" office:value="-95.79155" calcext:value-type="float">
            <text:p>-95.79155</text:p>
          </table:table-cell>
          <table:table-cell table:formula="of:=[.A281]/1000" office:value-type="float" office:value="12.05859375" calcext:value-type="float">
            <text:p>12.05859375</text:p>
          </table:table-cell>
        </table:table-row>
        <table:table-row table:style-name="ro1">
          <table:table-cell office:value-type="float" office:value="12101.660156" calcext:value-type="float">
            <text:p>12101.660156</text:p>
          </table:table-cell>
          <table:table-cell office:value-type="float" office:value="-95.403404" calcext:value-type="float">
            <text:p>-95.403404</text:p>
          </table:table-cell>
          <table:table-cell table:formula="of:=[.A282]/1000" office:value-type="float" office:value="12.101660156" calcext:value-type="float">
            <text:p>12.101660156</text:p>
          </table:table-cell>
        </table:table-row>
        <table:table-row table:style-name="ro1">
          <table:table-cell office:value-type="float" office:value="12144.726562" calcext:value-type="float">
            <text:p>12144.726562</text:p>
          </table:table-cell>
          <table:table-cell office:value-type="float" office:value="-95.472542" calcext:value-type="float">
            <text:p>-95.472542</text:p>
          </table:table-cell>
          <table:table-cell table:formula="of:=[.A283]/1000" office:value-type="float" office:value="12.144726562" calcext:value-type="float">
            <text:p>12.144726562</text:p>
          </table:table-cell>
        </table:table-row>
        <table:table-row table:style-name="ro1">
          <table:table-cell office:value-type="float" office:value="12187.792969" calcext:value-type="float">
            <text:p>12187.792969</text:p>
          </table:table-cell>
          <table:table-cell office:value-type="float" office:value="-96.530769" calcext:value-type="float">
            <text:p>-96.530769</text:p>
          </table:table-cell>
          <table:table-cell table:formula="of:=[.A284]/1000" office:value-type="float" office:value="12.187792969" calcext:value-type="float">
            <text:p>12.187792969</text:p>
          </table:table-cell>
        </table:table-row>
        <table:table-row table:style-name="ro1">
          <table:table-cell office:value-type="float" office:value="12230.859375" calcext:value-type="float">
            <text:p>12230.859375</text:p>
          </table:table-cell>
          <table:table-cell office:value-type="float" office:value="-95.486771" calcext:value-type="float">
            <text:p>-95.486771</text:p>
          </table:table-cell>
          <table:table-cell table:formula="of:=[.A285]/1000" office:value-type="float" office:value="12.230859375" calcext:value-type="float">
            <text:p>12.230859375</text:p>
          </table:table-cell>
        </table:table-row>
        <table:table-row table:style-name="ro1">
          <table:table-cell office:value-type="float" office:value="12273.925781" calcext:value-type="float">
            <text:p>12273.925781</text:p>
          </table:table-cell>
          <table:table-cell office:value-type="float" office:value="-95.463081" calcext:value-type="float">
            <text:p>-95.463081</text:p>
          </table:table-cell>
          <table:table-cell table:formula="of:=[.A286]/1000" office:value-type="float" office:value="12.273925781" calcext:value-type="float">
            <text:p>12.273925781</text:p>
          </table:table-cell>
        </table:table-row>
        <table:table-row table:style-name="ro1">
          <table:table-cell office:value-type="float" office:value="12316.992188" calcext:value-type="float">
            <text:p>12316.992188</text:p>
          </table:table-cell>
          <table:table-cell office:value-type="float" office:value="-96.108086" calcext:value-type="float">
            <text:p>-96.108086</text:p>
          </table:table-cell>
          <table:table-cell table:formula="of:=[.A287]/1000" office:value-type="float" office:value="12.316992188" calcext:value-type="float">
            <text:p>12.316992188</text:p>
          </table:table-cell>
        </table:table-row>
        <table:table-row table:style-name="ro1">
          <table:table-cell office:value-type="float" office:value="12360.058594" calcext:value-type="float">
            <text:p>12360.058594</text:p>
          </table:table-cell>
          <table:table-cell office:value-type="float" office:value="-96.022652" calcext:value-type="float">
            <text:p>-96.022652</text:p>
          </table:table-cell>
          <table:table-cell table:formula="of:=[.A288]/1000" office:value-type="float" office:value="12.360058594" calcext:value-type="float">
            <text:p>12.360058594</text:p>
          </table:table-cell>
        </table:table-row>
        <table:table-row table:style-name="ro1">
          <table:table-cell office:value-type="float" office:value="12403.125" calcext:value-type="float">
            <text:p>12403.125</text:p>
          </table:table-cell>
          <table:table-cell office:value-type="float" office:value="-95.658463" calcext:value-type="float">
            <text:p>-95.658463</text:p>
          </table:table-cell>
          <table:table-cell table:formula="of:=[.A289]/1000" office:value-type="float" office:value="12.403125" calcext:value-type="float">
            <text:p>12.403125</text:p>
          </table:table-cell>
        </table:table-row>
        <table:table-row table:style-name="ro1">
          <table:table-cell office:value-type="float" office:value="12446.191406" calcext:value-type="float">
            <text:p>12446.191406</text:p>
          </table:table-cell>
          <table:table-cell office:value-type="float" office:value="-95.96357" calcext:value-type="float">
            <text:p>-95.96357</text:p>
          </table:table-cell>
          <table:table-cell table:formula="of:=[.A290]/1000" office:value-type="float" office:value="12.446191406" calcext:value-type="float">
            <text:p>12.446191406</text:p>
          </table:table-cell>
        </table:table-row>
        <table:table-row table:style-name="ro1">
          <table:table-cell office:value-type="float" office:value="12489.257812" calcext:value-type="float">
            <text:p>12489.257812</text:p>
          </table:table-cell>
          <table:table-cell office:value-type="float" office:value="-96.396797" calcext:value-type="float">
            <text:p>-96.396797</text:p>
          </table:table-cell>
          <table:table-cell table:formula="of:=[.A291]/1000" office:value-type="float" office:value="12.489257812" calcext:value-type="float">
            <text:p>12.489257812</text:p>
          </table:table-cell>
        </table:table-row>
        <table:table-row table:style-name="ro1">
          <table:table-cell office:value-type="float" office:value="12532.324219" calcext:value-type="float">
            <text:p>12532.324219</text:p>
          </table:table-cell>
          <table:table-cell office:value-type="float" office:value="-95.924164" calcext:value-type="float">
            <text:p>-95.924164</text:p>
          </table:table-cell>
          <table:table-cell table:formula="of:=[.A292]/1000" office:value-type="float" office:value="12.532324219" calcext:value-type="float">
            <text:p>12.532324219</text:p>
          </table:table-cell>
        </table:table-row>
        <table:table-row table:style-name="ro1">
          <table:table-cell office:value-type="float" office:value="12575.390625" calcext:value-type="float">
            <text:p>12575.390625</text:p>
          </table:table-cell>
          <table:table-cell office:value-type="float" office:value="-95.773392" calcext:value-type="float">
            <text:p>-95.773392</text:p>
          </table:table-cell>
          <table:table-cell table:formula="of:=[.A293]/1000" office:value-type="float" office:value="12.575390625" calcext:value-type="float">
            <text:p>12.575390625</text:p>
          </table:table-cell>
        </table:table-row>
        <table:table-row table:style-name="ro1">
          <table:table-cell office:value-type="float" office:value="12618.457031" calcext:value-type="float">
            <text:p>12618.457031</text:p>
          </table:table-cell>
          <table:table-cell office:value-type="float" office:value="-96.041534" calcext:value-type="float">
            <text:p>-96.041534</text:p>
          </table:table-cell>
          <table:table-cell table:formula="of:=[.A294]/1000" office:value-type="float" office:value="12.618457031" calcext:value-type="float">
            <text:p>12.618457031</text:p>
          </table:table-cell>
        </table:table-row>
        <table:table-row table:style-name="ro1">
          <table:table-cell office:value-type="float" office:value="12661.523438" calcext:value-type="float">
            <text:p>12661.523438</text:p>
          </table:table-cell>
          <table:table-cell office:value-type="float" office:value="-95.811638" calcext:value-type="float">
            <text:p>-95.811638</text:p>
          </table:table-cell>
          <table:table-cell table:formula="of:=[.A295]/1000" office:value-type="float" office:value="12.661523438" calcext:value-type="float">
            <text:p>12.661523438</text:p>
          </table:table-cell>
        </table:table-row>
        <table:table-row table:style-name="ro1">
          <table:table-cell office:value-type="float" office:value="12704.589844" calcext:value-type="float">
            <text:p>12704.589844</text:p>
          </table:table-cell>
          <table:table-cell office:value-type="float" office:value="-95.320419" calcext:value-type="float">
            <text:p>-95.320419</text:p>
          </table:table-cell>
          <table:table-cell table:formula="of:=[.A296]/1000" office:value-type="float" office:value="12.704589844" calcext:value-type="float">
            <text:p>12.704589844</text:p>
          </table:table-cell>
        </table:table-row>
        <table:table-row table:style-name="ro1">
          <table:table-cell office:value-type="float" office:value="12747.65625" calcext:value-type="float">
            <text:p>12747.65625</text:p>
          </table:table-cell>
          <table:table-cell office:value-type="float" office:value="-95.586098" calcext:value-type="float">
            <text:p>-95.586098</text:p>
          </table:table-cell>
          <table:table-cell table:formula="of:=[.A297]/1000" office:value-type="float" office:value="12.74765625" calcext:value-type="float">
            <text:p>12.74765625</text:p>
          </table:table-cell>
        </table:table-row>
        <table:table-row table:style-name="ro1">
          <table:table-cell office:value-type="float" office:value="12790.722656" calcext:value-type="float">
            <text:p>12790.722656</text:p>
          </table:table-cell>
          <table:table-cell office:value-type="float" office:value="-95.990623" calcext:value-type="float">
            <text:p>-95.990623</text:p>
          </table:table-cell>
          <table:table-cell table:formula="of:=[.A298]/1000" office:value-type="float" office:value="12.790722656" calcext:value-type="float">
            <text:p>12.790722656</text:p>
          </table:table-cell>
        </table:table-row>
        <table:table-row table:style-name="ro1">
          <table:table-cell office:value-type="float" office:value="12833.789062" calcext:value-type="float">
            <text:p>12833.789062</text:p>
          </table:table-cell>
          <table:table-cell office:value-type="float" office:value="-95.599365" calcext:value-type="float">
            <text:p>-95.599365</text:p>
          </table:table-cell>
          <table:table-cell table:formula="of:=[.A299]/1000" office:value-type="float" office:value="12.833789062" calcext:value-type="float">
            <text:p>12.833789062</text:p>
          </table:table-cell>
        </table:table-row>
        <table:table-row table:style-name="ro1">
          <table:table-cell office:value-type="float" office:value="12876.855469" calcext:value-type="float">
            <text:p>12876.855469</text:p>
          </table:table-cell>
          <table:table-cell office:value-type="float" office:value="-93.069489" calcext:value-type="float">
            <text:p>-93.069489</text:p>
          </table:table-cell>
          <table:table-cell table:formula="of:=[.A300]/1000" office:value-type="float" office:value="12.876855469" calcext:value-type="float">
            <text:p>12.876855469</text:p>
          </table:table-cell>
        </table:table-row>
        <table:table-row table:style-name="ro1">
          <table:table-cell office:value-type="float" office:value="12919.921875" calcext:value-type="float">
            <text:p>12919.921875</text:p>
          </table:table-cell>
          <table:table-cell office:value-type="float" office:value="-82.9963" calcext:value-type="float">
            <text:p>-82.9963</text:p>
          </table:table-cell>
          <table:table-cell table:formula="of:=[.A301]/1000" office:value-type="float" office:value="12.919921875" calcext:value-type="float">
            <text:p>12.919921875</text:p>
          </table:table-cell>
        </table:table-row>
        <table:table-row table:style-name="ro1">
          <table:table-cell office:value-type="float" office:value="12962.988281" calcext:value-type="float">
            <text:p>12962.988281</text:p>
          </table:table-cell>
          <table:table-cell office:value-type="float" office:value="-83.829964" calcext:value-type="float">
            <text:p>-83.829964</text:p>
          </table:table-cell>
          <table:table-cell table:formula="of:=[.A302]/1000" office:value-type="float" office:value="12.962988281" calcext:value-type="float">
            <text:p>12.962988281</text:p>
          </table:table-cell>
        </table:table-row>
        <table:table-row table:style-name="ro1">
          <table:table-cell office:value-type="float" office:value="13006.054688" calcext:value-type="float">
            <text:p>13006.054688</text:p>
          </table:table-cell>
          <table:table-cell office:value-type="float" office:value="-94.307457" calcext:value-type="float">
            <text:p>-94.307457</text:p>
          </table:table-cell>
          <table:table-cell table:formula="of:=[.A303]/1000" office:value-type="float" office:value="13.006054688" calcext:value-type="float">
            <text:p>13.006054688</text:p>
          </table:table-cell>
        </table:table-row>
        <table:table-row table:style-name="ro1">
          <table:table-cell office:value-type="float" office:value="13049.121094" calcext:value-type="float">
            <text:p>13049.121094</text:p>
          </table:table-cell>
          <table:table-cell office:value-type="float" office:value="-95.650185" calcext:value-type="float">
            <text:p>-95.650185</text:p>
          </table:table-cell>
          <table:table-cell table:formula="of:=[.A304]/1000" office:value-type="float" office:value="13.049121094" calcext:value-type="float">
            <text:p>13.049121094</text:p>
          </table:table-cell>
        </table:table-row>
        <table:table-row table:style-name="ro1">
          <table:table-cell office:value-type="float" office:value="13092.1875" calcext:value-type="float">
            <text:p>13092.1875</text:p>
          </table:table-cell>
          <table:table-cell office:value-type="float" office:value="-95.653732" calcext:value-type="float">
            <text:p>-95.653732</text:p>
          </table:table-cell>
          <table:table-cell table:formula="of:=[.A305]/1000" office:value-type="float" office:value="13.0921875" calcext:value-type="float">
            <text:p>13.0921875</text:p>
          </table:table-cell>
        </table:table-row>
        <table:table-row table:style-name="ro1">
          <table:table-cell office:value-type="float" office:value="13135.253906" calcext:value-type="float">
            <text:p>13135.253906</text:p>
          </table:table-cell>
          <table:table-cell office:value-type="float" office:value="-96.120567" calcext:value-type="float">
            <text:p>-96.120567</text:p>
          </table:table-cell>
          <table:table-cell table:formula="of:=[.A306]/1000" office:value-type="float" office:value="13.135253906" calcext:value-type="float">
            <text:p>13.135253906</text:p>
          </table:table-cell>
        </table:table-row>
        <table:table-row table:style-name="ro1">
          <table:table-cell office:value-type="float" office:value="13178.320312" calcext:value-type="float">
            <text:p>13178.320312</text:p>
          </table:table-cell>
          <table:table-cell office:value-type="float" office:value="-96.13752" calcext:value-type="float">
            <text:p>-96.13752</text:p>
          </table:table-cell>
          <table:table-cell table:formula="of:=[.A307]/1000" office:value-type="float" office:value="13.178320312" calcext:value-type="float">
            <text:p>13.178320312</text:p>
          </table:table-cell>
        </table:table-row>
        <table:table-row table:style-name="ro1">
          <table:table-cell office:value-type="float" office:value="13221.386719" calcext:value-type="float">
            <text:p>13221.386719</text:p>
          </table:table-cell>
          <table:table-cell office:value-type="float" office:value="-95.807037" calcext:value-type="float">
            <text:p>-95.807037</text:p>
          </table:table-cell>
          <table:table-cell table:formula="of:=[.A308]/1000" office:value-type="float" office:value="13.221386719" calcext:value-type="float">
            <text:p>13.221386719</text:p>
          </table:table-cell>
        </table:table-row>
        <table:table-row table:style-name="ro1">
          <table:table-cell office:value-type="float" office:value="13264.453125" calcext:value-type="float">
            <text:p>13264.453125</text:p>
          </table:table-cell>
          <table:table-cell office:value-type="float" office:value="-95.701523" calcext:value-type="float">
            <text:p>-95.701523</text:p>
          </table:table-cell>
          <table:table-cell table:formula="of:=[.A309]/1000" office:value-type="float" office:value="13.264453125" calcext:value-type="float">
            <text:p>13.264453125</text:p>
          </table:table-cell>
        </table:table-row>
        <table:table-row table:style-name="ro1">
          <table:table-cell office:value-type="float" office:value="13307.519531" calcext:value-type="float">
            <text:p>13307.519531</text:p>
          </table:table-cell>
          <table:table-cell office:value-type="float" office:value="-95.733429" calcext:value-type="float">
            <text:p>-95.733429</text:p>
          </table:table-cell>
          <table:table-cell table:formula="of:=[.A310]/1000" office:value-type="float" office:value="13.307519531" calcext:value-type="float">
            <text:p>13.307519531</text:p>
          </table:table-cell>
        </table:table-row>
        <table:table-row table:style-name="ro1">
          <table:table-cell office:value-type="float" office:value="13350.585938" calcext:value-type="float">
            <text:p>13350.585938</text:p>
          </table:table-cell>
          <table:table-cell office:value-type="float" office:value="-95.454994" calcext:value-type="float">
            <text:p>-95.454994</text:p>
          </table:table-cell>
          <table:table-cell table:formula="of:=[.A311]/1000" office:value-type="float" office:value="13.350585938" calcext:value-type="float">
            <text:p>13.350585938</text:p>
          </table:table-cell>
        </table:table-row>
        <table:table-row table:style-name="ro1">
          <table:table-cell office:value-type="float" office:value="13393.652344" calcext:value-type="float">
            <text:p>13393.652344</text:p>
          </table:table-cell>
          <table:table-cell office:value-type="float" office:value="-95.424461" calcext:value-type="float">
            <text:p>-95.424461</text:p>
          </table:table-cell>
          <table:table-cell table:formula="of:=[.A312]/1000" office:value-type="float" office:value="13.393652344" calcext:value-type="float">
            <text:p>13.393652344</text:p>
          </table:table-cell>
        </table:table-row>
        <table:table-row table:style-name="ro1">
          <table:table-cell office:value-type="float" office:value="13436.71875" calcext:value-type="float">
            <text:p>13436.71875</text:p>
          </table:table-cell>
          <table:table-cell office:value-type="float" office:value="-95.529701" calcext:value-type="float">
            <text:p>-95.529701</text:p>
          </table:table-cell>
          <table:table-cell table:formula="of:=[.A313]/1000" office:value-type="float" office:value="13.43671875" calcext:value-type="float">
            <text:p>13.43671875</text:p>
          </table:table-cell>
        </table:table-row>
        <table:table-row table:style-name="ro1">
          <table:table-cell office:value-type="float" office:value="13479.785156" calcext:value-type="float">
            <text:p>13479.785156</text:p>
          </table:table-cell>
          <table:table-cell office:value-type="float" office:value="-95.168091" calcext:value-type="float">
            <text:p>-95.168091</text:p>
          </table:table-cell>
          <table:table-cell table:formula="of:=[.A314]/1000" office:value-type="float" office:value="13.479785156" calcext:value-type="float">
            <text:p>13.479785156</text:p>
          </table:table-cell>
        </table:table-row>
        <table:table-row table:style-name="ro1">
          <table:table-cell office:value-type="float" office:value="13522.851562" calcext:value-type="float">
            <text:p>13522.851562</text:p>
          </table:table-cell>
          <table:table-cell office:value-type="float" office:value="-92.363815" calcext:value-type="float">
            <text:p>-92.363815</text:p>
          </table:table-cell>
          <table:table-cell table:formula="of:=[.A315]/1000" office:value-type="float" office:value="13.522851562" calcext:value-type="float">
            <text:p>13.522851562</text:p>
          </table:table-cell>
        </table:table-row>
        <table:table-row table:style-name="ro1">
          <table:table-cell office:value-type="float" office:value="13565.917969" calcext:value-type="float">
            <text:p>13565.917969</text:p>
          </table:table-cell>
          <table:table-cell office:value-type="float" office:value="-86.295326" calcext:value-type="float">
            <text:p>-86.295326</text:p>
          </table:table-cell>
          <table:table-cell table:formula="of:=[.A316]/1000" office:value-type="float" office:value="13.565917969" calcext:value-type="float">
            <text:p>13.565917969</text:p>
          </table:table-cell>
        </table:table-row>
        <table:table-row table:style-name="ro1">
          <table:table-cell office:value-type="float" office:value="13608.984375" calcext:value-type="float">
            <text:p>13608.984375</text:p>
          </table:table-cell>
          <table:table-cell office:value-type="float" office:value="-83.407997" calcext:value-type="float">
            <text:p>-83.407997</text:p>
          </table:table-cell>
          <table:table-cell table:formula="of:=[.A317]/1000" office:value-type="float" office:value="13.608984375" calcext:value-type="float">
            <text:p>13.608984375</text:p>
          </table:table-cell>
        </table:table-row>
        <table:table-row table:style-name="ro1">
          <table:table-cell office:value-type="float" office:value="13652.050781" calcext:value-type="float">
            <text:p>13652.050781</text:p>
          </table:table-cell>
          <table:table-cell office:value-type="float" office:value="-84.388992" calcext:value-type="float">
            <text:p>-84.388992</text:p>
          </table:table-cell>
          <table:table-cell table:formula="of:=[.A318]/1000" office:value-type="float" office:value="13.652050781" calcext:value-type="float">
            <text:p>13.652050781</text:p>
          </table:table-cell>
        </table:table-row>
        <table:table-row table:style-name="ro1">
          <table:table-cell office:value-type="float" office:value="13695.117188" calcext:value-type="float">
            <text:p>13695.117188</text:p>
          </table:table-cell>
          <table:table-cell office:value-type="float" office:value="-89.718239" calcext:value-type="float">
            <text:p>-89.718239</text:p>
          </table:table-cell>
          <table:table-cell table:formula="of:=[.A319]/1000" office:value-type="float" office:value="13.695117188" calcext:value-type="float">
            <text:p>13.695117188</text:p>
          </table:table-cell>
        </table:table-row>
        <table:table-row table:style-name="ro1">
          <table:table-cell office:value-type="float" office:value="13738.183594" calcext:value-type="float">
            <text:p>13738.183594</text:p>
          </table:table-cell>
          <table:table-cell office:value-type="float" office:value="-94.83831" calcext:value-type="float">
            <text:p>-94.83831</text:p>
          </table:table-cell>
          <table:table-cell table:formula="of:=[.A320]/1000" office:value-type="float" office:value="13.738183594" calcext:value-type="float">
            <text:p>13.738183594</text:p>
          </table:table-cell>
        </table:table-row>
        <table:table-row table:style-name="ro1">
          <table:table-cell office:value-type="float" office:value="13781.25" calcext:value-type="float">
            <text:p>13781.25</text:p>
          </table:table-cell>
          <table:table-cell office:value-type="float" office:value="-95.281677" calcext:value-type="float">
            <text:p>-95.281677</text:p>
          </table:table-cell>
          <table:table-cell table:formula="of:=[.A321]/1000" office:value-type="float" office:value="13.78125" calcext:value-type="float">
            <text:p>13.78125</text:p>
          </table:table-cell>
        </table:table-row>
        <table:table-row table:style-name="ro1">
          <table:table-cell office:value-type="float" office:value="13824.316406" calcext:value-type="float">
            <text:p>13824.316406</text:p>
          </table:table-cell>
          <table:table-cell office:value-type="float" office:value="-95.747543" calcext:value-type="float">
            <text:p>-95.747543</text:p>
          </table:table-cell>
          <table:table-cell table:formula="of:=[.A322]/1000" office:value-type="float" office:value="13.824316406" calcext:value-type="float">
            <text:p>13.824316406</text:p>
          </table:table-cell>
        </table:table-row>
        <table:table-row table:style-name="ro1">
          <table:table-cell office:value-type="float" office:value="13867.382812" calcext:value-type="float">
            <text:p>13867.382812</text:p>
          </table:table-cell>
          <table:table-cell office:value-type="float" office:value="-95.873039" calcext:value-type="float">
            <text:p>-95.873039</text:p>
          </table:table-cell>
          <table:table-cell table:formula="of:=[.A323]/1000" office:value-type="float" office:value="13.867382812" calcext:value-type="float">
            <text:p>13.867382812</text:p>
          </table:table-cell>
        </table:table-row>
        <table:table-row table:style-name="ro1">
          <table:table-cell office:value-type="float" office:value="13910.449219" calcext:value-type="float">
            <text:p>13910.449219</text:p>
          </table:table-cell>
          <table:table-cell office:value-type="float" office:value="-95.538544" calcext:value-type="float">
            <text:p>-95.538544</text:p>
          </table:table-cell>
          <table:table-cell table:formula="of:=[.A324]/1000" office:value-type="float" office:value="13.910449219" calcext:value-type="float">
            <text:p>13.910449219</text:p>
          </table:table-cell>
        </table:table-row>
        <table:table-row table:style-name="ro1">
          <table:table-cell office:value-type="float" office:value="13953.515625" calcext:value-type="float">
            <text:p>13953.515625</text:p>
          </table:table-cell>
          <table:table-cell office:value-type="float" office:value="-95.479523" calcext:value-type="float">
            <text:p>-95.479523</text:p>
          </table:table-cell>
          <table:table-cell table:formula="of:=[.A325]/1000" office:value-type="float" office:value="13.953515625" calcext:value-type="float">
            <text:p>13.953515625</text:p>
          </table:table-cell>
        </table:table-row>
        <table:table-row table:style-name="ro1">
          <table:table-cell office:value-type="float" office:value="13996.582031" calcext:value-type="float">
            <text:p>13996.582031</text:p>
          </table:table-cell>
          <table:table-cell office:value-type="float" office:value="-95.812286" calcext:value-type="float">
            <text:p>-95.812286</text:p>
          </table:table-cell>
          <table:table-cell table:formula="of:=[.A326]/1000" office:value-type="float" office:value="13.996582031" calcext:value-type="float">
            <text:p>13.996582031</text:p>
          </table:table-cell>
        </table:table-row>
        <table:table-row table:style-name="ro1">
          <table:table-cell office:value-type="float" office:value="14039.648438" calcext:value-type="float">
            <text:p>14039.648438</text:p>
          </table:table-cell>
          <table:table-cell office:value-type="float" office:value="-95.584633" calcext:value-type="float">
            <text:p>-95.584633</text:p>
          </table:table-cell>
          <table:table-cell table:formula="of:=[.A327]/1000" office:value-type="float" office:value="14.039648438" calcext:value-type="float">
            <text:p>14.039648438</text:p>
          </table:table-cell>
        </table:table-row>
        <table:table-row table:style-name="ro1">
          <table:table-cell office:value-type="float" office:value="14082.714844" calcext:value-type="float">
            <text:p>14082.714844</text:p>
          </table:table-cell>
          <table:table-cell office:value-type="float" office:value="-96.511055" calcext:value-type="float">
            <text:p>-96.511055</text:p>
          </table:table-cell>
          <table:table-cell table:formula="of:=[.A328]/1000" office:value-type="float" office:value="14.082714844" calcext:value-type="float">
            <text:p>14.082714844</text:p>
          </table:table-cell>
        </table:table-row>
        <table:table-row table:style-name="ro1">
          <table:table-cell office:value-type="float" office:value="14125.78125" calcext:value-type="float">
            <text:p>14125.78125</text:p>
          </table:table-cell>
          <table:table-cell office:value-type="float" office:value="-95.668839" calcext:value-type="float">
            <text:p>-95.668839</text:p>
          </table:table-cell>
          <table:table-cell table:formula="of:=[.A329]/1000" office:value-type="float" office:value="14.12578125" calcext:value-type="float">
            <text:p>14.12578125</text:p>
          </table:table-cell>
        </table:table-row>
        <table:table-row table:style-name="ro1">
          <table:table-cell office:value-type="float" office:value="14168.847656" calcext:value-type="float">
            <text:p>14168.847656</text:p>
          </table:table-cell>
          <table:table-cell office:value-type="float" office:value="-95.654732" calcext:value-type="float">
            <text:p>-95.654732</text:p>
          </table:table-cell>
          <table:table-cell table:formula="of:=[.A330]/1000" office:value-type="float" office:value="14.168847656" calcext:value-type="float">
            <text:p>14.168847656</text:p>
          </table:table-cell>
        </table:table-row>
        <table:table-row table:style-name="ro1">
          <table:table-cell office:value-type="float" office:value="14211.914062" calcext:value-type="float">
            <text:p>14211.914062</text:p>
          </table:table-cell>
          <table:table-cell office:value-type="float" office:value="-95.223541" calcext:value-type="float">
            <text:p>-95.223541</text:p>
          </table:table-cell>
          <table:table-cell table:formula="of:=[.A331]/1000" office:value-type="float" office:value="14.211914062" calcext:value-type="float">
            <text:p>14.211914062</text:p>
          </table:table-cell>
        </table:table-row>
        <table:table-row table:style-name="ro1">
          <table:table-cell office:value-type="float" office:value="14254.980469" calcext:value-type="float">
            <text:p>14254.980469</text:p>
          </table:table-cell>
          <table:table-cell office:value-type="float" office:value="-95.974525" calcext:value-type="float">
            <text:p>-95.974525</text:p>
          </table:table-cell>
          <table:table-cell table:formula="of:=[.A332]/1000" office:value-type="float" office:value="14.254980469" calcext:value-type="float">
            <text:p>14.254980469</text:p>
          </table:table-cell>
        </table:table-row>
        <table:table-row table:style-name="ro1">
          <table:table-cell office:value-type="float" office:value="14298.046875" calcext:value-type="float">
            <text:p>14298.046875</text:p>
          </table:table-cell>
          <table:table-cell office:value-type="float" office:value="-95.260925" calcext:value-type="float">
            <text:p>-95.260925</text:p>
          </table:table-cell>
          <table:table-cell table:formula="of:=[.A333]/1000" office:value-type="float" office:value="14.298046875" calcext:value-type="float">
            <text:p>14.298046875</text:p>
          </table:table-cell>
        </table:table-row>
        <table:table-row table:style-name="ro1">
          <table:table-cell office:value-type="float" office:value="14341.113281" calcext:value-type="float">
            <text:p>14341.113281</text:p>
          </table:table-cell>
          <table:table-cell office:value-type="float" office:value="-95.759514" calcext:value-type="float">
            <text:p>-95.759514</text:p>
          </table:table-cell>
          <table:table-cell table:formula="of:=[.A334]/1000" office:value-type="float" office:value="14.341113281" calcext:value-type="float">
            <text:p>14.341113281</text:p>
          </table:table-cell>
        </table:table-row>
        <table:table-row table:style-name="ro1">
          <table:table-cell office:value-type="float" office:value="14384.179688" calcext:value-type="float">
            <text:p>14384.179688</text:p>
          </table:table-cell>
          <table:table-cell office:value-type="float" office:value="-95.492691" calcext:value-type="float">
            <text:p>-95.492691</text:p>
          </table:table-cell>
          <table:table-cell table:formula="of:=[.A335]/1000" office:value-type="float" office:value="14.384179688" calcext:value-type="float">
            <text:p>14.384179688</text:p>
          </table:table-cell>
        </table:table-row>
        <table:table-row table:style-name="ro1">
          <table:table-cell office:value-type="float" office:value="14427.246094" calcext:value-type="float">
            <text:p>14427.246094</text:p>
          </table:table-cell>
          <table:table-cell office:value-type="float" office:value="-95.392525" calcext:value-type="float">
            <text:p>-95.392525</text:p>
          </table:table-cell>
          <table:table-cell table:formula="of:=[.A336]/1000" office:value-type="float" office:value="14.427246094" calcext:value-type="float">
            <text:p>14.427246094</text:p>
          </table:table-cell>
        </table:table-row>
        <table:table-row table:style-name="ro1">
          <table:table-cell office:value-type="float" office:value="14470.3125" calcext:value-type="float">
            <text:p>14470.3125</text:p>
          </table:table-cell>
          <table:table-cell office:value-type="float" office:value="-95.471588" calcext:value-type="float">
            <text:p>-95.471588</text:p>
          </table:table-cell>
          <table:table-cell table:formula="of:=[.A337]/1000" office:value-type="float" office:value="14.4703125" calcext:value-type="float">
            <text:p>14.4703125</text:p>
          </table:table-cell>
        </table:table-row>
        <table:table-row table:style-name="ro1">
          <table:table-cell office:value-type="float" office:value="14513.378906" calcext:value-type="float">
            <text:p>14513.378906</text:p>
          </table:table-cell>
          <table:table-cell office:value-type="float" office:value="-95.483879" calcext:value-type="float">
            <text:p>-95.483879</text:p>
          </table:table-cell>
          <table:table-cell table:formula="of:=[.A338]/1000" office:value-type="float" office:value="14.513378906" calcext:value-type="float">
            <text:p>14.513378906</text:p>
          </table:table-cell>
        </table:table-row>
        <table:table-row table:style-name="ro1">
          <table:table-cell office:value-type="float" office:value="14556.445312" calcext:value-type="float">
            <text:p>14556.445312</text:p>
          </table:table-cell>
          <table:table-cell office:value-type="float" office:value="-95.378067" calcext:value-type="float">
            <text:p>-95.378067</text:p>
          </table:table-cell>
          <table:table-cell table:formula="of:=[.A339]/1000" office:value-type="float" office:value="14.556445312" calcext:value-type="float">
            <text:p>14.556445312</text:p>
          </table:table-cell>
        </table:table-row>
        <table:table-row table:style-name="ro1">
          <table:table-cell office:value-type="float" office:value="14599.511719" calcext:value-type="float">
            <text:p>14599.511719</text:p>
          </table:table-cell>
          <table:table-cell office:value-type="float" office:value="-95.541344" calcext:value-type="float">
            <text:p>-95.541344</text:p>
          </table:table-cell>
          <table:table-cell table:formula="of:=[.A340]/1000" office:value-type="float" office:value="14.599511719" calcext:value-type="float">
            <text:p>14.599511719</text:p>
          </table:table-cell>
        </table:table-row>
        <table:table-row table:style-name="ro1">
          <table:table-cell office:value-type="float" office:value="14642.578125" calcext:value-type="float">
            <text:p>14642.578125</text:p>
          </table:table-cell>
          <table:table-cell office:value-type="float" office:value="-95.81456" calcext:value-type="float">
            <text:p>-95.81456</text:p>
          </table:table-cell>
          <table:table-cell table:formula="of:=[.A341]/1000" office:value-type="float" office:value="14.642578125" calcext:value-type="float">
            <text:p>14.642578125</text:p>
          </table:table-cell>
        </table:table-row>
        <table:table-row table:style-name="ro1">
          <table:table-cell office:value-type="float" office:value="14685.644531" calcext:value-type="float">
            <text:p>14685.644531</text:p>
          </table:table-cell>
          <table:table-cell office:value-type="float" office:value="-95.273743" calcext:value-type="float">
            <text:p>-95.273743</text:p>
          </table:table-cell>
          <table:table-cell table:formula="of:=[.A342]/1000" office:value-type="float" office:value="14.685644531" calcext:value-type="float">
            <text:p>14.685644531</text:p>
          </table:table-cell>
        </table:table-row>
        <table:table-row table:style-name="ro1">
          <table:table-cell office:value-type="float" office:value="14728.710938" calcext:value-type="float">
            <text:p>14728.710938</text:p>
          </table:table-cell>
          <table:table-cell office:value-type="float" office:value="-95.250778" calcext:value-type="float">
            <text:p>-95.250778</text:p>
          </table:table-cell>
          <table:table-cell table:formula="of:=[.A343]/1000" office:value-type="float" office:value="14.728710938" calcext:value-type="float">
            <text:p>14.728710938</text:p>
          </table:table-cell>
        </table:table-row>
        <table:table-row table:style-name="ro1">
          <table:table-cell office:value-type="float" office:value="14771.777344" calcext:value-type="float">
            <text:p>14771.777344</text:p>
          </table:table-cell>
          <table:table-cell office:value-type="float" office:value="-95.718018" calcext:value-type="float">
            <text:p>-95.718018</text:p>
          </table:table-cell>
          <table:table-cell table:formula="of:=[.A344]/1000" office:value-type="float" office:value="14.771777344" calcext:value-type="float">
            <text:p>14.771777344</text:p>
          </table:table-cell>
        </table:table-row>
        <table:table-row table:style-name="ro1">
          <table:table-cell office:value-type="float" office:value="14814.84375" calcext:value-type="float">
            <text:p>14814.84375</text:p>
          </table:table-cell>
          <table:table-cell office:value-type="float" office:value="-95.737457" calcext:value-type="float">
            <text:p>-95.737457</text:p>
          </table:table-cell>
          <table:table-cell table:formula="of:=[.A345]/1000" office:value-type="float" office:value="14.81484375" calcext:value-type="float">
            <text:p>14.81484375</text:p>
          </table:table-cell>
        </table:table-row>
        <table:table-row table:style-name="ro1">
          <table:table-cell office:value-type="float" office:value="14857.910156" calcext:value-type="float">
            <text:p>14857.910156</text:p>
          </table:table-cell>
          <table:table-cell office:value-type="float" office:value="-94.854012" calcext:value-type="float">
            <text:p>-94.854012</text:p>
          </table:table-cell>
          <table:table-cell table:formula="of:=[.A346]/1000" office:value-type="float" office:value="14.857910156" calcext:value-type="float">
            <text:p>14.857910156</text:p>
          </table:table-cell>
        </table:table-row>
        <table:table-row table:style-name="ro1">
          <table:table-cell office:value-type="float" office:value="14900.976562" calcext:value-type="float">
            <text:p>14900.976562</text:p>
          </table:table-cell>
          <table:table-cell office:value-type="float" office:value="-87.585365" calcext:value-type="float">
            <text:p>-87.585365</text:p>
          </table:table-cell>
          <table:table-cell table:formula="of:=[.A347]/1000" office:value-type="float" office:value="14.900976562" calcext:value-type="float">
            <text:p>14.900976562</text:p>
          </table:table-cell>
        </table:table-row>
        <table:table-row table:style-name="ro1">
          <table:table-cell office:value-type="float" office:value="14944.042969" calcext:value-type="float">
            <text:p>14944.042969</text:p>
          </table:table-cell>
          <table:table-cell office:value-type="float" office:value="-86.018936" calcext:value-type="float">
            <text:p>-86.018936</text:p>
          </table:table-cell>
          <table:table-cell table:formula="of:=[.A348]/1000" office:value-type="float" office:value="14.944042969" calcext:value-type="float">
            <text:p>14.944042969</text:p>
          </table:table-cell>
        </table:table-row>
        <table:table-row table:style-name="ro1">
          <table:table-cell office:value-type="float" office:value="14987.109375" calcext:value-type="float">
            <text:p>14987.109375</text:p>
          </table:table-cell>
          <table:table-cell office:value-type="float" office:value="-93.509758" calcext:value-type="float">
            <text:p>-93.509758</text:p>
          </table:table-cell>
          <table:table-cell table:formula="of:=[.A349]/1000" office:value-type="float" office:value="14.987109375" calcext:value-type="float">
            <text:p>14.987109375</text:p>
          </table:table-cell>
        </table:table-row>
        <table:table-row table:style-name="ro1">
          <table:table-cell office:value-type="float" office:value="15030.175781" calcext:value-type="float">
            <text:p>15030.175781</text:p>
          </table:table-cell>
          <table:table-cell office:value-type="float" office:value="-95.537872" calcext:value-type="float">
            <text:p>-95.537872</text:p>
          </table:table-cell>
          <table:table-cell table:formula="of:=[.A350]/1000" office:value-type="float" office:value="15.030175781" calcext:value-type="float">
            <text:p>15.030175781</text:p>
          </table:table-cell>
        </table:table-row>
        <table:table-row table:style-name="ro1">
          <table:table-cell office:value-type="float" office:value="15073.242188" calcext:value-type="float">
            <text:p>15073.242188</text:p>
          </table:table-cell>
          <table:table-cell office:value-type="float" office:value="-95.668907" calcext:value-type="float">
            <text:p>-95.668907</text:p>
          </table:table-cell>
          <table:table-cell table:formula="of:=[.A351]/1000" office:value-type="float" office:value="15.073242188" calcext:value-type="float">
            <text:p>15.073242188</text:p>
          </table:table-cell>
        </table:table-row>
        <table:table-row table:style-name="ro1">
          <table:table-cell office:value-type="float" office:value="15116.308594" calcext:value-type="float">
            <text:p>15116.308594</text:p>
          </table:table-cell>
          <table:table-cell office:value-type="float" office:value="-95.239128" calcext:value-type="float">
            <text:p>-95.239128</text:p>
          </table:table-cell>
          <table:table-cell table:formula="of:=[.A352]/1000" office:value-type="float" office:value="15.116308594" calcext:value-type="float">
            <text:p>15.116308594</text:p>
          </table:table-cell>
        </table:table-row>
        <table:table-row table:style-name="ro1">
          <table:table-cell office:value-type="float" office:value="15159.375" calcext:value-type="float">
            <text:p>15159.375</text:p>
          </table:table-cell>
          <table:table-cell office:value-type="float" office:value="-95.31382" calcext:value-type="float">
            <text:p>-95.31382</text:p>
          </table:table-cell>
          <table:table-cell table:formula="of:=[.A353]/1000" office:value-type="float" office:value="15.159375" calcext:value-type="float">
            <text:p>15.159375</text:p>
          </table:table-cell>
        </table:table-row>
        <table:table-row table:style-name="ro1">
          <table:table-cell office:value-type="float" office:value="15202.441406" calcext:value-type="float">
            <text:p>15202.441406</text:p>
          </table:table-cell>
          <table:table-cell office:value-type="float" office:value="-94.936714" calcext:value-type="float">
            <text:p>-94.936714</text:p>
          </table:table-cell>
          <table:table-cell table:formula="of:=[.A354]/1000" office:value-type="float" office:value="15.202441406" calcext:value-type="float">
            <text:p>15.202441406</text:p>
          </table:table-cell>
        </table:table-row>
        <table:table-row table:style-name="ro1">
          <table:table-cell office:value-type="float" office:value="15245.507812" calcext:value-type="float">
            <text:p>15245.507812</text:p>
          </table:table-cell>
          <table:table-cell office:value-type="float" office:value="-95.519623" calcext:value-type="float">
            <text:p>-95.519623</text:p>
          </table:table-cell>
          <table:table-cell table:formula="of:=[.A355]/1000" office:value-type="float" office:value="15.245507812" calcext:value-type="float">
            <text:p>15.245507812</text:p>
          </table:table-cell>
        </table:table-row>
        <table:table-row table:style-name="ro1">
          <table:table-cell office:value-type="float" office:value="15288.574219" calcext:value-type="float">
            <text:p>15288.574219</text:p>
          </table:table-cell>
          <table:table-cell office:value-type="float" office:value="-95.344254" calcext:value-type="float">
            <text:p>-95.344254</text:p>
          </table:table-cell>
          <table:table-cell table:formula="of:=[.A356]/1000" office:value-type="float" office:value="15.288574219" calcext:value-type="float">
            <text:p>15.288574219</text:p>
          </table:table-cell>
        </table:table-row>
        <table:table-row table:style-name="ro1">
          <table:table-cell office:value-type="float" office:value="15331.640625" calcext:value-type="float">
            <text:p>15331.640625</text:p>
          </table:table-cell>
          <table:table-cell office:value-type="float" office:value="-95.494331" calcext:value-type="float">
            <text:p>-95.494331</text:p>
          </table:table-cell>
          <table:table-cell table:formula="of:=[.A357]/1000" office:value-type="float" office:value="15.331640625" calcext:value-type="float">
            <text:p>15.331640625</text:p>
          </table:table-cell>
        </table:table-row>
        <table:table-row table:style-name="ro1">
          <table:table-cell office:value-type="float" office:value="15374.707031" calcext:value-type="float">
            <text:p>15374.707031</text:p>
          </table:table-cell>
          <table:table-cell office:value-type="float" office:value="-96.284775" calcext:value-type="float">
            <text:p>-96.284775</text:p>
          </table:table-cell>
          <table:table-cell table:formula="of:=[.A358]/1000" office:value-type="float" office:value="15.374707031" calcext:value-type="float">
            <text:p>15.374707031</text:p>
          </table:table-cell>
        </table:table-row>
        <table:table-row table:style-name="ro1">
          <table:table-cell office:value-type="float" office:value="15417.773438" calcext:value-type="float">
            <text:p>15417.773438</text:p>
          </table:table-cell>
          <table:table-cell office:value-type="float" office:value="-96.096893" calcext:value-type="float">
            <text:p>-96.096893</text:p>
          </table:table-cell>
          <table:table-cell table:formula="of:=[.A359]/1000" office:value-type="float" office:value="15.417773438" calcext:value-type="float">
            <text:p>15.417773438</text:p>
          </table:table-cell>
        </table:table-row>
        <table:table-row table:style-name="ro1">
          <table:table-cell office:value-type="float" office:value="15460.839844" calcext:value-type="float">
            <text:p>15460.839844</text:p>
          </table:table-cell>
          <table:table-cell office:value-type="float" office:value="-95.792793" calcext:value-type="float">
            <text:p>-95.792793</text:p>
          </table:table-cell>
          <table:table-cell table:formula="of:=[.A360]/1000" office:value-type="float" office:value="15.460839844" calcext:value-type="float">
            <text:p>15.460839844</text:p>
          </table:table-cell>
        </table:table-row>
        <table:table-row table:style-name="ro1">
          <table:table-cell office:value-type="float" office:value="15503.90625" calcext:value-type="float">
            <text:p>15503.90625</text:p>
          </table:table-cell>
          <table:table-cell office:value-type="float" office:value="-96.15728" calcext:value-type="float">
            <text:p>-96.15728</text:p>
          </table:table-cell>
          <table:table-cell table:formula="of:=[.A361]/1000" office:value-type="float" office:value="15.50390625" calcext:value-type="float">
            <text:p>15.50390625</text:p>
          </table:table-cell>
        </table:table-row>
        <table:table-row table:style-name="ro1">
          <table:table-cell office:value-type="float" office:value="15546.972656" calcext:value-type="float">
            <text:p>15546.972656</text:p>
          </table:table-cell>
          <table:table-cell office:value-type="float" office:value="-95.485794" calcext:value-type="float">
            <text:p>-95.485794</text:p>
          </table:table-cell>
          <table:table-cell table:formula="of:=[.A362]/1000" office:value-type="float" office:value="15.546972656" calcext:value-type="float">
            <text:p>15.546972656</text:p>
          </table:table-cell>
        </table:table-row>
        <table:table-row table:style-name="ro1">
          <table:table-cell office:value-type="float" office:value="15590.039062" calcext:value-type="float">
            <text:p>15590.039062</text:p>
          </table:table-cell>
          <table:table-cell office:value-type="float" office:value="-95.880081" calcext:value-type="float">
            <text:p>-95.880081</text:p>
          </table:table-cell>
          <table:table-cell table:formula="of:=[.A363]/1000" office:value-type="float" office:value="15.590039062" calcext:value-type="float">
            <text:p>15.590039062</text:p>
          </table:table-cell>
        </table:table-row>
        <table:table-row table:style-name="ro1">
          <table:table-cell office:value-type="float" office:value="15633.105469" calcext:value-type="float">
            <text:p>15633.105469</text:p>
          </table:table-cell>
          <table:table-cell office:value-type="float" office:value="-95.533226" calcext:value-type="float">
            <text:p>-95.533226</text:p>
          </table:table-cell>
          <table:table-cell table:formula="of:=[.A364]/1000" office:value-type="float" office:value="15.633105469" calcext:value-type="float">
            <text:p>15.633105469</text:p>
          </table:table-cell>
        </table:table-row>
        <table:table-row table:style-name="ro1">
          <table:table-cell office:value-type="float" office:value="15676.171875" calcext:value-type="float">
            <text:p>15676.171875</text:p>
          </table:table-cell>
          <table:table-cell office:value-type="float" office:value="-95.651917" calcext:value-type="float">
            <text:p>-95.651917</text:p>
          </table:table-cell>
          <table:table-cell table:formula="of:=[.A365]/1000" office:value-type="float" office:value="15.676171875" calcext:value-type="float">
            <text:p>15.676171875</text:p>
          </table:table-cell>
        </table:table-row>
        <table:table-row table:style-name="ro1">
          <table:table-cell office:value-type="float" office:value="15719.238281" calcext:value-type="float">
            <text:p>15719.238281</text:p>
          </table:table-cell>
          <table:table-cell office:value-type="float" office:value="-95.324066" calcext:value-type="float">
            <text:p>-95.324066</text:p>
          </table:table-cell>
          <table:table-cell table:formula="of:=[.A366]/1000" office:value-type="float" office:value="15.719238281" calcext:value-type="float">
            <text:p>15.719238281</text:p>
          </table:table-cell>
        </table:table-row>
        <table:table-row table:style-name="ro1">
          <table:table-cell office:value-type="float" office:value="15762.304688" calcext:value-type="float">
            <text:p>15762.304688</text:p>
          </table:table-cell>
          <table:table-cell office:value-type="float" office:value="-95.179665" calcext:value-type="float">
            <text:p>-95.179665</text:p>
          </table:table-cell>
          <table:table-cell table:formula="of:=[.A367]/1000" office:value-type="float" office:value="15.762304688" calcext:value-type="float">
            <text:p>15.762304688</text:p>
          </table:table-cell>
        </table:table-row>
        <table:table-row table:style-name="ro1">
          <table:table-cell office:value-type="float" office:value="15805.371094" calcext:value-type="float">
            <text:p>15805.371094</text:p>
          </table:table-cell>
          <table:table-cell office:value-type="float" office:value="-95.495178" calcext:value-type="float">
            <text:p>-95.495178</text:p>
          </table:table-cell>
          <table:table-cell table:formula="of:=[.A368]/1000" office:value-type="float" office:value="15.805371094" calcext:value-type="float">
            <text:p>15.805371094</text:p>
          </table:table-cell>
        </table:table-row>
        <table:table-row table:style-name="ro1">
          <table:table-cell office:value-type="float" office:value="15848.4375" calcext:value-type="float">
            <text:p>15848.4375</text:p>
          </table:table-cell>
          <table:table-cell office:value-type="float" office:value="-95.31794" calcext:value-type="float">
            <text:p>-95.31794</text:p>
          </table:table-cell>
          <table:table-cell table:formula="of:=[.A369]/1000" office:value-type="float" office:value="15.8484375" calcext:value-type="float">
            <text:p>15.8484375</text:p>
          </table:table-cell>
        </table:table-row>
        <table:table-row table:style-name="ro1">
          <table:table-cell office:value-type="float" office:value="15891.503906" calcext:value-type="float">
            <text:p>15891.503906</text:p>
          </table:table-cell>
          <table:table-cell office:value-type="float" office:value="-95.211113" calcext:value-type="float">
            <text:p>-95.211113</text:p>
          </table:table-cell>
          <table:table-cell table:formula="of:=[.A370]/1000" office:value-type="float" office:value="15.891503906" calcext:value-type="float">
            <text:p>15.891503906</text:p>
          </table:table-cell>
        </table:table-row>
        <table:table-row table:style-name="ro1">
          <table:table-cell office:value-type="float" office:value="15934.570312" calcext:value-type="float">
            <text:p>15934.570312</text:p>
          </table:table-cell>
          <table:table-cell office:value-type="float" office:value="-95.605614" calcext:value-type="float">
            <text:p>-95.605614</text:p>
          </table:table-cell>
          <table:table-cell table:formula="of:=[.A371]/1000" office:value-type="float" office:value="15.934570312" calcext:value-type="float">
            <text:p>15.934570312</text:p>
          </table:table-cell>
        </table:table-row>
        <table:table-row table:style-name="ro1">
          <table:table-cell office:value-type="float" office:value="15977.636719" calcext:value-type="float">
            <text:p>15977.636719</text:p>
          </table:table-cell>
          <table:table-cell office:value-type="float" office:value="-95.415016" calcext:value-type="float">
            <text:p>-95.415016</text:p>
          </table:table-cell>
          <table:table-cell table:formula="of:=[.A372]/1000" office:value-type="float" office:value="15.977636719" calcext:value-type="float">
            <text:p>15.977636719</text:p>
          </table:table-cell>
        </table:table-row>
        <table:table-row table:style-name="ro1">
          <table:table-cell office:value-type="float" office:value="16020.703125" calcext:value-type="float">
            <text:p>16020.703125</text:p>
          </table:table-cell>
          <table:table-cell office:value-type="float" office:value="-95.105133" calcext:value-type="float">
            <text:p>-95.105133</text:p>
          </table:table-cell>
          <table:table-cell table:formula="of:=[.A373]/1000" office:value-type="float" office:value="16.020703125" calcext:value-type="float">
            <text:p>16.020703125</text:p>
          </table:table-cell>
        </table:table-row>
        <table:table-row table:style-name="ro1">
          <table:table-cell office:value-type="float" office:value="16063.769531" calcext:value-type="float">
            <text:p>16063.769531</text:p>
          </table:table-cell>
          <table:table-cell office:value-type="float" office:value="-95.072372" calcext:value-type="float">
            <text:p>-95.072372</text:p>
          </table:table-cell>
          <table:table-cell table:formula="of:=[.A374]/1000" office:value-type="float" office:value="16.063769531" calcext:value-type="float">
            <text:p>16.063769531</text:p>
          </table:table-cell>
        </table:table-row>
        <table:table-row table:style-name="ro1">
          <table:table-cell office:value-type="float" office:value="16106.835938" calcext:value-type="float">
            <text:p>16106.835938</text:p>
          </table:table-cell>
          <table:table-cell office:value-type="float" office:value="-94.919174" calcext:value-type="float">
            <text:p>-94.919174</text:p>
          </table:table-cell>
          <table:table-cell table:formula="of:=[.A375]/1000" office:value-type="float" office:value="16.106835938" calcext:value-type="float">
            <text:p>16.106835938</text:p>
          </table:table-cell>
        </table:table-row>
        <table:table-row table:style-name="ro1">
          <table:table-cell office:value-type="float" office:value="16149.902344" calcext:value-type="float">
            <text:p>16149.902344</text:p>
          </table:table-cell>
          <table:table-cell office:value-type="float" office:value="-94.92424" calcext:value-type="float">
            <text:p>-94.92424</text:p>
          </table:table-cell>
          <table:table-cell table:formula="of:=[.A376]/1000" office:value-type="float" office:value="16.149902344" calcext:value-type="float">
            <text:p>16.149902344</text:p>
          </table:table-cell>
        </table:table-row>
        <table:table-row table:style-name="ro1">
          <table:table-cell office:value-type="float" office:value="16192.96875" calcext:value-type="float">
            <text:p>16192.96875</text:p>
          </table:table-cell>
          <table:table-cell office:value-type="float" office:value="-94.823235" calcext:value-type="float">
            <text:p>-94.823235</text:p>
          </table:table-cell>
          <table:table-cell table:formula="of:=[.A377]/1000" office:value-type="float" office:value="16.19296875" calcext:value-type="float">
            <text:p>16.19296875</text:p>
          </table:table-cell>
        </table:table-row>
        <table:table-row table:style-name="ro1">
          <table:table-cell office:value-type="float" office:value="16236.035156" calcext:value-type="float">
            <text:p>16236.035156</text:p>
          </table:table-cell>
          <table:table-cell office:value-type="float" office:value="-95.453835" calcext:value-type="float">
            <text:p>-95.453835</text:p>
          </table:table-cell>
          <table:table-cell table:formula="of:=[.A378]/1000" office:value-type="float" office:value="16.236035156" calcext:value-type="float">
            <text:p>16.236035156</text:p>
          </table:table-cell>
        </table:table-row>
        <table:table-row table:style-name="ro1">
          <table:table-cell office:value-type="float" office:value="16279.101562" calcext:value-type="float">
            <text:p>16279.101562</text:p>
          </table:table-cell>
          <table:table-cell office:value-type="float" office:value="-95.681404" calcext:value-type="float">
            <text:p>-95.681404</text:p>
          </table:table-cell>
          <table:table-cell table:formula="of:=[.A379]/1000" office:value-type="float" office:value="16.279101562" calcext:value-type="float">
            <text:p>16.279101562</text:p>
          </table:table-cell>
        </table:table-row>
        <table:table-row table:style-name="ro1">
          <table:table-cell office:value-type="float" office:value="16322.167969" calcext:value-type="float">
            <text:p>16322.167969</text:p>
          </table:table-cell>
          <table:table-cell office:value-type="float" office:value="-95.267151" calcext:value-type="float">
            <text:p>-95.267151</text:p>
          </table:table-cell>
          <table:table-cell table:formula="of:=[.A380]/1000" office:value-type="float" office:value="16.322167969" calcext:value-type="float">
            <text:p>16.322167969</text:p>
          </table:table-cell>
        </table:table-row>
        <table:table-row table:style-name="ro1">
          <table:table-cell office:value-type="float" office:value="16365.234375" calcext:value-type="float">
            <text:p>16365.234375</text:p>
          </table:table-cell>
          <table:table-cell office:value-type="float" office:value="-95.194946" calcext:value-type="float">
            <text:p>-95.194946</text:p>
          </table:table-cell>
          <table:table-cell table:formula="of:=[.A381]/1000" office:value-type="float" office:value="16.365234375" calcext:value-type="float">
            <text:p>16.365234375</text:p>
          </table:table-cell>
        </table:table-row>
        <table:table-row table:style-name="ro1">
          <table:table-cell office:value-type="float" office:value="16408.300781" calcext:value-type="float">
            <text:p>16408.300781</text:p>
          </table:table-cell>
          <table:table-cell office:value-type="float" office:value="-95.520332" calcext:value-type="float">
            <text:p>-95.520332</text:p>
          </table:table-cell>
          <table:table-cell table:formula="of:=[.A382]/1000" office:value-type="float" office:value="16.408300781" calcext:value-type="float">
            <text:p>16.408300781</text:p>
          </table:table-cell>
        </table:table-row>
        <table:table-row table:style-name="ro1">
          <table:table-cell office:value-type="float" office:value="16451.367188" calcext:value-type="float">
            <text:p>16451.367188</text:p>
          </table:table-cell>
          <table:table-cell office:value-type="float" office:value="-95.380371" calcext:value-type="float">
            <text:p>-95.380371</text:p>
          </table:table-cell>
          <table:table-cell table:formula="of:=[.A383]/1000" office:value-type="float" office:value="16.451367188" calcext:value-type="float">
            <text:p>16.451367188</text:p>
          </table:table-cell>
        </table:table-row>
        <table:table-row table:style-name="ro1">
          <table:table-cell office:value-type="float" office:value="16494.433594" calcext:value-type="float">
            <text:p>16494.433594</text:p>
          </table:table-cell>
          <table:table-cell office:value-type="float" office:value="-95.667862" calcext:value-type="float">
            <text:p>-95.667862</text:p>
          </table:table-cell>
          <table:table-cell table:formula="of:=[.A384]/1000" office:value-type="float" office:value="16.494433594" calcext:value-type="float">
            <text:p>16.494433594</text:p>
          </table:table-cell>
        </table:table-row>
        <table:table-row table:style-name="ro1">
          <table:table-cell office:value-type="float" office:value="16537.5" calcext:value-type="float">
            <text:p>16537.5</text:p>
          </table:table-cell>
          <table:table-cell office:value-type="float" office:value="-95.048981" calcext:value-type="float">
            <text:p>-95.048981</text:p>
          </table:table-cell>
          <table:table-cell table:formula="of:=[.A385]/1000" office:value-type="float" office:value="16.5375" calcext:value-type="float">
            <text:p>16.5375</text:p>
          </table:table-cell>
        </table:table-row>
        <table:table-row table:style-name="ro1">
          <table:table-cell office:value-type="float" office:value="16580.566406" calcext:value-type="float">
            <text:p>16580.566406</text:p>
          </table:table-cell>
          <table:table-cell office:value-type="float" office:value="-95.307419" calcext:value-type="float">
            <text:p>-95.307419</text:p>
          </table:table-cell>
          <table:table-cell table:formula="of:=[.A386]/1000" office:value-type="float" office:value="16.580566406" calcext:value-type="float">
            <text:p>16.580566406</text:p>
          </table:table-cell>
        </table:table-row>
        <table:table-row table:style-name="ro1">
          <table:table-cell office:value-type="float" office:value="16623.632812" calcext:value-type="float">
            <text:p>16623.632812</text:p>
          </table:table-cell>
          <table:table-cell office:value-type="float" office:value="-95.486061" calcext:value-type="float">
            <text:p>-95.486061</text:p>
          </table:table-cell>
          <table:table-cell table:formula="of:=[.A387]/1000" office:value-type="float" office:value="16.623632812" calcext:value-type="float">
            <text:p>16.623632812</text:p>
          </table:table-cell>
        </table:table-row>
        <table:table-row table:style-name="ro1">
          <table:table-cell office:value-type="float" office:value="16666.699219" calcext:value-type="float">
            <text:p>16666.699219</text:p>
          </table:table-cell>
          <table:table-cell office:value-type="float" office:value="-95.466751" calcext:value-type="float">
            <text:p>-95.466751</text:p>
          </table:table-cell>
          <table:table-cell table:formula="of:=[.A388]/1000" office:value-type="float" office:value="16.666699219" calcext:value-type="float">
            <text:p>16.666699219</text:p>
          </table:table-cell>
        </table:table-row>
        <table:table-row table:style-name="ro1">
          <table:table-cell office:value-type="float" office:value="16709.765625" calcext:value-type="float">
            <text:p>16709.765625</text:p>
          </table:table-cell>
          <table:table-cell office:value-type="float" office:value="-95.427628" calcext:value-type="float">
            <text:p>-95.427628</text:p>
          </table:table-cell>
          <table:table-cell table:formula="of:=[.A389]/1000" office:value-type="float" office:value="16.709765625" calcext:value-type="float">
            <text:p>16.709765625</text:p>
          </table:table-cell>
        </table:table-row>
        <table:table-row table:style-name="ro1">
          <table:table-cell office:value-type="float" office:value="16752.832031" calcext:value-type="float">
            <text:p>16752.832031</text:p>
          </table:table-cell>
          <table:table-cell office:value-type="float" office:value="-95.168594" calcext:value-type="float">
            <text:p>-95.168594</text:p>
          </table:table-cell>
          <table:table-cell table:formula="of:=[.A390]/1000" office:value-type="float" office:value="16.752832031" calcext:value-type="float">
            <text:p>16.752832031</text:p>
          </table:table-cell>
        </table:table-row>
        <table:table-row table:style-name="ro1">
          <table:table-cell office:value-type="float" office:value="16795.898438" calcext:value-type="float">
            <text:p>16795.898438</text:p>
          </table:table-cell>
          <table:table-cell office:value-type="float" office:value="-94.909744" calcext:value-type="float">
            <text:p>-94.909744</text:p>
          </table:table-cell>
          <table:table-cell table:formula="of:=[.A391]/1000" office:value-type="float" office:value="16.795898438" calcext:value-type="float">
            <text:p>16.795898438</text:p>
          </table:table-cell>
        </table:table-row>
        <table:table-row table:style-name="ro1">
          <table:table-cell office:value-type="float" office:value="16838.964844" calcext:value-type="float">
            <text:p>16838.964844</text:p>
          </table:table-cell>
          <table:table-cell office:value-type="float" office:value="-94.982895" calcext:value-type="float">
            <text:p>-94.982895</text:p>
          </table:table-cell>
          <table:table-cell table:formula="of:=[.A392]/1000" office:value-type="float" office:value="16.838964844" calcext:value-type="float">
            <text:p>16.838964844</text:p>
          </table:table-cell>
        </table:table-row>
        <table:table-row table:style-name="ro1">
          <table:table-cell office:value-type="float" office:value="16882.03125" calcext:value-type="float">
            <text:p>16882.03125</text:p>
          </table:table-cell>
          <table:table-cell office:value-type="float" office:value="-91.42878" calcext:value-type="float">
            <text:p>-91.42878</text:p>
          </table:table-cell>
          <table:table-cell table:formula="of:=[.A393]/1000" office:value-type="float" office:value="16.88203125" calcext:value-type="float">
            <text:p>16.88203125</text:p>
          </table:table-cell>
        </table:table-row>
        <table:table-row table:style-name="ro1">
          <table:table-cell office:value-type="float" office:value="16925.097656" calcext:value-type="float">
            <text:p>16925.097656</text:p>
          </table:table-cell>
          <table:table-cell office:value-type="float" office:value="-87.616653" calcext:value-type="float">
            <text:p>-87.616653</text:p>
          </table:table-cell>
          <table:table-cell table:formula="of:=[.A394]/1000" office:value-type="float" office:value="16.925097656" calcext:value-type="float">
            <text:p>16.925097656</text:p>
          </table:table-cell>
        </table:table-row>
        <table:table-row table:style-name="ro1">
          <table:table-cell office:value-type="float" office:value="16968.164062" calcext:value-type="float">
            <text:p>16968.164062</text:p>
          </table:table-cell>
          <table:table-cell office:value-type="float" office:value="-93.127792" calcext:value-type="float">
            <text:p>-93.127792</text:p>
          </table:table-cell>
          <table:table-cell table:formula="of:=[.A395]/1000" office:value-type="float" office:value="16.968164062" calcext:value-type="float">
            <text:p>16.968164062</text:p>
          </table:table-cell>
        </table:table-row>
        <table:table-row table:style-name="ro1">
          <table:table-cell office:value-type="float" office:value="17011.230469" calcext:value-type="float">
            <text:p>17011.230469</text:p>
          </table:table-cell>
          <table:table-cell office:value-type="float" office:value="-94.588829" calcext:value-type="float">
            <text:p>-94.588829</text:p>
          </table:table-cell>
          <table:table-cell table:formula="of:=[.A396]/1000" office:value-type="float" office:value="17.011230469" calcext:value-type="float">
            <text:p>17.011230469</text:p>
          </table:table-cell>
        </table:table-row>
        <table:table-row table:style-name="ro1">
          <table:table-cell office:value-type="float" office:value="17054.296875" calcext:value-type="float">
            <text:p>17054.296875</text:p>
          </table:table-cell>
          <table:table-cell office:value-type="float" office:value="-95.375404" calcext:value-type="float">
            <text:p>-95.375404</text:p>
          </table:table-cell>
          <table:table-cell table:formula="of:=[.A397]/1000" office:value-type="float" office:value="17.054296875" calcext:value-type="float">
            <text:p>17.054296875</text:p>
          </table:table-cell>
        </table:table-row>
        <table:table-row table:style-name="ro1">
          <table:table-cell office:value-type="float" office:value="17097.363281" calcext:value-type="float">
            <text:p>17097.363281</text:p>
          </table:table-cell>
          <table:table-cell office:value-type="float" office:value="-95.190094" calcext:value-type="float">
            <text:p>-95.190094</text:p>
          </table:table-cell>
          <table:table-cell table:formula="of:=[.A398]/1000" office:value-type="float" office:value="17.097363281" calcext:value-type="float">
            <text:p>17.097363281</text:p>
          </table:table-cell>
        </table:table-row>
        <table:table-row table:style-name="ro1">
          <table:table-cell office:value-type="float" office:value="17140.429688" calcext:value-type="float">
            <text:p>17140.429688</text:p>
          </table:table-cell>
          <table:table-cell office:value-type="float" office:value="-95.082062" calcext:value-type="float">
            <text:p>-95.082062</text:p>
          </table:table-cell>
          <table:table-cell table:formula="of:=[.A399]/1000" office:value-type="float" office:value="17.140429688" calcext:value-type="float">
            <text:p>17.140429688</text:p>
          </table:table-cell>
        </table:table-row>
        <table:table-row table:style-name="ro1">
          <table:table-cell office:value-type="float" office:value="17183.496094" calcext:value-type="float">
            <text:p>17183.496094</text:p>
          </table:table-cell>
          <table:table-cell office:value-type="float" office:value="-95.216957" calcext:value-type="float">
            <text:p>-95.216957</text:p>
          </table:table-cell>
          <table:table-cell table:formula="of:=[.A400]/1000" office:value-type="float" office:value="17.183496094" calcext:value-type="float">
            <text:p>17.183496094</text:p>
          </table:table-cell>
        </table:table-row>
        <table:table-row table:style-name="ro1">
          <table:table-cell office:value-type="float" office:value="17226.5625" calcext:value-type="float">
            <text:p>17226.5625</text:p>
          </table:table-cell>
          <table:table-cell office:value-type="float" office:value="-95.067284" calcext:value-type="float">
            <text:p>-95.067284</text:p>
          </table:table-cell>
          <table:table-cell table:formula="of:=[.A401]/1000" office:value-type="float" office:value="17.2265625" calcext:value-type="float">
            <text:p>17.2265625</text:p>
          </table:table-cell>
        </table:table-row>
        <table:table-row table:style-name="ro1">
          <table:table-cell office:value-type="float" office:value="17269.628906" calcext:value-type="float">
            <text:p>17269.628906</text:p>
          </table:table-cell>
          <table:table-cell office:value-type="float" office:value="-95.611099" calcext:value-type="float">
            <text:p>-95.611099</text:p>
          </table:table-cell>
          <table:table-cell table:formula="of:=[.A402]/1000" office:value-type="float" office:value="17.269628906" calcext:value-type="float">
            <text:p>17.269628906</text:p>
          </table:table-cell>
        </table:table-row>
        <table:table-row table:style-name="ro1">
          <table:table-cell office:value-type="float" office:value="17312.695312" calcext:value-type="float">
            <text:p>17312.695312</text:p>
          </table:table-cell>
          <table:table-cell office:value-type="float" office:value="-95.284256" calcext:value-type="float">
            <text:p>-95.284256</text:p>
          </table:table-cell>
          <table:table-cell table:formula="of:=[.A403]/1000" office:value-type="float" office:value="17.312695312" calcext:value-type="float">
            <text:p>17.312695312</text:p>
          </table:table-cell>
        </table:table-row>
        <table:table-row table:style-name="ro1">
          <table:table-cell office:value-type="float" office:value="17355.761719" calcext:value-type="float">
            <text:p>17355.761719</text:p>
          </table:table-cell>
          <table:table-cell office:value-type="float" office:value="-95.213715" calcext:value-type="float">
            <text:p>-95.213715</text:p>
          </table:table-cell>
          <table:table-cell table:formula="of:=[.A404]/1000" office:value-type="float" office:value="17.355761719" calcext:value-type="float">
            <text:p>17.355761719</text:p>
          </table:table-cell>
        </table:table-row>
        <table:table-row table:style-name="ro1">
          <table:table-cell office:value-type="float" office:value="17398.828125" calcext:value-type="float">
            <text:p>17398.828125</text:p>
          </table:table-cell>
          <table:table-cell office:value-type="float" office:value="-94.72123" calcext:value-type="float">
            <text:p>-94.72123</text:p>
          </table:table-cell>
          <table:table-cell table:formula="of:=[.A405]/1000" office:value-type="float" office:value="17.398828125" calcext:value-type="float">
            <text:p>17.398828125</text:p>
          </table:table-cell>
        </table:table-row>
        <table:table-row table:style-name="ro1">
          <table:table-cell office:value-type="float" office:value="17441.894531" calcext:value-type="float">
            <text:p>17441.894531</text:p>
          </table:table-cell>
          <table:table-cell office:value-type="float" office:value="-94.718918" calcext:value-type="float">
            <text:p>-94.718918</text:p>
          </table:table-cell>
          <table:table-cell table:formula="of:=[.A406]/1000" office:value-type="float" office:value="17.441894531" calcext:value-type="float">
            <text:p>17.441894531</text:p>
          </table:table-cell>
        </table:table-row>
        <table:table-row table:style-name="ro1">
          <table:table-cell office:value-type="float" office:value="17484.960938" calcext:value-type="float">
            <text:p>17484.960938</text:p>
          </table:table-cell>
          <table:table-cell office:value-type="float" office:value="-94.794121" calcext:value-type="float">
            <text:p>-94.794121</text:p>
          </table:table-cell>
          <table:table-cell table:formula="of:=[.A407]/1000" office:value-type="float" office:value="17.484960938" calcext:value-type="float">
            <text:p>17.484960938</text:p>
          </table:table-cell>
        </table:table-row>
        <table:table-row table:style-name="ro1">
          <table:table-cell office:value-type="float" office:value="17528.027344" calcext:value-type="float">
            <text:p>17528.027344</text:p>
          </table:table-cell>
          <table:table-cell office:value-type="float" office:value="-95.325516" calcext:value-type="float">
            <text:p>-95.325516</text:p>
          </table:table-cell>
          <table:table-cell table:formula="of:=[.A408]/1000" office:value-type="float" office:value="17.528027344" calcext:value-type="float">
            <text:p>17.528027344</text:p>
          </table:table-cell>
        </table:table-row>
        <table:table-row table:style-name="ro1">
          <table:table-cell office:value-type="float" office:value="17571.09375" calcext:value-type="float">
            <text:p>17571.09375</text:p>
          </table:table-cell>
          <table:table-cell office:value-type="float" office:value="-95.352089" calcext:value-type="float">
            <text:p>-95.352089</text:p>
          </table:table-cell>
          <table:table-cell table:formula="of:=[.A409]/1000" office:value-type="float" office:value="17.57109375" calcext:value-type="float">
            <text:p>17.57109375</text:p>
          </table:table-cell>
        </table:table-row>
        <table:table-row table:style-name="ro1">
          <table:table-cell office:value-type="float" office:value="17614.160156" calcext:value-type="float">
            <text:p>17614.160156</text:p>
          </table:table-cell>
          <table:table-cell office:value-type="float" office:value="-94.882607" calcext:value-type="float">
            <text:p>-94.882607</text:p>
          </table:table-cell>
          <table:table-cell table:formula="of:=[.A410]/1000" office:value-type="float" office:value="17.614160156" calcext:value-type="float">
            <text:p>17.614160156</text:p>
          </table:table-cell>
        </table:table-row>
        <table:table-row table:style-name="ro1">
          <table:table-cell office:value-type="float" office:value="17657.226562" calcext:value-type="float">
            <text:p>17657.226562</text:p>
          </table:table-cell>
          <table:table-cell office:value-type="float" office:value="-95.232864" calcext:value-type="float">
            <text:p>-95.232864</text:p>
          </table:table-cell>
          <table:table-cell table:formula="of:=[.A411]/1000" office:value-type="float" office:value="17.657226562" calcext:value-type="float">
            <text:p>17.657226562</text:p>
          </table:table-cell>
        </table:table-row>
        <table:table-row table:style-name="ro1">
          <table:table-cell office:value-type="float" office:value="17700.292969" calcext:value-type="float">
            <text:p>17700.292969</text:p>
          </table:table-cell>
          <table:table-cell office:value-type="float" office:value="-94.829033" calcext:value-type="float">
            <text:p>-94.829033</text:p>
          </table:table-cell>
          <table:table-cell table:formula="of:=[.A412]/1000" office:value-type="float" office:value="17.700292969" calcext:value-type="float">
            <text:p>17.700292969</text:p>
          </table:table-cell>
        </table:table-row>
        <table:table-row table:style-name="ro1">
          <table:table-cell office:value-type="float" office:value="17743.359375" calcext:value-type="float">
            <text:p>17743.359375</text:p>
          </table:table-cell>
          <table:table-cell office:value-type="float" office:value="-95.568817" calcext:value-type="float">
            <text:p>-95.568817</text:p>
          </table:table-cell>
          <table:table-cell table:formula="of:=[.A413]/1000" office:value-type="float" office:value="17.743359375" calcext:value-type="float">
            <text:p>17.743359375</text:p>
          </table:table-cell>
        </table:table-row>
        <table:table-row table:style-name="ro1">
          <table:table-cell office:value-type="float" office:value="17786.425781" calcext:value-type="float">
            <text:p>17786.425781</text:p>
          </table:table-cell>
          <table:table-cell office:value-type="float" office:value="-95.057007" calcext:value-type="float">
            <text:p>-95.057007</text:p>
          </table:table-cell>
          <table:table-cell table:formula="of:=[.A414]/1000" office:value-type="float" office:value="17.786425781" calcext:value-type="float">
            <text:p>17.786425781</text:p>
          </table:table-cell>
        </table:table-row>
        <table:table-row table:style-name="ro1">
          <table:table-cell office:value-type="float" office:value="17829.492188" calcext:value-type="float">
            <text:p>17829.492188</text:p>
          </table:table-cell>
          <table:table-cell office:value-type="float" office:value="-94.866676" calcext:value-type="float">
            <text:p>-94.866676</text:p>
          </table:table-cell>
          <table:table-cell table:formula="of:=[.A415]/1000" office:value-type="float" office:value="17.829492188" calcext:value-type="float">
            <text:p>17.829492188</text:p>
          </table:table-cell>
        </table:table-row>
        <table:table-row table:style-name="ro1">
          <table:table-cell office:value-type="float" office:value="17872.558594" calcext:value-type="float">
            <text:p>17872.558594</text:p>
          </table:table-cell>
          <table:table-cell office:value-type="float" office:value="-94.811768" calcext:value-type="float">
            <text:p>-94.811768</text:p>
          </table:table-cell>
          <table:table-cell table:formula="of:=[.A416]/1000" office:value-type="float" office:value="17.872558594" calcext:value-type="float">
            <text:p>17.872558594</text:p>
          </table:table-cell>
        </table:table-row>
        <table:table-row table:style-name="ro1">
          <table:table-cell office:value-type="float" office:value="17915.625" calcext:value-type="float">
            <text:p>17915.625</text:p>
          </table:table-cell>
          <table:table-cell office:value-type="float" office:value="-94.596077" calcext:value-type="float">
            <text:p>-94.596077</text:p>
          </table:table-cell>
          <table:table-cell table:formula="of:=[.A417]/1000" office:value-type="float" office:value="17.915625" calcext:value-type="float">
            <text:p>17.915625</text:p>
          </table:table-cell>
        </table:table-row>
        <table:table-row table:style-name="ro1">
          <table:table-cell office:value-type="float" office:value="17958.691406" calcext:value-type="float">
            <text:p>17958.691406</text:p>
          </table:table-cell>
          <table:table-cell office:value-type="float" office:value="-94.601601" calcext:value-type="float">
            <text:p>-94.601601</text:p>
          </table:table-cell>
          <table:table-cell table:formula="of:=[.A418]/1000" office:value-type="float" office:value="17.958691406" calcext:value-type="float">
            <text:p>17.958691406</text:p>
          </table:table-cell>
        </table:table-row>
        <table:table-row table:style-name="ro1">
          <table:table-cell office:value-type="float" office:value="18001.757812" calcext:value-type="float">
            <text:p>18001.757812</text:p>
          </table:table-cell>
          <table:table-cell office:value-type="float" office:value="-94.461327" calcext:value-type="float">
            <text:p>-94.461327</text:p>
          </table:table-cell>
          <table:table-cell table:formula="of:=[.A419]/1000" office:value-type="float" office:value="18.001757812" calcext:value-type="float">
            <text:p>18.001757812</text:p>
          </table:table-cell>
        </table:table-row>
        <table:table-row table:style-name="ro1">
          <table:table-cell office:value-type="float" office:value="18044.824219" calcext:value-type="float">
            <text:p>18044.824219</text:p>
          </table:table-cell>
          <table:table-cell office:value-type="float" office:value="-94.861313" calcext:value-type="float">
            <text:p>-94.861313</text:p>
          </table:table-cell>
          <table:table-cell table:formula="of:=[.A420]/1000" office:value-type="float" office:value="18.044824219" calcext:value-type="float">
            <text:p>18.044824219</text:p>
          </table:table-cell>
        </table:table-row>
        <table:table-row table:style-name="ro1">
          <table:table-cell office:value-type="float" office:value="18087.890625" calcext:value-type="float">
            <text:p>18087.890625</text:p>
          </table:table-cell>
          <table:table-cell office:value-type="float" office:value="-94.743599" calcext:value-type="float">
            <text:p>-94.743599</text:p>
          </table:table-cell>
          <table:table-cell table:formula="of:=[.A421]/1000" office:value-type="float" office:value="18.087890625" calcext:value-type="float">
            <text:p>18.087890625</text:p>
          </table:table-cell>
        </table:table-row>
        <table:table-row table:style-name="ro1">
          <table:table-cell office:value-type="float" office:value="18130.957031" calcext:value-type="float">
            <text:p>18130.957031</text:p>
          </table:table-cell>
          <table:table-cell office:value-type="float" office:value="-94.558411" calcext:value-type="float">
            <text:p>-94.558411</text:p>
          </table:table-cell>
          <table:table-cell table:formula="of:=[.A422]/1000" office:value-type="float" office:value="18.130957031" calcext:value-type="float">
            <text:p>18.130957031</text:p>
          </table:table-cell>
        </table:table-row>
        <table:table-row table:style-name="ro1">
          <table:table-cell office:value-type="float" office:value="18174.023438" calcext:value-type="float">
            <text:p>18174.023438</text:p>
          </table:table-cell>
          <table:table-cell office:value-type="float" office:value="-94.721703" calcext:value-type="float">
            <text:p>-94.721703</text:p>
          </table:table-cell>
          <table:table-cell table:formula="of:=[.A423]/1000" office:value-type="float" office:value="18.174023438" calcext:value-type="float">
            <text:p>18.174023438</text:p>
          </table:table-cell>
        </table:table-row>
        <table:table-row table:style-name="ro1">
          <table:table-cell office:value-type="float" office:value="18217.089844" calcext:value-type="float">
            <text:p>18217.089844</text:p>
          </table:table-cell>
          <table:table-cell office:value-type="float" office:value="-94.763535" calcext:value-type="float">
            <text:p>-94.763535</text:p>
          </table:table-cell>
          <table:table-cell table:formula="of:=[.A424]/1000" office:value-type="float" office:value="18.217089844" calcext:value-type="float">
            <text:p>18.217089844</text:p>
          </table:table-cell>
        </table:table-row>
        <table:table-row table:style-name="ro1">
          <table:table-cell office:value-type="float" office:value="18260.15625" calcext:value-type="float">
            <text:p>18260.15625</text:p>
          </table:table-cell>
          <table:table-cell office:value-type="float" office:value="-94.756706" calcext:value-type="float">
            <text:p>-94.756706</text:p>
          </table:table-cell>
          <table:table-cell table:formula="of:=[.A425]/1000" office:value-type="float" office:value="18.26015625" calcext:value-type="float">
            <text:p>18.26015625</text:p>
          </table:table-cell>
        </table:table-row>
        <table:table-row table:style-name="ro1">
          <table:table-cell office:value-type="float" office:value="18303.222656" calcext:value-type="float">
            <text:p>18303.222656</text:p>
          </table:table-cell>
          <table:table-cell office:value-type="float" office:value="-94.856209" calcext:value-type="float">
            <text:p>-94.856209</text:p>
          </table:table-cell>
          <table:table-cell table:formula="of:=[.A426]/1000" office:value-type="float" office:value="18.303222656" calcext:value-type="float">
            <text:p>18.303222656</text:p>
          </table:table-cell>
        </table:table-row>
        <table:table-row table:style-name="ro1">
          <table:table-cell office:value-type="float" office:value="18346.289062" calcext:value-type="float">
            <text:p>18346.289062</text:p>
          </table:table-cell>
          <table:table-cell office:value-type="float" office:value="-95.064598" calcext:value-type="float">
            <text:p>-95.064598</text:p>
          </table:table-cell>
          <table:table-cell table:formula="of:=[.A427]/1000" office:value-type="float" office:value="18.346289062" calcext:value-type="float">
            <text:p>18.346289062</text:p>
          </table:table-cell>
        </table:table-row>
        <table:table-row table:style-name="ro1">
          <table:table-cell office:value-type="float" office:value="18389.355469" calcext:value-type="float">
            <text:p>18389.355469</text:p>
          </table:table-cell>
          <table:table-cell office:value-type="float" office:value="-94.876228" calcext:value-type="float">
            <text:p>-94.876228</text:p>
          </table:table-cell>
          <table:table-cell table:formula="of:=[.A428]/1000" office:value-type="float" office:value="18.389355469" calcext:value-type="float">
            <text:p>18.389355469</text:p>
          </table:table-cell>
        </table:table-row>
        <table:table-row table:style-name="ro1">
          <table:table-cell office:value-type="float" office:value="18432.421875" calcext:value-type="float">
            <text:p>18432.421875</text:p>
          </table:table-cell>
          <table:table-cell office:value-type="float" office:value="-94.524612" calcext:value-type="float">
            <text:p>-94.524612</text:p>
          </table:table-cell>
          <table:table-cell table:formula="of:=[.A429]/1000" office:value-type="float" office:value="18.432421875" calcext:value-type="float">
            <text:p>18.432421875</text:p>
          </table:table-cell>
        </table:table-row>
        <table:table-row table:style-name="ro1">
          <table:table-cell office:value-type="float" office:value="18475.488281" calcext:value-type="float">
            <text:p>18475.488281</text:p>
          </table:table-cell>
          <table:table-cell office:value-type="float" office:value="-94.731049" calcext:value-type="float">
            <text:p>-94.731049</text:p>
          </table:table-cell>
          <table:table-cell table:formula="of:=[.A430]/1000" office:value-type="float" office:value="18.475488281" calcext:value-type="float">
            <text:p>18.475488281</text:p>
          </table:table-cell>
        </table:table-row>
        <table:table-row table:style-name="ro1">
          <table:table-cell office:value-type="float" office:value="18518.554688" calcext:value-type="float">
            <text:p>18518.554688</text:p>
          </table:table-cell>
          <table:table-cell office:value-type="float" office:value="-94.171883" calcext:value-type="float">
            <text:p>-94.171883</text:p>
          </table:table-cell>
          <table:table-cell table:formula="of:=[.A431]/1000" office:value-type="float" office:value="18.518554688" calcext:value-type="float">
            <text:p>18.518554688</text:p>
          </table:table-cell>
        </table:table-row>
        <table:table-row table:style-name="ro1">
          <table:table-cell office:value-type="float" office:value="18561.621094" calcext:value-type="float">
            <text:p>18561.621094</text:p>
          </table:table-cell>
          <table:table-cell office:value-type="float" office:value="-94.504631" calcext:value-type="float">
            <text:p>-94.504631</text:p>
          </table:table-cell>
          <table:table-cell table:formula="of:=[.A432]/1000" office:value-type="float" office:value="18.561621094" calcext:value-type="float">
            <text:p>18.561621094</text:p>
          </table:table-cell>
        </table:table-row>
        <table:table-row table:style-name="ro1">
          <table:table-cell office:value-type="float" office:value="18604.6875" calcext:value-type="float">
            <text:p>18604.6875</text:p>
          </table:table-cell>
          <table:table-cell office:value-type="float" office:value="-94.506744" calcext:value-type="float">
            <text:p>-94.506744</text:p>
          </table:table-cell>
          <table:table-cell table:formula="of:=[.A433]/1000" office:value-type="float" office:value="18.6046875" calcext:value-type="float">
            <text:p>18.6046875</text:p>
          </table:table-cell>
        </table:table-row>
        <table:table-row table:style-name="ro1">
          <table:table-cell office:value-type="float" office:value="18647.753906" calcext:value-type="float">
            <text:p>18647.753906</text:p>
          </table:table-cell>
          <table:table-cell office:value-type="float" office:value="-94.849686" calcext:value-type="float">
            <text:p>-94.849686</text:p>
          </table:table-cell>
          <table:table-cell table:formula="of:=[.A434]/1000" office:value-type="float" office:value="18.647753906" calcext:value-type="float">
            <text:p>18.647753906</text:p>
          </table:table-cell>
        </table:table-row>
        <table:table-row table:style-name="ro1">
          <table:table-cell office:value-type="float" office:value="18690.820312" calcext:value-type="float">
            <text:p>18690.820312</text:p>
          </table:table-cell>
          <table:table-cell office:value-type="float" office:value="-94.995895" calcext:value-type="float">
            <text:p>-94.995895</text:p>
          </table:table-cell>
          <table:table-cell table:formula="of:=[.A435]/1000" office:value-type="float" office:value="18.690820312" calcext:value-type="float">
            <text:p>18.690820312</text:p>
          </table:table-cell>
        </table:table-row>
        <table:table-row table:style-name="ro1">
          <table:table-cell office:value-type="float" office:value="18733.886719" calcext:value-type="float">
            <text:p>18733.886719</text:p>
          </table:table-cell>
          <table:table-cell office:value-type="float" office:value="-94.507835" calcext:value-type="float">
            <text:p>-94.507835</text:p>
          </table:table-cell>
          <table:table-cell table:formula="of:=[.A436]/1000" office:value-type="float" office:value="18.733886719" calcext:value-type="float">
            <text:p>18.733886719</text:p>
          </table:table-cell>
        </table:table-row>
        <table:table-row table:style-name="ro1">
          <table:table-cell office:value-type="float" office:value="18776.953125" calcext:value-type="float">
            <text:p>18776.953125</text:p>
          </table:table-cell>
          <table:table-cell office:value-type="float" office:value="-94.572495" calcext:value-type="float">
            <text:p>-94.572495</text:p>
          </table:table-cell>
          <table:table-cell table:formula="of:=[.A437]/1000" office:value-type="float" office:value="18.776953125" calcext:value-type="float">
            <text:p>18.776953125</text:p>
          </table:table-cell>
        </table:table-row>
        <table:table-row table:style-name="ro1">
          <table:table-cell office:value-type="float" office:value="18820.019531" calcext:value-type="float">
            <text:p>18820.019531</text:p>
          </table:table-cell>
          <table:table-cell office:value-type="float" office:value="-94.518341" calcext:value-type="float">
            <text:p>-94.518341</text:p>
          </table:table-cell>
          <table:table-cell table:formula="of:=[.A438]/1000" office:value-type="float" office:value="18.820019531" calcext:value-type="float">
            <text:p>18.820019531</text:p>
          </table:table-cell>
        </table:table-row>
        <table:table-row table:style-name="ro1">
          <table:table-cell office:value-type="float" office:value="18863.085938" calcext:value-type="float">
            <text:p>18863.085938</text:p>
          </table:table-cell>
          <table:table-cell office:value-type="float" office:value="-92.817909" calcext:value-type="float">
            <text:p>-92.817909</text:p>
          </table:table-cell>
          <table:table-cell table:formula="of:=[.A439]/1000" office:value-type="float" office:value="18.863085938" calcext:value-type="float">
            <text:p>18.863085938</text:p>
          </table:table-cell>
        </table:table-row>
        <table:table-row table:style-name="ro1">
          <table:table-cell office:value-type="float" office:value="18906.152344" calcext:value-type="float">
            <text:p>18906.152344</text:p>
          </table:table-cell>
          <table:table-cell office:value-type="float" office:value="-90.030914" calcext:value-type="float">
            <text:p>-90.030914</text:p>
          </table:table-cell>
          <table:table-cell table:formula="of:=[.A440]/1000" office:value-type="float" office:value="18.906152344" calcext:value-type="float">
            <text:p>18.906152344</text:p>
          </table:table-cell>
        </table:table-row>
        <table:table-row table:style-name="ro1">
          <table:table-cell office:value-type="float" office:value="18949.21875" calcext:value-type="float">
            <text:p>18949.21875</text:p>
          </table:table-cell>
          <table:table-cell office:value-type="float" office:value="-92.44912" calcext:value-type="float">
            <text:p>-92.44912</text:p>
          </table:table-cell>
          <table:table-cell table:formula="of:=[.A441]/1000" office:value-type="float" office:value="18.94921875" calcext:value-type="float">
            <text:p>18.94921875</text:p>
          </table:table-cell>
        </table:table-row>
        <table:table-row table:style-name="ro1">
          <table:table-cell office:value-type="float" office:value="18992.285156" calcext:value-type="float">
            <text:p>18992.285156</text:p>
          </table:table-cell>
          <table:table-cell office:value-type="float" office:value="-94.778648" calcext:value-type="float">
            <text:p>-94.778648</text:p>
          </table:table-cell>
          <table:table-cell table:formula="of:=[.A442]/1000" office:value-type="float" office:value="18.992285156" calcext:value-type="float">
            <text:p>18.992285156</text:p>
          </table:table-cell>
        </table:table-row>
        <table:table-row table:style-name="ro1">
          <table:table-cell office:value-type="float" office:value="19035.351562" calcext:value-type="float">
            <text:p>19035.351562</text:p>
          </table:table-cell>
          <table:table-cell office:value-type="float" office:value="-94.579468" calcext:value-type="float">
            <text:p>-94.579468</text:p>
          </table:table-cell>
          <table:table-cell table:formula="of:=[.A443]/1000" office:value-type="float" office:value="19.035351562" calcext:value-type="float">
            <text:p>19.035351562</text:p>
          </table:table-cell>
        </table:table-row>
        <table:table-row table:style-name="ro1">
          <table:table-cell office:value-type="float" office:value="19078.417969" calcext:value-type="float">
            <text:p>19078.417969</text:p>
          </table:table-cell>
          <table:table-cell office:value-type="float" office:value="-94.42923" calcext:value-type="float">
            <text:p>-94.42923</text:p>
          </table:table-cell>
          <table:table-cell table:formula="of:=[.A444]/1000" office:value-type="float" office:value="19.078417969" calcext:value-type="float">
            <text:p>19.078417969</text:p>
          </table:table-cell>
        </table:table-row>
        <table:table-row table:style-name="ro1">
          <table:table-cell office:value-type="float" office:value="19121.484375" calcext:value-type="float">
            <text:p>19121.484375</text:p>
          </table:table-cell>
          <table:table-cell office:value-type="float" office:value="-94.177483" calcext:value-type="float">
            <text:p>-94.177483</text:p>
          </table:table-cell>
          <table:table-cell table:formula="of:=[.A445]/1000" office:value-type="float" office:value="19.121484375" calcext:value-type="float">
            <text:p>19.121484375</text:p>
          </table:table-cell>
        </table:table-row>
        <table:table-row table:style-name="ro1">
          <table:table-cell office:value-type="float" office:value="19164.550781" calcext:value-type="float">
            <text:p>19164.550781</text:p>
          </table:table-cell>
          <table:table-cell office:value-type="float" office:value="-93.807526" calcext:value-type="float">
            <text:p>-93.807526</text:p>
          </table:table-cell>
          <table:table-cell table:formula="of:=[.A446]/1000" office:value-type="float" office:value="19.164550781" calcext:value-type="float">
            <text:p>19.164550781</text:p>
          </table:table-cell>
        </table:table-row>
        <table:table-row table:style-name="ro1">
          <table:table-cell office:value-type="float" office:value="19207.617188" calcext:value-type="float">
            <text:p>19207.617188</text:p>
          </table:table-cell>
          <table:table-cell office:value-type="float" office:value="-93.841896" calcext:value-type="float">
            <text:p>-93.841896</text:p>
          </table:table-cell>
          <table:table-cell table:formula="of:=[.A447]/1000" office:value-type="float" office:value="19.207617188" calcext:value-type="float">
            <text:p>19.207617188</text:p>
          </table:table-cell>
        </table:table-row>
        <table:table-row table:style-name="ro1">
          <table:table-cell office:value-type="float" office:value="19250.683594" calcext:value-type="float">
            <text:p>19250.683594</text:p>
          </table:table-cell>
          <table:table-cell office:value-type="float" office:value="-94.675583" calcext:value-type="float">
            <text:p>-94.675583</text:p>
          </table:table-cell>
          <table:table-cell table:formula="of:=[.A448]/1000" office:value-type="float" office:value="19.250683594" calcext:value-type="float">
            <text:p>19.250683594</text:p>
          </table:table-cell>
        </table:table-row>
        <table:table-row table:style-name="ro1">
          <table:table-cell office:value-type="float" office:value="19293.75" calcext:value-type="float">
            <text:p>19293.75</text:p>
          </table:table-cell>
          <table:table-cell office:value-type="float" office:value="-94.821594" calcext:value-type="float">
            <text:p>-94.821594</text:p>
          </table:table-cell>
          <table:table-cell table:formula="of:=[.A449]/1000" office:value-type="float" office:value="19.29375" calcext:value-type="float">
            <text:p>19.29375</text:p>
          </table:table-cell>
        </table:table-row>
        <table:table-row table:style-name="ro1">
          <table:table-cell office:value-type="float" office:value="19336.816406" calcext:value-type="float">
            <text:p>19336.816406</text:p>
          </table:table-cell>
          <table:table-cell office:value-type="float" office:value="-93.947617" calcext:value-type="float">
            <text:p>-93.947617</text:p>
          </table:table-cell>
          <table:table-cell table:formula="of:=[.A450]/1000" office:value-type="float" office:value="19.336816406" calcext:value-type="float">
            <text:p>19.336816406</text:p>
          </table:table-cell>
        </table:table-row>
        <table:table-row table:style-name="ro1">
          <table:table-cell office:value-type="float" office:value="19379.882812" calcext:value-type="float">
            <text:p>19379.882812</text:p>
          </table:table-cell>
          <table:table-cell office:value-type="float" office:value="-94.411888" calcext:value-type="float">
            <text:p>-94.411888</text:p>
          </table:table-cell>
          <table:table-cell table:formula="of:=[.A451]/1000" office:value-type="float" office:value="19.379882812" calcext:value-type="float">
            <text:p>19.379882812</text:p>
          </table:table-cell>
        </table:table-row>
        <table:table-row table:style-name="ro1">
          <table:table-cell office:value-type="float" office:value="19422.949219" calcext:value-type="float">
            <text:p>19422.949219</text:p>
          </table:table-cell>
          <table:table-cell office:value-type="float" office:value="-94.885338" calcext:value-type="float">
            <text:p>-94.885338</text:p>
          </table:table-cell>
          <table:table-cell table:formula="of:=[.A452]/1000" office:value-type="float" office:value="19.422949219" calcext:value-type="float">
            <text:p>19.422949219</text:p>
          </table:table-cell>
        </table:table-row>
        <table:table-row table:style-name="ro1">
          <table:table-cell office:value-type="float" office:value="19466.015625" calcext:value-type="float">
            <text:p>19466.015625</text:p>
          </table:table-cell>
          <table:table-cell office:value-type="float" office:value="-94.331787" calcext:value-type="float">
            <text:p>-94.331787</text:p>
          </table:table-cell>
          <table:table-cell table:formula="of:=[.A453]/1000" office:value-type="float" office:value="19.466015625" calcext:value-type="float">
            <text:p>19.466015625</text:p>
          </table:table-cell>
        </table:table-row>
        <table:table-row table:style-name="ro1">
          <table:table-cell office:value-type="float" office:value="19509.082031" calcext:value-type="float">
            <text:p>19509.082031</text:p>
          </table:table-cell>
          <table:table-cell office:value-type="float" office:value="-94.635643" calcext:value-type="float">
            <text:p>-94.635643</text:p>
          </table:table-cell>
          <table:table-cell table:formula="of:=[.A454]/1000" office:value-type="float" office:value="19.509082031" calcext:value-type="float">
            <text:p>19.509082031</text:p>
          </table:table-cell>
        </table:table-row>
        <table:table-row table:style-name="ro1">
          <table:table-cell office:value-type="float" office:value="19552.148438" calcext:value-type="float">
            <text:p>19552.148438</text:p>
          </table:table-cell>
          <table:table-cell office:value-type="float" office:value="-94.493401" calcext:value-type="float">
            <text:p>-94.493401</text:p>
          </table:table-cell>
          <table:table-cell table:formula="of:=[.A455]/1000" office:value-type="float" office:value="19.552148438" calcext:value-type="float">
            <text:p>19.552148438</text:p>
          </table:table-cell>
        </table:table-row>
        <table:table-row table:style-name="ro1">
          <table:table-cell office:value-type="float" office:value="19595.214844" calcext:value-type="float">
            <text:p>19595.214844</text:p>
          </table:table-cell>
          <table:table-cell office:value-type="float" office:value="-94.214279" calcext:value-type="float">
            <text:p>-94.214279</text:p>
          </table:table-cell>
          <table:table-cell table:formula="of:=[.A456]/1000" office:value-type="float" office:value="19.595214844" calcext:value-type="float">
            <text:p>19.595214844</text:p>
          </table:table-cell>
        </table:table-row>
        <table:table-row table:style-name="ro1">
          <table:table-cell office:value-type="float" office:value="19638.28125" calcext:value-type="float">
            <text:p>19638.28125</text:p>
          </table:table-cell>
          <table:table-cell office:value-type="float" office:value="-95.018623" calcext:value-type="float">
            <text:p>-95.018623</text:p>
          </table:table-cell>
          <table:table-cell table:formula="of:=[.A457]/1000" office:value-type="float" office:value="19.63828125" calcext:value-type="float">
            <text:p>19.63828125</text:p>
          </table:table-cell>
        </table:table-row>
        <table:table-row table:style-name="ro1">
          <table:table-cell office:value-type="float" office:value="19681.347656" calcext:value-type="float">
            <text:p>19681.347656</text:p>
          </table:table-cell>
          <table:table-cell office:value-type="float" office:value="-94.722008" calcext:value-type="float">
            <text:p>-94.722008</text:p>
          </table:table-cell>
          <table:table-cell table:formula="of:=[.A458]/1000" office:value-type="float" office:value="19.681347656" calcext:value-type="float">
            <text:p>19.681347656</text:p>
          </table:table-cell>
        </table:table-row>
        <table:table-row table:style-name="ro1">
          <table:table-cell office:value-type="float" office:value="19724.414062" calcext:value-type="float">
            <text:p>19724.414062</text:p>
          </table:table-cell>
          <table:table-cell office:value-type="float" office:value="-94.952339" calcext:value-type="float">
            <text:p>-94.952339</text:p>
          </table:table-cell>
          <table:table-cell table:formula="of:=[.A459]/1000" office:value-type="float" office:value="19.724414062" calcext:value-type="float">
            <text:p>19.724414062</text:p>
          </table:table-cell>
        </table:table-row>
        <table:table-row table:style-name="ro1">
          <table:table-cell office:value-type="float" office:value="19767.480469" calcext:value-type="float">
            <text:p>19767.480469</text:p>
          </table:table-cell>
          <table:table-cell office:value-type="float" office:value="-94.657196" calcext:value-type="float">
            <text:p>-94.657196</text:p>
          </table:table-cell>
          <table:table-cell table:formula="of:=[.A460]/1000" office:value-type="float" office:value="19.767480469" calcext:value-type="float">
            <text:p>19.767480469</text:p>
          </table:table-cell>
        </table:table-row>
        <table:table-row table:style-name="ro1">
          <table:table-cell office:value-type="float" office:value="19810.546875" calcext:value-type="float">
            <text:p>19810.546875</text:p>
          </table:table-cell>
          <table:table-cell office:value-type="float" office:value="-94.784889" calcext:value-type="float">
            <text:p>-94.784889</text:p>
          </table:table-cell>
          <table:table-cell table:formula="of:=[.A461]/1000" office:value-type="float" office:value="19.810546875" calcext:value-type="float">
            <text:p>19.810546875</text:p>
          </table:table-cell>
        </table:table-row>
        <table:table-row table:style-name="ro1">
          <table:table-cell office:value-type="float" office:value="19853.613281" calcext:value-type="float">
            <text:p>19853.613281</text:p>
          </table:table-cell>
          <table:table-cell office:value-type="float" office:value="-94.791283" calcext:value-type="float">
            <text:p>-94.791283</text:p>
          </table:table-cell>
          <table:table-cell table:formula="of:=[.A462]/1000" office:value-type="float" office:value="19.853613281" calcext:value-type="float">
            <text:p>19.853613281</text:p>
          </table:table-cell>
        </table:table-row>
        <table:table-row table:style-name="ro1">
          <table:table-cell office:value-type="float" office:value="19896.679688" calcext:value-type="float">
            <text:p>19896.679688</text:p>
          </table:table-cell>
          <table:table-cell office:value-type="float" office:value="-94.611961" calcext:value-type="float">
            <text:p>-94.611961</text:p>
          </table:table-cell>
          <table:table-cell table:formula="of:=[.A463]/1000" office:value-type="float" office:value="19.896679688" calcext:value-type="float">
            <text:p>19.896679688</text:p>
          </table:table-cell>
        </table:table-row>
        <table:table-row table:style-name="ro1">
          <table:table-cell office:value-type="float" office:value="19939.746094" calcext:value-type="float">
            <text:p>19939.746094</text:p>
          </table:table-cell>
          <table:table-cell office:value-type="float" office:value="-95.040665" calcext:value-type="float">
            <text:p>-95.040665</text:p>
          </table:table-cell>
          <table:table-cell table:formula="of:=[.A464]/1000" office:value-type="float" office:value="19.939746094" calcext:value-type="float">
            <text:p>19.939746094</text:p>
          </table:table-cell>
        </table:table-row>
        <table:table-row table:style-name="ro1">
          <table:table-cell office:value-type="float" office:value="19982.8125" calcext:value-type="float">
            <text:p>19982.8125</text:p>
          </table:table-cell>
          <table:table-cell office:value-type="float" office:value="-94.783089" calcext:value-type="float">
            <text:p>-94.783089</text:p>
          </table:table-cell>
          <table:table-cell table:formula="of:=[.A465]/1000" office:value-type="float" office:value="19.9828125" calcext:value-type="float">
            <text:p>19.9828125</text:p>
          </table:table-cell>
        </table:table-row>
        <table:table-row table:style-name="ro1">
          <table:table-cell office:value-type="float" office:value="20025.878906" calcext:value-type="float">
            <text:p>20025.878906</text:p>
          </table:table-cell>
          <table:table-cell office:value-type="float" office:value="-94.333046" calcext:value-type="float">
            <text:p>-94.333046</text:p>
          </table:table-cell>
          <table:table-cell table:formula="of:=[.A466]/1000" office:value-type="float" office:value="20.025878906" calcext:value-type="float">
            <text:p>20.025878906</text:p>
          </table:table-cell>
        </table:table-row>
        <table:table-row table:style-name="ro1">
          <table:table-cell office:value-type="float" office:value="20068.945312" calcext:value-type="float">
            <text:p>20068.945312</text:p>
          </table:table-cell>
          <table:table-cell office:value-type="float" office:value="-94.590973" calcext:value-type="float">
            <text:p>-94.590973</text:p>
          </table:table-cell>
          <table:table-cell table:formula="of:=[.A467]/1000" office:value-type="float" office:value="20.068945312" calcext:value-type="float">
            <text:p>20.068945312</text:p>
          </table:table-cell>
        </table:table-row>
        <table:table-row table:style-name="ro1">
          <table:table-cell office:value-type="float" office:value="20112.011719" calcext:value-type="float">
            <text:p>20112.011719</text:p>
          </table:table-cell>
          <table:table-cell office:value-type="float" office:value="-94.147964" calcext:value-type="float">
            <text:p>-94.147964</text:p>
          </table:table-cell>
          <table:table-cell table:formula="of:=[.A468]/1000" office:value-type="float" office:value="20.112011719" calcext:value-type="float">
            <text:p>20.112011719</text:p>
          </table:table-cell>
        </table:table-row>
        <table:table-row table:style-name="ro1">
          <table:table-cell office:value-type="float" office:value="20155.078125" calcext:value-type="float">
            <text:p>20155.078125</text:p>
          </table:table-cell>
          <table:table-cell office:value-type="float" office:value="-94.605217" calcext:value-type="float">
            <text:p>-94.605217</text:p>
          </table:table-cell>
          <table:table-cell table:formula="of:=[.A469]/1000" office:value-type="float" office:value="20.155078125" calcext:value-type="float">
            <text:p>20.155078125</text:p>
          </table:table-cell>
        </table:table-row>
        <table:table-row table:style-name="ro1">
          <table:table-cell office:value-type="float" office:value="20198.144531" calcext:value-type="float">
            <text:p>20198.144531</text:p>
          </table:table-cell>
          <table:table-cell office:value-type="float" office:value="-94.61499" calcext:value-type="float">
            <text:p>-94.61499</text:p>
          </table:table-cell>
          <table:table-cell table:formula="of:=[.A470]/1000" office:value-type="float" office:value="20.198144531" calcext:value-type="float">
            <text:p>20.198144531</text:p>
          </table:table-cell>
        </table:table-row>
        <table:table-row table:style-name="ro1">
          <table:table-cell office:value-type="float" office:value="20241.210938" calcext:value-type="float">
            <text:p>20241.210938</text:p>
          </table:table-cell>
          <table:table-cell office:value-type="float" office:value="-94.769867" calcext:value-type="float">
            <text:p>-94.769867</text:p>
          </table:table-cell>
          <table:table-cell table:formula="of:=[.A471]/1000" office:value-type="float" office:value="20.241210938" calcext:value-type="float">
            <text:p>20.241210938</text:p>
          </table:table-cell>
        </table:table-row>
        <table:table-row table:style-name="ro1">
          <table:table-cell office:value-type="float" office:value="20284.277344" calcext:value-type="float">
            <text:p>20284.277344</text:p>
          </table:table-cell>
          <table:table-cell office:value-type="float" office:value="-94.520454" calcext:value-type="float">
            <text:p>-94.520454</text:p>
          </table:table-cell>
          <table:table-cell table:formula="of:=[.A472]/1000" office:value-type="float" office:value="20.284277344" calcext:value-type="float">
            <text:p>20.284277344</text:p>
          </table:table-cell>
        </table:table-row>
        <table:table-row table:style-name="ro1">
          <table:table-cell office:value-type="float" office:value="20327.34375" calcext:value-type="float">
            <text:p>20327.34375</text:p>
          </table:table-cell>
          <table:table-cell office:value-type="float" office:value="-94.508942" calcext:value-type="float">
            <text:p>-94.508942</text:p>
          </table:table-cell>
          <table:table-cell table:formula="of:=[.A473]/1000" office:value-type="float" office:value="20.32734375" calcext:value-type="float">
            <text:p>20.32734375</text:p>
          </table:table-cell>
        </table:table-row>
        <table:table-row table:style-name="ro1">
          <table:table-cell office:value-type="float" office:value="20370.410156" calcext:value-type="float">
            <text:p>20370.410156</text:p>
          </table:table-cell>
          <table:table-cell office:value-type="float" office:value="-94.283035" calcext:value-type="float">
            <text:p>-94.283035</text:p>
          </table:table-cell>
          <table:table-cell table:formula="of:=[.A474]/1000" office:value-type="float" office:value="20.370410156" calcext:value-type="float">
            <text:p>20.370410156</text:p>
          </table:table-cell>
        </table:table-row>
        <table:table-row table:style-name="ro1">
          <table:table-cell office:value-type="float" office:value="20413.476562" calcext:value-type="float">
            <text:p>20413.476562</text:p>
          </table:table-cell>
          <table:table-cell office:value-type="float" office:value="-94.026604" calcext:value-type="float">
            <text:p>-94.026604</text:p>
          </table:table-cell>
          <table:table-cell table:formula="of:=[.A475]/1000" office:value-type="float" office:value="20.413476562" calcext:value-type="float">
            <text:p>20.413476562</text:p>
          </table:table-cell>
        </table:table-row>
        <table:table-row table:style-name="ro1">
          <table:table-cell office:value-type="float" office:value="20456.542969" calcext:value-type="float">
            <text:p>20456.542969</text:p>
          </table:table-cell>
          <table:table-cell office:value-type="float" office:value="-94.346931" calcext:value-type="float">
            <text:p>-94.346931</text:p>
          </table:table-cell>
          <table:table-cell table:formula="of:=[.A476]/1000" office:value-type="float" office:value="20.456542969" calcext:value-type="float">
            <text:p>20.456542969</text:p>
          </table:table-cell>
        </table:table-row>
        <table:table-row table:style-name="ro1">
          <table:table-cell office:value-type="float" office:value="20499.609375" calcext:value-type="float">
            <text:p>20499.609375</text:p>
          </table:table-cell>
          <table:table-cell office:value-type="float" office:value="-93.940193" calcext:value-type="float">
            <text:p>-93.940193</text:p>
          </table:table-cell>
          <table:table-cell table:formula="of:=[.A477]/1000" office:value-type="float" office:value="20.499609375" calcext:value-type="float">
            <text:p>20.499609375</text:p>
          </table:table-cell>
        </table:table-row>
        <table:table-row table:style-name="ro1">
          <table:table-cell office:value-type="float" office:value="20542.675781" calcext:value-type="float">
            <text:p>20542.675781</text:p>
          </table:table-cell>
          <table:table-cell office:value-type="float" office:value="-93.957176" calcext:value-type="float">
            <text:p>-93.957176</text:p>
          </table:table-cell>
          <table:table-cell table:formula="of:=[.A478]/1000" office:value-type="float" office:value="20.542675781" calcext:value-type="float">
            <text:p>20.542675781</text:p>
          </table:table-cell>
        </table:table-row>
        <table:table-row table:style-name="ro1">
          <table:table-cell office:value-type="float" office:value="20585.742188" calcext:value-type="float">
            <text:p>20585.742188</text:p>
          </table:table-cell>
          <table:table-cell office:value-type="float" office:value="-93.860664" calcext:value-type="float">
            <text:p>-93.860664</text:p>
          </table:table-cell>
          <table:table-cell table:formula="of:=[.A479]/1000" office:value-type="float" office:value="20.585742188" calcext:value-type="float">
            <text:p>20.585742188</text:p>
          </table:table-cell>
        </table:table-row>
        <table:table-row table:style-name="ro1">
          <table:table-cell office:value-type="float" office:value="20628.808594" calcext:value-type="float">
            <text:p>20628.808594</text:p>
          </table:table-cell>
          <table:table-cell office:value-type="float" office:value="-93.558884" calcext:value-type="float">
            <text:p>-93.558884</text:p>
          </table:table-cell>
          <table:table-cell table:formula="of:=[.A480]/1000" office:value-type="float" office:value="20.628808594" calcext:value-type="float">
            <text:p>20.628808594</text:p>
          </table:table-cell>
        </table:table-row>
        <table:table-row table:style-name="ro1">
          <table:table-cell office:value-type="float" office:value="20671.875" calcext:value-type="float">
            <text:p>20671.875</text:p>
          </table:table-cell>
          <table:table-cell office:value-type="float" office:value="-94.092262" calcext:value-type="float">
            <text:p>-94.092262</text:p>
          </table:table-cell>
          <table:table-cell table:formula="of:=[.A481]/1000" office:value-type="float" office:value="20.671875" calcext:value-type="float">
            <text:p>20.671875</text:p>
          </table:table-cell>
        </table:table-row>
        <table:table-row table:style-name="ro1">
          <table:table-cell office:value-type="float" office:value="20714.941406" calcext:value-type="float">
            <text:p>20714.941406</text:p>
          </table:table-cell>
          <table:table-cell office:value-type="float" office:value="-93.997665" calcext:value-type="float">
            <text:p>-93.997665</text:p>
          </table:table-cell>
          <table:table-cell table:formula="of:=[.A482]/1000" office:value-type="float" office:value="20.714941406" calcext:value-type="float">
            <text:p>20.714941406</text:p>
          </table:table-cell>
        </table:table-row>
        <table:table-row table:style-name="ro1">
          <table:table-cell office:value-type="float" office:value="20758.007812" calcext:value-type="float">
            <text:p>20758.007812</text:p>
          </table:table-cell>
          <table:table-cell office:value-type="float" office:value="-93.950203" calcext:value-type="float">
            <text:p>-93.950203</text:p>
          </table:table-cell>
          <table:table-cell table:formula="of:=[.A483]/1000" office:value-type="float" office:value="20.758007812" calcext:value-type="float">
            <text:p>20.758007812</text:p>
          </table:table-cell>
        </table:table-row>
        <table:table-row table:style-name="ro1">
          <table:table-cell office:value-type="float" office:value="20801.074219" calcext:value-type="float">
            <text:p>20801.074219</text:p>
          </table:table-cell>
          <table:table-cell office:value-type="float" office:value="-94.725151" calcext:value-type="float">
            <text:p>-94.725151</text:p>
          </table:table-cell>
          <table:table-cell table:formula="of:=[.A484]/1000" office:value-type="float" office:value="20.801074219" calcext:value-type="float">
            <text:p>20.801074219</text:p>
          </table:table-cell>
        </table:table-row>
        <table:table-row table:style-name="ro1">
          <table:table-cell office:value-type="float" office:value="20844.140625" calcext:value-type="float">
            <text:p>20844.140625</text:p>
          </table:table-cell>
          <table:table-cell office:value-type="float" office:value="-95.005966" calcext:value-type="float">
            <text:p>-95.005966</text:p>
          </table:table-cell>
          <table:table-cell table:formula="of:=[.A485]/1000" office:value-type="float" office:value="20.844140625" calcext:value-type="float">
            <text:p>20.844140625</text:p>
          </table:table-cell>
        </table:table-row>
        <table:table-row table:style-name="ro1">
          <table:table-cell office:value-type="float" office:value="20887.207031" calcext:value-type="float">
            <text:p>20887.207031</text:p>
          </table:table-cell>
          <table:table-cell office:value-type="float" office:value="-93.294807" calcext:value-type="float">
            <text:p>-93.294807</text:p>
          </table:table-cell>
          <table:table-cell table:formula="of:=[.A486]/1000" office:value-type="float" office:value="20.887207031" calcext:value-type="float">
            <text:p>20.887207031</text:p>
          </table:table-cell>
        </table:table-row>
        <table:table-row table:style-name="ro1">
          <table:table-cell office:value-type="float" office:value="20930.273438" calcext:value-type="float">
            <text:p>20930.273438</text:p>
          </table:table-cell>
          <table:table-cell office:value-type="float" office:value="-93.857964" calcext:value-type="float">
            <text:p>-93.857964</text:p>
          </table:table-cell>
          <table:table-cell table:formula="of:=[.A487]/1000" office:value-type="float" office:value="20.930273438" calcext:value-type="float">
            <text:p>20.930273438</text:p>
          </table:table-cell>
        </table:table-row>
        <table:table-row table:style-name="ro1">
          <table:table-cell office:value-type="float" office:value="20973.339844" calcext:value-type="float">
            <text:p>20973.339844</text:p>
          </table:table-cell>
          <table:table-cell office:value-type="float" office:value="-94.858192" calcext:value-type="float">
            <text:p>-94.858192</text:p>
          </table:table-cell>
          <table:table-cell table:formula="of:=[.A488]/1000" office:value-type="float" office:value="20.973339844" calcext:value-type="float">
            <text:p>20.973339844</text:p>
          </table:table-cell>
        </table:table-row>
        <table:table-row table:style-name="ro1">
          <table:table-cell office:value-type="float" office:value="21016.40625" calcext:value-type="float">
            <text:p>21016.40625</text:p>
          </table:table-cell>
          <table:table-cell office:value-type="float" office:value="-95.079926" calcext:value-type="float">
            <text:p>-95.079926</text:p>
          </table:table-cell>
          <table:table-cell table:formula="of:=[.A489]/1000" office:value-type="float" office:value="21.01640625" calcext:value-type="float">
            <text:p>21.01640625</text:p>
          </table:table-cell>
        </table:table-row>
        <table:table-row table:style-name="ro1">
          <table:table-cell office:value-type="float" office:value="21059.472656" calcext:value-type="float">
            <text:p>21059.472656</text:p>
          </table:table-cell>
          <table:table-cell office:value-type="float" office:value="-95.573723" calcext:value-type="float">
            <text:p>-95.573723</text:p>
          </table:table-cell>
          <table:table-cell table:formula="of:=[.A490]/1000" office:value-type="float" office:value="21.059472656" calcext:value-type="float">
            <text:p>21.059472656</text:p>
          </table:table-cell>
        </table:table-row>
        <table:table-row table:style-name="ro1">
          <table:table-cell office:value-type="float" office:value="21102.539062" calcext:value-type="float">
            <text:p>21102.539062</text:p>
          </table:table-cell>
          <table:table-cell office:value-type="float" office:value="-95.400444" calcext:value-type="float">
            <text:p>-95.400444</text:p>
          </table:table-cell>
          <table:table-cell table:formula="of:=[.A491]/1000" office:value-type="float" office:value="21.102539062" calcext:value-type="float">
            <text:p>21.102539062</text:p>
          </table:table-cell>
        </table:table-row>
        <table:table-row table:style-name="ro1">
          <table:table-cell office:value-type="float" office:value="21145.605469" calcext:value-type="float">
            <text:p>21145.605469</text:p>
          </table:table-cell>
          <table:table-cell office:value-type="float" office:value="-96.078224" calcext:value-type="float">
            <text:p>-96.078224</text:p>
          </table:table-cell>
          <table:table-cell table:formula="of:=[.A492]/1000" office:value-type="float" office:value="21.145605469" calcext:value-type="float">
            <text:p>21.145605469</text:p>
          </table:table-cell>
        </table:table-row>
        <table:table-row table:style-name="ro1">
          <table:table-cell office:value-type="float" office:value="21188.671875" calcext:value-type="float">
            <text:p>21188.671875</text:p>
          </table:table-cell>
          <table:table-cell office:value-type="float" office:value="-95.401215" calcext:value-type="float">
            <text:p>-95.401215</text:p>
          </table:table-cell>
          <table:table-cell table:formula="of:=[.A493]/1000" office:value-type="float" office:value="21.188671875" calcext:value-type="float">
            <text:p>21.188671875</text:p>
          </table:table-cell>
        </table:table-row>
        <table:table-row table:style-name="ro1">
          <table:table-cell office:value-type="float" office:value="21231.738281" calcext:value-type="float">
            <text:p>21231.738281</text:p>
          </table:table-cell>
          <table:table-cell office:value-type="float" office:value="-95.468018" calcext:value-type="float">
            <text:p>-95.468018</text:p>
          </table:table-cell>
          <table:table-cell table:formula="of:=[.A494]/1000" office:value-type="float" office:value="21.231738281" calcext:value-type="float">
            <text:p>21.231738281</text:p>
          </table:table-cell>
        </table:table-row>
        <table:table-row table:style-name="ro1">
          <table:table-cell office:value-type="float" office:value="21274.804688" calcext:value-type="float">
            <text:p>21274.804688</text:p>
          </table:table-cell>
          <table:table-cell office:value-type="float" office:value="-95.585449" calcext:value-type="float">
            <text:p>-95.585449</text:p>
          </table:table-cell>
          <table:table-cell table:formula="of:=[.A495]/1000" office:value-type="float" office:value="21.274804688" calcext:value-type="float">
            <text:p>21.274804688</text:p>
          </table:table-cell>
        </table:table-row>
        <table:table-row table:style-name="ro1">
          <table:table-cell office:value-type="float" office:value="21317.871094" calcext:value-type="float">
            <text:p>21317.871094</text:p>
          </table:table-cell>
          <table:table-cell office:value-type="float" office:value="-95.956245" calcext:value-type="float">
            <text:p>-95.956245</text:p>
          </table:table-cell>
          <table:table-cell table:formula="of:=[.A496]/1000" office:value-type="float" office:value="21.317871094" calcext:value-type="float">
            <text:p>21.317871094</text:p>
          </table:table-cell>
        </table:table-row>
        <table:table-row table:style-name="ro1">
          <table:table-cell office:value-type="float" office:value="21360.9375" calcext:value-type="float">
            <text:p>21360.9375</text:p>
          </table:table-cell>
          <table:table-cell office:value-type="float" office:value="-95.779694" calcext:value-type="float">
            <text:p>-95.779694</text:p>
          </table:table-cell>
          <table:table-cell table:formula="of:=[.A497]/1000" office:value-type="float" office:value="21.3609375" calcext:value-type="float">
            <text:p>21.3609375</text:p>
          </table:table-cell>
        </table:table-row>
        <table:table-row table:style-name="ro1">
          <table:table-cell office:value-type="float" office:value="21404.003906" calcext:value-type="float">
            <text:p>21404.003906</text:p>
          </table:table-cell>
          <table:table-cell office:value-type="float" office:value="-95.914932" calcext:value-type="float">
            <text:p>-95.914932</text:p>
          </table:table-cell>
          <table:table-cell table:formula="of:=[.A498]/1000" office:value-type="float" office:value="21.404003906" calcext:value-type="float">
            <text:p>21.404003906</text:p>
          </table:table-cell>
        </table:table-row>
        <table:table-row table:style-name="ro1">
          <table:table-cell office:value-type="float" office:value="21447.070312" calcext:value-type="float">
            <text:p>21447.070312</text:p>
          </table:table-cell>
          <table:table-cell office:value-type="float" office:value="-95.805923" calcext:value-type="float">
            <text:p>-95.805923</text:p>
          </table:table-cell>
          <table:table-cell table:formula="of:=[.A499]/1000" office:value-type="float" office:value="21.447070312" calcext:value-type="float">
            <text:p>21.447070312</text:p>
          </table:table-cell>
        </table:table-row>
        <table:table-row table:style-name="ro1">
          <table:table-cell office:value-type="float" office:value="21490.136719" calcext:value-type="float">
            <text:p>21490.136719</text:p>
          </table:table-cell>
          <table:table-cell office:value-type="float" office:value="-95.379799" calcext:value-type="float">
            <text:p>-95.379799</text:p>
          </table:table-cell>
          <table:table-cell table:formula="of:=[.A500]/1000" office:value-type="float" office:value="21.490136719" calcext:value-type="float">
            <text:p>21.490136719</text:p>
          </table:table-cell>
        </table:table-row>
        <table:table-row table:style-name="ro1">
          <table:table-cell office:value-type="float" office:value="21533.203125" calcext:value-type="float">
            <text:p>21533.203125</text:p>
          </table:table-cell>
          <table:table-cell office:value-type="float" office:value="-95.824371" calcext:value-type="float">
            <text:p>-95.824371</text:p>
          </table:table-cell>
          <table:table-cell table:formula="of:=[.A501]/1000" office:value-type="float" office:value="21.533203125" calcext:value-type="float">
            <text:p>21.533203125</text:p>
          </table:table-cell>
        </table:table-row>
        <table:table-row table:style-name="ro1">
          <table:table-cell office:value-type="float" office:value="21576.269531" calcext:value-type="float">
            <text:p>21576.269531</text:p>
          </table:table-cell>
          <table:table-cell office:value-type="float" office:value="-95.342049" calcext:value-type="float">
            <text:p>-95.342049</text:p>
          </table:table-cell>
          <table:table-cell table:formula="of:=[.A502]/1000" office:value-type="float" office:value="21.576269531" calcext:value-type="float">
            <text:p>21.576269531</text:p>
          </table:table-cell>
        </table:table-row>
        <table:table-row table:style-name="ro1">
          <table:table-cell office:value-type="float" office:value="21619.335938" calcext:value-type="float">
            <text:p>21619.335938</text:p>
          </table:table-cell>
          <table:table-cell office:value-type="float" office:value="-96.003754" calcext:value-type="float">
            <text:p>-96.003754</text:p>
          </table:table-cell>
          <table:table-cell table:formula="of:=[.A503]/1000" office:value-type="float" office:value="21.619335938" calcext:value-type="float">
            <text:p>21.619335938</text:p>
          </table:table-cell>
        </table:table-row>
        <table:table-row table:style-name="ro1">
          <table:table-cell office:value-type="float" office:value="21662.402344" calcext:value-type="float">
            <text:p>21662.402344</text:p>
          </table:table-cell>
          <table:table-cell office:value-type="float" office:value="-96.061142" calcext:value-type="float">
            <text:p>-96.061142</text:p>
          </table:table-cell>
          <table:table-cell table:formula="of:=[.A504]/1000" office:value-type="float" office:value="21.662402344" calcext:value-type="float">
            <text:p>21.662402344</text:p>
          </table:table-cell>
        </table:table-row>
        <table:table-row table:style-name="ro1">
          <table:table-cell office:value-type="float" office:value="21705.46875" calcext:value-type="float">
            <text:p>21705.46875</text:p>
          </table:table-cell>
          <table:table-cell office:value-type="float" office:value="-95.57016" calcext:value-type="float">
            <text:p>-95.57016</text:p>
          </table:table-cell>
          <table:table-cell table:formula="of:=[.A505]/1000" office:value-type="float" office:value="21.70546875" calcext:value-type="float">
            <text:p>21.70546875</text:p>
          </table:table-cell>
        </table:table-row>
        <table:table-row table:style-name="ro1">
          <table:table-cell office:value-type="float" office:value="21748.535156" calcext:value-type="float">
            <text:p>21748.535156</text:p>
          </table:table-cell>
          <table:table-cell office:value-type="float" office:value="-95.582413" calcext:value-type="float">
            <text:p>-95.582413</text:p>
          </table:table-cell>
          <table:table-cell table:formula="of:=[.A506]/1000" office:value-type="float" office:value="21.748535156" calcext:value-type="float">
            <text:p>21.748535156</text:p>
          </table:table-cell>
        </table:table-row>
        <table:table-row table:style-name="ro1">
          <table:table-cell office:value-type="float" office:value="21791.601562" calcext:value-type="float">
            <text:p>21791.601562</text:p>
          </table:table-cell>
          <table:table-cell office:value-type="float" office:value="-95.458733" calcext:value-type="float">
            <text:p>-95.458733</text:p>
          </table:table-cell>
          <table:table-cell table:formula="of:=[.A507]/1000" office:value-type="float" office:value="21.791601562" calcext:value-type="float">
            <text:p>21.791601562</text:p>
          </table:table-cell>
        </table:table-row>
        <table:table-row table:style-name="ro1">
          <table:table-cell office:value-type="float" office:value="21834.667969" calcext:value-type="float">
            <text:p>21834.667969</text:p>
          </table:table-cell>
          <table:table-cell office:value-type="float" office:value="-95.466774" calcext:value-type="float">
            <text:p>-95.466774</text:p>
          </table:table-cell>
          <table:table-cell table:formula="of:=[.A508]/1000" office:value-type="float" office:value="21.834667969" calcext:value-type="float">
            <text:p>21.834667969</text:p>
          </table:table-cell>
        </table:table-row>
        <table:table-row table:style-name="ro1">
          <table:table-cell office:value-type="float" office:value="21877.734375" calcext:value-type="float">
            <text:p>21877.734375</text:p>
          </table:table-cell>
          <table:table-cell office:value-type="float" office:value="-95.498878" calcext:value-type="float">
            <text:p>-95.498878</text:p>
          </table:table-cell>
          <table:table-cell table:formula="of:=[.A509]/1000" office:value-type="float" office:value="21.877734375" calcext:value-type="float">
            <text:p>21.877734375</text:p>
          </table:table-cell>
        </table:table-row>
        <table:table-row table:style-name="ro1">
          <table:table-cell office:value-type="float" office:value="21920.800781" calcext:value-type="float">
            <text:p>21920.800781</text:p>
          </table:table-cell>
          <table:table-cell office:value-type="float" office:value="-95.820984" calcext:value-type="float">
            <text:p>-95.820984</text:p>
          </table:table-cell>
          <table:table-cell table:formula="of:=[.A510]/1000" office:value-type="float" office:value="21.920800781" calcext:value-type="float">
            <text:p>21.920800781</text:p>
          </table:table-cell>
        </table:table-row>
        <table:table-row table:style-name="ro1">
          <table:table-cell office:value-type="float" office:value="21963.867188" calcext:value-type="float">
            <text:p>21963.867188</text:p>
          </table:table-cell>
          <table:table-cell office:value-type="float" office:value="-95.641434" calcext:value-type="float">
            <text:p>-95.641434</text:p>
          </table:table-cell>
          <table:table-cell table:formula="of:=[.A511]/1000" office:value-type="float" office:value="21.963867188" calcext:value-type="float">
            <text:p>21.963867188</text:p>
          </table:table-cell>
        </table:table-row>
        <table:table-row table:style-name="ro1">
          <table:table-cell office:value-type="float" office:value="22006.933594" calcext:value-type="float">
            <text:p>22006.933594</text:p>
          </table:table-cell>
          <table:table-cell office:value-type="float" office:value="-96.232216" calcext:value-type="float">
            <text:p>-96.232216</text:p>
          </table:table-cell>
          <table:table-cell table:formula="of:=[.A512]/1000" office:value-type="float" office:value="22.006933594" calcext:value-type="float">
            <text:p>22.006933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" loext:min-decimal-places="1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6:33:30.716464029</dc:date>
    <dc:creator>abram </dc:creator>
    <meta:editing-duration>PT3H50M22S</meta:editing-duration>
    <meta:editing-cycles>1</meta:editing-cycles>
    <meta:generator>LibreOffice/5.1.6.2$Linux_X86_64 LibreOffice_project/10m0$Build-2</meta:generator>
    <meta:document-statistic meta:table-count="1" meta:cell-count="1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" chart:interval-major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12.193cm" xlink:href=".." xlink:type="simple" chart:class="chart:scatter" chart:style-name="ch1">
        <chart:title svg:x="4.319cm" svg:y="0.379cm" chart:style-name="ch2">
          <text:p>ADC-to-DAC Pass-through @ 1 kHz</text:p>
        </chart:title>
        <chart:plot-area chart:style-name="ch3" table:cell-range-address="MCP4921_spectrum_1kHz.B2:MCP4921_spectrum_1kHz.C512 MCP4921_spectrum_1kHz.B1:MCP4921_spectrum_1kHz.B1" chart:data-source-has-labels="both" svg:x="1.082cm" svg:y="1.124cm" svg:width="14.073cm" svg:height="9.869cm">
          <chartooo:coordinate-region svg:x="1.994cm" svg:y="1.323cm" svg:width="12.974cm" svg:height="9.023cm"/>
          <chart:axis chart:dimension="x" chart:name="primary-x" chart:style-name="ch4" chartooo:axis-type="auto">
            <chart:title svg:x="6.87cm" svg:y="11.236cm" chart:style-name="ch5">
              <text:p>Frequency (kHz)</text:p>
            </chart:title>
            <chart:categories table:cell-range-address="MCP4921_spectrum_1kHz.C2:MCP4921_spectrum_1kHz.C512"/>
            <chart:grid chart:style-name="ch6" chart:class="major"/>
          </chart:axis>
          <chart:axis chart:dimension="y" chart:name="primary-y" chart:style-name="ch7">
            <chart:title svg:x="0.202cm" svg:y="6.856cm" chart:style-name="ch8">
              <text:p>Level (dB)</text:p>
            </chart:title>
            <chart:grid chart:style-name="ch6" chart:class="major"/>
          </chart:axis>
          <chart:series chart:style-name="ch9" chart:values-cell-range-address="MCP4921_spectrum_1kHz.B2:MCP4921_spectrum_1kHz.B512" chart:label-cell-address="MCP4921_spectrum_1kHz.B1:MCP4921_spectrum_1kHz.B1" chart:class="chart:scatter">
            <chart:domain table:cell-range-address="MCP4921_spectrum_1kHz.C2:MCP4921_spectrum_1kHz.C512"/>
            <chart:data-point chart:repeated="5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evel (dB)</text:p>
                <draw:g>
                  <svg:desc>MCP4921_spectrum_1kHz.B1:MCP4921_spectrum_1kHz.B1</svg:desc>
                </draw:g>
              </table:table-cell>
            </table:table-row>
          </table:table-header-rows>
          <table:table-rows>
            <table:table-row>
              <table:table-cell office:value-type="float" office:value="0.043066406">
                <text:p>0.043066406</text:p>
                <draw:g>
                  <svg:desc>MCP4921_spectrum_1kHz.C2:MCP4921_spectrum_1kHz.C512</svg:desc>
                </draw:g>
              </table:table-cell>
              <table:table-cell office:value-type="float" office:value="0.043066406">
                <text:p>0.043066406</text:p>
                <draw:g>
                  <svg:desc>MCP4921_spectrum_1kHz.C2:MCP4921_spectrum_1kHz.C512</svg:desc>
                </draw:g>
              </table:table-cell>
              <table:table-cell office:value-type="float" office:value="-49.579975">
                <text:p>-49.579975</text:p>
                <draw:g>
                  <svg:desc>MCP4921_spectrum_1kHz.B2:MCP4921_spectrum_1kHz.B512</svg:desc>
                </draw:g>
              </table:table-cell>
            </table:table-row>
            <table:table-row>
              <table:table-cell office:value-type="float" office:value="0.086132812">
                <text:p>0.086132812</text:p>
              </table:table-cell>
              <table:table-cell office:value-type="float" office:value="0.086132812">
                <text:p>0.086132812</text:p>
              </table:table-cell>
              <table:table-cell office:value-type="float" office:value="-50.937241">
                <text:p>-50.937241</text:p>
              </table:table-cell>
            </table:table-row>
            <table:table-row>
              <table:table-cell office:value-type="float" office:value="0.129199219">
                <text:p>0.129199219</text:p>
              </table:table-cell>
              <table:table-cell office:value-type="float" office:value="0.129199219">
                <text:p>0.129199219</text:p>
              </table:table-cell>
              <table:table-cell office:value-type="float" office:value="-65.967857">
                <text:p>-65.967857</text:p>
              </table:table-cell>
            </table:table-row>
            <table:table-row>
              <table:table-cell office:value-type="float" office:value="0.172265625">
                <text:p>0.172265625</text:p>
              </table:table-cell>
              <table:table-cell office:value-type="float" office:value="0.172265625">
                <text:p>0.172265625</text:p>
              </table:table-cell>
              <table:table-cell office:value-type="float" office:value="-69.474319">
                <text:p>-69.474319</text:p>
              </table:table-cell>
            </table:table-row>
            <table:table-row>
              <table:table-cell office:value-type="float" office:value="0.215332031">
                <text:p>0.215332031</text:p>
              </table:table-cell>
              <table:table-cell office:value-type="float" office:value="0.215332031">
                <text:p>0.215332031</text:p>
              </table:table-cell>
              <table:table-cell office:value-type="float" office:value="-72.966713">
                <text:p>-72.966713</text:p>
              </table:table-cell>
            </table:table-row>
            <table:table-row>
              <table:table-cell office:value-type="float" office:value="0.258398438">
                <text:p>0.258398438</text:p>
              </table:table-cell>
              <table:table-cell office:value-type="float" office:value="0.258398438">
                <text:p>0.258398438</text:p>
              </table:table-cell>
              <table:table-cell office:value-type="float" office:value="-74.523582">
                <text:p>-74.523582</text:p>
              </table:table-cell>
            </table:table-row>
            <table:table-row>
              <table:table-cell office:value-type="float" office:value="0.301464844">
                <text:p>0.301464844</text:p>
              </table:table-cell>
              <table:table-cell office:value-type="float" office:value="0.301464844">
                <text:p>0.301464844</text:p>
              </table:table-cell>
              <table:table-cell office:value-type="float" office:value="-70.056686">
                <text:p>-70.056686</text:p>
              </table:table-cell>
            </table:table-row>
            <table:table-row>
              <table:table-cell office:value-type="float" office:value="0.34453125">
                <text:p>0.34453125</text:p>
              </table:table-cell>
              <table:table-cell office:value-type="float" office:value="0.34453125">
                <text:p>0.34453125</text:p>
              </table:table-cell>
              <table:table-cell office:value-type="float" office:value="-74.955704">
                <text:p>-74.955704</text:p>
              </table:table-cell>
            </table:table-row>
            <table:table-row>
              <table:table-cell office:value-type="float" office:value="0.387597656">
                <text:p>0.387597656</text:p>
              </table:table-cell>
              <table:table-cell office:value-type="float" office:value="0.387597656">
                <text:p>0.387597656</text:p>
              </table:table-cell>
              <table:table-cell office:value-type="float" office:value="-77.206894">
                <text:p>-77.206894</text:p>
              </table:table-cell>
            </table:table-row>
            <table:table-row>
              <table:table-cell office:value-type="float" office:value="0.430664062">
                <text:p>0.430664062</text:p>
              </table:table-cell>
              <table:table-cell office:value-type="float" office:value="0.430664062">
                <text:p>0.430664062</text:p>
              </table:table-cell>
              <table:table-cell office:value-type="float" office:value="-75.691528">
                <text:p>-75.691528</text:p>
              </table:table-cell>
            </table:table-row>
            <table:table-row>
              <table:table-cell office:value-type="float" office:value="0.473730469">
                <text:p>0.473730469</text:p>
              </table:table-cell>
              <table:table-cell office:value-type="float" office:value="0.473730469">
                <text:p>0.473730469</text:p>
              </table:table-cell>
              <table:table-cell office:value-type="float" office:value="-78.37793">
                <text:p>-78.37793</text:p>
              </table:table-cell>
            </table:table-row>
            <table:table-row>
              <table:table-cell office:value-type="float" office:value="0.516796875">
                <text:p>0.516796875</text:p>
              </table:table-cell>
              <table:table-cell office:value-type="float" office:value="0.516796875">
                <text:p>0.516796875</text:p>
              </table:table-cell>
              <table:table-cell office:value-type="float" office:value="-73.04731">
                <text:p>-73.04731</text:p>
              </table:table-cell>
            </table:table-row>
            <table:table-row>
              <table:table-cell office:value-type="float" office:value="0.559863281">
                <text:p>0.559863281</text:p>
              </table:table-cell>
              <table:table-cell office:value-type="float" office:value="0.559863281">
                <text:p>0.559863281</text:p>
              </table:table-cell>
              <table:table-cell office:value-type="float" office:value="-72.713318">
                <text:p>-72.713318</text:p>
              </table:table-cell>
            </table:table-row>
            <table:table-row>
              <table:table-cell office:value-type="float" office:value="0.602929688">
                <text:p>0.602929688</text:p>
              </table:table-cell>
              <table:table-cell office:value-type="float" office:value="0.602929688">
                <text:p>0.602929688</text:p>
              </table:table-cell>
              <table:table-cell office:value-type="float" office:value="-78.147095">
                <text:p>-78.147095</text:p>
              </table:table-cell>
            </table:table-row>
            <table:table-row>
              <table:table-cell office:value-type="float" office:value="0.645996094">
                <text:p>0.645996094</text:p>
              </table:table-cell>
              <table:table-cell office:value-type="float" office:value="0.645996094">
                <text:p>0.645996094</text:p>
              </table:table-cell>
              <table:table-cell office:value-type="float" office:value="-76.161964">
                <text:p>-76.161964</text:p>
              </table:table-cell>
            </table:table-row>
            <table:table-row>
              <table:table-cell office:value-type="float" office:value="0.6890625">
                <text:p>0.6890625</text:p>
              </table:table-cell>
              <table:table-cell office:value-type="float" office:value="0.6890625">
                <text:p>0.6890625</text:p>
              </table:table-cell>
              <table:table-cell office:value-type="float" office:value="-77.673492">
                <text:p>-77.673492</text:p>
              </table:table-cell>
            </table:table-row>
            <table:table-row>
              <table:table-cell office:value-type="float" office:value="0.732128906">
                <text:p>0.732128906</text:p>
              </table:table-cell>
              <table:table-cell office:value-type="float" office:value="0.732128906">
                <text:p>0.732128906</text:p>
              </table:table-cell>
              <table:table-cell office:value-type="float" office:value="-81.486855">
                <text:p>-81.486855</text:p>
              </table:table-cell>
            </table:table-row>
            <table:table-row>
              <table:table-cell office:value-type="float" office:value="0.775195312">
                <text:p>0.775195312</text:p>
              </table:table-cell>
              <table:table-cell office:value-type="float" office:value="0.775195312">
                <text:p>0.775195312</text:p>
              </table:table-cell>
              <table:table-cell office:value-type="float" office:value="-80.535179">
                <text:p>-80.535179</text:p>
              </table:table-cell>
            </table:table-row>
            <table:table-row>
              <table:table-cell office:value-type="float" office:value="0.818261719">
                <text:p>0.818261719</text:p>
              </table:table-cell>
              <table:table-cell office:value-type="float" office:value="0.818261719">
                <text:p>0.818261719</text:p>
              </table:table-cell>
              <table:table-cell office:value-type="float" office:value="-76.385254">
                <text:p>-76.385254</text:p>
              </table:table-cell>
            </table:table-row>
            <table:table-row>
              <table:table-cell office:value-type="float" office:value="0.861328125">
                <text:p>0.861328125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-68.273315">
                <text:p>-68.273315</text:p>
              </table:table-cell>
            </table:table-row>
            <table:table-row>
              <table:table-cell office:value-type="float" office:value="0.904394531">
                <text:p>0.904394531</text:p>
              </table:table-cell>
              <table:table-cell office:value-type="float" office:value="0.904394531">
                <text:p>0.904394531</text:p>
              </table:table-cell>
              <table:table-cell office:value-type="float" office:value="-48.475349">
                <text:p>-48.475349</text:p>
              </table:table-cell>
            </table:table-row>
            <table:table-row>
              <table:table-cell office:value-type="float" office:value="0.947460938">
                <text:p>0.947460938</text:p>
              </table:table-cell>
              <table:table-cell office:value-type="float" office:value="0.947460938">
                <text:p>0.947460938</text:p>
              </table:table-cell>
              <table:table-cell office:value-type="float" office:value="-24.801308">
                <text:p>-24.801308</text:p>
              </table:table-cell>
            </table:table-row>
            <table:table-row>
              <table:table-cell office:value-type="float" office:value="0.990527344">
                <text:p>0.990527344</text:p>
              </table:table-cell>
              <table:table-cell office:value-type="float" office:value="0.990527344">
                <text:p>0.990527344</text:p>
              </table:table-cell>
              <table:table-cell office:value-type="float" office:value="-16.720667">
                <text:p>-16.720667</text:p>
              </table:table-cell>
            </table:table-row>
            <table:table-row>
              <table:table-cell office:value-type="float" office:value="1.03359375">
                <text:p>1.03359375</text:p>
              </table:table-cell>
              <table:table-cell office:value-type="float" office:value="1.03359375">
                <text:p>1.03359375</text:p>
              </table:table-cell>
              <table:table-cell office:value-type="float" office:value="-21.779499">
                <text:p>-21.779499</text:p>
              </table:table-cell>
            </table:table-row>
            <table:table-row>
              <table:table-cell office:value-type="float" office:value="1.076660156">
                <text:p>1.076660156</text:p>
              </table:table-cell>
              <table:table-cell office:value-type="float" office:value="1.076660156">
                <text:p>1.076660156</text:p>
              </table:table-cell>
              <table:table-cell office:value-type="float" office:value="-42.519596">
                <text:p>-42.519596</text:p>
              </table:table-cell>
            </table:table-row>
            <table:table-row>
              <table:table-cell office:value-type="float" office:value="1.119726562">
                <text:p>1.119726562</text:p>
              </table:table-cell>
              <table:table-cell office:value-type="float" office:value="1.119726562">
                <text:p>1.119726562</text:p>
              </table:table-cell>
              <table:table-cell office:value-type="float" office:value="-58.266113">
                <text:p>-58.266113</text:p>
              </table:table-cell>
            </table:table-row>
            <table:table-row>
              <table:table-cell office:value-type="float" office:value="1.162792969">
                <text:p>1.162792969</text:p>
              </table:table-cell>
              <table:table-cell office:value-type="float" office:value="1.162792969">
                <text:p>1.162792969</text:p>
              </table:table-cell>
              <table:table-cell office:value-type="float" office:value="-62.753113">
                <text:p>-62.753113</text:p>
              </table:table-cell>
            </table:table-row>
            <table:table-row>
              <table:table-cell office:value-type="float" office:value="1.205859375">
                <text:p>1.205859375</text:p>
              </table:table-cell>
              <table:table-cell office:value-type="float" office:value="1.205859375">
                <text:p>1.205859375</text:p>
              </table:table-cell>
              <table:table-cell office:value-type="float" office:value="-65.15596">
                <text:p>-65.15596</text:p>
              </table:table-cell>
            </table:table-row>
            <table:table-row>
              <table:table-cell office:value-type="float" office:value="1.248925781">
                <text:p>1.248925781</text:p>
              </table:table-cell>
              <table:table-cell office:value-type="float" office:value="1.248925781">
                <text:p>1.248925781</text:p>
              </table:table-cell>
              <table:table-cell office:value-type="float" office:value="-66.968468">
                <text:p>-66.968468</text:p>
              </table:table-cell>
            </table:table-row>
            <table:table-row>
              <table:table-cell office:value-type="float" office:value="1.291992188">
                <text:p>1.291992188</text:p>
              </table:table-cell>
              <table:table-cell office:value-type="float" office:value="1.291992188">
                <text:p>1.291992188</text:p>
              </table:table-cell>
              <table:table-cell office:value-type="float" office:value="-68.733795">
                <text:p>-68.733795</text:p>
              </table:table-cell>
            </table:table-row>
            <table:table-row>
              <table:table-cell office:value-type="float" office:value="1.335058594">
                <text:p>1.335058594</text:p>
              </table:table-cell>
              <table:table-cell office:value-type="float" office:value="1.335058594">
                <text:p>1.335058594</text:p>
              </table:table-cell>
              <table:table-cell office:value-type="float" office:value="-70.504639">
                <text:p>-70.504639</text:p>
              </table:table-cell>
            </table:table-row>
            <table:table-row>
              <table:table-cell office:value-type="float" office:value="1.378125">
                <text:p>1.378125</text:p>
              </table:table-cell>
              <table:table-cell office:value-type="float" office:value="1.378125">
                <text:p>1.378125</text:p>
              </table:table-cell>
              <table:table-cell office:value-type="float" office:value="-70.913849">
                <text:p>-70.913849</text:p>
              </table:table-cell>
            </table:table-row>
            <table:table-row>
              <table:table-cell office:value-type="float" office:value="1.421191406">
                <text:p>1.421191406</text:p>
              </table:table-cell>
              <table:table-cell office:value-type="float" office:value="1.421191406">
                <text:p>1.421191406</text:p>
              </table:table-cell>
              <table:table-cell office:value-type="float" office:value="-72.880539">
                <text:p>-72.880539</text:p>
              </table:table-cell>
            </table:table-row>
            <table:table-row>
              <table:table-cell office:value-type="float" office:value="1.464257812">
                <text:p>1.464257812</text:p>
              </table:table-cell>
              <table:table-cell office:value-type="float" office:value="1.464257812">
                <text:p>1.464257812</text:p>
              </table:table-cell>
              <table:table-cell office:value-type="float" office:value="-74.062393">
                <text:p>-74.062393</text:p>
              </table:table-cell>
            </table:table-row>
            <table:table-row>
              <table:table-cell office:value-type="float" office:value="1.507324219">
                <text:p>1.507324219</text:p>
              </table:table-cell>
              <table:table-cell office:value-type="float" office:value="1.507324219">
                <text:p>1.507324219</text:p>
              </table:table-cell>
              <table:table-cell office:value-type="float" office:value="-74.701324">
                <text:p>-74.701324</text:p>
              </table:table-cell>
            </table:table-row>
            <table:table-row>
              <table:table-cell office:value-type="float" office:value="1.550390625">
                <text:p>1.550390625</text:p>
              </table:table-cell>
              <table:table-cell office:value-type="float" office:value="1.550390625">
                <text:p>1.550390625</text:p>
              </table:table-cell>
              <table:table-cell office:value-type="float" office:value="-75.954651">
                <text:p>-75.954651</text:p>
              </table:table-cell>
            </table:table-row>
            <table:table-row>
              <table:table-cell office:value-type="float" office:value="1.593457031">
                <text:p>1.593457031</text:p>
              </table:table-cell>
              <table:table-cell office:value-type="float" office:value="1.593457031">
                <text:p>1.593457031</text:p>
              </table:table-cell>
              <table:table-cell office:value-type="float" office:value="-75.237122">
                <text:p>-75.237122</text:p>
              </table:table-cell>
            </table:table-row>
            <table:table-row>
              <table:table-cell office:value-type="float" office:value="1.636523438">
                <text:p>1.636523438</text:p>
              </table:table-cell>
              <table:table-cell office:value-type="float" office:value="1.636523438">
                <text:p>1.636523438</text:p>
              </table:table-cell>
              <table:table-cell office:value-type="float" office:value="-75.163765">
                <text:p>-75.163765</text:p>
              </table:table-cell>
            </table:table-row>
            <table:table-row>
              <table:table-cell office:value-type="float" office:value="1.679589844">
                <text:p>1.679589844</text:p>
              </table:table-cell>
              <table:table-cell office:value-type="float" office:value="1.679589844">
                <text:p>1.679589844</text:p>
              </table:table-cell>
              <table:table-cell office:value-type="float" office:value="-77.886368">
                <text:p>-77.886368</text:p>
              </table:table-cell>
            </table:table-row>
            <table:table-row>
              <table:table-cell office:value-type="float" office:value="1.72265625">
                <text:p>1.72265625</text:p>
              </table:table-cell>
              <table:table-cell office:value-type="float" office:value="1.72265625">
                <text:p>1.72265625</text:p>
              </table:table-cell>
              <table:table-cell office:value-type="float" office:value="-76.915138">
                <text:p>-76.915138</text:p>
              </table:table-cell>
            </table:table-row>
            <table:table-row>
              <table:table-cell office:value-type="float" office:value="1.765722656">
                <text:p>1.765722656</text:p>
              </table:table-cell>
              <table:table-cell office:value-type="float" office:value="1.765722656">
                <text:p>1.765722656</text:p>
              </table:table-cell>
              <table:table-cell office:value-type="float" office:value="-77.489693">
                <text:p>-77.489693</text:p>
              </table:table-cell>
            </table:table-row>
            <table:table-row>
              <table:table-cell office:value-type="float" office:value="1.808789062">
                <text:p>1.808789062</text:p>
              </table:table-cell>
              <table:table-cell office:value-type="float" office:value="1.808789062">
                <text:p>1.808789062</text:p>
              </table:table-cell>
              <table:table-cell office:value-type="float" office:value="-79.710693">
                <text:p>-79.710693</text:p>
              </table:table-cell>
            </table:table-row>
            <table:table-row>
              <table:table-cell office:value-type="float" office:value="1.851855469">
                <text:p>1.851855469</text:p>
              </table:table-cell>
              <table:table-cell office:value-type="float" office:value="1.851855469">
                <text:p>1.851855469</text:p>
              </table:table-cell>
              <table:table-cell office:value-type="float" office:value="-79.987358">
                <text:p>-79.987358</text:p>
              </table:table-cell>
            </table:table-row>
            <table:table-row>
              <table:table-cell office:value-type="float" office:value="1.894921875">
                <text:p>1.894921875</text:p>
              </table:table-cell>
              <table:table-cell office:value-type="float" office:value="1.894921875">
                <text:p>1.894921875</text:p>
              </table:table-cell>
              <table:table-cell office:value-type="float" office:value="-80.232979">
                <text:p>-80.232979</text:p>
              </table:table-cell>
            </table:table-row>
            <table:table-row>
              <table:table-cell office:value-type="float" office:value="1.937988281">
                <text:p>1.937988281</text:p>
              </table:table-cell>
              <table:table-cell office:value-type="float" office:value="1.937988281">
                <text:p>1.937988281</text:p>
              </table:table-cell>
              <table:table-cell office:value-type="float" office:value="-76.301842">
                <text:p>-76.301842</text:p>
              </table:table-cell>
            </table:table-row>
            <table:table-row>
              <table:table-cell office:value-type="float" office:value="1.981054688">
                <text:p>1.981054688</text:p>
              </table:table-cell>
              <table:table-cell office:value-type="float" office:value="1.981054688">
                <text:p>1.981054688</text:p>
              </table:table-cell>
              <table:table-cell office:value-type="float" office:value="-68.40303">
                <text:p>-68.40303</text:p>
              </table:table-cell>
            </table:table-row>
            <table:table-row>
              <table:table-cell office:value-type="float" office:value="2.024121094">
                <text:p>2.024121094</text:p>
              </table:table-cell>
              <table:table-cell office:value-type="float" office:value="2.024121094">
                <text:p>2.024121094</text:p>
              </table:table-cell>
              <table:table-cell office:value-type="float" office:value="-71.79837">
                <text:p>-71.79837</text:p>
              </table:table-cell>
            </table:table-row>
            <table:table-row>
              <table:table-cell office:value-type="float" office:value="2.0671875">
                <text:p>2.0671875</text:p>
              </table:table-cell>
              <table:table-cell office:value-type="float" office:value="2.0671875">
                <text:p>2.0671875</text:p>
              </table:table-cell>
              <table:table-cell office:value-type="float" office:value="-80.813286">
                <text:p>-80.813286</text:p>
              </table:table-cell>
            </table:table-row>
            <table:table-row>
              <table:table-cell office:value-type="float" office:value="2.110253906">
                <text:p>2.110253906</text:p>
              </table:table-cell>
              <table:table-cell office:value-type="float" office:value="2.110253906">
                <text:p>2.110253906</text:p>
              </table:table-cell>
              <table:table-cell office:value-type="float" office:value="-80.764786">
                <text:p>-80.764786</text:p>
              </table:table-cell>
            </table:table-row>
            <table:table-row>
              <table:table-cell office:value-type="float" office:value="2.153320312">
                <text:p>2.153320312</text:p>
              </table:table-cell>
              <table:table-cell office:value-type="float" office:value="2.153320312">
                <text:p>2.153320312</text:p>
              </table:table-cell>
              <table:table-cell office:value-type="float" office:value="-82.343704">
                <text:p>-82.343704</text:p>
              </table:table-cell>
            </table:table-row>
            <table:table-row>
              <table:table-cell office:value-type="float" office:value="2.196386719">
                <text:p>2.196386719</text:p>
              </table:table-cell>
              <table:table-cell office:value-type="float" office:value="2.196386719">
                <text:p>2.196386719</text:p>
              </table:table-cell>
              <table:table-cell office:value-type="float" office:value="-82.26506">
                <text:p>-82.26506</text:p>
              </table:table-cell>
            </table:table-row>
            <table:table-row>
              <table:table-cell office:value-type="float" office:value="2.239453125">
                <text:p>2.239453125</text:p>
              </table:table-cell>
              <table:table-cell office:value-type="float" office:value="2.239453125">
                <text:p>2.239453125</text:p>
              </table:table-cell>
              <table:table-cell office:value-type="float" office:value="-82.571373">
                <text:p>-82.571373</text:p>
              </table:table-cell>
            </table:table-row>
            <table:table-row>
              <table:table-cell office:value-type="float" office:value="2.282519531">
                <text:p>2.282519531</text:p>
              </table:table-cell>
              <table:table-cell office:value-type="float" office:value="2.282519531">
                <text:p>2.282519531</text:p>
              </table:table-cell>
              <table:table-cell office:value-type="float" office:value="-83.285629">
                <text:p>-83.285629</text:p>
              </table:table-cell>
            </table:table-row>
            <table:table-row>
              <table:table-cell office:value-type="float" office:value="2.325585938">
                <text:p>2.325585938</text:p>
              </table:table-cell>
              <table:table-cell office:value-type="float" office:value="2.325585938">
                <text:p>2.325585938</text:p>
              </table:table-cell>
              <table:table-cell office:value-type="float" office:value="-80.011009">
                <text:p>-80.011009</text:p>
              </table:table-cell>
            </table:table-row>
            <table:table-row>
              <table:table-cell office:value-type="float" office:value="2.368652344">
                <text:p>2.368652344</text:p>
              </table:table-cell>
              <table:table-cell office:value-type="float" office:value="2.368652344">
                <text:p>2.368652344</text:p>
              </table:table-cell>
              <table:table-cell office:value-type="float" office:value="-81.291367">
                <text:p>-81.291367</text:p>
              </table:table-cell>
            </table:table-row>
            <table:table-row>
              <table:table-cell office:value-type="float" office:value="2.41171875">
                <text:p>2.41171875</text:p>
              </table:table-cell>
              <table:table-cell office:value-type="float" office:value="2.41171875">
                <text:p>2.41171875</text:p>
              </table:table-cell>
              <table:table-cell office:value-type="float" office:value="-84.188362">
                <text:p>-84.188362</text:p>
              </table:table-cell>
            </table:table-row>
            <table:table-row>
              <table:table-cell office:value-type="float" office:value="2.454785156">
                <text:p>2.454785156</text:p>
              </table:table-cell>
              <table:table-cell office:value-type="float" office:value="2.454785156">
                <text:p>2.454785156</text:p>
              </table:table-cell>
              <table:table-cell office:value-type="float" office:value="-83.385223">
                <text:p>-83.385223</text:p>
              </table:table-cell>
            </table:table-row>
            <table:table-row>
              <table:table-cell office:value-type="float" office:value="2.497851562">
                <text:p>2.497851562</text:p>
              </table:table-cell>
              <table:table-cell office:value-type="float" office:value="2.497851562">
                <text:p>2.497851562</text:p>
              </table:table-cell>
              <table:table-cell office:value-type="float" office:value="-84.656464">
                <text:p>-84.656464</text:p>
              </table:table-cell>
            </table:table-row>
            <table:table-row>
              <table:table-cell office:value-type="float" office:value="2.540917969">
                <text:p>2.540917969</text:p>
              </table:table-cell>
              <table:table-cell office:value-type="float" office:value="2.540917969">
                <text:p>2.540917969</text:p>
              </table:table-cell>
              <table:table-cell office:value-type="float" office:value="-84.105621">
                <text:p>-84.105621</text:p>
              </table:table-cell>
            </table:table-row>
            <table:table-row>
              <table:table-cell office:value-type="float" office:value="2.583984375">
                <text:p>2.583984375</text:p>
              </table:table-cell>
              <table:table-cell office:value-type="float" office:value="2.583984375">
                <text:p>2.583984375</text:p>
              </table:table-cell>
              <table:table-cell office:value-type="float" office:value="-82.546249">
                <text:p>-82.546249</text:p>
              </table:table-cell>
            </table:table-row>
            <table:table-row>
              <table:table-cell office:value-type="float" office:value="2.627050781">
                <text:p>2.627050781</text:p>
              </table:table-cell>
              <table:table-cell office:value-type="float" office:value="2.627050781">
                <text:p>2.627050781</text:p>
              </table:table-cell>
              <table:table-cell office:value-type="float" office:value="-84.257126">
                <text:p>-84.257126</text:p>
              </table:table-cell>
            </table:table-row>
            <table:table-row>
              <table:table-cell office:value-type="float" office:value="2.670117188">
                <text:p>2.670117188</text:p>
              </table:table-cell>
              <table:table-cell office:value-type="float" office:value="2.670117188">
                <text:p>2.670117188</text:p>
              </table:table-cell>
              <table:table-cell office:value-type="float" office:value="-83.004456">
                <text:p>-83.004456</text:p>
              </table:table-cell>
            </table:table-row>
            <table:table-row>
              <table:table-cell office:value-type="float" office:value="2.713183594">
                <text:p>2.713183594</text:p>
              </table:table-cell>
              <table:table-cell office:value-type="float" office:value="2.713183594">
                <text:p>2.713183594</text:p>
              </table:table-cell>
              <table:table-cell office:value-type="float" office:value="-81.457031">
                <text:p>-81.457031</text:p>
              </table:table-cell>
            </table:table-row>
            <table:table-row>
              <table:table-cell office:value-type="float" office:value="2.75625">
                <text:p>2.75625</text:p>
              </table:table-cell>
              <table:table-cell office:value-type="float" office:value="2.75625">
                <text:p>2.75625</text:p>
              </table:table-cell>
              <table:table-cell office:value-type="float" office:value="-85.352402">
                <text:p>-85.352402</text:p>
              </table:table-cell>
            </table:table-row>
            <table:table-row>
              <table:table-cell office:value-type="float" office:value="2.799316406">
                <text:p>2.799316406</text:p>
              </table:table-cell>
              <table:table-cell office:value-type="float" office:value="2.799316406">
                <text:p>2.799316406</text:p>
              </table:table-cell>
              <table:table-cell office:value-type="float" office:value="-84.419907">
                <text:p>-84.419907</text:p>
              </table:table-cell>
            </table:table-row>
            <table:table-row>
              <table:table-cell office:value-type="float" office:value="2.842382812">
                <text:p>2.842382812</text:p>
              </table:table-cell>
              <table:table-cell office:value-type="float" office:value="2.842382812">
                <text:p>2.842382812</text:p>
              </table:table-cell>
              <table:table-cell office:value-type="float" office:value="-84.398033">
                <text:p>-84.398033</text:p>
              </table:table-cell>
            </table:table-row>
            <table:table-row>
              <table:table-cell office:value-type="float" office:value="2.885449219">
                <text:p>2.885449219</text:p>
              </table:table-cell>
              <table:table-cell office:value-type="float" office:value="2.885449219">
                <text:p>2.885449219</text:p>
              </table:table-cell>
              <table:table-cell office:value-type="float" office:value="-86.028542">
                <text:p>-86.028542</text:p>
              </table:table-cell>
            </table:table-row>
            <table:table-row>
              <table:table-cell office:value-type="float" office:value="2.928515625">
                <text:p>2.928515625</text:p>
              </table:table-cell>
              <table:table-cell office:value-type="float" office:value="2.928515625">
                <text:p>2.928515625</text:p>
              </table:table-cell>
              <table:table-cell office:value-type="float" office:value="-73.386032">
                <text:p>-73.386032</text:p>
              </table:table-cell>
            </table:table-row>
            <table:table-row>
              <table:table-cell office:value-type="float" office:value="2.971582031">
                <text:p>2.971582031</text:p>
              </table:table-cell>
              <table:table-cell office:value-type="float" office:value="2.971582031">
                <text:p>2.971582031</text:p>
              </table:table-cell>
              <table:table-cell office:value-type="float" office:value="-62.568798">
                <text:p>-62.568798</text:p>
              </table:table-cell>
            </table:table-row>
            <table:table-row>
              <table:table-cell office:value-type="float" office:value="3.014648438">
                <text:p>3.014648438</text:p>
              </table:table-cell>
              <table:table-cell office:value-type="float" office:value="3.014648438">
                <text:p>3.014648438</text:p>
              </table:table-cell>
              <table:table-cell office:value-type="float" office:value="-64.735931">
                <text:p>-64.735931</text:p>
              </table:table-cell>
            </table:table-row>
            <table:table-row>
              <table:table-cell office:value-type="float" office:value="3.057714844">
                <text:p>3.057714844</text:p>
              </table:table-cell>
              <table:table-cell office:value-type="float" office:value="3.057714844">
                <text:p>3.057714844</text:p>
              </table:table-cell>
              <table:table-cell office:value-type="float" office:value="-79.513832">
                <text:p>-79.513832</text:p>
              </table:table-cell>
            </table:table-row>
            <table:table-row>
              <table:table-cell office:value-type="float" office:value="3.10078125">
                <text:p>3.10078125</text:p>
              </table:table-cell>
              <table:table-cell office:value-type="float" office:value="3.10078125">
                <text:p>3.10078125</text:p>
              </table:table-cell>
              <table:table-cell office:value-type="float" office:value="-85.737999">
                <text:p>-85.737999</text:p>
              </table:table-cell>
            </table:table-row>
            <table:table-row>
              <table:table-cell office:value-type="float" office:value="3.143847656">
                <text:p>3.143847656</text:p>
              </table:table-cell>
              <table:table-cell office:value-type="float" office:value="3.143847656">
                <text:p>3.143847656</text:p>
              </table:table-cell>
              <table:table-cell office:value-type="float" office:value="-83.128914">
                <text:p>-83.128914</text:p>
              </table:table-cell>
            </table:table-row>
            <table:table-row>
              <table:table-cell office:value-type="float" office:value="3.186914062">
                <text:p>3.186914062</text:p>
              </table:table-cell>
              <table:table-cell office:value-type="float" office:value="3.186914062">
                <text:p>3.186914062</text:p>
              </table:table-cell>
              <table:table-cell office:value-type="float" office:value="-79.753738">
                <text:p>-79.753738</text:p>
              </table:table-cell>
            </table:table-row>
            <table:table-row>
              <table:table-cell office:value-type="float" office:value="3.229980469">
                <text:p>3.229980469</text:p>
              </table:table-cell>
              <table:table-cell office:value-type="float" office:value="3.229980469">
                <text:p>3.229980469</text:p>
              </table:table-cell>
              <table:table-cell office:value-type="float" office:value="-85.034622">
                <text:p>-85.034622</text:p>
              </table:table-cell>
            </table:table-row>
            <table:table-row>
              <table:table-cell office:value-type="float" office:value="3.273046875">
                <text:p>3.273046875</text:p>
              </table:table-cell>
              <table:table-cell office:value-type="float" office:value="3.273046875">
                <text:p>3.273046875</text:p>
              </table:table-cell>
              <table:table-cell office:value-type="float" office:value="-87.560608">
                <text:p>-87.560608</text:p>
              </table:table-cell>
            </table:table-row>
            <table:table-row>
              <table:table-cell office:value-type="float" office:value="3.316113281">
                <text:p>3.316113281</text:p>
              </table:table-cell>
              <table:table-cell office:value-type="float" office:value="3.316113281">
                <text:p>3.316113281</text:p>
              </table:table-cell>
              <table:table-cell office:value-type="float" office:value="-87.613564">
                <text:p>-87.613564</text:p>
              </table:table-cell>
            </table:table-row>
            <table:table-row>
              <table:table-cell office:value-type="float" office:value="3.359179688">
                <text:p>3.359179688</text:p>
              </table:table-cell>
              <table:table-cell office:value-type="float" office:value="3.359179688">
                <text:p>3.359179688</text:p>
              </table:table-cell>
              <table:table-cell office:value-type="float" office:value="-87.34317">
                <text:p>-87.34317</text:p>
              </table:table-cell>
            </table:table-row>
            <table:table-row>
              <table:table-cell office:value-type="float" office:value="3.402246094">
                <text:p>3.402246094</text:p>
              </table:table-cell>
              <table:table-cell office:value-type="float" office:value="3.402246094">
                <text:p>3.402246094</text:p>
              </table:table-cell>
              <table:table-cell office:value-type="float" office:value="-82.336136">
                <text:p>-82.336136</text:p>
              </table:table-cell>
            </table:table-row>
            <table:table-row>
              <table:table-cell office:value-type="float" office:value="3.4453125">
                <text:p>3.4453125</text:p>
              </table:table-cell>
              <table:table-cell office:value-type="float" office:value="3.4453125">
                <text:p>3.4453125</text:p>
              </table:table-cell>
              <table:table-cell office:value-type="float" office:value="-82.958206">
                <text:p>-82.958206</text:p>
              </table:table-cell>
            </table:table-row>
            <table:table-row>
              <table:table-cell office:value-type="float" office:value="3.488378906">
                <text:p>3.488378906</text:p>
              </table:table-cell>
              <table:table-cell office:value-type="float" office:value="3.488378906">
                <text:p>3.488378906</text:p>
              </table:table-cell>
              <table:table-cell office:value-type="float" office:value="-87.943542">
                <text:p>-87.943542</text:p>
              </table:table-cell>
            </table:table-row>
            <table:table-row>
              <table:table-cell office:value-type="float" office:value="3.531445312">
                <text:p>3.531445312</text:p>
              </table:table-cell>
              <table:table-cell office:value-type="float" office:value="3.531445312">
                <text:p>3.531445312</text:p>
              </table:table-cell>
              <table:table-cell office:value-type="float" office:value="-86.683205">
                <text:p>-86.683205</text:p>
              </table:table-cell>
            </table:table-row>
            <table:table-row>
              <table:table-cell office:value-type="float" office:value="3.574511719">
                <text:p>3.574511719</text:p>
              </table:table-cell>
              <table:table-cell office:value-type="float" office:value="3.574511719">
                <text:p>3.574511719</text:p>
              </table:table-cell>
              <table:table-cell office:value-type="float" office:value="-87.442184">
                <text:p>-87.442184</text:p>
              </table:table-cell>
            </table:table-row>
            <table:table-row>
              <table:table-cell office:value-type="float" office:value="3.617578125">
                <text:p>3.617578125</text:p>
              </table:table-cell>
              <table:table-cell office:value-type="float" office:value="3.617578125">
                <text:p>3.617578125</text:p>
              </table:table-cell>
              <table:table-cell office:value-type="float" office:value="-87.527466">
                <text:p>-87.527466</text:p>
              </table:table-cell>
            </table:table-row>
            <table:table-row>
              <table:table-cell office:value-type="float" office:value="3.660644531">
                <text:p>3.660644531</text:p>
              </table:table-cell>
              <table:table-cell office:value-type="float" office:value="3.660644531">
                <text:p>3.660644531</text:p>
              </table:table-cell>
              <table:table-cell office:value-type="float" office:value="-85.857735">
                <text:p>-85.857735</text:p>
              </table:table-cell>
            </table:table-row>
            <table:table-row>
              <table:table-cell office:value-type="float" office:value="3.703710938">
                <text:p>3.703710938</text:p>
              </table:table-cell>
              <table:table-cell office:value-type="float" office:value="3.703710938">
                <text:p>3.703710938</text:p>
              </table:table-cell>
              <table:table-cell office:value-type="float" office:value="-88.065948">
                <text:p>-88.065948</text:p>
              </table:table-cell>
            </table:table-row>
            <table:table-row>
              <table:table-cell office:value-type="float" office:value="3.746777344">
                <text:p>3.746777344</text:p>
              </table:table-cell>
              <table:table-cell office:value-type="float" office:value="3.746777344">
                <text:p>3.746777344</text:p>
              </table:table-cell>
              <table:table-cell office:value-type="float" office:value="-87.936234">
                <text:p>-87.936234</text:p>
              </table:table-cell>
            </table:table-row>
            <table:table-row>
              <table:table-cell office:value-type="float" office:value="3.78984375">
                <text:p>3.78984375</text:p>
              </table:table-cell>
              <table:table-cell office:value-type="float" office:value="3.78984375">
                <text:p>3.78984375</text:p>
              </table:table-cell>
              <table:table-cell office:value-type="float" office:value="-86.946556">
                <text:p>-86.946556</text:p>
              </table:table-cell>
            </table:table-row>
            <table:table-row>
              <table:table-cell office:value-type="float" office:value="3.832910156">
                <text:p>3.832910156</text:p>
              </table:table-cell>
              <table:table-cell office:value-type="float" office:value="3.832910156">
                <text:p>3.832910156</text:p>
              </table:table-cell>
              <table:table-cell office:value-type="float" office:value="-89.00956">
                <text:p>-89.00956</text:p>
              </table:table-cell>
            </table:table-row>
            <table:table-row>
              <table:table-cell office:value-type="float" office:value="3.875976562">
                <text:p>3.875976562</text:p>
              </table:table-cell>
              <table:table-cell office:value-type="float" office:value="3.875976562">
                <text:p>3.875976562</text:p>
              </table:table-cell>
              <table:table-cell office:value-type="float" office:value="-88.163589">
                <text:p>-88.163589</text:p>
              </table:table-cell>
            </table:table-row>
            <table:table-row>
              <table:table-cell office:value-type="float" office:value="3.919042969">
                <text:p>3.919042969</text:p>
              </table:table-cell>
              <table:table-cell office:value-type="float" office:value="3.919042969">
                <text:p>3.919042969</text:p>
              </table:table-cell>
              <table:table-cell office:value-type="float" office:value="-87.048309">
                <text:p>-87.048309</text:p>
              </table:table-cell>
            </table:table-row>
            <table:table-row>
              <table:table-cell office:value-type="float" office:value="3.962109375">
                <text:p>3.962109375</text:p>
              </table:table-cell>
              <table:table-cell office:value-type="float" office:value="3.962109375">
                <text:p>3.962109375</text:p>
              </table:table-cell>
              <table:table-cell office:value-type="float" office:value="-82.738014">
                <text:p>-82.738014</text:p>
              </table:table-cell>
            </table:table-row>
            <table:table-row>
              <table:table-cell office:value-type="float" office:value="4.005175781">
                <text:p>4.005175781</text:p>
              </table:table-cell>
              <table:table-cell office:value-type="float" office:value="4.005175781">
                <text:p>4.005175781</text:p>
              </table:table-cell>
              <table:table-cell office:value-type="float" office:value="-82.958755">
                <text:p>-82.958755</text:p>
              </table:table-cell>
            </table:table-row>
            <table:table-row>
              <table:table-cell office:value-type="float" office:value="4.048242188">
                <text:p>4.048242188</text:p>
              </table:table-cell>
              <table:table-cell office:value-type="float" office:value="4.048242188">
                <text:p>4.048242188</text:p>
              </table:table-cell>
              <table:table-cell office:value-type="float" office:value="-88.748978">
                <text:p>-88.748978</text:p>
              </table:table-cell>
            </table:table-row>
            <table:table-row>
              <table:table-cell office:value-type="float" office:value="4.091308594">
                <text:p>4.091308594</text:p>
              </table:table-cell>
              <table:table-cell office:value-type="float" office:value="4.091308594">
                <text:p>4.091308594</text:p>
              </table:table-cell>
              <table:table-cell office:value-type="float" office:value="-89.084389">
                <text:p>-89.084389</text:p>
              </table:table-cell>
            </table:table-row>
            <table:table-row>
              <table:table-cell office:value-type="float" office:value="4.134375">
                <text:p>4.134375</text:p>
              </table:table-cell>
              <table:table-cell office:value-type="float" office:value="4.134375">
                <text:p>4.134375</text:p>
              </table:table-cell>
              <table:table-cell office:value-type="float" office:value="-86.673264">
                <text:p>-86.673264</text:p>
              </table:table-cell>
            </table:table-row>
            <table:table-row>
              <table:table-cell office:value-type="float" office:value="4.177441406">
                <text:p>4.177441406</text:p>
              </table:table-cell>
              <table:table-cell office:value-type="float" office:value="4.177441406">
                <text:p>4.177441406</text:p>
              </table:table-cell>
              <table:table-cell office:value-type="float" office:value="-88.707954">
                <text:p>-88.707954</text:p>
              </table:table-cell>
            </table:table-row>
            <table:table-row>
              <table:table-cell office:value-type="float" office:value="4.220507812">
                <text:p>4.220507812</text:p>
              </table:table-cell>
              <table:table-cell office:value-type="float" office:value="4.220507812">
                <text:p>4.220507812</text:p>
              </table:table-cell>
              <table:table-cell office:value-type="float" office:value="-88.677116">
                <text:p>-88.677116</text:p>
              </table:table-cell>
            </table:table-row>
            <table:table-row>
              <table:table-cell office:value-type="float" office:value="4.263574219">
                <text:p>4.263574219</text:p>
              </table:table-cell>
              <table:table-cell office:value-type="float" office:value="4.263574219">
                <text:p>4.263574219</text:p>
              </table:table-cell>
              <table:table-cell office:value-type="float" office:value="-86.11161">
                <text:p>-86.11161</text:p>
              </table:table-cell>
            </table:table-row>
            <table:table-row>
              <table:table-cell office:value-type="float" office:value="4.306640625">
                <text:p>4.306640625</text:p>
              </table:table-cell>
              <table:table-cell office:value-type="float" office:value="4.306640625">
                <text:p>4.306640625</text:p>
              </table:table-cell>
              <table:table-cell office:value-type="float" office:value="-89.024979">
                <text:p>-89.024979</text:p>
              </table:table-cell>
            </table:table-row>
            <table:table-row>
              <table:table-cell office:value-type="float" office:value="4.349707031">
                <text:p>4.349707031</text:p>
              </table:table-cell>
              <table:table-cell office:value-type="float" office:value="4.349707031">
                <text:p>4.349707031</text:p>
              </table:table-cell>
              <table:table-cell office:value-type="float" office:value="-87.999168">
                <text:p>-87.999168</text:p>
              </table:table-cell>
            </table:table-row>
            <table:table-row>
              <table:table-cell office:value-type="float" office:value="4.392773438">
                <text:p>4.392773438</text:p>
              </table:table-cell>
              <table:table-cell office:value-type="float" office:value="4.392773438">
                <text:p>4.392773438</text:p>
              </table:table-cell>
              <table:table-cell office:value-type="float" office:value="-86.428871">
                <text:p>-86.428871</text:p>
              </table:table-cell>
            </table:table-row>
            <table:table-row>
              <table:table-cell office:value-type="float" office:value="4.435839844">
                <text:p>4.435839844</text:p>
              </table:table-cell>
              <table:table-cell office:value-type="float" office:value="4.435839844">
                <text:p>4.435839844</text:p>
              </table:table-cell>
              <table:table-cell office:value-type="float" office:value="-89.731117">
                <text:p>-89.731117</text:p>
              </table:table-cell>
            </table:table-row>
            <table:table-row>
              <table:table-cell office:value-type="float" office:value="4.47890625">
                <text:p>4.47890625</text:p>
              </table:table-cell>
              <table:table-cell office:value-type="float" office:value="4.47890625">
                <text:p>4.47890625</text:p>
              </table:table-cell>
              <table:table-cell office:value-type="float" office:value="-84.479019">
                <text:p>-84.479019</text:p>
              </table:table-cell>
            </table:table-row>
            <table:table-row>
              <table:table-cell office:value-type="float" office:value="4.521972656">
                <text:p>4.521972656</text:p>
              </table:table-cell>
              <table:table-cell office:value-type="float" office:value="4.521972656">
                <text:p>4.521972656</text:p>
              </table:table-cell>
              <table:table-cell office:value-type="float" office:value="-84.117805">
                <text:p>-84.117805</text:p>
              </table:table-cell>
            </table:table-row>
            <table:table-row>
              <table:table-cell office:value-type="float" office:value="4.565039062">
                <text:p>4.565039062</text:p>
              </table:table-cell>
              <table:table-cell office:value-type="float" office:value="4.565039062">
                <text:p>4.565039062</text:p>
              </table:table-cell>
              <table:table-cell office:value-type="float" office:value="-90.714111">
                <text:p>-90.714111</text:p>
              </table:table-cell>
            </table:table-row>
            <table:table-row>
              <table:table-cell office:value-type="float" office:value="4.608105469">
                <text:p>4.608105469</text:p>
              </table:table-cell>
              <table:table-cell office:value-type="float" office:value="4.608105469">
                <text:p>4.608105469</text:p>
              </table:table-cell>
              <table:table-cell office:value-type="float" office:value="-89.545441">
                <text:p>-89.545441</text:p>
              </table:table-cell>
            </table:table-row>
            <table:table-row>
              <table:table-cell office:value-type="float" office:value="4.651171875">
                <text:p>4.651171875</text:p>
              </table:table-cell>
              <table:table-cell office:value-type="float" office:value="4.651171875">
                <text:p>4.651171875</text:p>
              </table:table-cell>
              <table:table-cell office:value-type="float" office:value="-90.538544">
                <text:p>-90.538544</text:p>
              </table:table-cell>
            </table:table-row>
            <table:table-row>
              <table:table-cell office:value-type="float" office:value="4.694238281">
                <text:p>4.694238281</text:p>
              </table:table-cell>
              <table:table-cell office:value-type="float" office:value="4.694238281">
                <text:p>4.694238281</text:p>
              </table:table-cell>
              <table:table-cell office:value-type="float" office:value="-89.900436">
                <text:p>-89.900436</text:p>
              </table:table-cell>
            </table:table-row>
            <table:table-row>
              <table:table-cell office:value-type="float" office:value="4.737304688">
                <text:p>4.737304688</text:p>
              </table:table-cell>
              <table:table-cell office:value-type="float" office:value="4.737304688">
                <text:p>4.737304688</text:p>
              </table:table-cell>
              <table:table-cell office:value-type="float" office:value="-85.448792">
                <text:p>-85.448792</text:p>
              </table:table-cell>
            </table:table-row>
            <table:table-row>
              <table:table-cell office:value-type="float" office:value="4.780371094">
                <text:p>4.780371094</text:p>
              </table:table-cell>
              <table:table-cell office:value-type="float" office:value="4.780371094">
                <text:p>4.780371094</text:p>
              </table:table-cell>
              <table:table-cell office:value-type="float" office:value="-88.950493">
                <text:p>-88.950493</text:p>
              </table:table-cell>
            </table:table-row>
            <table:table-row>
              <table:table-cell office:value-type="float" office:value="4.8234375">
                <text:p>4.8234375</text:p>
              </table:table-cell>
              <table:table-cell office:value-type="float" office:value="4.8234375">
                <text:p>4.8234375</text:p>
              </table:table-cell>
              <table:table-cell office:value-type="float" office:value="-90.184021">
                <text:p>-90.184021</text:p>
              </table:table-cell>
            </table:table-row>
            <table:table-row>
              <table:table-cell office:value-type="float" office:value="4.866503906">
                <text:p>4.866503906</text:p>
              </table:table-cell>
              <table:table-cell office:value-type="float" office:value="4.866503906">
                <text:p>4.866503906</text:p>
              </table:table-cell>
              <table:table-cell office:value-type="float" office:value="-88.589157">
                <text:p>-88.589157</text:p>
              </table:table-cell>
            </table:table-row>
            <table:table-row>
              <table:table-cell office:value-type="float" office:value="4.909570312">
                <text:p>4.909570312</text:p>
              </table:table-cell>
              <table:table-cell office:value-type="float" office:value="4.909570312">
                <text:p>4.909570312</text:p>
              </table:table-cell>
              <table:table-cell office:value-type="float" office:value="-80.588249">
                <text:p>-80.588249</text:p>
              </table:table-cell>
            </table:table-row>
            <table:table-row>
              <table:table-cell office:value-type="float" office:value="4.952636719">
                <text:p>4.952636719</text:p>
              </table:table-cell>
              <table:table-cell office:value-type="float" office:value="4.952636719">
                <text:p>4.952636719</text:p>
              </table:table-cell>
              <table:table-cell office:value-type="float" office:value="-66.148514">
                <text:p>-66.148514</text:p>
              </table:table-cell>
            </table:table-row>
            <table:table-row>
              <table:table-cell office:value-type="float" office:value="4.995703125">
                <text:p>4.995703125</text:p>
              </table:table-cell>
              <table:table-cell office:value-type="float" office:value="4.995703125">
                <text:p>4.995703125</text:p>
              </table:table-cell>
              <table:table-cell office:value-type="float" office:value="-65.516762">
                <text:p>-65.516762</text:p>
              </table:table-cell>
            </table:table-row>
            <table:table-row>
              <table:table-cell office:value-type="float" office:value="5.038769531">
                <text:p>5.038769531</text:p>
              </table:table-cell>
              <table:table-cell office:value-type="float" office:value="5.038769531">
                <text:p>5.038769531</text:p>
              </table:table-cell>
              <table:table-cell office:value-type="float" office:value="-78.549156">
                <text:p>-78.549156</text:p>
              </table:table-cell>
            </table:table-row>
            <table:table-row>
              <table:table-cell office:value-type="float" office:value="5.081835938">
                <text:p>5.081835938</text:p>
              </table:table-cell>
              <table:table-cell office:value-type="float" office:value="5.081835938">
                <text:p>5.081835938</text:p>
              </table:table-cell>
              <table:table-cell office:value-type="float" office:value="-90.416481">
                <text:p>-90.416481</text:p>
              </table:table-cell>
            </table:table-row>
            <table:table-row>
              <table:table-cell office:value-type="float" office:value="5.124902344">
                <text:p>5.124902344</text:p>
              </table:table-cell>
              <table:table-cell office:value-type="float" office:value="5.124902344">
                <text:p>5.124902344</text:p>
              </table:table-cell>
              <table:table-cell office:value-type="float" office:value="-90.570557">
                <text:p>-90.570557</text:p>
              </table:table-cell>
            </table:table-row>
            <table:table-row>
              <table:table-cell office:value-type="float" office:value="5.16796875">
                <text:p>5.16796875</text:p>
              </table:table-cell>
              <table:table-cell office:value-type="float" office:value="5.16796875">
                <text:p>5.16796875</text:p>
              </table:table-cell>
              <table:table-cell office:value-type="float" office:value="-91.809753">
                <text:p>-91.809753</text:p>
              </table:table-cell>
            </table:table-row>
            <table:table-row>
              <table:table-cell office:value-type="float" office:value="5.211035156">
                <text:p>5.211035156</text:p>
              </table:table-cell>
              <table:table-cell office:value-type="float" office:value="5.211035156">
                <text:p>5.211035156</text:p>
              </table:table-cell>
              <table:table-cell office:value-type="float" office:value="-89.650665">
                <text:p>-89.650665</text:p>
              </table:table-cell>
            </table:table-row>
            <table:table-row>
              <table:table-cell office:value-type="float" office:value="5.254101562">
                <text:p>5.254101562</text:p>
              </table:table-cell>
              <table:table-cell office:value-type="float" office:value="5.254101562">
                <text:p>5.254101562</text:p>
              </table:table-cell>
              <table:table-cell office:value-type="float" office:value="-90.770874">
                <text:p>-90.770874</text:p>
              </table:table-cell>
            </table:table-row>
            <table:table-row>
              <table:table-cell office:value-type="float" office:value="5.297167969">
                <text:p>5.297167969</text:p>
              </table:table-cell>
              <table:table-cell office:value-type="float" office:value="5.297167969">
                <text:p>5.297167969</text:p>
              </table:table-cell>
              <table:table-cell office:value-type="float" office:value="-91.75415">
                <text:p>-91.75415</text:p>
              </table:table-cell>
            </table:table-row>
            <table:table-row>
              <table:table-cell office:value-type="float" office:value="5.340234375">
                <text:p>5.340234375</text:p>
              </table:table-cell>
              <table:table-cell office:value-type="float" office:value="5.340234375">
                <text:p>5.340234375</text:p>
              </table:table-cell>
              <table:table-cell office:value-type="float" office:value="-90.413017">
                <text:p>-90.413017</text:p>
              </table:table-cell>
            </table:table-row>
            <table:table-row>
              <table:table-cell office:value-type="float" office:value="5.383300781">
                <text:p>5.383300781</text:p>
              </table:table-cell>
              <table:table-cell office:value-type="float" office:value="5.383300781">
                <text:p>5.383300781</text:p>
              </table:table-cell>
              <table:table-cell office:value-type="float" office:value="-91.857071">
                <text:p>-91.857071</text:p>
              </table:table-cell>
            </table:table-row>
            <table:table-row>
              <table:table-cell office:value-type="float" office:value="5.426367188">
                <text:p>5.426367188</text:p>
              </table:table-cell>
              <table:table-cell office:value-type="float" office:value="5.426367188">
                <text:p>5.426367188</text:p>
              </table:table-cell>
              <table:table-cell office:value-type="float" office:value="-90.970482">
                <text:p>-90.970482</text:p>
              </table:table-cell>
            </table:table-row>
            <table:table-row>
              <table:table-cell office:value-type="float" office:value="5.469433594">
                <text:p>5.469433594</text:p>
              </table:table-cell>
              <table:table-cell office:value-type="float" office:value="5.469433594">
                <text:p>5.469433594</text:p>
              </table:table-cell>
              <table:table-cell office:value-type="float" office:value="-89.527603">
                <text:p>-89.527603</text:p>
              </table:table-cell>
            </table:table-row>
            <table:table-row>
              <table:table-cell office:value-type="float" office:value="5.5125">
                <text:p>5.5125</text:p>
              </table:table-cell>
              <table:table-cell office:value-type="float" office:value="5.5125">
                <text:p>5.5125</text:p>
              </table:table-cell>
              <table:table-cell office:value-type="float" office:value="-90.779648">
                <text:p>-90.779648</text:p>
              </table:table-cell>
            </table:table-row>
            <table:table-row>
              <table:table-cell office:value-type="float" office:value="5.555566406">
                <text:p>5.555566406</text:p>
              </table:table-cell>
              <table:table-cell office:value-type="float" office:value="5.555566406">
                <text:p>5.555566406</text:p>
              </table:table-cell>
              <table:table-cell office:value-type="float" office:value="-86.570564">
                <text:p>-86.570564</text:p>
              </table:table-cell>
            </table:table-row>
            <table:table-row>
              <table:table-cell office:value-type="float" office:value="5.598632812">
                <text:p>5.598632812</text:p>
              </table:table-cell>
              <table:table-cell office:value-type="float" office:value="5.598632812">
                <text:p>5.598632812</text:p>
              </table:table-cell>
              <table:table-cell office:value-type="float" office:value="-86.342377">
                <text:p>-86.342377</text:p>
              </table:table-cell>
            </table:table-row>
            <table:table-row>
              <table:table-cell office:value-type="float" office:value="5.641699219">
                <text:p>5.641699219</text:p>
              </table:table-cell>
              <table:table-cell office:value-type="float" office:value="5.641699219">
                <text:p>5.641699219</text:p>
              </table:table-cell>
              <table:table-cell office:value-type="float" office:value="-90.060616">
                <text:p>-90.060616</text:p>
              </table:table-cell>
            </table:table-row>
            <table:table-row>
              <table:table-cell office:value-type="float" office:value="5.684765625">
                <text:p>5.684765625</text:p>
              </table:table-cell>
              <table:table-cell office:value-type="float" office:value="5.684765625">
                <text:p>5.684765625</text:p>
              </table:table-cell>
              <table:table-cell office:value-type="float" office:value="-92.186806">
                <text:p>-92.186806</text:p>
              </table:table-cell>
            </table:table-row>
            <table:table-row>
              <table:table-cell office:value-type="float" office:value="5.727832031">
                <text:p>5.727832031</text:p>
              </table:table-cell>
              <table:table-cell office:value-type="float" office:value="5.727832031">
                <text:p>5.727832031</text:p>
              </table:table-cell>
              <table:table-cell office:value-type="float" office:value="-92.706917">
                <text:p>-92.706917</text:p>
              </table:table-cell>
            </table:table-row>
            <table:table-row>
              <table:table-cell office:value-type="float" office:value="5.770898438">
                <text:p>5.770898438</text:p>
              </table:table-cell>
              <table:table-cell office:value-type="float" office:value="5.770898438">
                <text:p>5.770898438</text:p>
              </table:table-cell>
              <table:table-cell office:value-type="float" office:value="-92.421196">
                <text:p>-92.421196</text:p>
              </table:table-cell>
            </table:table-row>
            <table:table-row>
              <table:table-cell office:value-type="float" office:value="5.813964844">
                <text:p>5.813964844</text:p>
              </table:table-cell>
              <table:table-cell office:value-type="float" office:value="5.813964844">
                <text:p>5.813964844</text:p>
              </table:table-cell>
              <table:table-cell office:value-type="float" office:value="-90.203941">
                <text:p>-90.203941</text:p>
              </table:table-cell>
            </table:table-row>
            <table:table-row>
              <table:table-cell office:value-type="float" office:value="5.85703125">
                <text:p>5.85703125</text:p>
              </table:table-cell>
              <table:table-cell office:value-type="float" office:value="5.85703125">
                <text:p>5.85703125</text:p>
              </table:table-cell>
              <table:table-cell office:value-type="float" office:value="-91.805687">
                <text:p>-91.805687</text:p>
              </table:table-cell>
            </table:table-row>
            <table:table-row>
              <table:table-cell office:value-type="float" office:value="5.900097656">
                <text:p>5.900097656</text:p>
              </table:table-cell>
              <table:table-cell office:value-type="float" office:value="5.900097656">
                <text:p>5.900097656</text:p>
              </table:table-cell>
              <table:table-cell office:value-type="float" office:value="-93.156776">
                <text:p>-93.156776</text:p>
              </table:table-cell>
            </table:table-row>
            <table:table-row>
              <table:table-cell office:value-type="float" office:value="5.943164062">
                <text:p>5.943164062</text:p>
              </table:table-cell>
              <table:table-cell office:value-type="float" office:value="5.943164062">
                <text:p>5.943164062</text:p>
              </table:table-cell>
              <table:table-cell office:value-type="float" office:value="-91.537262">
                <text:p>-91.537262</text:p>
              </table:table-cell>
            </table:table-row>
            <table:table-row>
              <table:table-cell office:value-type="float" office:value="5.986230469">
                <text:p>5.986230469</text:p>
              </table:table-cell>
              <table:table-cell office:value-type="float" office:value="5.986230469">
                <text:p>5.986230469</text:p>
              </table:table-cell>
              <table:table-cell office:value-type="float" office:value="-90.983612">
                <text:p>-90.983612</text:p>
              </table:table-cell>
            </table:table-row>
            <table:table-row>
              <table:table-cell office:value-type="float" office:value="6.029296875">
                <text:p>6.029296875</text:p>
              </table:table-cell>
              <table:table-cell office:value-type="float" office:value="6.029296875">
                <text:p>6.029296875</text:p>
              </table:table-cell>
              <table:table-cell office:value-type="float" office:value="-91.706772">
                <text:p>-91.706772</text:p>
              </table:table-cell>
            </table:table-row>
            <table:table-row>
              <table:table-cell office:value-type="float" office:value="6.072363281">
                <text:p>6.072363281</text:p>
              </table:table-cell>
              <table:table-cell office:value-type="float" office:value="6.072363281">
                <text:p>6.072363281</text:p>
              </table:table-cell>
              <table:table-cell office:value-type="float" office:value="-91.152359">
                <text:p>-91.152359</text:p>
              </table:table-cell>
            </table:table-row>
            <table:table-row>
              <table:table-cell office:value-type="float" office:value="6.115429688">
                <text:p>6.115429688</text:p>
              </table:table-cell>
              <table:table-cell office:value-type="float" office:value="6.115429688">
                <text:p>6.115429688</text:p>
              </table:table-cell>
              <table:table-cell office:value-type="float" office:value="-92.938728">
                <text:p>-92.938728</text:p>
              </table:table-cell>
            </table:table-row>
            <table:table-row>
              <table:table-cell office:value-type="float" office:value="6.158496094">
                <text:p>6.158496094</text:p>
              </table:table-cell>
              <table:table-cell office:value-type="float" office:value="6.158496094">
                <text:p>6.158496094</text:p>
              </table:table-cell>
              <table:table-cell office:value-type="float" office:value="-93.114555">
                <text:p>-93.114555</text:p>
              </table:table-cell>
            </table:table-row>
            <table:table-row>
              <table:table-cell office:value-type="float" office:value="6.2015625">
                <text:p>6.2015625</text:p>
              </table:table-cell>
              <table:table-cell office:value-type="float" office:value="6.2015625">
                <text:p>6.2015625</text:p>
              </table:table-cell>
              <table:table-cell office:value-type="float" office:value="-93.033409">
                <text:p>-93.033409</text:p>
              </table:table-cell>
            </table:table-row>
            <table:table-row>
              <table:table-cell office:value-type="float" office:value="6.244628906">
                <text:p>6.244628906</text:p>
              </table:table-cell>
              <table:table-cell office:value-type="float" office:value="6.244628906">
                <text:p>6.244628906</text:p>
              </table:table-cell>
              <table:table-cell office:value-type="float" office:value="-92.087265">
                <text:p>-92.087265</text:p>
              </table:table-cell>
            </table:table-row>
            <table:table-row>
              <table:table-cell office:value-type="float" office:value="6.287695312">
                <text:p>6.287695312</text:p>
              </table:table-cell>
              <table:table-cell office:value-type="float" office:value="6.287695312">
                <text:p>6.287695312</text:p>
              </table:table-cell>
              <table:table-cell office:value-type="float" office:value="-91.951645">
                <text:p>-91.951645</text:p>
              </table:table-cell>
            </table:table-row>
            <table:table-row>
              <table:table-cell office:value-type="float" office:value="6.330761719">
                <text:p>6.330761719</text:p>
              </table:table-cell>
              <table:table-cell office:value-type="float" office:value="6.330761719">
                <text:p>6.330761719</text:p>
              </table:table-cell>
              <table:table-cell office:value-type="float" office:value="-92.460983">
                <text:p>-92.460983</text:p>
              </table:table-cell>
            </table:table-row>
            <table:table-row>
              <table:table-cell office:value-type="float" office:value="6.373828125">
                <text:p>6.373828125</text:p>
              </table:table-cell>
              <table:table-cell office:value-type="float" office:value="6.373828125">
                <text:p>6.373828125</text:p>
              </table:table-cell>
              <table:table-cell office:value-type="float" office:value="-92.948845">
                <text:p>-92.948845</text:p>
              </table:table-cell>
            </table:table-row>
            <table:table-row>
              <table:table-cell office:value-type="float" office:value="6.416894531">
                <text:p>6.416894531</text:p>
              </table:table-cell>
              <table:table-cell office:value-type="float" office:value="6.416894531">
                <text:p>6.416894531</text:p>
              </table:table-cell>
              <table:table-cell office:value-type="float" office:value="-93.653992">
                <text:p>-93.653992</text:p>
              </table:table-cell>
            </table:table-row>
            <table:table-row>
              <table:table-cell office:value-type="float" office:value="6.459960938">
                <text:p>6.459960938</text:p>
              </table:table-cell>
              <table:table-cell office:value-type="float" office:value="6.459960938">
                <text:p>6.459960938</text:p>
              </table:table-cell>
              <table:table-cell office:value-type="float" office:value="-93.03553">
                <text:p>-93.03553</text:p>
              </table:table-cell>
            </table:table-row>
            <table:table-row>
              <table:table-cell office:value-type="float" office:value="6.503027344">
                <text:p>6.503027344</text:p>
              </table:table-cell>
              <table:table-cell office:value-type="float" office:value="6.503027344">
                <text:p>6.503027344</text:p>
              </table:table-cell>
              <table:table-cell office:value-type="float" office:value="-93.075874">
                <text:p>-93.075874</text:p>
              </table:table-cell>
            </table:table-row>
            <table:table-row>
              <table:table-cell office:value-type="float" office:value="6.54609375">
                <text:p>6.54609375</text:p>
              </table:table-cell>
              <table:table-cell office:value-type="float" office:value="6.54609375">
                <text:p>6.54609375</text:p>
              </table:table-cell>
              <table:table-cell office:value-type="float" office:value="-92.552124">
                <text:p>-92.552124</text:p>
              </table:table-cell>
            </table:table-row>
            <table:table-row>
              <table:table-cell office:value-type="float" office:value="6.589160156">
                <text:p>6.589160156</text:p>
              </table:table-cell>
              <table:table-cell office:value-type="float" office:value="6.589160156">
                <text:p>6.589160156</text:p>
              </table:table-cell>
              <table:table-cell office:value-type="float" office:value="-93.384903">
                <text:p>-93.384903</text:p>
              </table:table-cell>
            </table:table-row>
            <table:table-row>
              <table:table-cell office:value-type="float" office:value="6.632226562">
                <text:p>6.632226562</text:p>
              </table:table-cell>
              <table:table-cell office:value-type="float" office:value="6.632226562">
                <text:p>6.632226562</text:p>
              </table:table-cell>
              <table:table-cell office:value-type="float" office:value="-93.034142">
                <text:p>-93.034142</text:p>
              </table:table-cell>
            </table:table-row>
            <table:table-row>
              <table:table-cell office:value-type="float" office:value="6.675292969">
                <text:p>6.675292969</text:p>
              </table:table-cell>
              <table:table-cell office:value-type="float" office:value="6.675292969">
                <text:p>6.675292969</text:p>
              </table:table-cell>
              <table:table-cell office:value-type="float" office:value="-92.90744">
                <text:p>-92.90744</text:p>
              </table:table-cell>
            </table:table-row>
            <table:table-row>
              <table:table-cell office:value-type="float" office:value="6.718359375">
                <text:p>6.718359375</text:p>
              </table:table-cell>
              <table:table-cell office:value-type="float" office:value="6.718359375">
                <text:p>6.718359375</text:p>
              </table:table-cell>
              <table:table-cell office:value-type="float" office:value="-93.77523">
                <text:p>-93.77523</text:p>
              </table:table-cell>
            </table:table-row>
            <table:table-row>
              <table:table-cell office:value-type="float" office:value="6.761425781">
                <text:p>6.761425781</text:p>
              </table:table-cell>
              <table:table-cell office:value-type="float" office:value="6.761425781">
                <text:p>6.761425781</text:p>
              </table:table-cell>
              <table:table-cell office:value-type="float" office:value="-93.014694">
                <text:p>-93.014694</text:p>
              </table:table-cell>
            </table:table-row>
            <table:table-row>
              <table:table-cell office:value-type="float" office:value="6.804492188">
                <text:p>6.804492188</text:p>
              </table:table-cell>
              <table:table-cell office:value-type="float" office:value="6.804492188">
                <text:p>6.804492188</text:p>
              </table:table-cell>
              <table:table-cell office:value-type="float" office:value="-93.133842">
                <text:p>-93.133842</text:p>
              </table:table-cell>
            </table:table-row>
            <table:table-row>
              <table:table-cell office:value-type="float" office:value="6.847558594">
                <text:p>6.847558594</text:p>
              </table:table-cell>
              <table:table-cell office:value-type="float" office:value="6.847558594">
                <text:p>6.847558594</text:p>
              </table:table-cell>
              <table:table-cell office:value-type="float" office:value="-93.423874">
                <text:p>-93.423874</text:p>
              </table:table-cell>
            </table:table-row>
            <table:table-row>
              <table:table-cell office:value-type="float" office:value="6.890625">
                <text:p>6.890625</text:p>
              </table:table-cell>
              <table:table-cell office:value-type="float" office:value="6.890625">
                <text:p>6.890625</text:p>
              </table:table-cell>
              <table:table-cell office:value-type="float" office:value="-88.65963">
                <text:p>-88.65963</text:p>
              </table:table-cell>
            </table:table-row>
            <table:table-row>
              <table:table-cell office:value-type="float" office:value="6.933691406">
                <text:p>6.933691406</text:p>
              </table:table-cell>
              <table:table-cell office:value-type="float" office:value="6.933691406">
                <text:p>6.933691406</text:p>
              </table:table-cell>
              <table:table-cell office:value-type="float" office:value="-72.046616">
                <text:p>-72.046616</text:p>
              </table:table-cell>
            </table:table-row>
            <table:table-row>
              <table:table-cell office:value-type="float" office:value="6.976757812">
                <text:p>6.976757812</text:p>
              </table:table-cell>
              <table:table-cell office:value-type="float" office:value="6.976757812">
                <text:p>6.976757812</text:p>
              </table:table-cell>
              <table:table-cell office:value-type="float" office:value="-68.591545">
                <text:p>-68.591545</text:p>
              </table:table-cell>
            </table:table-row>
            <table:table-row>
              <table:table-cell office:value-type="float" office:value="7.019824219">
                <text:p>7.019824219</text:p>
              </table:table-cell>
              <table:table-cell office:value-type="float" office:value="7.019824219">
                <text:p>7.019824219</text:p>
              </table:table-cell>
              <table:table-cell office:value-type="float" office:value="-78.302048">
                <text:p>-78.302048</text:p>
              </table:table-cell>
            </table:table-row>
            <table:table-row>
              <table:table-cell office:value-type="float" office:value="7.062890625">
                <text:p>7.062890625</text:p>
              </table:table-cell>
              <table:table-cell office:value-type="float" office:value="7.062890625">
                <text:p>7.062890625</text:p>
              </table:table-cell>
              <table:table-cell office:value-type="float" office:value="-93.215195">
                <text:p>-93.215195</text:p>
              </table:table-cell>
            </table:table-row>
            <table:table-row>
              <table:table-cell office:value-type="float" office:value="7.105957031">
                <text:p>7.105957031</text:p>
              </table:table-cell>
              <table:table-cell office:value-type="float" office:value="7.105957031">
                <text:p>7.105957031</text:p>
              </table:table-cell>
              <table:table-cell office:value-type="float" office:value="-94.73381">
                <text:p>-94.73381</text:p>
              </table:table-cell>
            </table:table-row>
            <table:table-row>
              <table:table-cell office:value-type="float" office:value="7.149023438">
                <text:p>7.149023438</text:p>
              </table:table-cell>
              <table:table-cell office:value-type="float" office:value="7.149023438">
                <text:p>7.149023438</text:p>
              </table:table-cell>
              <table:table-cell office:value-type="float" office:value="-93.750587">
                <text:p>-93.750587</text:p>
              </table:table-cell>
            </table:table-row>
            <table:table-row>
              <table:table-cell office:value-type="float" office:value="7.192089844">
                <text:p>7.192089844</text:p>
              </table:table-cell>
              <table:table-cell office:value-type="float" office:value="7.192089844">
                <text:p>7.192089844</text:p>
              </table:table-cell>
              <table:table-cell office:value-type="float" office:value="-94.115601">
                <text:p>-94.115601</text:p>
              </table:table-cell>
            </table:table-row>
            <table:table-row>
              <table:table-cell office:value-type="float" office:value="7.23515625">
                <text:p>7.23515625</text:p>
              </table:table-cell>
              <table:table-cell office:value-type="float" office:value="7.23515625">
                <text:p>7.23515625</text:p>
              </table:table-cell>
              <table:table-cell office:value-type="float" office:value="-94.054253">
                <text:p>-94.054253</text:p>
              </table:table-cell>
            </table:table-row>
            <table:table-row>
              <table:table-cell office:value-type="float" office:value="7.278222656">
                <text:p>7.278222656</text:p>
              </table:table-cell>
              <table:table-cell office:value-type="float" office:value="7.278222656">
                <text:p>7.278222656</text:p>
              </table:table-cell>
              <table:table-cell office:value-type="float" office:value="-93.779694">
                <text:p>-93.779694</text:p>
              </table:table-cell>
            </table:table-row>
            <table:table-row>
              <table:table-cell office:value-type="float" office:value="7.321289062">
                <text:p>7.321289062</text:p>
              </table:table-cell>
              <table:table-cell office:value-type="float" office:value="7.321289062">
                <text:p>7.321289062</text:p>
              </table:table-cell>
              <table:table-cell office:value-type="float" office:value="-94.303703">
                <text:p>-94.303703</text:p>
              </table:table-cell>
            </table:table-row>
            <table:table-row>
              <table:table-cell office:value-type="float" office:value="7.364355469">
                <text:p>7.364355469</text:p>
              </table:table-cell>
              <table:table-cell office:value-type="float" office:value="7.364355469">
                <text:p>7.364355469</text:p>
              </table:table-cell>
              <table:table-cell office:value-type="float" office:value="-94.216034">
                <text:p>-94.216034</text:p>
              </table:table-cell>
            </table:table-row>
            <table:table-row>
              <table:table-cell office:value-type="float" office:value="7.407421875">
                <text:p>7.407421875</text:p>
              </table:table-cell>
              <table:table-cell office:value-type="float" office:value="7.407421875">
                <text:p>7.407421875</text:p>
              </table:table-cell>
              <table:table-cell office:value-type="float" office:value="-94.255707">
                <text:p>-94.255707</text:p>
              </table:table-cell>
            </table:table-row>
            <table:table-row>
              <table:table-cell office:value-type="float" office:value="7.450488281">
                <text:p>7.450488281</text:p>
              </table:table-cell>
              <table:table-cell office:value-type="float" office:value="7.450488281">
                <text:p>7.450488281</text:p>
              </table:table-cell>
              <table:table-cell office:value-type="float" office:value="-93.711372">
                <text:p>-93.711372</text:p>
              </table:table-cell>
            </table:table-row>
            <table:table-row>
              <table:table-cell office:value-type="float" office:value="7.493554688">
                <text:p>7.493554688</text:p>
              </table:table-cell>
              <table:table-cell office:value-type="float" office:value="7.493554688">
                <text:p>7.493554688</text:p>
              </table:table-cell>
              <table:table-cell office:value-type="float" office:value="-93.340736">
                <text:p>-93.340736</text:p>
              </table:table-cell>
            </table:table-row>
            <table:table-row>
              <table:table-cell office:value-type="float" office:value="7.536621094">
                <text:p>7.536621094</text:p>
              </table:table-cell>
              <table:table-cell office:value-type="float" office:value="7.536621094">
                <text:p>7.536621094</text:p>
              </table:table-cell>
              <table:table-cell office:value-type="float" office:value="-94.274918">
                <text:p>-94.274918</text:p>
              </table:table-cell>
            </table:table-row>
            <table:table-row>
              <table:table-cell office:value-type="float" office:value="7.5796875">
                <text:p>7.5796875</text:p>
              </table:table-cell>
              <table:table-cell office:value-type="float" office:value="7.5796875">
                <text:p>7.5796875</text:p>
              </table:table-cell>
              <table:table-cell office:value-type="float" office:value="-94.410301">
                <text:p>-94.410301</text:p>
              </table:table-cell>
            </table:table-row>
            <table:table-row>
              <table:table-cell office:value-type="float" office:value="7.622753906">
                <text:p>7.622753906</text:p>
              </table:table-cell>
              <table:table-cell office:value-type="float" office:value="7.622753906">
                <text:p>7.622753906</text:p>
              </table:table-cell>
              <table:table-cell office:value-type="float" office:value="-93.978302">
                <text:p>-93.978302</text:p>
              </table:table-cell>
            </table:table-row>
            <table:table-row>
              <table:table-cell office:value-type="float" office:value="7.665820312">
                <text:p>7.665820312</text:p>
              </table:table-cell>
              <table:table-cell office:value-type="float" office:value="7.665820312">
                <text:p>7.665820312</text:p>
              </table:table-cell>
              <table:table-cell office:value-type="float" office:value="-94.606087">
                <text:p>-94.606087</text:p>
              </table:table-cell>
            </table:table-row>
            <table:table-row>
              <table:table-cell office:value-type="float" office:value="7.708886719">
                <text:p>7.708886719</text:p>
              </table:table-cell>
              <table:table-cell office:value-type="float" office:value="7.708886719">
                <text:p>7.708886719</text:p>
              </table:table-cell>
              <table:table-cell office:value-type="float" office:value="-94.659393">
                <text:p>-94.659393</text:p>
              </table:table-cell>
            </table:table-row>
            <table:table-row>
              <table:table-cell office:value-type="float" office:value="7.751953125">
                <text:p>7.751953125</text:p>
              </table:table-cell>
              <table:table-cell office:value-type="float" office:value="7.751953125">
                <text:p>7.751953125</text:p>
              </table:table-cell>
              <table:table-cell office:value-type="float" office:value="-93.768929">
                <text:p>-93.768929</text:p>
              </table:table-cell>
            </table:table-row>
            <table:table-row>
              <table:table-cell office:value-type="float" office:value="7.795019531">
                <text:p>7.795019531</text:p>
              </table:table-cell>
              <table:table-cell office:value-type="float" office:value="7.795019531">
                <text:p>7.795019531</text:p>
              </table:table-cell>
              <table:table-cell office:value-type="float" office:value="-93.920418">
                <text:p>-93.920418</text:p>
              </table:table-cell>
            </table:table-row>
            <table:table-row>
              <table:table-cell office:value-type="float" office:value="7.838085938">
                <text:p>7.838085938</text:p>
              </table:table-cell>
              <table:table-cell office:value-type="float" office:value="7.838085938">
                <text:p>7.838085938</text:p>
              </table:table-cell>
              <table:table-cell office:value-type="float" office:value="-94.70784">
                <text:p>-94.70784</text:p>
              </table:table-cell>
            </table:table-row>
            <table:table-row>
              <table:table-cell office:value-type="float" office:value="7.881152344">
                <text:p>7.881152344</text:p>
              </table:table-cell>
              <table:table-cell office:value-type="float" office:value="7.881152344">
                <text:p>7.881152344</text:p>
              </table:table-cell>
              <table:table-cell office:value-type="float" office:value="-95.00135">
                <text:p>-95.00135</text:p>
              </table:table-cell>
            </table:table-row>
            <table:table-row>
              <table:table-cell office:value-type="float" office:value="7.92421875">
                <text:p>7.92421875</text:p>
              </table:table-cell>
              <table:table-cell office:value-type="float" office:value="7.92421875">
                <text:p>7.92421875</text:p>
              </table:table-cell>
              <table:table-cell office:value-type="float" office:value="-93.873817">
                <text:p>-93.873817</text:p>
              </table:table-cell>
            </table:table-row>
            <table:table-row>
              <table:table-cell office:value-type="float" office:value="7.967285156">
                <text:p>7.967285156</text:p>
              </table:table-cell>
              <table:table-cell office:value-type="float" office:value="7.967285156">
                <text:p>7.967285156</text:p>
              </table:table-cell>
              <table:table-cell office:value-type="float" office:value="-94.126602">
                <text:p>-94.126602</text:p>
              </table:table-cell>
            </table:table-row>
            <table:table-row>
              <table:table-cell office:value-type="float" office:value="8.010351562">
                <text:p>8.010351562</text:p>
              </table:table-cell>
              <table:table-cell office:value-type="float" office:value="8.010351562">
                <text:p>8.010351562</text:p>
              </table:table-cell>
              <table:table-cell office:value-type="float" office:value="-94.139503">
                <text:p>-94.139503</text:p>
              </table:table-cell>
            </table:table-row>
            <table:table-row>
              <table:table-cell office:value-type="float" office:value="8.053417969">
                <text:p>8.053417969</text:p>
              </table:table-cell>
              <table:table-cell office:value-type="float" office:value="8.053417969">
                <text:p>8.053417969</text:p>
              </table:table-cell>
              <table:table-cell office:value-type="float" office:value="-94.585793">
                <text:p>-94.585793</text:p>
              </table:table-cell>
            </table:table-row>
            <table:table-row>
              <table:table-cell office:value-type="float" office:value="8.096484375">
                <text:p>8.096484375</text:p>
              </table:table-cell>
              <table:table-cell office:value-type="float" office:value="8.096484375">
                <text:p>8.096484375</text:p>
              </table:table-cell>
              <table:table-cell office:value-type="float" office:value="-94.552933">
                <text:p>-94.552933</text:p>
              </table:table-cell>
            </table:table-row>
            <table:table-row>
              <table:table-cell office:value-type="float" office:value="8.139550781">
                <text:p>8.139550781</text:p>
              </table:table-cell>
              <table:table-cell office:value-type="float" office:value="8.139550781">
                <text:p>8.139550781</text:p>
              </table:table-cell>
              <table:table-cell office:value-type="float" office:value="-94.866135">
                <text:p>-94.866135</text:p>
              </table:table-cell>
            </table:table-row>
            <table:table-row>
              <table:table-cell office:value-type="float" office:value="8.182617188">
                <text:p>8.182617188</text:p>
              </table:table-cell>
              <table:table-cell office:value-type="float" office:value="8.182617188">
                <text:p>8.182617188</text:p>
              </table:table-cell>
              <table:table-cell office:value-type="float" office:value="-94.57634">
                <text:p>-94.57634</text:p>
              </table:table-cell>
            </table:table-row>
            <table:table-row>
              <table:table-cell office:value-type="float" office:value="8.225683594">
                <text:p>8.225683594</text:p>
              </table:table-cell>
              <table:table-cell office:value-type="float" office:value="8.225683594">
                <text:p>8.225683594</text:p>
              </table:table-cell>
              <table:table-cell office:value-type="float" office:value="-93.623489">
                <text:p>-93.623489</text:p>
              </table:table-cell>
            </table:table-row>
            <table:table-row>
              <table:table-cell office:value-type="float" office:value="8.26875">
                <text:p>8.26875</text:p>
              </table:table-cell>
              <table:table-cell office:value-type="float" office:value="8.26875">
                <text:p>8.26875</text:p>
              </table:table-cell>
              <table:table-cell office:value-type="float" office:value="-94.356628">
                <text:p>-94.356628</text:p>
              </table:table-cell>
            </table:table-row>
            <table:table-row>
              <table:table-cell office:value-type="float" office:value="8.311816406">
                <text:p>8.311816406</text:p>
              </table:table-cell>
              <table:table-cell office:value-type="float" office:value="8.311816406">
                <text:p>8.311816406</text:p>
              </table:table-cell>
              <table:table-cell office:value-type="float" office:value="-94.345184">
                <text:p>-94.345184</text:p>
              </table:table-cell>
            </table:table-row>
            <table:table-row>
              <table:table-cell office:value-type="float" office:value="8.354882812">
                <text:p>8.354882812</text:p>
              </table:table-cell>
              <table:table-cell office:value-type="float" office:value="8.354882812">
                <text:p>8.354882812</text:p>
              </table:table-cell>
              <table:table-cell office:value-type="float" office:value="-94.36573">
                <text:p>-94.36573</text:p>
              </table:table-cell>
            </table:table-row>
            <table:table-row>
              <table:table-cell office:value-type="float" office:value="8.397949219">
                <text:p>8.397949219</text:p>
              </table:table-cell>
              <table:table-cell office:value-type="float" office:value="8.397949219">
                <text:p>8.397949219</text:p>
              </table:table-cell>
              <table:table-cell office:value-type="float" office:value="-94.451317">
                <text:p>-94.451317</text:p>
              </table:table-cell>
            </table:table-row>
            <table:table-row>
              <table:table-cell office:value-type="float" office:value="8.441015625">
                <text:p>8.441015625</text:p>
              </table:table-cell>
              <table:table-cell office:value-type="float" office:value="8.441015625">
                <text:p>8.441015625</text:p>
              </table:table-cell>
              <table:table-cell office:value-type="float" office:value="-95.217697">
                <text:p>-95.217697</text:p>
              </table:table-cell>
            </table:table-row>
            <table:table-row>
              <table:table-cell office:value-type="float" office:value="8.484082031">
                <text:p>8.484082031</text:p>
              </table:table-cell>
              <table:table-cell office:value-type="float" office:value="8.484082031">
                <text:p>8.484082031</text:p>
              </table:table-cell>
              <table:table-cell office:value-type="float" office:value="-94.491364">
                <text:p>-94.491364</text:p>
              </table:table-cell>
            </table:table-row>
            <table:table-row>
              <table:table-cell office:value-type="float" office:value="8.527148438">
                <text:p>8.527148438</text:p>
              </table:table-cell>
              <table:table-cell office:value-type="float" office:value="8.527148438">
                <text:p>8.527148438</text:p>
              </table:table-cell>
              <table:table-cell office:value-type="float" office:value="-95.15284">
                <text:p>-95.15284</text:p>
              </table:table-cell>
            </table:table-row>
            <table:table-row>
              <table:table-cell office:value-type="float" office:value="8.570214844">
                <text:p>8.570214844</text:p>
              </table:table-cell>
              <table:table-cell office:value-type="float" office:value="8.570214844">
                <text:p>8.570214844</text:p>
              </table:table-cell>
              <table:table-cell office:value-type="float" office:value="-94.50312">
                <text:p>-94.50312</text:p>
              </table:table-cell>
            </table:table-row>
            <table:table-row>
              <table:table-cell office:value-type="float" office:value="8.61328125">
                <text:p>8.61328125</text:p>
              </table:table-cell>
              <table:table-cell office:value-type="float" office:value="8.61328125">
                <text:p>8.61328125</text:p>
              </table:table-cell>
              <table:table-cell office:value-type="float" office:value="-93.134712">
                <text:p>-93.134712</text:p>
              </table:table-cell>
            </table:table-row>
            <table:table-row>
              <table:table-cell office:value-type="float" office:value="8.656347656">
                <text:p>8.656347656</text:p>
              </table:table-cell>
              <table:table-cell office:value-type="float" office:value="8.656347656">
                <text:p>8.656347656</text:p>
              </table:table-cell>
              <table:table-cell office:value-type="float" office:value="-91.692665">
                <text:p>-91.692665</text:p>
              </table:table-cell>
            </table:table-row>
            <table:table-row>
              <table:table-cell office:value-type="float" office:value="8.699414062">
                <text:p>8.699414062</text:p>
              </table:table-cell>
              <table:table-cell office:value-type="float" office:value="8.699414062">
                <text:p>8.699414062</text:p>
              </table:table-cell>
              <table:table-cell office:value-type="float" office:value="-91.270477">
                <text:p>-91.270477</text:p>
              </table:table-cell>
            </table:table-row>
            <table:table-row>
              <table:table-cell office:value-type="float" office:value="8.742480469">
                <text:p>8.742480469</text:p>
              </table:table-cell>
              <table:table-cell office:value-type="float" office:value="8.742480469">
                <text:p>8.742480469</text:p>
              </table:table-cell>
              <table:table-cell office:value-type="float" office:value="-94.440956">
                <text:p>-94.440956</text:p>
              </table:table-cell>
            </table:table-row>
            <table:table-row>
              <table:table-cell office:value-type="float" office:value="8.785546875">
                <text:p>8.785546875</text:p>
              </table:table-cell>
              <table:table-cell office:value-type="float" office:value="8.785546875">
                <text:p>8.785546875</text:p>
              </table:table-cell>
              <table:table-cell office:value-type="float" office:value="-94.802246">
                <text:p>-94.802246</text:p>
              </table:table-cell>
            </table:table-row>
            <table:table-row>
              <table:table-cell office:value-type="float" office:value="8.828613281">
                <text:p>8.828613281</text:p>
              </table:table-cell>
              <table:table-cell office:value-type="float" office:value="8.828613281">
                <text:p>8.828613281</text:p>
              </table:table-cell>
              <table:table-cell office:value-type="float" office:value="-94.655251">
                <text:p>-94.655251</text:p>
              </table:table-cell>
            </table:table-row>
            <table:table-row>
              <table:table-cell office:value-type="float" office:value="8.871679688">
                <text:p>8.871679688</text:p>
              </table:table-cell>
              <table:table-cell office:value-type="float" office:value="8.871679688">
                <text:p>8.871679688</text:p>
              </table:table-cell>
              <table:table-cell office:value-type="float" office:value="-94.736214">
                <text:p>-94.736214</text:p>
              </table:table-cell>
            </table:table-row>
            <table:table-row>
              <table:table-cell office:value-type="float" office:value="8.914746094">
                <text:p>8.914746094</text:p>
              </table:table-cell>
              <table:table-cell office:value-type="float" office:value="8.914746094">
                <text:p>8.914746094</text:p>
              </table:table-cell>
              <table:table-cell office:value-type="float" office:value="-79.625267">
                <text:p>-79.625267</text:p>
              </table:table-cell>
            </table:table-row>
            <table:table-row>
              <table:table-cell office:value-type="float" office:value="8.9578125">
                <text:p>8.9578125</text:p>
              </table:table-cell>
              <table:table-cell office:value-type="float" office:value="8.9578125">
                <text:p>8.9578125</text:p>
              </table:table-cell>
              <table:table-cell office:value-type="float" office:value="-73.281227">
                <text:p>-73.281227</text:p>
              </table:table-cell>
            </table:table-row>
            <table:table-row>
              <table:table-cell office:value-type="float" office:value="9.000878906">
                <text:p>9.000878906</text:p>
              </table:table-cell>
              <table:table-cell office:value-type="float" office:value="9.000878906">
                <text:p>9.000878906</text:p>
              </table:table-cell>
              <table:table-cell office:value-type="float" office:value="-79.811142">
                <text:p>-79.811142</text:p>
              </table:table-cell>
            </table:table-row>
            <table:table-row>
              <table:table-cell office:value-type="float" office:value="9.043945312">
                <text:p>9.043945312</text:p>
              </table:table-cell>
              <table:table-cell office:value-type="float" office:value="9.043945312">
                <text:p>9.043945312</text:p>
              </table:table-cell>
              <table:table-cell office:value-type="float" office:value="-93.182968">
                <text:p>-93.182968</text:p>
              </table:table-cell>
            </table:table-row>
            <table:table-row>
              <table:table-cell office:value-type="float" office:value="9.087011719">
                <text:p>9.087011719</text:p>
              </table:table-cell>
              <table:table-cell office:value-type="float" office:value="9.087011719">
                <text:p>9.087011719</text:p>
              </table:table-cell>
              <table:table-cell office:value-type="float" office:value="-94.088242">
                <text:p>-94.088242</text:p>
              </table:table-cell>
            </table:table-row>
            <table:table-row>
              <table:table-cell office:value-type="float" office:value="9.130078125">
                <text:p>9.130078125</text:p>
              </table:table-cell>
              <table:table-cell office:value-type="float" office:value="9.130078125">
                <text:p>9.130078125</text:p>
              </table:table-cell>
              <table:table-cell office:value-type="float" office:value="-95.025009">
                <text:p>-95.025009</text:p>
              </table:table-cell>
            </table:table-row>
            <table:table-row>
              <table:table-cell office:value-type="float" office:value="9.173144531">
                <text:p>9.173144531</text:p>
              </table:table-cell>
              <table:table-cell office:value-type="float" office:value="9.173144531">
                <text:p>9.173144531</text:p>
              </table:table-cell>
              <table:table-cell office:value-type="float" office:value="-95.519287">
                <text:p>-95.519287</text:p>
              </table:table-cell>
            </table:table-row>
            <table:table-row>
              <table:table-cell office:value-type="float" office:value="9.216210938">
                <text:p>9.216210938</text:p>
              </table:table-cell>
              <table:table-cell office:value-type="float" office:value="9.216210938">
                <text:p>9.216210938</text:p>
              </table:table-cell>
              <table:table-cell office:value-type="float" office:value="-95.226212">
                <text:p>-95.226212</text:p>
              </table:table-cell>
            </table:table-row>
            <table:table-row>
              <table:table-cell office:value-type="float" office:value="9.259277344">
                <text:p>9.259277344</text:p>
              </table:table-cell>
              <table:table-cell office:value-type="float" office:value="9.259277344">
                <text:p>9.259277344</text:p>
              </table:table-cell>
              <table:table-cell office:value-type="float" office:value="-94.89547">
                <text:p>-94.89547</text:p>
              </table:table-cell>
            </table:table-row>
            <table:table-row>
              <table:table-cell office:value-type="float" office:value="9.30234375">
                <text:p>9.30234375</text:p>
              </table:table-cell>
              <table:table-cell office:value-type="float" office:value="9.30234375">
                <text:p>9.30234375</text:p>
              </table:table-cell>
              <table:table-cell office:value-type="float" office:value="-94.140472">
                <text:p>-94.140472</text:p>
              </table:table-cell>
            </table:table-row>
            <table:table-row>
              <table:table-cell office:value-type="float" office:value="9.345410156">
                <text:p>9.345410156</text:p>
              </table:table-cell>
              <table:table-cell office:value-type="float" office:value="9.345410156">
                <text:p>9.345410156</text:p>
              </table:table-cell>
              <table:table-cell office:value-type="float" office:value="-95.016022">
                <text:p>-95.016022</text:p>
              </table:table-cell>
            </table:table-row>
            <table:table-row>
              <table:table-cell office:value-type="float" office:value="9.388476562">
                <text:p>9.388476562</text:p>
              </table:table-cell>
              <table:table-cell office:value-type="float" office:value="9.388476562">
                <text:p>9.388476562</text:p>
              </table:table-cell>
              <table:table-cell office:value-type="float" office:value="-94.966026">
                <text:p>-94.966026</text:p>
              </table:table-cell>
            </table:table-row>
            <table:table-row>
              <table:table-cell office:value-type="float" office:value="9.431542969">
                <text:p>9.431542969</text:p>
              </table:table-cell>
              <table:table-cell office:value-type="float" office:value="9.431542969">
                <text:p>9.431542969</text:p>
              </table:table-cell>
              <table:table-cell office:value-type="float" office:value="-94.984291">
                <text:p>-94.984291</text:p>
              </table:table-cell>
            </table:table-row>
            <table:table-row>
              <table:table-cell office:value-type="float" office:value="9.474609375">
                <text:p>9.474609375</text:p>
              </table:table-cell>
              <table:table-cell office:value-type="float" office:value="9.474609375">
                <text:p>9.474609375</text:p>
              </table:table-cell>
              <table:table-cell office:value-type="float" office:value="-95.372604">
                <text:p>-95.372604</text:p>
              </table:table-cell>
            </table:table-row>
            <table:table-row>
              <table:table-cell office:value-type="float" office:value="9.517675781">
                <text:p>9.517675781</text:p>
              </table:table-cell>
              <table:table-cell office:value-type="float" office:value="9.517675781">
                <text:p>9.517675781</text:p>
              </table:table-cell>
              <table:table-cell office:value-type="float" office:value="-95.57209">
                <text:p>-95.57209</text:p>
              </table:table-cell>
            </table:table-row>
            <table:table-row>
              <table:table-cell office:value-type="float" office:value="9.560742188">
                <text:p>9.560742188</text:p>
              </table:table-cell>
              <table:table-cell office:value-type="float" office:value="9.560742188">
                <text:p>9.560742188</text:p>
              </table:table-cell>
              <table:table-cell office:value-type="float" office:value="-95.023849">
                <text:p>-95.023849</text:p>
              </table:table-cell>
            </table:table-row>
            <table:table-row>
              <table:table-cell office:value-type="float" office:value="9.603808594">
                <text:p>9.603808594</text:p>
              </table:table-cell>
              <table:table-cell office:value-type="float" office:value="9.603808594">
                <text:p>9.603808594</text:p>
              </table:table-cell>
              <table:table-cell office:value-type="float" office:value="-95.442146">
                <text:p>-95.442146</text:p>
              </table:table-cell>
            </table:table-row>
            <table:table-row>
              <table:table-cell office:value-type="float" office:value="9.646875">
                <text:p>9.646875</text:p>
              </table:table-cell>
              <table:table-cell office:value-type="float" office:value="9.646875">
                <text:p>9.646875</text:p>
              </table:table-cell>
              <table:table-cell office:value-type="float" office:value="-95.309753">
                <text:p>-95.309753</text:p>
              </table:table-cell>
            </table:table-row>
            <table:table-row>
              <table:table-cell office:value-type="float" office:value="9.689941406">
                <text:p>9.689941406</text:p>
              </table:table-cell>
              <table:table-cell office:value-type="float" office:value="9.689941406">
                <text:p>9.689941406</text:p>
              </table:table-cell>
              <table:table-cell office:value-type="float" office:value="-94.788879">
                <text:p>-94.788879</text:p>
              </table:table-cell>
            </table:table-row>
            <table:table-row>
              <table:table-cell office:value-type="float" office:value="9.733007812">
                <text:p>9.733007812</text:p>
              </table:table-cell>
              <table:table-cell office:value-type="float" office:value="9.733007812">
                <text:p>9.733007812</text:p>
              </table:table-cell>
              <table:table-cell office:value-type="float" office:value="-95.682922">
                <text:p>-95.682922</text:p>
              </table:table-cell>
            </table:table-row>
            <table:table-row>
              <table:table-cell office:value-type="float" office:value="9.776074219">
                <text:p>9.776074219</text:p>
              </table:table-cell>
              <table:table-cell office:value-type="float" office:value="9.776074219">
                <text:p>9.776074219</text:p>
              </table:table-cell>
              <table:table-cell office:value-type="float" office:value="-94.519279">
                <text:p>-94.519279</text:p>
              </table:table-cell>
            </table:table-row>
            <table:table-row>
              <table:table-cell office:value-type="float" office:value="9.819140625">
                <text:p>9.819140625</text:p>
              </table:table-cell>
              <table:table-cell office:value-type="float" office:value="9.819140625">
                <text:p>9.819140625</text:p>
              </table:table-cell>
              <table:table-cell office:value-type="float" office:value="-95.438911">
                <text:p>-95.438911</text:p>
              </table:table-cell>
            </table:table-row>
            <table:table-row>
              <table:table-cell office:value-type="float" office:value="9.862207031">
                <text:p>9.862207031</text:p>
              </table:table-cell>
              <table:table-cell office:value-type="float" office:value="9.862207031">
                <text:p>9.862207031</text:p>
              </table:table-cell>
              <table:table-cell office:value-type="float" office:value="-95.692978">
                <text:p>-95.692978</text:p>
              </table:table-cell>
            </table:table-row>
            <table:table-row>
              <table:table-cell office:value-type="float" office:value="9.905273438">
                <text:p>9.905273438</text:p>
              </table:table-cell>
              <table:table-cell office:value-type="float" office:value="9.905273438">
                <text:p>9.905273438</text:p>
              </table:table-cell>
              <table:table-cell office:value-type="float" office:value="-94.934097">
                <text:p>-94.934097</text:p>
              </table:table-cell>
            </table:table-row>
            <table:table-row>
              <table:table-cell office:value-type="float" office:value="9.948339844">
                <text:p>9.948339844</text:p>
              </table:table-cell>
              <table:table-cell office:value-type="float" office:value="9.948339844">
                <text:p>9.948339844</text:p>
              </table:table-cell>
              <table:table-cell office:value-type="float" office:value="-94.524925">
                <text:p>-94.524925</text:p>
              </table:table-cell>
            </table:table-row>
            <table:table-row>
              <table:table-cell office:value-type="float" office:value="9.99140625">
                <text:p>9.99140625</text:p>
              </table:table-cell>
              <table:table-cell office:value-type="float" office:value="9.99140625">
                <text:p>9.99140625</text:p>
              </table:table-cell>
              <table:table-cell office:value-type="float" office:value="-95.6371">
                <text:p>-95.6371</text:p>
              </table:table-cell>
            </table:table-row>
            <table:table-row>
              <table:table-cell office:value-type="float" office:value="10.034472656">
                <text:p>10.034472656</text:p>
              </table:table-cell>
              <table:table-cell office:value-type="float" office:value="10.034472656">
                <text:p>10.034472656</text:p>
              </table:table-cell>
              <table:table-cell office:value-type="float" office:value="-95.371437">
                <text:p>-95.371437</text:p>
              </table:table-cell>
            </table:table-row>
            <table:table-row>
              <table:table-cell office:value-type="float" office:value="10.077539062">
                <text:p>10.077539062</text:p>
              </table:table-cell>
              <table:table-cell office:value-type="float" office:value="10.077539062">
                <text:p>10.077539062</text:p>
              </table:table-cell>
              <table:table-cell office:value-type="float" office:value="-95.832497">
                <text:p>-95.832497</text:p>
              </table:table-cell>
            </table:table-row>
            <table:table-row>
              <table:table-cell office:value-type="float" office:value="10.120605469">
                <text:p>10.120605469</text:p>
              </table:table-cell>
              <table:table-cell office:value-type="float" office:value="10.120605469">
                <text:p>10.120605469</text:p>
              </table:table-cell>
              <table:table-cell office:value-type="float" office:value="-95.303314">
                <text:p>-95.303314</text:p>
              </table:table-cell>
            </table:table-row>
            <table:table-row>
              <table:table-cell office:value-type="float" office:value="10.163671875">
                <text:p>10.163671875</text:p>
              </table:table-cell>
              <table:table-cell office:value-type="float" office:value="10.163671875">
                <text:p>10.163671875</text:p>
              </table:table-cell>
              <table:table-cell office:value-type="float" office:value="-96.048409">
                <text:p>-96.048409</text:p>
              </table:table-cell>
            </table:table-row>
            <table:table-row>
              <table:table-cell office:value-type="float" office:value="10.206738281">
                <text:p>10.206738281</text:p>
              </table:table-cell>
              <table:table-cell office:value-type="float" office:value="10.206738281">
                <text:p>10.206738281</text:p>
              </table:table-cell>
              <table:table-cell office:value-type="float" office:value="-95.763428">
                <text:p>-95.763428</text:p>
              </table:table-cell>
            </table:table-row>
            <table:table-row>
              <table:table-cell office:value-type="float" office:value="10.249804688">
                <text:p>10.249804688</text:p>
              </table:table-cell>
              <table:table-cell office:value-type="float" office:value="10.249804688">
                <text:p>10.249804688</text:p>
              </table:table-cell>
              <table:table-cell office:value-type="float" office:value="-95.890144">
                <text:p>-95.890144</text:p>
              </table:table-cell>
            </table:table-row>
            <table:table-row>
              <table:table-cell office:value-type="float" office:value="10.292871094">
                <text:p>10.292871094</text:p>
              </table:table-cell>
              <table:table-cell office:value-type="float" office:value="10.292871094">
                <text:p>10.292871094</text:p>
              </table:table-cell>
              <table:table-cell office:value-type="float" office:value="-95.642868">
                <text:p>-95.642868</text:p>
              </table:table-cell>
            </table:table-row>
            <table:table-row>
              <table:table-cell office:value-type="float" office:value="10.3359375">
                <text:p>10.3359375</text:p>
              </table:table-cell>
              <table:table-cell office:value-type="float" office:value="10.3359375">
                <text:p>10.3359375</text:p>
              </table:table-cell>
              <table:table-cell office:value-type="float" office:value="-95.627243">
                <text:p>-95.627243</text:p>
              </table:table-cell>
            </table:table-row>
            <table:table-row>
              <table:table-cell office:value-type="float" office:value="10.379003906">
                <text:p>10.379003906</text:p>
              </table:table-cell>
              <table:table-cell office:value-type="float" office:value="10.379003906">
                <text:p>10.379003906</text:p>
              </table:table-cell>
              <table:table-cell office:value-type="float" office:value="-95.748589">
                <text:p>-95.748589</text:p>
              </table:table-cell>
            </table:table-row>
            <table:table-row>
              <table:table-cell office:value-type="float" office:value="10.422070312">
                <text:p>10.422070312</text:p>
              </table:table-cell>
              <table:table-cell office:value-type="float" office:value="10.422070312">
                <text:p>10.422070312</text:p>
              </table:table-cell>
              <table:table-cell office:value-type="float" office:value="-95.932159">
                <text:p>-95.932159</text:p>
              </table:table-cell>
            </table:table-row>
            <table:table-row>
              <table:table-cell office:value-type="float" office:value="10.465136719">
                <text:p>10.465136719</text:p>
              </table:table-cell>
              <table:table-cell office:value-type="float" office:value="10.465136719">
                <text:p>10.465136719</text:p>
              </table:table-cell>
              <table:table-cell office:value-type="float" office:value="-95.888924">
                <text:p>-95.888924</text:p>
              </table:table-cell>
            </table:table-row>
            <table:table-row>
              <table:table-cell office:value-type="float" office:value="10.508203125">
                <text:p>10.508203125</text:p>
              </table:table-cell>
              <table:table-cell office:value-type="float" office:value="10.508203125">
                <text:p>10.508203125</text:p>
              </table:table-cell>
              <table:table-cell office:value-type="float" office:value="-95.811195">
                <text:p>-95.811195</text:p>
              </table:table-cell>
            </table:table-row>
            <table:table-row>
              <table:table-cell office:value-type="float" office:value="10.551269531">
                <text:p>10.551269531</text:p>
              </table:table-cell>
              <table:table-cell office:value-type="float" office:value="10.551269531">
                <text:p>10.551269531</text:p>
              </table:table-cell>
              <table:table-cell office:value-type="float" office:value="-95.763893">
                <text:p>-95.763893</text:p>
              </table:table-cell>
            </table:table-row>
            <table:table-row>
              <table:table-cell office:value-type="float" office:value="10.594335938">
                <text:p>10.594335938</text:p>
              </table:table-cell>
              <table:table-cell office:value-type="float" office:value="10.594335938">
                <text:p>10.594335938</text:p>
              </table:table-cell>
              <table:table-cell office:value-type="float" office:value="-95.727242">
                <text:p>-95.727242</text:p>
              </table:table-cell>
            </table:table-row>
            <table:table-row>
              <table:table-cell office:value-type="float" office:value="10.637402344">
                <text:p>10.637402344</text:p>
              </table:table-cell>
              <table:table-cell office:value-type="float" office:value="10.637402344">
                <text:p>10.637402344</text:p>
              </table:table-cell>
              <table:table-cell office:value-type="float" office:value="-95.370064">
                <text:p>-95.370064</text:p>
              </table:table-cell>
            </table:table-row>
            <table:table-row>
              <table:table-cell office:value-type="float" office:value="10.68046875">
                <text:p>10.68046875</text:p>
              </table:table-cell>
              <table:table-cell office:value-type="float" office:value="10.68046875">
                <text:p>10.68046875</text:p>
              </table:table-cell>
              <table:table-cell office:value-type="float" office:value="-95.849831">
                <text:p>-95.849831</text:p>
              </table:table-cell>
            </table:table-row>
            <table:table-row>
              <table:table-cell office:value-type="float" office:value="10.723535156">
                <text:p>10.723535156</text:p>
              </table:table-cell>
              <table:table-cell office:value-type="float" office:value="10.723535156">
                <text:p>10.723535156</text:p>
              </table:table-cell>
              <table:table-cell office:value-type="float" office:value="-95.916367">
                <text:p>-95.916367</text:p>
              </table:table-cell>
            </table:table-row>
            <table:table-row>
              <table:table-cell office:value-type="float" office:value="10.766601562">
                <text:p>10.766601562</text:p>
              </table:table-cell>
              <table:table-cell office:value-type="float" office:value="10.766601562">
                <text:p>10.766601562</text:p>
              </table:table-cell>
              <table:table-cell office:value-type="float" office:value="-95.883354">
                <text:p>-95.883354</text:p>
              </table:table-cell>
            </table:table-row>
            <table:table-row>
              <table:table-cell office:value-type="float" office:value="10.809667969">
                <text:p>10.809667969</text:p>
              </table:table-cell>
              <table:table-cell office:value-type="float" office:value="10.809667969">
                <text:p>10.809667969</text:p>
              </table:table-cell>
              <table:table-cell office:value-type="float" office:value="-95.365021">
                <text:p>-95.365021</text:p>
              </table:table-cell>
            </table:table-row>
            <table:table-row>
              <table:table-cell office:value-type="float" office:value="10.852734375">
                <text:p>10.852734375</text:p>
              </table:table-cell>
              <table:table-cell office:value-type="float" office:value="10.852734375">
                <text:p>10.852734375</text:p>
              </table:table-cell>
              <table:table-cell office:value-type="float" office:value="-96.253059">
                <text:p>-96.253059</text:p>
              </table:table-cell>
            </table:table-row>
            <table:table-row>
              <table:table-cell office:value-type="float" office:value="10.895800781">
                <text:p>10.895800781</text:p>
              </table:table-cell>
              <table:table-cell office:value-type="float" office:value="10.895800781">
                <text:p>10.895800781</text:p>
              </table:table-cell>
              <table:table-cell office:value-type="float" office:value="-87.132446">
                <text:p>-87.132446</text:p>
              </table:table-cell>
            </table:table-row>
            <table:table-row>
              <table:table-cell office:value-type="float" office:value="10.938867188">
                <text:p>10.938867188</text:p>
              </table:table-cell>
              <table:table-cell office:value-type="float" office:value="10.938867188">
                <text:p>10.938867188</text:p>
              </table:table-cell>
              <table:table-cell office:value-type="float" office:value="-78.136543">
                <text:p>-78.136543</text:p>
              </table:table-cell>
            </table:table-row>
            <table:table-row>
              <table:table-cell office:value-type="float" office:value="10.981933594">
                <text:p>10.981933594</text:p>
              </table:table-cell>
              <table:table-cell office:value-type="float" office:value="10.981933594">
                <text:p>10.981933594</text:p>
              </table:table-cell>
              <table:table-cell office:value-type="float" office:value="-81.814209">
                <text:p>-81.814209</text:p>
              </table:table-cell>
            </table:table-row>
            <table:table-row>
              <table:table-cell office:value-type="float" office:value="11.025">
                <text:p>11.025</text:p>
              </table:table-cell>
              <table:table-cell office:value-type="float" office:value="11.025">
                <text:p>11.025</text:p>
              </table:table-cell>
              <table:table-cell office:value-type="float" office:value="-94.706047">
                <text:p>-94.706047</text:p>
              </table:table-cell>
            </table:table-row>
            <table:table-row>
              <table:table-cell office:value-type="float" office:value="11.068066406">
                <text:p>11.068066406</text:p>
              </table:table-cell>
              <table:table-cell office:value-type="float" office:value="11.068066406">
                <text:p>11.068066406</text:p>
              </table:table-cell>
              <table:table-cell office:value-type="float" office:value="-95.354858">
                <text:p>-95.354858</text:p>
              </table:table-cell>
            </table:table-row>
            <table:table-row>
              <table:table-cell office:value-type="float" office:value="11.111132812">
                <text:p>11.111132812</text:p>
              </table:table-cell>
              <table:table-cell office:value-type="float" office:value="11.111132812">
                <text:p>11.111132812</text:p>
              </table:table-cell>
              <table:table-cell office:value-type="float" office:value="-95.503212">
                <text:p>-95.503212</text:p>
              </table:table-cell>
            </table:table-row>
            <table:table-row>
              <table:table-cell office:value-type="float" office:value="11.154199219">
                <text:p>11.154199219</text:p>
              </table:table-cell>
              <table:table-cell office:value-type="float" office:value="11.154199219">
                <text:p>11.154199219</text:p>
              </table:table-cell>
              <table:table-cell office:value-type="float" office:value="-95.651451">
                <text:p>-95.651451</text:p>
              </table:table-cell>
            </table:table-row>
            <table:table-row>
              <table:table-cell office:value-type="float" office:value="11.197265625">
                <text:p>11.197265625</text:p>
              </table:table-cell>
              <table:table-cell office:value-type="float" office:value="11.197265625">
                <text:p>11.197265625</text:p>
              </table:table-cell>
              <table:table-cell office:value-type="float" office:value="-95.470154">
                <text:p>-95.470154</text:p>
              </table:table-cell>
            </table:table-row>
            <table:table-row>
              <table:table-cell office:value-type="float" office:value="11.240332031">
                <text:p>11.240332031</text:p>
              </table:table-cell>
              <table:table-cell office:value-type="float" office:value="11.240332031">
                <text:p>11.240332031</text:p>
              </table:table-cell>
              <table:table-cell office:value-type="float" office:value="-95.510086">
                <text:p>-95.510086</text:p>
              </table:table-cell>
            </table:table-row>
            <table:table-row>
              <table:table-cell office:value-type="float" office:value="11.283398438">
                <text:p>11.283398438</text:p>
              </table:table-cell>
              <table:table-cell office:value-type="float" office:value="11.283398438">
                <text:p>11.283398438</text:p>
              </table:table-cell>
              <table:table-cell office:value-type="float" office:value="-95.433937">
                <text:p>-95.433937</text:p>
              </table:table-cell>
            </table:table-row>
            <table:table-row>
              <table:table-cell office:value-type="float" office:value="11.326464844">
                <text:p>11.326464844</text:p>
              </table:table-cell>
              <table:table-cell office:value-type="float" office:value="11.326464844">
                <text:p>11.326464844</text:p>
              </table:table-cell>
              <table:table-cell office:value-type="float" office:value="-96.14904">
                <text:p>-96.14904</text:p>
              </table:table-cell>
            </table:table-row>
            <table:table-row>
              <table:table-cell office:value-type="float" office:value="11.36953125">
                <text:p>11.36953125</text:p>
              </table:table-cell>
              <table:table-cell office:value-type="float" office:value="11.36953125">
                <text:p>11.36953125</text:p>
              </table:table-cell>
              <table:table-cell office:value-type="float" office:value="-95.505089">
                <text:p>-95.505089</text:p>
              </table:table-cell>
            </table:table-row>
            <table:table-row>
              <table:table-cell office:value-type="float" office:value="11.412597656">
                <text:p>11.412597656</text:p>
              </table:table-cell>
              <table:table-cell office:value-type="float" office:value="11.412597656">
                <text:p>11.412597656</text:p>
              </table:table-cell>
              <table:table-cell office:value-type="float" office:value="-96.149246">
                <text:p>-96.149246</text:p>
              </table:table-cell>
            </table:table-row>
            <table:table-row>
              <table:table-cell office:value-type="float" office:value="11.455664062">
                <text:p>11.455664062</text:p>
              </table:table-cell>
              <table:table-cell office:value-type="float" office:value="11.455664062">
                <text:p>11.455664062</text:p>
              </table:table-cell>
              <table:table-cell office:value-type="float" office:value="-95.651497">
                <text:p>-95.651497</text:p>
              </table:table-cell>
            </table:table-row>
            <table:table-row>
              <table:table-cell office:value-type="float" office:value="11.498730469">
                <text:p>11.498730469</text:p>
              </table:table-cell>
              <table:table-cell office:value-type="float" office:value="11.498730469">
                <text:p>11.498730469</text:p>
              </table:table-cell>
              <table:table-cell office:value-type="float" office:value="-96.255951">
                <text:p>-96.255951</text:p>
              </table:table-cell>
            </table:table-row>
            <table:table-row>
              <table:table-cell office:value-type="float" office:value="11.541796875">
                <text:p>11.541796875</text:p>
              </table:table-cell>
              <table:table-cell office:value-type="float" office:value="11.541796875">
                <text:p>11.541796875</text:p>
              </table:table-cell>
              <table:table-cell office:value-type="float" office:value="-95.688721">
                <text:p>-95.688721</text:p>
              </table:table-cell>
            </table:table-row>
            <table:table-row>
              <table:table-cell office:value-type="float" office:value="11.584863281">
                <text:p>11.584863281</text:p>
              </table:table-cell>
              <table:table-cell office:value-type="float" office:value="11.584863281">
                <text:p>11.584863281</text:p>
              </table:table-cell>
              <table:table-cell office:value-type="float" office:value="-96.420898">
                <text:p>-96.420898</text:p>
              </table:table-cell>
            </table:table-row>
            <table:table-row>
              <table:table-cell office:value-type="float" office:value="11.627929688">
                <text:p>11.627929688</text:p>
              </table:table-cell>
              <table:table-cell office:value-type="float" office:value="11.627929688">
                <text:p>11.627929688</text:p>
              </table:table-cell>
              <table:table-cell office:value-type="float" office:value="-96.104301">
                <text:p>-96.104301</text:p>
              </table:table-cell>
            </table:table-row>
            <table:table-row>
              <table:table-cell office:value-type="float" office:value="11.670996094">
                <text:p>11.670996094</text:p>
              </table:table-cell>
              <table:table-cell office:value-type="float" office:value="11.670996094">
                <text:p>11.670996094</text:p>
              </table:table-cell>
              <table:table-cell office:value-type="float" office:value="-95.828224">
                <text:p>-95.828224</text:p>
              </table:table-cell>
            </table:table-row>
            <table:table-row>
              <table:table-cell office:value-type="float" office:value="11.7140625">
                <text:p>11.7140625</text:p>
              </table:table-cell>
              <table:table-cell office:value-type="float" office:value="11.7140625">
                <text:p>11.7140625</text:p>
              </table:table-cell>
              <table:table-cell office:value-type="float" office:value="-95.553482">
                <text:p>-95.553482</text:p>
              </table:table-cell>
            </table:table-row>
            <table:table-row>
              <table:table-cell office:value-type="float" office:value="11.757128906">
                <text:p>11.757128906</text:p>
              </table:table-cell>
              <table:table-cell office:value-type="float" office:value="11.757128906">
                <text:p>11.757128906</text:p>
              </table:table-cell>
              <table:table-cell office:value-type="float" office:value="-96.372696">
                <text:p>-96.372696</text:p>
              </table:table-cell>
            </table:table-row>
            <table:table-row>
              <table:table-cell office:value-type="float" office:value="11.800195312">
                <text:p>11.800195312</text:p>
              </table:table-cell>
              <table:table-cell office:value-type="float" office:value="11.800195312">
                <text:p>11.800195312</text:p>
              </table:table-cell>
              <table:table-cell office:value-type="float" office:value="-95.890205">
                <text:p>-95.890205</text:p>
              </table:table-cell>
            </table:table-row>
            <table:table-row>
              <table:table-cell office:value-type="float" office:value="11.843261719">
                <text:p>11.843261719</text:p>
              </table:table-cell>
              <table:table-cell office:value-type="float" office:value="11.843261719">
                <text:p>11.843261719</text:p>
              </table:table-cell>
              <table:table-cell office:value-type="float" office:value="-95.000092">
                <text:p>-95.000092</text:p>
              </table:table-cell>
            </table:table-row>
            <table:table-row>
              <table:table-cell office:value-type="float" office:value="11.886328125">
                <text:p>11.886328125</text:p>
              </table:table-cell>
              <table:table-cell office:value-type="float" office:value="11.886328125">
                <text:p>11.886328125</text:p>
              </table:table-cell>
              <table:table-cell office:value-type="float" office:value="-95.685104">
                <text:p>-95.685104</text:p>
              </table:table-cell>
            </table:table-row>
            <table:table-row>
              <table:table-cell office:value-type="float" office:value="11.929394531">
                <text:p>11.929394531</text:p>
              </table:table-cell>
              <table:table-cell office:value-type="float" office:value="11.929394531">
                <text:p>11.929394531</text:p>
              </table:table-cell>
              <table:table-cell office:value-type="float" office:value="-95.324432">
                <text:p>-95.324432</text:p>
              </table:table-cell>
            </table:table-row>
            <table:table-row>
              <table:table-cell office:value-type="float" office:value="11.972460938">
                <text:p>11.972460938</text:p>
              </table:table-cell>
              <table:table-cell office:value-type="float" office:value="11.972460938">
                <text:p>11.972460938</text:p>
              </table:table-cell>
              <table:table-cell office:value-type="float" office:value="-95.825981">
                <text:p>-95.825981</text:p>
              </table:table-cell>
            </table:table-row>
            <table:table-row>
              <table:table-cell office:value-type="float" office:value="12.015527344">
                <text:p>12.015527344</text:p>
              </table:table-cell>
              <table:table-cell office:value-type="float" office:value="12.015527344">
                <text:p>12.015527344</text:p>
              </table:table-cell>
              <table:table-cell office:value-type="float" office:value="-95.59066">
                <text:p>-95.59066</text:p>
              </table:table-cell>
            </table:table-row>
            <table:table-row>
              <table:table-cell office:value-type="float" office:value="12.05859375">
                <text:p>12.05859375</text:p>
              </table:table-cell>
              <table:table-cell office:value-type="float" office:value="12.05859375">
                <text:p>12.05859375</text:p>
              </table:table-cell>
              <table:table-cell office:value-type="float" office:value="-95.79155">
                <text:p>-95.79155</text:p>
              </table:table-cell>
            </table:table-row>
            <table:table-row>
              <table:table-cell office:value-type="float" office:value="12.101660156">
                <text:p>12.101660156</text:p>
              </table:table-cell>
              <table:table-cell office:value-type="float" office:value="12.101660156">
                <text:p>12.101660156</text:p>
              </table:table-cell>
              <table:table-cell office:value-type="float" office:value="-95.403404">
                <text:p>-95.403404</text:p>
              </table:table-cell>
            </table:table-row>
            <table:table-row>
              <table:table-cell office:value-type="float" office:value="12.144726562">
                <text:p>12.144726562</text:p>
              </table:table-cell>
              <table:table-cell office:value-type="float" office:value="12.144726562">
                <text:p>12.144726562</text:p>
              </table:table-cell>
              <table:table-cell office:value-type="float" office:value="-95.472542">
                <text:p>-95.472542</text:p>
              </table:table-cell>
            </table:table-row>
            <table:table-row>
              <table:table-cell office:value-type="float" office:value="12.187792969">
                <text:p>12.187792969</text:p>
              </table:table-cell>
              <table:table-cell office:value-type="float" office:value="12.187792969">
                <text:p>12.187792969</text:p>
              </table:table-cell>
              <table:table-cell office:value-type="float" office:value="-96.530769">
                <text:p>-96.530769</text:p>
              </table:table-cell>
            </table:table-row>
            <table:table-row>
              <table:table-cell office:value-type="float" office:value="12.230859375">
                <text:p>12.230859375</text:p>
              </table:table-cell>
              <table:table-cell office:value-type="float" office:value="12.230859375">
                <text:p>12.230859375</text:p>
              </table:table-cell>
              <table:table-cell office:value-type="float" office:value="-95.486771">
                <text:p>-95.486771</text:p>
              </table:table-cell>
            </table:table-row>
            <table:table-row>
              <table:table-cell office:value-type="float" office:value="12.273925781">
                <text:p>12.273925781</text:p>
              </table:table-cell>
              <table:table-cell office:value-type="float" office:value="12.273925781">
                <text:p>12.273925781</text:p>
              </table:table-cell>
              <table:table-cell office:value-type="float" office:value="-95.463081">
                <text:p>-95.463081</text:p>
              </table:table-cell>
            </table:table-row>
            <table:table-row>
              <table:table-cell office:value-type="float" office:value="12.316992188">
                <text:p>12.316992188</text:p>
              </table:table-cell>
              <table:table-cell office:value-type="float" office:value="12.316992188">
                <text:p>12.316992188</text:p>
              </table:table-cell>
              <table:table-cell office:value-type="float" office:value="-96.108086">
                <text:p>-96.108086</text:p>
              </table:table-cell>
            </table:table-row>
            <table:table-row>
              <table:table-cell office:value-type="float" office:value="12.360058594">
                <text:p>12.360058594</text:p>
              </table:table-cell>
              <table:table-cell office:value-type="float" office:value="12.360058594">
                <text:p>12.360058594</text:p>
              </table:table-cell>
              <table:table-cell office:value-type="float" office:value="-96.022652">
                <text:p>-96.022652</text:p>
              </table:table-cell>
            </table:table-row>
            <table:table-row>
              <table:table-cell office:value-type="float" office:value="12.403125">
                <text:p>12.403125</text:p>
              </table:table-cell>
              <table:table-cell office:value-type="float" office:value="12.403125">
                <text:p>12.403125</text:p>
              </table:table-cell>
              <table:table-cell office:value-type="float" office:value="-95.658463">
                <text:p>-95.658463</text:p>
              </table:table-cell>
            </table:table-row>
            <table:table-row>
              <table:table-cell office:value-type="float" office:value="12.446191406">
                <text:p>12.446191406</text:p>
              </table:table-cell>
              <table:table-cell office:value-type="float" office:value="12.446191406">
                <text:p>12.446191406</text:p>
              </table:table-cell>
              <table:table-cell office:value-type="float" office:value="-95.96357">
                <text:p>-95.96357</text:p>
              </table:table-cell>
            </table:table-row>
            <table:table-row>
              <table:table-cell office:value-type="float" office:value="12.489257812">
                <text:p>12.489257812</text:p>
              </table:table-cell>
              <table:table-cell office:value-type="float" office:value="12.489257812">
                <text:p>12.489257812</text:p>
              </table:table-cell>
              <table:table-cell office:value-type="float" office:value="-96.396797">
                <text:p>-96.396797</text:p>
              </table:table-cell>
            </table:table-row>
            <table:table-row>
              <table:table-cell office:value-type="float" office:value="12.532324219">
                <text:p>12.532324219</text:p>
              </table:table-cell>
              <table:table-cell office:value-type="float" office:value="12.532324219">
                <text:p>12.532324219</text:p>
              </table:table-cell>
              <table:table-cell office:value-type="float" office:value="-95.924164">
                <text:p>-95.924164</text:p>
              </table:table-cell>
            </table:table-row>
            <table:table-row>
              <table:table-cell office:value-type="float" office:value="12.575390625">
                <text:p>12.575390625</text:p>
              </table:table-cell>
              <table:table-cell office:value-type="float" office:value="12.575390625">
                <text:p>12.575390625</text:p>
              </table:table-cell>
              <table:table-cell office:value-type="float" office:value="-95.773392">
                <text:p>-95.773392</text:p>
              </table:table-cell>
            </table:table-row>
            <table:table-row>
              <table:table-cell office:value-type="float" office:value="12.618457031">
                <text:p>12.618457031</text:p>
              </table:table-cell>
              <table:table-cell office:value-type="float" office:value="12.618457031">
                <text:p>12.618457031</text:p>
              </table:table-cell>
              <table:table-cell office:value-type="float" office:value="-96.041534">
                <text:p>-96.041534</text:p>
              </table:table-cell>
            </table:table-row>
            <table:table-row>
              <table:table-cell office:value-type="float" office:value="12.661523438">
                <text:p>12.661523438</text:p>
              </table:table-cell>
              <table:table-cell office:value-type="float" office:value="12.661523438">
                <text:p>12.661523438</text:p>
              </table:table-cell>
              <table:table-cell office:value-type="float" office:value="-95.811638">
                <text:p>-95.811638</text:p>
              </table:table-cell>
            </table:table-row>
            <table:table-row>
              <table:table-cell office:value-type="float" office:value="12.704589844">
                <text:p>12.704589844</text:p>
              </table:table-cell>
              <table:table-cell office:value-type="float" office:value="12.704589844">
                <text:p>12.704589844</text:p>
              </table:table-cell>
              <table:table-cell office:value-type="float" office:value="-95.320419">
                <text:p>-95.320419</text:p>
              </table:table-cell>
            </table:table-row>
            <table:table-row>
              <table:table-cell office:value-type="float" office:value="12.74765625">
                <text:p>12.74765625</text:p>
              </table:table-cell>
              <table:table-cell office:value-type="float" office:value="12.74765625">
                <text:p>12.74765625</text:p>
              </table:table-cell>
              <table:table-cell office:value-type="float" office:value="-95.586098">
                <text:p>-95.586098</text:p>
              </table:table-cell>
            </table:table-row>
            <table:table-row>
              <table:table-cell office:value-type="float" office:value="12.790722656">
                <text:p>12.790722656</text:p>
              </table:table-cell>
              <table:table-cell office:value-type="float" office:value="12.790722656">
                <text:p>12.790722656</text:p>
              </table:table-cell>
              <table:table-cell office:value-type="float" office:value="-95.990623">
                <text:p>-95.990623</text:p>
              </table:table-cell>
            </table:table-row>
            <table:table-row>
              <table:table-cell office:value-type="float" office:value="12.833789062">
                <text:p>12.833789062</text:p>
              </table:table-cell>
              <table:table-cell office:value-type="float" office:value="12.833789062">
                <text:p>12.833789062</text:p>
              </table:table-cell>
              <table:table-cell office:value-type="float" office:value="-95.599365">
                <text:p>-95.599365</text:p>
              </table:table-cell>
            </table:table-row>
            <table:table-row>
              <table:table-cell office:value-type="float" office:value="12.876855469">
                <text:p>12.876855469</text:p>
              </table:table-cell>
              <table:table-cell office:value-type="float" office:value="12.876855469">
                <text:p>12.876855469</text:p>
              </table:table-cell>
              <table:table-cell office:value-type="float" office:value="-93.069489">
                <text:p>-93.069489</text:p>
              </table:table-cell>
            </table:table-row>
            <table:table-row>
              <table:table-cell office:value-type="float" office:value="12.919921875">
                <text:p>12.919921875</text:p>
              </table:table-cell>
              <table:table-cell office:value-type="float" office:value="12.919921875">
                <text:p>12.919921875</text:p>
              </table:table-cell>
              <table:table-cell office:value-type="float" office:value="-82.9963">
                <text:p>-82.9963</text:p>
              </table:table-cell>
            </table:table-row>
            <table:table-row>
              <table:table-cell office:value-type="float" office:value="12.962988281">
                <text:p>12.962988281</text:p>
              </table:table-cell>
              <table:table-cell office:value-type="float" office:value="12.962988281">
                <text:p>12.962988281</text:p>
              </table:table-cell>
              <table:table-cell office:value-type="float" office:value="-83.829964">
                <text:p>-83.829964</text:p>
              </table:table-cell>
            </table:table-row>
            <table:table-row>
              <table:table-cell office:value-type="float" office:value="13.006054688">
                <text:p>13.006054688</text:p>
              </table:table-cell>
              <table:table-cell office:value-type="float" office:value="13.006054688">
                <text:p>13.006054688</text:p>
              </table:table-cell>
              <table:table-cell office:value-type="float" office:value="-94.307457">
                <text:p>-94.307457</text:p>
              </table:table-cell>
            </table:table-row>
            <table:table-row>
              <table:table-cell office:value-type="float" office:value="13.049121094">
                <text:p>13.049121094</text:p>
              </table:table-cell>
              <table:table-cell office:value-type="float" office:value="13.049121094">
                <text:p>13.049121094</text:p>
              </table:table-cell>
              <table:table-cell office:value-type="float" office:value="-95.650185">
                <text:p>-95.650185</text:p>
              </table:table-cell>
            </table:table-row>
            <table:table-row>
              <table:table-cell office:value-type="float" office:value="13.0921875">
                <text:p>13.0921875</text:p>
              </table:table-cell>
              <table:table-cell office:value-type="float" office:value="13.0921875">
                <text:p>13.0921875</text:p>
              </table:table-cell>
              <table:table-cell office:value-type="float" office:value="-95.653732">
                <text:p>-95.653732</text:p>
              </table:table-cell>
            </table:table-row>
            <table:table-row>
              <table:table-cell office:value-type="float" office:value="13.135253906">
                <text:p>13.135253906</text:p>
              </table:table-cell>
              <table:table-cell office:value-type="float" office:value="13.135253906">
                <text:p>13.135253906</text:p>
              </table:table-cell>
              <table:table-cell office:value-type="float" office:value="-96.120567">
                <text:p>-96.120567</text:p>
              </table:table-cell>
            </table:table-row>
            <table:table-row>
              <table:table-cell office:value-type="float" office:value="13.178320312">
                <text:p>13.178320312</text:p>
              </table:table-cell>
              <table:table-cell office:value-type="float" office:value="13.178320312">
                <text:p>13.178320312</text:p>
              </table:table-cell>
              <table:table-cell office:value-type="float" office:value="-96.13752">
                <text:p>-96.13752</text:p>
              </table:table-cell>
            </table:table-row>
            <table:table-row>
              <table:table-cell office:value-type="float" office:value="13.221386719">
                <text:p>13.221386719</text:p>
              </table:table-cell>
              <table:table-cell office:value-type="float" office:value="13.221386719">
                <text:p>13.221386719</text:p>
              </table:table-cell>
              <table:table-cell office:value-type="float" office:value="-95.807037">
                <text:p>-95.807037</text:p>
              </table:table-cell>
            </table:table-row>
            <table:table-row>
              <table:table-cell office:value-type="float" office:value="13.264453125">
                <text:p>13.264453125</text:p>
              </table:table-cell>
              <table:table-cell office:value-type="float" office:value="13.264453125">
                <text:p>13.264453125</text:p>
              </table:table-cell>
              <table:table-cell office:value-type="float" office:value="-95.701523">
                <text:p>-95.701523</text:p>
              </table:table-cell>
            </table:table-row>
            <table:table-row>
              <table:table-cell office:value-type="float" office:value="13.307519531">
                <text:p>13.307519531</text:p>
              </table:table-cell>
              <table:table-cell office:value-type="float" office:value="13.307519531">
                <text:p>13.307519531</text:p>
              </table:table-cell>
              <table:table-cell office:value-type="float" office:value="-95.733429">
                <text:p>-95.733429</text:p>
              </table:table-cell>
            </table:table-row>
            <table:table-row>
              <table:table-cell office:value-type="float" office:value="13.350585938">
                <text:p>13.350585938</text:p>
              </table:table-cell>
              <table:table-cell office:value-type="float" office:value="13.350585938">
                <text:p>13.350585938</text:p>
              </table:table-cell>
              <table:table-cell office:value-type="float" office:value="-95.454994">
                <text:p>-95.454994</text:p>
              </table:table-cell>
            </table:table-row>
            <table:table-row>
              <table:table-cell office:value-type="float" office:value="13.393652344">
                <text:p>13.393652344</text:p>
              </table:table-cell>
              <table:table-cell office:value-type="float" office:value="13.393652344">
                <text:p>13.393652344</text:p>
              </table:table-cell>
              <table:table-cell office:value-type="float" office:value="-95.424461">
                <text:p>-95.424461</text:p>
              </table:table-cell>
            </table:table-row>
            <table:table-row>
              <table:table-cell office:value-type="float" office:value="13.43671875">
                <text:p>13.43671875</text:p>
              </table:table-cell>
              <table:table-cell office:value-type="float" office:value="13.43671875">
                <text:p>13.43671875</text:p>
              </table:table-cell>
              <table:table-cell office:value-type="float" office:value="-95.529701">
                <text:p>-95.529701</text:p>
              </table:table-cell>
            </table:table-row>
            <table:table-row>
              <table:table-cell office:value-type="float" office:value="13.479785156">
                <text:p>13.479785156</text:p>
              </table:table-cell>
              <table:table-cell office:value-type="float" office:value="13.479785156">
                <text:p>13.479785156</text:p>
              </table:table-cell>
              <table:table-cell office:value-type="float" office:value="-95.168091">
                <text:p>-95.168091</text:p>
              </table:table-cell>
            </table:table-row>
            <table:table-row>
              <table:table-cell office:value-type="float" office:value="13.522851562">
                <text:p>13.522851562</text:p>
              </table:table-cell>
              <table:table-cell office:value-type="float" office:value="13.522851562">
                <text:p>13.522851562</text:p>
              </table:table-cell>
              <table:table-cell office:value-type="float" office:value="-92.363815">
                <text:p>-92.363815</text:p>
              </table:table-cell>
            </table:table-row>
            <table:table-row>
              <table:table-cell office:value-type="float" office:value="13.565917969">
                <text:p>13.565917969</text:p>
              </table:table-cell>
              <table:table-cell office:value-type="float" office:value="13.565917969">
                <text:p>13.565917969</text:p>
              </table:table-cell>
              <table:table-cell office:value-type="float" office:value="-86.295326">
                <text:p>-86.295326</text:p>
              </table:table-cell>
            </table:table-row>
            <table:table-row>
              <table:table-cell office:value-type="float" office:value="13.608984375">
                <text:p>13.608984375</text:p>
              </table:table-cell>
              <table:table-cell office:value-type="float" office:value="13.608984375">
                <text:p>13.608984375</text:p>
              </table:table-cell>
              <table:table-cell office:value-type="float" office:value="-83.407997">
                <text:p>-83.407997</text:p>
              </table:table-cell>
            </table:table-row>
            <table:table-row>
              <table:table-cell office:value-type="float" office:value="13.652050781">
                <text:p>13.652050781</text:p>
              </table:table-cell>
              <table:table-cell office:value-type="float" office:value="13.652050781">
                <text:p>13.652050781</text:p>
              </table:table-cell>
              <table:table-cell office:value-type="float" office:value="-84.388992">
                <text:p>-84.388992</text:p>
              </table:table-cell>
            </table:table-row>
            <table:table-row>
              <table:table-cell office:value-type="float" office:value="13.695117188">
                <text:p>13.695117188</text:p>
              </table:table-cell>
              <table:table-cell office:value-type="float" office:value="13.695117188">
                <text:p>13.695117188</text:p>
              </table:table-cell>
              <table:table-cell office:value-type="float" office:value="-89.718239">
                <text:p>-89.718239</text:p>
              </table:table-cell>
            </table:table-row>
            <table:table-row>
              <table:table-cell office:value-type="float" office:value="13.738183594">
                <text:p>13.738183594</text:p>
              </table:table-cell>
              <table:table-cell office:value-type="float" office:value="13.738183594">
                <text:p>13.738183594</text:p>
              </table:table-cell>
              <table:table-cell office:value-type="float" office:value="-94.83831">
                <text:p>-94.83831</text:p>
              </table:table-cell>
            </table:table-row>
            <table:table-row>
              <table:table-cell office:value-type="float" office:value="13.78125">
                <text:p>13.78125</text:p>
              </table:table-cell>
              <table:table-cell office:value-type="float" office:value="13.78125">
                <text:p>13.78125</text:p>
              </table:table-cell>
              <table:table-cell office:value-type="float" office:value="-95.281677">
                <text:p>-95.281677</text:p>
              </table:table-cell>
            </table:table-row>
            <table:table-row>
              <table:table-cell office:value-type="float" office:value="13.824316406">
                <text:p>13.824316406</text:p>
              </table:table-cell>
              <table:table-cell office:value-type="float" office:value="13.824316406">
                <text:p>13.824316406</text:p>
              </table:table-cell>
              <table:table-cell office:value-type="float" office:value="-95.747543">
                <text:p>-95.747543</text:p>
              </table:table-cell>
            </table:table-row>
            <table:table-row>
              <table:table-cell office:value-type="float" office:value="13.867382812">
                <text:p>13.867382812</text:p>
              </table:table-cell>
              <table:table-cell office:value-type="float" office:value="13.867382812">
                <text:p>13.867382812</text:p>
              </table:table-cell>
              <table:table-cell office:value-type="float" office:value="-95.873039">
                <text:p>-95.873039</text:p>
              </table:table-cell>
            </table:table-row>
            <table:table-row>
              <table:table-cell office:value-type="float" office:value="13.910449219">
                <text:p>13.910449219</text:p>
              </table:table-cell>
              <table:table-cell office:value-type="float" office:value="13.910449219">
                <text:p>13.910449219</text:p>
              </table:table-cell>
              <table:table-cell office:value-type="float" office:value="-95.538544">
                <text:p>-95.538544</text:p>
              </table:table-cell>
            </table:table-row>
            <table:table-row>
              <table:table-cell office:value-type="float" office:value="13.953515625">
                <text:p>13.953515625</text:p>
              </table:table-cell>
              <table:table-cell office:value-type="float" office:value="13.953515625">
                <text:p>13.953515625</text:p>
              </table:table-cell>
              <table:table-cell office:value-type="float" office:value="-95.479523">
                <text:p>-95.479523</text:p>
              </table:table-cell>
            </table:table-row>
            <table:table-row>
              <table:table-cell office:value-type="float" office:value="13.996582031">
                <text:p>13.996582031</text:p>
              </table:table-cell>
              <table:table-cell office:value-type="float" office:value="13.996582031">
                <text:p>13.996582031</text:p>
              </table:table-cell>
              <table:table-cell office:value-type="float" office:value="-95.812286">
                <text:p>-95.812286</text:p>
              </table:table-cell>
            </table:table-row>
            <table:table-row>
              <table:table-cell office:value-type="float" office:value="14.039648438">
                <text:p>14.039648438</text:p>
              </table:table-cell>
              <table:table-cell office:value-type="float" office:value="14.039648438">
                <text:p>14.039648438</text:p>
              </table:table-cell>
              <table:table-cell office:value-type="float" office:value="-95.584633">
                <text:p>-95.584633</text:p>
              </table:table-cell>
            </table:table-row>
            <table:table-row>
              <table:table-cell office:value-type="float" office:value="14.082714844">
                <text:p>14.082714844</text:p>
              </table:table-cell>
              <table:table-cell office:value-type="float" office:value="14.082714844">
                <text:p>14.082714844</text:p>
              </table:table-cell>
              <table:table-cell office:value-type="float" office:value="-96.511055">
                <text:p>-96.511055</text:p>
              </table:table-cell>
            </table:table-row>
            <table:table-row>
              <table:table-cell office:value-type="float" office:value="14.12578125">
                <text:p>14.12578125</text:p>
              </table:table-cell>
              <table:table-cell office:value-type="float" office:value="14.12578125">
                <text:p>14.12578125</text:p>
              </table:table-cell>
              <table:table-cell office:value-type="float" office:value="-95.668839">
                <text:p>-95.668839</text:p>
              </table:table-cell>
            </table:table-row>
            <table:table-row>
              <table:table-cell office:value-type="float" office:value="14.168847656">
                <text:p>14.168847656</text:p>
              </table:table-cell>
              <table:table-cell office:value-type="float" office:value="14.168847656">
                <text:p>14.168847656</text:p>
              </table:table-cell>
              <table:table-cell office:value-type="float" office:value="-95.654732">
                <text:p>-95.654732</text:p>
              </table:table-cell>
            </table:table-row>
            <table:table-row>
              <table:table-cell office:value-type="float" office:value="14.211914062">
                <text:p>14.211914062</text:p>
              </table:table-cell>
              <table:table-cell office:value-type="float" office:value="14.211914062">
                <text:p>14.211914062</text:p>
              </table:table-cell>
              <table:table-cell office:value-type="float" office:value="-95.223541">
                <text:p>-95.223541</text:p>
              </table:table-cell>
            </table:table-row>
            <table:table-row>
              <table:table-cell office:value-type="float" office:value="14.254980469">
                <text:p>14.254980469</text:p>
              </table:table-cell>
              <table:table-cell office:value-type="float" office:value="14.254980469">
                <text:p>14.254980469</text:p>
              </table:table-cell>
              <table:table-cell office:value-type="float" office:value="-95.974525">
                <text:p>-95.974525</text:p>
              </table:table-cell>
            </table:table-row>
            <table:table-row>
              <table:table-cell office:value-type="float" office:value="14.298046875">
                <text:p>14.298046875</text:p>
              </table:table-cell>
              <table:table-cell office:value-type="float" office:value="14.298046875">
                <text:p>14.298046875</text:p>
              </table:table-cell>
              <table:table-cell office:value-type="float" office:value="-95.260925">
                <text:p>-95.260925</text:p>
              </table:table-cell>
            </table:table-row>
            <table:table-row>
              <table:table-cell office:value-type="float" office:value="14.341113281">
                <text:p>14.341113281</text:p>
              </table:table-cell>
              <table:table-cell office:value-type="float" office:value="14.341113281">
                <text:p>14.341113281</text:p>
              </table:table-cell>
              <table:table-cell office:value-type="float" office:value="-95.759514">
                <text:p>-95.759514</text:p>
              </table:table-cell>
            </table:table-row>
            <table:table-row>
              <table:table-cell office:value-type="float" office:value="14.384179688">
                <text:p>14.384179688</text:p>
              </table:table-cell>
              <table:table-cell office:value-type="float" office:value="14.384179688">
                <text:p>14.384179688</text:p>
              </table:table-cell>
              <table:table-cell office:value-type="float" office:value="-95.492691">
                <text:p>-95.492691</text:p>
              </table:table-cell>
            </table:table-row>
            <table:table-row>
              <table:table-cell office:value-type="float" office:value="14.427246094">
                <text:p>14.427246094</text:p>
              </table:table-cell>
              <table:table-cell office:value-type="float" office:value="14.427246094">
                <text:p>14.427246094</text:p>
              </table:table-cell>
              <table:table-cell office:value-type="float" office:value="-95.392525">
                <text:p>-95.392525</text:p>
              </table:table-cell>
            </table:table-row>
            <table:table-row>
              <table:table-cell office:value-type="float" office:value="14.4703125">
                <text:p>14.4703125</text:p>
              </table:table-cell>
              <table:table-cell office:value-type="float" office:value="14.4703125">
                <text:p>14.4703125</text:p>
              </table:table-cell>
              <table:table-cell office:value-type="float" office:value="-95.471588">
                <text:p>-95.471588</text:p>
              </table:table-cell>
            </table:table-row>
            <table:table-row>
              <table:table-cell office:value-type="float" office:value="14.513378906">
                <text:p>14.513378906</text:p>
              </table:table-cell>
              <table:table-cell office:value-type="float" office:value="14.513378906">
                <text:p>14.513378906</text:p>
              </table:table-cell>
              <table:table-cell office:value-type="float" office:value="-95.483879">
                <text:p>-95.483879</text:p>
              </table:table-cell>
            </table:table-row>
            <table:table-row>
              <table:table-cell office:value-type="float" office:value="14.556445312">
                <text:p>14.556445312</text:p>
              </table:table-cell>
              <table:table-cell office:value-type="float" office:value="14.556445312">
                <text:p>14.556445312</text:p>
              </table:table-cell>
              <table:table-cell office:value-type="float" office:value="-95.378067">
                <text:p>-95.378067</text:p>
              </table:table-cell>
            </table:table-row>
            <table:table-row>
              <table:table-cell office:value-type="float" office:value="14.599511719">
                <text:p>14.599511719</text:p>
              </table:table-cell>
              <table:table-cell office:value-type="float" office:value="14.599511719">
                <text:p>14.599511719</text:p>
              </table:table-cell>
              <table:table-cell office:value-type="float" office:value="-95.541344">
                <text:p>-95.541344</text:p>
              </table:table-cell>
            </table:table-row>
            <table:table-row>
              <table:table-cell office:value-type="float" office:value="14.642578125">
                <text:p>14.642578125</text:p>
              </table:table-cell>
              <table:table-cell office:value-type="float" office:value="14.642578125">
                <text:p>14.642578125</text:p>
              </table:table-cell>
              <table:table-cell office:value-type="float" office:value="-95.81456">
                <text:p>-95.81456</text:p>
              </table:table-cell>
            </table:table-row>
            <table:table-row>
              <table:table-cell office:value-type="float" office:value="14.685644531">
                <text:p>14.685644531</text:p>
              </table:table-cell>
              <table:table-cell office:value-type="float" office:value="14.685644531">
                <text:p>14.685644531</text:p>
              </table:table-cell>
              <table:table-cell office:value-type="float" office:value="-95.273743">
                <text:p>-95.273743</text:p>
              </table:table-cell>
            </table:table-row>
            <table:table-row>
              <table:table-cell office:value-type="float" office:value="14.728710938">
                <text:p>14.728710938</text:p>
              </table:table-cell>
              <table:table-cell office:value-type="float" office:value="14.728710938">
                <text:p>14.728710938</text:p>
              </table:table-cell>
              <table:table-cell office:value-type="float" office:value="-95.250778">
                <text:p>-95.250778</text:p>
              </table:table-cell>
            </table:table-row>
            <table:table-row>
              <table:table-cell office:value-type="float" office:value="14.771777344">
                <text:p>14.771777344</text:p>
              </table:table-cell>
              <table:table-cell office:value-type="float" office:value="14.771777344">
                <text:p>14.771777344</text:p>
              </table:table-cell>
              <table:table-cell office:value-type="float" office:value="-95.718018">
                <text:p>-95.718018</text:p>
              </table:table-cell>
            </table:table-row>
            <table:table-row>
              <table:table-cell office:value-type="float" office:value="14.81484375">
                <text:p>14.81484375</text:p>
              </table:table-cell>
              <table:table-cell office:value-type="float" office:value="14.81484375">
                <text:p>14.81484375</text:p>
              </table:table-cell>
              <table:table-cell office:value-type="float" office:value="-95.737457">
                <text:p>-95.737457</text:p>
              </table:table-cell>
            </table:table-row>
            <table:table-row>
              <table:table-cell office:value-type="float" office:value="14.857910156">
                <text:p>14.857910156</text:p>
              </table:table-cell>
              <table:table-cell office:value-type="float" office:value="14.857910156">
                <text:p>14.857910156</text:p>
              </table:table-cell>
              <table:table-cell office:value-type="float" office:value="-94.854012">
                <text:p>-94.854012</text:p>
              </table:table-cell>
            </table:table-row>
            <table:table-row>
              <table:table-cell office:value-type="float" office:value="14.900976562">
                <text:p>14.900976562</text:p>
              </table:table-cell>
              <table:table-cell office:value-type="float" office:value="14.900976562">
                <text:p>14.900976562</text:p>
              </table:table-cell>
              <table:table-cell office:value-type="float" office:value="-87.585365">
                <text:p>-87.585365</text:p>
              </table:table-cell>
            </table:table-row>
            <table:table-row>
              <table:table-cell office:value-type="float" office:value="14.944042969">
                <text:p>14.944042969</text:p>
              </table:table-cell>
              <table:table-cell office:value-type="float" office:value="14.944042969">
                <text:p>14.944042969</text:p>
              </table:table-cell>
              <table:table-cell office:value-type="float" office:value="-86.018936">
                <text:p>-86.018936</text:p>
              </table:table-cell>
            </table:table-row>
            <table:table-row>
              <table:table-cell office:value-type="float" office:value="14.987109375">
                <text:p>14.987109375</text:p>
              </table:table-cell>
              <table:table-cell office:value-type="float" office:value="14.987109375">
                <text:p>14.987109375</text:p>
              </table:table-cell>
              <table:table-cell office:value-type="float" office:value="-93.509758">
                <text:p>-93.509758</text:p>
              </table:table-cell>
            </table:table-row>
            <table:table-row>
              <table:table-cell office:value-type="float" office:value="15.030175781">
                <text:p>15.030175781</text:p>
              </table:table-cell>
              <table:table-cell office:value-type="float" office:value="15.030175781">
                <text:p>15.030175781</text:p>
              </table:table-cell>
              <table:table-cell office:value-type="float" office:value="-95.537872">
                <text:p>-95.537872</text:p>
              </table:table-cell>
            </table:table-row>
            <table:table-row>
              <table:table-cell office:value-type="float" office:value="15.073242188">
                <text:p>15.073242188</text:p>
              </table:table-cell>
              <table:table-cell office:value-type="float" office:value="15.073242188">
                <text:p>15.073242188</text:p>
              </table:table-cell>
              <table:table-cell office:value-type="float" office:value="-95.668907">
                <text:p>-95.668907</text:p>
              </table:table-cell>
            </table:table-row>
            <table:table-row>
              <table:table-cell office:value-type="float" office:value="15.116308594">
                <text:p>15.116308594</text:p>
              </table:table-cell>
              <table:table-cell office:value-type="float" office:value="15.116308594">
                <text:p>15.116308594</text:p>
              </table:table-cell>
              <table:table-cell office:value-type="float" office:value="-95.239128">
                <text:p>-95.239128</text:p>
              </table:table-cell>
            </table:table-row>
            <table:table-row>
              <table:table-cell office:value-type="float" office:value="15.159375">
                <text:p>15.159375</text:p>
              </table:table-cell>
              <table:table-cell office:value-type="float" office:value="15.159375">
                <text:p>15.159375</text:p>
              </table:table-cell>
              <table:table-cell office:value-type="float" office:value="-95.31382">
                <text:p>-95.31382</text:p>
              </table:table-cell>
            </table:table-row>
            <table:table-row>
              <table:table-cell office:value-type="float" office:value="15.202441406">
                <text:p>15.202441406</text:p>
              </table:table-cell>
              <table:table-cell office:value-type="float" office:value="15.202441406">
                <text:p>15.202441406</text:p>
              </table:table-cell>
              <table:table-cell office:value-type="float" office:value="-94.936714">
                <text:p>-94.936714</text:p>
              </table:table-cell>
            </table:table-row>
            <table:table-row>
              <table:table-cell office:value-type="float" office:value="15.245507812">
                <text:p>15.245507812</text:p>
              </table:table-cell>
              <table:table-cell office:value-type="float" office:value="15.245507812">
                <text:p>15.245507812</text:p>
              </table:table-cell>
              <table:table-cell office:value-type="float" office:value="-95.519623">
                <text:p>-95.519623</text:p>
              </table:table-cell>
            </table:table-row>
            <table:table-row>
              <table:table-cell office:value-type="float" office:value="15.288574219">
                <text:p>15.288574219</text:p>
              </table:table-cell>
              <table:table-cell office:value-type="float" office:value="15.288574219">
                <text:p>15.288574219</text:p>
              </table:table-cell>
              <table:table-cell office:value-type="float" office:value="-95.344254">
                <text:p>-95.344254</text:p>
              </table:table-cell>
            </table:table-row>
            <table:table-row>
              <table:table-cell office:value-type="float" office:value="15.331640625">
                <text:p>15.331640625</text:p>
              </table:table-cell>
              <table:table-cell office:value-type="float" office:value="15.331640625">
                <text:p>15.331640625</text:p>
              </table:table-cell>
              <table:table-cell office:value-type="float" office:value="-95.494331">
                <text:p>-95.494331</text:p>
              </table:table-cell>
            </table:table-row>
            <table:table-row>
              <table:table-cell office:value-type="float" office:value="15.374707031">
                <text:p>15.374707031</text:p>
              </table:table-cell>
              <table:table-cell office:value-type="float" office:value="15.374707031">
                <text:p>15.374707031</text:p>
              </table:table-cell>
              <table:table-cell office:value-type="float" office:value="-96.284775">
                <text:p>-96.284775</text:p>
              </table:table-cell>
            </table:table-row>
            <table:table-row>
              <table:table-cell office:value-type="float" office:value="15.417773438">
                <text:p>15.417773438</text:p>
              </table:table-cell>
              <table:table-cell office:value-type="float" office:value="15.417773438">
                <text:p>15.417773438</text:p>
              </table:table-cell>
              <table:table-cell office:value-type="float" office:value="-96.096893">
                <text:p>-96.096893</text:p>
              </table:table-cell>
            </table:table-row>
            <table:table-row>
              <table:table-cell office:value-type="float" office:value="15.460839844">
                <text:p>15.460839844</text:p>
              </table:table-cell>
              <table:table-cell office:value-type="float" office:value="15.460839844">
                <text:p>15.460839844</text:p>
              </table:table-cell>
              <table:table-cell office:value-type="float" office:value="-95.792793">
                <text:p>-95.792793</text:p>
              </table:table-cell>
            </table:table-row>
            <table:table-row>
              <table:table-cell office:value-type="float" office:value="15.50390625">
                <text:p>15.50390625</text:p>
              </table:table-cell>
              <table:table-cell office:value-type="float" office:value="15.50390625">
                <text:p>15.50390625</text:p>
              </table:table-cell>
              <table:table-cell office:value-type="float" office:value="-96.15728">
                <text:p>-96.15728</text:p>
              </table:table-cell>
            </table:table-row>
            <table:table-row>
              <table:table-cell office:value-type="float" office:value="15.546972656">
                <text:p>15.546972656</text:p>
              </table:table-cell>
              <table:table-cell office:value-type="float" office:value="15.546972656">
                <text:p>15.546972656</text:p>
              </table:table-cell>
              <table:table-cell office:value-type="float" office:value="-95.485794">
                <text:p>-95.485794</text:p>
              </table:table-cell>
            </table:table-row>
            <table:table-row>
              <table:table-cell office:value-type="float" office:value="15.590039062">
                <text:p>15.590039062</text:p>
              </table:table-cell>
              <table:table-cell office:value-type="float" office:value="15.590039062">
                <text:p>15.590039062</text:p>
              </table:table-cell>
              <table:table-cell office:value-type="float" office:value="-95.880081">
                <text:p>-95.880081</text:p>
              </table:table-cell>
            </table:table-row>
            <table:table-row>
              <table:table-cell office:value-type="float" office:value="15.633105469">
                <text:p>15.633105469</text:p>
              </table:table-cell>
              <table:table-cell office:value-type="float" office:value="15.633105469">
                <text:p>15.633105469</text:p>
              </table:table-cell>
              <table:table-cell office:value-type="float" office:value="-95.533226">
                <text:p>-95.533226</text:p>
              </table:table-cell>
            </table:table-row>
            <table:table-row>
              <table:table-cell office:value-type="float" office:value="15.676171875">
                <text:p>15.676171875</text:p>
              </table:table-cell>
              <table:table-cell office:value-type="float" office:value="15.676171875">
                <text:p>15.676171875</text:p>
              </table:table-cell>
              <table:table-cell office:value-type="float" office:value="-95.651917">
                <text:p>-95.651917</text:p>
              </table:table-cell>
            </table:table-row>
            <table:table-row>
              <table:table-cell office:value-type="float" office:value="15.719238281">
                <text:p>15.719238281</text:p>
              </table:table-cell>
              <table:table-cell office:value-type="float" office:value="15.719238281">
                <text:p>15.719238281</text:p>
              </table:table-cell>
              <table:table-cell office:value-type="float" office:value="-95.324066">
                <text:p>-95.324066</text:p>
              </table:table-cell>
            </table:table-row>
            <table:table-row>
              <table:table-cell office:value-type="float" office:value="15.762304688">
                <text:p>15.762304688</text:p>
              </table:table-cell>
              <table:table-cell office:value-type="float" office:value="15.762304688">
                <text:p>15.762304688</text:p>
              </table:table-cell>
              <table:table-cell office:value-type="float" office:value="-95.179665">
                <text:p>-95.179665</text:p>
              </table:table-cell>
            </table:table-row>
            <table:table-row>
              <table:table-cell office:value-type="float" office:value="15.805371094">
                <text:p>15.805371094</text:p>
              </table:table-cell>
              <table:table-cell office:value-type="float" office:value="15.805371094">
                <text:p>15.805371094</text:p>
              </table:table-cell>
              <table:table-cell office:value-type="float" office:value="-95.495178">
                <text:p>-95.495178</text:p>
              </table:table-cell>
            </table:table-row>
            <table:table-row>
              <table:table-cell office:value-type="float" office:value="15.8484375">
                <text:p>15.8484375</text:p>
              </table:table-cell>
              <table:table-cell office:value-type="float" office:value="15.8484375">
                <text:p>15.8484375</text:p>
              </table:table-cell>
              <table:table-cell office:value-type="float" office:value="-95.31794">
                <text:p>-95.31794</text:p>
              </table:table-cell>
            </table:table-row>
            <table:table-row>
              <table:table-cell office:value-type="float" office:value="15.891503906">
                <text:p>15.891503906</text:p>
              </table:table-cell>
              <table:table-cell office:value-type="float" office:value="15.891503906">
                <text:p>15.891503906</text:p>
              </table:table-cell>
              <table:table-cell office:value-type="float" office:value="-95.211113">
                <text:p>-95.211113</text:p>
              </table:table-cell>
            </table:table-row>
            <table:table-row>
              <table:table-cell office:value-type="float" office:value="15.934570312">
                <text:p>15.934570312</text:p>
              </table:table-cell>
              <table:table-cell office:value-type="float" office:value="15.934570312">
                <text:p>15.934570312</text:p>
              </table:table-cell>
              <table:table-cell office:value-type="float" office:value="-95.605614">
                <text:p>-95.605614</text:p>
              </table:table-cell>
            </table:table-row>
            <table:table-row>
              <table:table-cell office:value-type="float" office:value="15.977636719">
                <text:p>15.977636719</text:p>
              </table:table-cell>
              <table:table-cell office:value-type="float" office:value="15.977636719">
                <text:p>15.977636719</text:p>
              </table:table-cell>
              <table:table-cell office:value-type="float" office:value="-95.415016">
                <text:p>-95.415016</text:p>
              </table:table-cell>
            </table:table-row>
            <table:table-row>
              <table:table-cell office:value-type="float" office:value="16.020703125">
                <text:p>16.020703125</text:p>
              </table:table-cell>
              <table:table-cell office:value-type="float" office:value="16.020703125">
                <text:p>16.020703125</text:p>
              </table:table-cell>
              <table:table-cell office:value-type="float" office:value="-95.105133">
                <text:p>-95.105133</text:p>
              </table:table-cell>
            </table:table-row>
            <table:table-row>
              <table:table-cell office:value-type="float" office:value="16.063769531">
                <text:p>16.063769531</text:p>
              </table:table-cell>
              <table:table-cell office:value-type="float" office:value="16.063769531">
                <text:p>16.063769531</text:p>
              </table:table-cell>
              <table:table-cell office:value-type="float" office:value="-95.072372">
                <text:p>-95.072372</text:p>
              </table:table-cell>
            </table:table-row>
            <table:table-row>
              <table:table-cell office:value-type="float" office:value="16.106835938">
                <text:p>16.106835938</text:p>
              </table:table-cell>
              <table:table-cell office:value-type="float" office:value="16.106835938">
                <text:p>16.106835938</text:p>
              </table:table-cell>
              <table:table-cell office:value-type="float" office:value="-94.919174">
                <text:p>-94.919174</text:p>
              </table:table-cell>
            </table:table-row>
            <table:table-row>
              <table:table-cell office:value-type="float" office:value="16.149902344">
                <text:p>16.149902344</text:p>
              </table:table-cell>
              <table:table-cell office:value-type="float" office:value="16.149902344">
                <text:p>16.149902344</text:p>
              </table:table-cell>
              <table:table-cell office:value-type="float" office:value="-94.92424">
                <text:p>-94.92424</text:p>
              </table:table-cell>
            </table:table-row>
            <table:table-row>
              <table:table-cell office:value-type="float" office:value="16.19296875">
                <text:p>16.19296875</text:p>
              </table:table-cell>
              <table:table-cell office:value-type="float" office:value="16.19296875">
                <text:p>16.19296875</text:p>
              </table:table-cell>
              <table:table-cell office:value-type="float" office:value="-94.823235">
                <text:p>-94.823235</text:p>
              </table:table-cell>
            </table:table-row>
            <table:table-row>
              <table:table-cell office:value-type="float" office:value="16.236035156">
                <text:p>16.236035156</text:p>
              </table:table-cell>
              <table:table-cell office:value-type="float" office:value="16.236035156">
                <text:p>16.236035156</text:p>
              </table:table-cell>
              <table:table-cell office:value-type="float" office:value="-95.453835">
                <text:p>-95.453835</text:p>
              </table:table-cell>
            </table:table-row>
            <table:table-row>
              <table:table-cell office:value-type="float" office:value="16.279101562">
                <text:p>16.279101562</text:p>
              </table:table-cell>
              <table:table-cell office:value-type="float" office:value="16.279101562">
                <text:p>16.279101562</text:p>
              </table:table-cell>
              <table:table-cell office:value-type="float" office:value="-95.681404">
                <text:p>-95.681404</text:p>
              </table:table-cell>
            </table:table-row>
            <table:table-row>
              <table:table-cell office:value-type="float" office:value="16.322167969">
                <text:p>16.322167969</text:p>
              </table:table-cell>
              <table:table-cell office:value-type="float" office:value="16.322167969">
                <text:p>16.322167969</text:p>
              </table:table-cell>
              <table:table-cell office:value-type="float" office:value="-95.267151">
                <text:p>-95.267151</text:p>
              </table:table-cell>
            </table:table-row>
            <table:table-row>
              <table:table-cell office:value-type="float" office:value="16.365234375">
                <text:p>16.365234375</text:p>
              </table:table-cell>
              <table:table-cell office:value-type="float" office:value="16.365234375">
                <text:p>16.365234375</text:p>
              </table:table-cell>
              <table:table-cell office:value-type="float" office:value="-95.194946">
                <text:p>-95.194946</text:p>
              </table:table-cell>
            </table:table-row>
            <table:table-row>
              <table:table-cell office:value-type="float" office:value="16.408300781">
                <text:p>16.408300781</text:p>
              </table:table-cell>
              <table:table-cell office:value-type="float" office:value="16.408300781">
                <text:p>16.408300781</text:p>
              </table:table-cell>
              <table:table-cell office:value-type="float" office:value="-95.520332">
                <text:p>-95.520332</text:p>
              </table:table-cell>
            </table:table-row>
            <table:table-row>
              <table:table-cell office:value-type="float" office:value="16.451367188">
                <text:p>16.451367188</text:p>
              </table:table-cell>
              <table:table-cell office:value-type="float" office:value="16.451367188">
                <text:p>16.451367188</text:p>
              </table:table-cell>
              <table:table-cell office:value-type="float" office:value="-95.380371">
                <text:p>-95.380371</text:p>
              </table:table-cell>
            </table:table-row>
            <table:table-row>
              <table:table-cell office:value-type="float" office:value="16.494433594">
                <text:p>16.494433594</text:p>
              </table:table-cell>
              <table:table-cell office:value-type="float" office:value="16.494433594">
                <text:p>16.494433594</text:p>
              </table:table-cell>
              <table:table-cell office:value-type="float" office:value="-95.667862">
                <text:p>-95.667862</text:p>
              </table:table-cell>
            </table:table-row>
            <table:table-row>
              <table:table-cell office:value-type="float" office:value="16.5375">
                <text:p>16.5375</text:p>
              </table:table-cell>
              <table:table-cell office:value-type="float" office:value="16.5375">
                <text:p>16.5375</text:p>
              </table:table-cell>
              <table:table-cell office:value-type="float" office:value="-95.048981">
                <text:p>-95.048981</text:p>
              </table:table-cell>
            </table:table-row>
            <table:table-row>
              <table:table-cell office:value-type="float" office:value="16.580566406">
                <text:p>16.580566406</text:p>
              </table:table-cell>
              <table:table-cell office:value-type="float" office:value="16.580566406">
                <text:p>16.580566406</text:p>
              </table:table-cell>
              <table:table-cell office:value-type="float" office:value="-95.307419">
                <text:p>-95.307419</text:p>
              </table:table-cell>
            </table:table-row>
            <table:table-row>
              <table:table-cell office:value-type="float" office:value="16.623632812">
                <text:p>16.623632812</text:p>
              </table:table-cell>
              <table:table-cell office:value-type="float" office:value="16.623632812">
                <text:p>16.623632812</text:p>
              </table:table-cell>
              <table:table-cell office:value-type="float" office:value="-95.486061">
                <text:p>-95.486061</text:p>
              </table:table-cell>
            </table:table-row>
            <table:table-row>
              <table:table-cell office:value-type="float" office:value="16.666699219">
                <text:p>16.666699219</text:p>
              </table:table-cell>
              <table:table-cell office:value-type="float" office:value="16.666699219">
                <text:p>16.666699219</text:p>
              </table:table-cell>
              <table:table-cell office:value-type="float" office:value="-95.466751">
                <text:p>-95.466751</text:p>
              </table:table-cell>
            </table:table-row>
            <table:table-row>
              <table:table-cell office:value-type="float" office:value="16.709765625">
                <text:p>16.709765625</text:p>
              </table:table-cell>
              <table:table-cell office:value-type="float" office:value="16.709765625">
                <text:p>16.709765625</text:p>
              </table:table-cell>
              <table:table-cell office:value-type="float" office:value="-95.427628">
                <text:p>-95.427628</text:p>
              </table:table-cell>
            </table:table-row>
            <table:table-row>
              <table:table-cell office:value-type="float" office:value="16.752832031">
                <text:p>16.752832031</text:p>
              </table:table-cell>
              <table:table-cell office:value-type="float" office:value="16.752832031">
                <text:p>16.752832031</text:p>
              </table:table-cell>
              <table:table-cell office:value-type="float" office:value="-95.168594">
                <text:p>-95.168594</text:p>
              </table:table-cell>
            </table:table-row>
            <table:table-row>
              <table:table-cell office:value-type="float" office:value="16.795898438">
                <text:p>16.795898438</text:p>
              </table:table-cell>
              <table:table-cell office:value-type="float" office:value="16.795898438">
                <text:p>16.795898438</text:p>
              </table:table-cell>
              <table:table-cell office:value-type="float" office:value="-94.909744">
                <text:p>-94.909744</text:p>
              </table:table-cell>
            </table:table-row>
            <table:table-row>
              <table:table-cell office:value-type="float" office:value="16.838964844">
                <text:p>16.838964844</text:p>
              </table:table-cell>
              <table:table-cell office:value-type="float" office:value="16.838964844">
                <text:p>16.838964844</text:p>
              </table:table-cell>
              <table:table-cell office:value-type="float" office:value="-94.982895">
                <text:p>-94.982895</text:p>
              </table:table-cell>
            </table:table-row>
            <table:table-row>
              <table:table-cell office:value-type="float" office:value="16.88203125">
                <text:p>16.88203125</text:p>
              </table:table-cell>
              <table:table-cell office:value-type="float" office:value="16.88203125">
                <text:p>16.88203125</text:p>
              </table:table-cell>
              <table:table-cell office:value-type="float" office:value="-91.42878">
                <text:p>-91.42878</text:p>
              </table:table-cell>
            </table:table-row>
            <table:table-row>
              <table:table-cell office:value-type="float" office:value="16.925097656">
                <text:p>16.925097656</text:p>
              </table:table-cell>
              <table:table-cell office:value-type="float" office:value="16.925097656">
                <text:p>16.925097656</text:p>
              </table:table-cell>
              <table:table-cell office:value-type="float" office:value="-87.616653">
                <text:p>-87.616653</text:p>
              </table:table-cell>
            </table:table-row>
            <table:table-row>
              <table:table-cell office:value-type="float" office:value="16.968164062">
                <text:p>16.968164062</text:p>
              </table:table-cell>
              <table:table-cell office:value-type="float" office:value="16.968164062">
                <text:p>16.968164062</text:p>
              </table:table-cell>
              <table:table-cell office:value-type="float" office:value="-93.127792">
                <text:p>-93.127792</text:p>
              </table:table-cell>
            </table:table-row>
            <table:table-row>
              <table:table-cell office:value-type="float" office:value="17.011230469">
                <text:p>17.011230469</text:p>
              </table:table-cell>
              <table:table-cell office:value-type="float" office:value="17.011230469">
                <text:p>17.011230469</text:p>
              </table:table-cell>
              <table:table-cell office:value-type="float" office:value="-94.588829">
                <text:p>-94.588829</text:p>
              </table:table-cell>
            </table:table-row>
            <table:table-row>
              <table:table-cell office:value-type="float" office:value="17.054296875">
                <text:p>17.054296875</text:p>
              </table:table-cell>
              <table:table-cell office:value-type="float" office:value="17.054296875">
                <text:p>17.054296875</text:p>
              </table:table-cell>
              <table:table-cell office:value-type="float" office:value="-95.375404">
                <text:p>-95.375404</text:p>
              </table:table-cell>
            </table:table-row>
            <table:table-row>
              <table:table-cell office:value-type="float" office:value="17.097363281">
                <text:p>17.097363281</text:p>
              </table:table-cell>
              <table:table-cell office:value-type="float" office:value="17.097363281">
                <text:p>17.097363281</text:p>
              </table:table-cell>
              <table:table-cell office:value-type="float" office:value="-95.190094">
                <text:p>-95.190094</text:p>
              </table:table-cell>
            </table:table-row>
            <table:table-row>
              <table:table-cell office:value-type="float" office:value="17.140429688">
                <text:p>17.140429688</text:p>
              </table:table-cell>
              <table:table-cell office:value-type="float" office:value="17.140429688">
                <text:p>17.140429688</text:p>
              </table:table-cell>
              <table:table-cell office:value-type="float" office:value="-95.082062">
                <text:p>-95.082062</text:p>
              </table:table-cell>
            </table:table-row>
            <table:table-row>
              <table:table-cell office:value-type="float" office:value="17.183496094">
                <text:p>17.183496094</text:p>
              </table:table-cell>
              <table:table-cell office:value-type="float" office:value="17.183496094">
                <text:p>17.183496094</text:p>
              </table:table-cell>
              <table:table-cell office:value-type="float" office:value="-95.216957">
                <text:p>-95.216957</text:p>
              </table:table-cell>
            </table:table-row>
            <table:table-row>
              <table:table-cell office:value-type="float" office:value="17.2265625">
                <text:p>17.2265625</text:p>
              </table:table-cell>
              <table:table-cell office:value-type="float" office:value="17.2265625">
                <text:p>17.2265625</text:p>
              </table:table-cell>
              <table:table-cell office:value-type="float" office:value="-95.067284">
                <text:p>-95.067284</text:p>
              </table:table-cell>
            </table:table-row>
            <table:table-row>
              <table:table-cell office:value-type="float" office:value="17.269628906">
                <text:p>17.269628906</text:p>
              </table:table-cell>
              <table:table-cell office:value-type="float" office:value="17.269628906">
                <text:p>17.269628906</text:p>
              </table:table-cell>
              <table:table-cell office:value-type="float" office:value="-95.611099">
                <text:p>-95.611099</text:p>
              </table:table-cell>
            </table:table-row>
            <table:table-row>
              <table:table-cell office:value-type="float" office:value="17.312695312">
                <text:p>17.312695312</text:p>
              </table:table-cell>
              <table:table-cell office:value-type="float" office:value="17.312695312">
                <text:p>17.312695312</text:p>
              </table:table-cell>
              <table:table-cell office:value-type="float" office:value="-95.284256">
                <text:p>-95.284256</text:p>
              </table:table-cell>
            </table:table-row>
            <table:table-row>
              <table:table-cell office:value-type="float" office:value="17.355761719">
                <text:p>17.355761719</text:p>
              </table:table-cell>
              <table:table-cell office:value-type="float" office:value="17.355761719">
                <text:p>17.355761719</text:p>
              </table:table-cell>
              <table:table-cell office:value-type="float" office:value="-95.213715">
                <text:p>-95.213715</text:p>
              </table:table-cell>
            </table:table-row>
            <table:table-row>
              <table:table-cell office:value-type="float" office:value="17.398828125">
                <text:p>17.398828125</text:p>
              </table:table-cell>
              <table:table-cell office:value-type="float" office:value="17.398828125">
                <text:p>17.398828125</text:p>
              </table:table-cell>
              <table:table-cell office:value-type="float" office:value="-94.72123">
                <text:p>-94.72123</text:p>
              </table:table-cell>
            </table:table-row>
            <table:table-row>
              <table:table-cell office:value-type="float" office:value="17.441894531">
                <text:p>17.441894531</text:p>
              </table:table-cell>
              <table:table-cell office:value-type="float" office:value="17.441894531">
                <text:p>17.441894531</text:p>
              </table:table-cell>
              <table:table-cell office:value-type="float" office:value="-94.718918">
                <text:p>-94.718918</text:p>
              </table:table-cell>
            </table:table-row>
            <table:table-row>
              <table:table-cell office:value-type="float" office:value="17.484960938">
                <text:p>17.484960938</text:p>
              </table:table-cell>
              <table:table-cell office:value-type="float" office:value="17.484960938">
                <text:p>17.484960938</text:p>
              </table:table-cell>
              <table:table-cell office:value-type="float" office:value="-94.794121">
                <text:p>-94.794121</text:p>
              </table:table-cell>
            </table:table-row>
            <table:table-row>
              <table:table-cell office:value-type="float" office:value="17.528027344">
                <text:p>17.528027344</text:p>
              </table:table-cell>
              <table:table-cell office:value-type="float" office:value="17.528027344">
                <text:p>17.528027344</text:p>
              </table:table-cell>
              <table:table-cell office:value-type="float" office:value="-95.325516">
                <text:p>-95.325516</text:p>
              </table:table-cell>
            </table:table-row>
            <table:table-row>
              <table:table-cell office:value-type="float" office:value="17.57109375">
                <text:p>17.57109375</text:p>
              </table:table-cell>
              <table:table-cell office:value-type="float" office:value="17.57109375">
                <text:p>17.57109375</text:p>
              </table:table-cell>
              <table:table-cell office:value-type="float" office:value="-95.352089">
                <text:p>-95.352089</text:p>
              </table:table-cell>
            </table:table-row>
            <table:table-row>
              <table:table-cell office:value-type="float" office:value="17.614160156">
                <text:p>17.614160156</text:p>
              </table:table-cell>
              <table:table-cell office:value-type="float" office:value="17.614160156">
                <text:p>17.614160156</text:p>
              </table:table-cell>
              <table:table-cell office:value-type="float" office:value="-94.882607">
                <text:p>-94.882607</text:p>
              </table:table-cell>
            </table:table-row>
            <table:table-row>
              <table:table-cell office:value-type="float" office:value="17.657226562">
                <text:p>17.657226562</text:p>
              </table:table-cell>
              <table:table-cell office:value-type="float" office:value="17.657226562">
                <text:p>17.657226562</text:p>
              </table:table-cell>
              <table:table-cell office:value-type="float" office:value="-95.232864">
                <text:p>-95.232864</text:p>
              </table:table-cell>
            </table:table-row>
            <table:table-row>
              <table:table-cell office:value-type="float" office:value="17.700292969">
                <text:p>17.700292969</text:p>
              </table:table-cell>
              <table:table-cell office:value-type="float" office:value="17.700292969">
                <text:p>17.700292969</text:p>
              </table:table-cell>
              <table:table-cell office:value-type="float" office:value="-94.829033">
                <text:p>-94.829033</text:p>
              </table:table-cell>
            </table:table-row>
            <table:table-row>
              <table:table-cell office:value-type="float" office:value="17.743359375">
                <text:p>17.743359375</text:p>
              </table:table-cell>
              <table:table-cell office:value-type="float" office:value="17.743359375">
                <text:p>17.743359375</text:p>
              </table:table-cell>
              <table:table-cell office:value-type="float" office:value="-95.568817">
                <text:p>-95.568817</text:p>
              </table:table-cell>
            </table:table-row>
            <table:table-row>
              <table:table-cell office:value-type="float" office:value="17.786425781">
                <text:p>17.786425781</text:p>
              </table:table-cell>
              <table:table-cell office:value-type="float" office:value="17.786425781">
                <text:p>17.786425781</text:p>
              </table:table-cell>
              <table:table-cell office:value-type="float" office:value="-95.057007">
                <text:p>-95.057007</text:p>
              </table:table-cell>
            </table:table-row>
            <table:table-row>
              <table:table-cell office:value-type="float" office:value="17.829492188">
                <text:p>17.829492188</text:p>
              </table:table-cell>
              <table:table-cell office:value-type="float" office:value="17.829492188">
                <text:p>17.829492188</text:p>
              </table:table-cell>
              <table:table-cell office:value-type="float" office:value="-94.866676">
                <text:p>-94.866676</text:p>
              </table:table-cell>
            </table:table-row>
            <table:table-row>
              <table:table-cell office:value-type="float" office:value="17.872558594">
                <text:p>17.872558594</text:p>
              </table:table-cell>
              <table:table-cell office:value-type="float" office:value="17.872558594">
                <text:p>17.872558594</text:p>
              </table:table-cell>
              <table:table-cell office:value-type="float" office:value="-94.811768">
                <text:p>-94.811768</text:p>
              </table:table-cell>
            </table:table-row>
            <table:table-row>
              <table:table-cell office:value-type="float" office:value="17.915625">
                <text:p>17.915625</text:p>
              </table:table-cell>
              <table:table-cell office:value-type="float" office:value="17.915625">
                <text:p>17.915625</text:p>
              </table:table-cell>
              <table:table-cell office:value-type="float" office:value="-94.596077">
                <text:p>-94.596077</text:p>
              </table:table-cell>
            </table:table-row>
            <table:table-row>
              <table:table-cell office:value-type="float" office:value="17.958691406">
                <text:p>17.958691406</text:p>
              </table:table-cell>
              <table:table-cell office:value-type="float" office:value="17.958691406">
                <text:p>17.958691406</text:p>
              </table:table-cell>
              <table:table-cell office:value-type="float" office:value="-94.601601">
                <text:p>-94.601601</text:p>
              </table:table-cell>
            </table:table-row>
            <table:table-row>
              <table:table-cell office:value-type="float" office:value="18.001757812">
                <text:p>18.001757812</text:p>
              </table:table-cell>
              <table:table-cell office:value-type="float" office:value="18.001757812">
                <text:p>18.001757812</text:p>
              </table:table-cell>
              <table:table-cell office:value-type="float" office:value="-94.461327">
                <text:p>-94.461327</text:p>
              </table:table-cell>
            </table:table-row>
            <table:table-row>
              <table:table-cell office:value-type="float" office:value="18.044824219">
                <text:p>18.044824219</text:p>
              </table:table-cell>
              <table:table-cell office:value-type="float" office:value="18.044824219">
                <text:p>18.044824219</text:p>
              </table:table-cell>
              <table:table-cell office:value-type="float" office:value="-94.861313">
                <text:p>-94.861313</text:p>
              </table:table-cell>
            </table:table-row>
            <table:table-row>
              <table:table-cell office:value-type="float" office:value="18.087890625">
                <text:p>18.087890625</text:p>
              </table:table-cell>
              <table:table-cell office:value-type="float" office:value="18.087890625">
                <text:p>18.087890625</text:p>
              </table:table-cell>
              <table:table-cell office:value-type="float" office:value="-94.743599">
                <text:p>-94.743599</text:p>
              </table:table-cell>
            </table:table-row>
            <table:table-row>
              <table:table-cell office:value-type="float" office:value="18.130957031">
                <text:p>18.130957031</text:p>
              </table:table-cell>
              <table:table-cell office:value-type="float" office:value="18.130957031">
                <text:p>18.130957031</text:p>
              </table:table-cell>
              <table:table-cell office:value-type="float" office:value="-94.558411">
                <text:p>-94.558411</text:p>
              </table:table-cell>
            </table:table-row>
            <table:table-row>
              <table:table-cell office:value-type="float" office:value="18.174023438">
                <text:p>18.174023438</text:p>
              </table:table-cell>
              <table:table-cell office:value-type="float" office:value="18.174023438">
                <text:p>18.174023438</text:p>
              </table:table-cell>
              <table:table-cell office:value-type="float" office:value="-94.721703">
                <text:p>-94.721703</text:p>
              </table:table-cell>
            </table:table-row>
            <table:table-row>
              <table:table-cell office:value-type="float" office:value="18.217089844">
                <text:p>18.217089844</text:p>
              </table:table-cell>
              <table:table-cell office:value-type="float" office:value="18.217089844">
                <text:p>18.217089844</text:p>
              </table:table-cell>
              <table:table-cell office:value-type="float" office:value="-94.763535">
                <text:p>-94.763535</text:p>
              </table:table-cell>
            </table:table-row>
            <table:table-row>
              <table:table-cell office:value-type="float" office:value="18.26015625">
                <text:p>18.26015625</text:p>
              </table:table-cell>
              <table:table-cell office:value-type="float" office:value="18.26015625">
                <text:p>18.26015625</text:p>
              </table:table-cell>
              <table:table-cell office:value-type="float" office:value="-94.756706">
                <text:p>-94.756706</text:p>
              </table:table-cell>
            </table:table-row>
            <table:table-row>
              <table:table-cell office:value-type="float" office:value="18.303222656">
                <text:p>18.303222656</text:p>
              </table:table-cell>
              <table:table-cell office:value-type="float" office:value="18.303222656">
                <text:p>18.303222656</text:p>
              </table:table-cell>
              <table:table-cell office:value-type="float" office:value="-94.856209">
                <text:p>-94.856209</text:p>
              </table:table-cell>
            </table:table-row>
            <table:table-row>
              <table:table-cell office:value-type="float" office:value="18.346289062">
                <text:p>18.346289062</text:p>
              </table:table-cell>
              <table:table-cell office:value-type="float" office:value="18.346289062">
                <text:p>18.346289062</text:p>
              </table:table-cell>
              <table:table-cell office:value-type="float" office:value="-95.064598">
                <text:p>-95.064598</text:p>
              </table:table-cell>
            </table:table-row>
            <table:table-row>
              <table:table-cell office:value-type="float" office:value="18.389355469">
                <text:p>18.389355469</text:p>
              </table:table-cell>
              <table:table-cell office:value-type="float" office:value="18.389355469">
                <text:p>18.389355469</text:p>
              </table:table-cell>
              <table:table-cell office:value-type="float" office:value="-94.876228">
                <text:p>-94.876228</text:p>
              </table:table-cell>
            </table:table-row>
            <table:table-row>
              <table:table-cell office:value-type="float" office:value="18.432421875">
                <text:p>18.432421875</text:p>
              </table:table-cell>
              <table:table-cell office:value-type="float" office:value="18.432421875">
                <text:p>18.432421875</text:p>
              </table:table-cell>
              <table:table-cell office:value-type="float" office:value="-94.524612">
                <text:p>-94.524612</text:p>
              </table:table-cell>
            </table:table-row>
            <table:table-row>
              <table:table-cell office:value-type="float" office:value="18.475488281">
                <text:p>18.475488281</text:p>
              </table:table-cell>
              <table:table-cell office:value-type="float" office:value="18.475488281">
                <text:p>18.475488281</text:p>
              </table:table-cell>
              <table:table-cell office:value-type="float" office:value="-94.731049">
                <text:p>-94.731049</text:p>
              </table:table-cell>
            </table:table-row>
            <table:table-row>
              <table:table-cell office:value-type="float" office:value="18.518554688">
                <text:p>18.518554688</text:p>
              </table:table-cell>
              <table:table-cell office:value-type="float" office:value="18.518554688">
                <text:p>18.518554688</text:p>
              </table:table-cell>
              <table:table-cell office:value-type="float" office:value="-94.171883">
                <text:p>-94.171883</text:p>
              </table:table-cell>
            </table:table-row>
            <table:table-row>
              <table:table-cell office:value-type="float" office:value="18.561621094">
                <text:p>18.561621094</text:p>
              </table:table-cell>
              <table:table-cell office:value-type="float" office:value="18.561621094">
                <text:p>18.561621094</text:p>
              </table:table-cell>
              <table:table-cell office:value-type="float" office:value="-94.504631">
                <text:p>-94.504631</text:p>
              </table:table-cell>
            </table:table-row>
            <table:table-row>
              <table:table-cell office:value-type="float" office:value="18.6046875">
                <text:p>18.6046875</text:p>
              </table:table-cell>
              <table:table-cell office:value-type="float" office:value="18.6046875">
                <text:p>18.6046875</text:p>
              </table:table-cell>
              <table:table-cell office:value-type="float" office:value="-94.506744">
                <text:p>-94.506744</text:p>
              </table:table-cell>
            </table:table-row>
            <table:table-row>
              <table:table-cell office:value-type="float" office:value="18.647753906">
                <text:p>18.647753906</text:p>
              </table:table-cell>
              <table:table-cell office:value-type="float" office:value="18.647753906">
                <text:p>18.647753906</text:p>
              </table:table-cell>
              <table:table-cell office:value-type="float" office:value="-94.849686">
                <text:p>-94.849686</text:p>
              </table:table-cell>
            </table:table-row>
            <table:table-row>
              <table:table-cell office:value-type="float" office:value="18.690820312">
                <text:p>18.690820312</text:p>
              </table:table-cell>
              <table:table-cell office:value-type="float" office:value="18.690820312">
                <text:p>18.690820312</text:p>
              </table:table-cell>
              <table:table-cell office:value-type="float" office:value="-94.995895">
                <text:p>-94.995895</text:p>
              </table:table-cell>
            </table:table-row>
            <table:table-row>
              <table:table-cell office:value-type="float" office:value="18.733886719">
                <text:p>18.733886719</text:p>
              </table:table-cell>
              <table:table-cell office:value-type="float" office:value="18.733886719">
                <text:p>18.733886719</text:p>
              </table:table-cell>
              <table:table-cell office:value-type="float" office:value="-94.507835">
                <text:p>-94.507835</text:p>
              </table:table-cell>
            </table:table-row>
            <table:table-row>
              <table:table-cell office:value-type="float" office:value="18.776953125">
                <text:p>18.776953125</text:p>
              </table:table-cell>
              <table:table-cell office:value-type="float" office:value="18.776953125">
                <text:p>18.776953125</text:p>
              </table:table-cell>
              <table:table-cell office:value-type="float" office:value="-94.572495">
                <text:p>-94.572495</text:p>
              </table:table-cell>
            </table:table-row>
            <table:table-row>
              <table:table-cell office:value-type="float" office:value="18.820019531">
                <text:p>18.820019531</text:p>
              </table:table-cell>
              <table:table-cell office:value-type="float" office:value="18.820019531">
                <text:p>18.820019531</text:p>
              </table:table-cell>
              <table:table-cell office:value-type="float" office:value="-94.518341">
                <text:p>-94.518341</text:p>
              </table:table-cell>
            </table:table-row>
            <table:table-row>
              <table:table-cell office:value-type="float" office:value="18.863085938">
                <text:p>18.863085938</text:p>
              </table:table-cell>
              <table:table-cell office:value-type="float" office:value="18.863085938">
                <text:p>18.863085938</text:p>
              </table:table-cell>
              <table:table-cell office:value-type="float" office:value="-92.817909">
                <text:p>-92.817909</text:p>
              </table:table-cell>
            </table:table-row>
            <table:table-row>
              <table:table-cell office:value-type="float" office:value="18.906152344">
                <text:p>18.906152344</text:p>
              </table:table-cell>
              <table:table-cell office:value-type="float" office:value="18.906152344">
                <text:p>18.906152344</text:p>
              </table:table-cell>
              <table:table-cell office:value-type="float" office:value="-90.030914">
                <text:p>-90.030914</text:p>
              </table:table-cell>
            </table:table-row>
            <table:table-row>
              <table:table-cell office:value-type="float" office:value="18.94921875">
                <text:p>18.94921875</text:p>
              </table:table-cell>
              <table:table-cell office:value-type="float" office:value="18.94921875">
                <text:p>18.94921875</text:p>
              </table:table-cell>
              <table:table-cell office:value-type="float" office:value="-92.44912">
                <text:p>-92.44912</text:p>
              </table:table-cell>
            </table:table-row>
            <table:table-row>
              <table:table-cell office:value-type="float" office:value="18.992285156">
                <text:p>18.992285156</text:p>
              </table:table-cell>
              <table:table-cell office:value-type="float" office:value="18.992285156">
                <text:p>18.992285156</text:p>
              </table:table-cell>
              <table:table-cell office:value-type="float" office:value="-94.778648">
                <text:p>-94.778648</text:p>
              </table:table-cell>
            </table:table-row>
            <table:table-row>
              <table:table-cell office:value-type="float" office:value="19.035351562">
                <text:p>19.035351562</text:p>
              </table:table-cell>
              <table:table-cell office:value-type="float" office:value="19.035351562">
                <text:p>19.035351562</text:p>
              </table:table-cell>
              <table:table-cell office:value-type="float" office:value="-94.579468">
                <text:p>-94.579468</text:p>
              </table:table-cell>
            </table:table-row>
            <table:table-row>
              <table:table-cell office:value-type="float" office:value="19.078417969">
                <text:p>19.078417969</text:p>
              </table:table-cell>
              <table:table-cell office:value-type="float" office:value="19.078417969">
                <text:p>19.078417969</text:p>
              </table:table-cell>
              <table:table-cell office:value-type="float" office:value="-94.42923">
                <text:p>-94.42923</text:p>
              </table:table-cell>
            </table:table-row>
            <table:table-row>
              <table:table-cell office:value-type="float" office:value="19.121484375">
                <text:p>19.121484375</text:p>
              </table:table-cell>
              <table:table-cell office:value-type="float" office:value="19.121484375">
                <text:p>19.121484375</text:p>
              </table:table-cell>
              <table:table-cell office:value-type="float" office:value="-94.177483">
                <text:p>-94.177483</text:p>
              </table:table-cell>
            </table:table-row>
            <table:table-row>
              <table:table-cell office:value-type="float" office:value="19.164550781">
                <text:p>19.164550781</text:p>
              </table:table-cell>
              <table:table-cell office:value-type="float" office:value="19.164550781">
                <text:p>19.164550781</text:p>
              </table:table-cell>
              <table:table-cell office:value-type="float" office:value="-93.807526">
                <text:p>-93.807526</text:p>
              </table:table-cell>
            </table:table-row>
            <table:table-row>
              <table:table-cell office:value-type="float" office:value="19.207617188">
                <text:p>19.207617188</text:p>
              </table:table-cell>
              <table:table-cell office:value-type="float" office:value="19.207617188">
                <text:p>19.207617188</text:p>
              </table:table-cell>
              <table:table-cell office:value-type="float" office:value="-93.841896">
                <text:p>-93.841896</text:p>
              </table:table-cell>
            </table:table-row>
            <table:table-row>
              <table:table-cell office:value-type="float" office:value="19.250683594">
                <text:p>19.250683594</text:p>
              </table:table-cell>
              <table:table-cell office:value-type="float" office:value="19.250683594">
                <text:p>19.250683594</text:p>
              </table:table-cell>
              <table:table-cell office:value-type="float" office:value="-94.675583">
                <text:p>-94.675583</text:p>
              </table:table-cell>
            </table:table-row>
            <table:table-row>
              <table:table-cell office:value-type="float" office:value="19.29375">
                <text:p>19.29375</text:p>
              </table:table-cell>
              <table:table-cell office:value-type="float" office:value="19.29375">
                <text:p>19.29375</text:p>
              </table:table-cell>
              <table:table-cell office:value-type="float" office:value="-94.821594">
                <text:p>-94.821594</text:p>
              </table:table-cell>
            </table:table-row>
            <table:table-row>
              <table:table-cell office:value-type="float" office:value="19.336816406">
                <text:p>19.336816406</text:p>
              </table:table-cell>
              <table:table-cell office:value-type="float" office:value="19.336816406">
                <text:p>19.336816406</text:p>
              </table:table-cell>
              <table:table-cell office:value-type="float" office:value="-93.947617">
                <text:p>-93.947617</text:p>
              </table:table-cell>
            </table:table-row>
            <table:table-row>
              <table:table-cell office:value-type="float" office:value="19.379882812">
                <text:p>19.379882812</text:p>
              </table:table-cell>
              <table:table-cell office:value-type="float" office:value="19.379882812">
                <text:p>19.379882812</text:p>
              </table:table-cell>
              <table:table-cell office:value-type="float" office:value="-94.411888">
                <text:p>-94.411888</text:p>
              </table:table-cell>
            </table:table-row>
            <table:table-row>
              <table:table-cell office:value-type="float" office:value="19.422949219">
                <text:p>19.422949219</text:p>
              </table:table-cell>
              <table:table-cell office:value-type="float" office:value="19.422949219">
                <text:p>19.422949219</text:p>
              </table:table-cell>
              <table:table-cell office:value-type="float" office:value="-94.885338">
                <text:p>-94.885338</text:p>
              </table:table-cell>
            </table:table-row>
            <table:table-row>
              <table:table-cell office:value-type="float" office:value="19.466015625">
                <text:p>19.466015625</text:p>
              </table:table-cell>
              <table:table-cell office:value-type="float" office:value="19.466015625">
                <text:p>19.466015625</text:p>
              </table:table-cell>
              <table:table-cell office:value-type="float" office:value="-94.331787">
                <text:p>-94.331787</text:p>
              </table:table-cell>
            </table:table-row>
            <table:table-row>
              <table:table-cell office:value-type="float" office:value="19.509082031">
                <text:p>19.509082031</text:p>
              </table:table-cell>
              <table:table-cell office:value-type="float" office:value="19.509082031">
                <text:p>19.509082031</text:p>
              </table:table-cell>
              <table:table-cell office:value-type="float" office:value="-94.635643">
                <text:p>-94.635643</text:p>
              </table:table-cell>
            </table:table-row>
            <table:table-row>
              <table:table-cell office:value-type="float" office:value="19.552148438">
                <text:p>19.552148438</text:p>
              </table:table-cell>
              <table:table-cell office:value-type="float" office:value="19.552148438">
                <text:p>19.552148438</text:p>
              </table:table-cell>
              <table:table-cell office:value-type="float" office:value="-94.493401">
                <text:p>-94.493401</text:p>
              </table:table-cell>
            </table:table-row>
            <table:table-row>
              <table:table-cell office:value-type="float" office:value="19.595214844">
                <text:p>19.595214844</text:p>
              </table:table-cell>
              <table:table-cell office:value-type="float" office:value="19.595214844">
                <text:p>19.595214844</text:p>
              </table:table-cell>
              <table:table-cell office:value-type="float" office:value="-94.214279">
                <text:p>-94.214279</text:p>
              </table:table-cell>
            </table:table-row>
            <table:table-row>
              <table:table-cell office:value-type="float" office:value="19.63828125">
                <text:p>19.63828125</text:p>
              </table:table-cell>
              <table:table-cell office:value-type="float" office:value="19.63828125">
                <text:p>19.63828125</text:p>
              </table:table-cell>
              <table:table-cell office:value-type="float" office:value="-95.018623">
                <text:p>-95.018623</text:p>
              </table:table-cell>
            </table:table-row>
            <table:table-row>
              <table:table-cell office:value-type="float" office:value="19.681347656">
                <text:p>19.681347656</text:p>
              </table:table-cell>
              <table:table-cell office:value-type="float" office:value="19.681347656">
                <text:p>19.681347656</text:p>
              </table:table-cell>
              <table:table-cell office:value-type="float" office:value="-94.722008">
                <text:p>-94.722008</text:p>
              </table:table-cell>
            </table:table-row>
            <table:table-row>
              <table:table-cell office:value-type="float" office:value="19.724414062">
                <text:p>19.724414062</text:p>
              </table:table-cell>
              <table:table-cell office:value-type="float" office:value="19.724414062">
                <text:p>19.724414062</text:p>
              </table:table-cell>
              <table:table-cell office:value-type="float" office:value="-94.952339">
                <text:p>-94.952339</text:p>
              </table:table-cell>
            </table:table-row>
            <table:table-row>
              <table:table-cell office:value-type="float" office:value="19.767480469">
                <text:p>19.767480469</text:p>
              </table:table-cell>
              <table:table-cell office:value-type="float" office:value="19.767480469">
                <text:p>19.767480469</text:p>
              </table:table-cell>
              <table:table-cell office:value-type="float" office:value="-94.657196">
                <text:p>-94.657196</text:p>
              </table:table-cell>
            </table:table-row>
            <table:table-row>
              <table:table-cell office:value-type="float" office:value="19.810546875">
                <text:p>19.810546875</text:p>
              </table:table-cell>
              <table:table-cell office:value-type="float" office:value="19.810546875">
                <text:p>19.810546875</text:p>
              </table:table-cell>
              <table:table-cell office:value-type="float" office:value="-94.784889">
                <text:p>-94.784889</text:p>
              </table:table-cell>
            </table:table-row>
            <table:table-row>
              <table:table-cell office:value-type="float" office:value="19.853613281">
                <text:p>19.853613281</text:p>
              </table:table-cell>
              <table:table-cell office:value-type="float" office:value="19.853613281">
                <text:p>19.853613281</text:p>
              </table:table-cell>
              <table:table-cell office:value-type="float" office:value="-94.791283">
                <text:p>-94.791283</text:p>
              </table:table-cell>
            </table:table-row>
            <table:table-row>
              <table:table-cell office:value-type="float" office:value="19.896679688">
                <text:p>19.896679688</text:p>
              </table:table-cell>
              <table:table-cell office:value-type="float" office:value="19.896679688">
                <text:p>19.896679688</text:p>
              </table:table-cell>
              <table:table-cell office:value-type="float" office:value="-94.611961">
                <text:p>-94.611961</text:p>
              </table:table-cell>
            </table:table-row>
            <table:table-row>
              <table:table-cell office:value-type="float" office:value="19.939746094">
                <text:p>19.939746094</text:p>
              </table:table-cell>
              <table:table-cell office:value-type="float" office:value="19.939746094">
                <text:p>19.939746094</text:p>
              </table:table-cell>
              <table:table-cell office:value-type="float" office:value="-95.040665">
                <text:p>-95.040665</text:p>
              </table:table-cell>
            </table:table-row>
            <table:table-row>
              <table:table-cell office:value-type="float" office:value="19.9828125">
                <text:p>19.9828125</text:p>
              </table:table-cell>
              <table:table-cell office:value-type="float" office:value="19.9828125">
                <text:p>19.9828125</text:p>
              </table:table-cell>
              <table:table-cell office:value-type="float" office:value="-94.783089">
                <text:p>-94.783089</text:p>
              </table:table-cell>
            </table:table-row>
            <table:table-row>
              <table:table-cell office:value-type="float" office:value="20.025878906">
                <text:p>20.025878906</text:p>
              </table:table-cell>
              <table:table-cell office:value-type="float" office:value="20.025878906">
                <text:p>20.025878906</text:p>
              </table:table-cell>
              <table:table-cell office:value-type="float" office:value="-94.333046">
                <text:p>-94.333046</text:p>
              </table:table-cell>
            </table:table-row>
            <table:table-row>
              <table:table-cell office:value-type="float" office:value="20.068945312">
                <text:p>20.068945312</text:p>
              </table:table-cell>
              <table:table-cell office:value-type="float" office:value="20.068945312">
                <text:p>20.068945312</text:p>
              </table:table-cell>
              <table:table-cell office:value-type="float" office:value="-94.590973">
                <text:p>-94.590973</text:p>
              </table:table-cell>
            </table:table-row>
            <table:table-row>
              <table:table-cell office:value-type="float" office:value="20.112011719">
                <text:p>20.112011719</text:p>
              </table:table-cell>
              <table:table-cell office:value-type="float" office:value="20.112011719">
                <text:p>20.112011719</text:p>
              </table:table-cell>
              <table:table-cell office:value-type="float" office:value="-94.147964">
                <text:p>-94.147964</text:p>
              </table:table-cell>
            </table:table-row>
            <table:table-row>
              <table:table-cell office:value-type="float" office:value="20.155078125">
                <text:p>20.155078125</text:p>
              </table:table-cell>
              <table:table-cell office:value-type="float" office:value="20.155078125">
                <text:p>20.155078125</text:p>
              </table:table-cell>
              <table:table-cell office:value-type="float" office:value="-94.605217">
                <text:p>-94.605217</text:p>
              </table:table-cell>
            </table:table-row>
            <table:table-row>
              <table:table-cell office:value-type="float" office:value="20.198144531">
                <text:p>20.198144531</text:p>
              </table:table-cell>
              <table:table-cell office:value-type="float" office:value="20.198144531">
                <text:p>20.198144531</text:p>
              </table:table-cell>
              <table:table-cell office:value-type="float" office:value="-94.61499">
                <text:p>-94.61499</text:p>
              </table:table-cell>
            </table:table-row>
            <table:table-row>
              <table:table-cell office:value-type="float" office:value="20.241210938">
                <text:p>20.241210938</text:p>
              </table:table-cell>
              <table:table-cell office:value-type="float" office:value="20.241210938">
                <text:p>20.241210938</text:p>
              </table:table-cell>
              <table:table-cell office:value-type="float" office:value="-94.769867">
                <text:p>-94.769867</text:p>
              </table:table-cell>
            </table:table-row>
            <table:table-row>
              <table:table-cell office:value-type="float" office:value="20.284277344">
                <text:p>20.284277344</text:p>
              </table:table-cell>
              <table:table-cell office:value-type="float" office:value="20.284277344">
                <text:p>20.284277344</text:p>
              </table:table-cell>
              <table:table-cell office:value-type="float" office:value="-94.520454">
                <text:p>-94.520454</text:p>
              </table:table-cell>
            </table:table-row>
            <table:table-row>
              <table:table-cell office:value-type="float" office:value="20.32734375">
                <text:p>20.32734375</text:p>
              </table:table-cell>
              <table:table-cell office:value-type="float" office:value="20.32734375">
                <text:p>20.32734375</text:p>
              </table:table-cell>
              <table:table-cell office:value-type="float" office:value="-94.508942">
                <text:p>-94.508942</text:p>
              </table:table-cell>
            </table:table-row>
            <table:table-row>
              <table:table-cell office:value-type="float" office:value="20.370410156">
                <text:p>20.370410156</text:p>
              </table:table-cell>
              <table:table-cell office:value-type="float" office:value="20.370410156">
                <text:p>20.370410156</text:p>
              </table:table-cell>
              <table:table-cell office:value-type="float" office:value="-94.283035">
                <text:p>-94.283035</text:p>
              </table:table-cell>
            </table:table-row>
            <table:table-row>
              <table:table-cell office:value-type="float" office:value="20.413476562">
                <text:p>20.413476562</text:p>
              </table:table-cell>
              <table:table-cell office:value-type="float" office:value="20.413476562">
                <text:p>20.413476562</text:p>
              </table:table-cell>
              <table:table-cell office:value-type="float" office:value="-94.026604">
                <text:p>-94.026604</text:p>
              </table:table-cell>
            </table:table-row>
            <table:table-row>
              <table:table-cell office:value-type="float" office:value="20.456542969">
                <text:p>20.456542969</text:p>
              </table:table-cell>
              <table:table-cell office:value-type="float" office:value="20.456542969">
                <text:p>20.456542969</text:p>
              </table:table-cell>
              <table:table-cell office:value-type="float" office:value="-94.346931">
                <text:p>-94.346931</text:p>
              </table:table-cell>
            </table:table-row>
            <table:table-row>
              <table:table-cell office:value-type="float" office:value="20.499609375">
                <text:p>20.499609375</text:p>
              </table:table-cell>
              <table:table-cell office:value-type="float" office:value="20.499609375">
                <text:p>20.499609375</text:p>
              </table:table-cell>
              <table:table-cell office:value-type="float" office:value="-93.940193">
                <text:p>-93.940193</text:p>
              </table:table-cell>
            </table:table-row>
            <table:table-row>
              <table:table-cell office:value-type="float" office:value="20.542675781">
                <text:p>20.542675781</text:p>
              </table:table-cell>
              <table:table-cell office:value-type="float" office:value="20.542675781">
                <text:p>20.542675781</text:p>
              </table:table-cell>
              <table:table-cell office:value-type="float" office:value="-93.957176">
                <text:p>-93.957176</text:p>
              </table:table-cell>
            </table:table-row>
            <table:table-row>
              <table:table-cell office:value-type="float" office:value="20.585742188">
                <text:p>20.585742188</text:p>
              </table:table-cell>
              <table:table-cell office:value-type="float" office:value="20.585742188">
                <text:p>20.585742188</text:p>
              </table:table-cell>
              <table:table-cell office:value-type="float" office:value="-93.860664">
                <text:p>-93.860664</text:p>
              </table:table-cell>
            </table:table-row>
            <table:table-row>
              <table:table-cell office:value-type="float" office:value="20.628808594">
                <text:p>20.628808594</text:p>
              </table:table-cell>
              <table:table-cell office:value-type="float" office:value="20.628808594">
                <text:p>20.628808594</text:p>
              </table:table-cell>
              <table:table-cell office:value-type="float" office:value="-93.558884">
                <text:p>-93.558884</text:p>
              </table:table-cell>
            </table:table-row>
            <table:table-row>
              <table:table-cell office:value-type="float" office:value="20.671875">
                <text:p>20.671875</text:p>
              </table:table-cell>
              <table:table-cell office:value-type="float" office:value="20.671875">
                <text:p>20.671875</text:p>
              </table:table-cell>
              <table:table-cell office:value-type="float" office:value="-94.092262">
                <text:p>-94.092262</text:p>
              </table:table-cell>
            </table:table-row>
            <table:table-row>
              <table:table-cell office:value-type="float" office:value="20.714941406">
                <text:p>20.714941406</text:p>
              </table:table-cell>
              <table:table-cell office:value-type="float" office:value="20.714941406">
                <text:p>20.714941406</text:p>
              </table:table-cell>
              <table:table-cell office:value-type="float" office:value="-93.997665">
                <text:p>-93.997665</text:p>
              </table:table-cell>
            </table:table-row>
            <table:table-row>
              <table:table-cell office:value-type="float" office:value="20.758007812">
                <text:p>20.758007812</text:p>
              </table:table-cell>
              <table:table-cell office:value-type="float" office:value="20.758007812">
                <text:p>20.758007812</text:p>
              </table:table-cell>
              <table:table-cell office:value-type="float" office:value="-93.950203">
                <text:p>-93.950203</text:p>
              </table:table-cell>
            </table:table-row>
            <table:table-row>
              <table:table-cell office:value-type="float" office:value="20.801074219">
                <text:p>20.801074219</text:p>
              </table:table-cell>
              <table:table-cell office:value-type="float" office:value="20.801074219">
                <text:p>20.801074219</text:p>
              </table:table-cell>
              <table:table-cell office:value-type="float" office:value="-94.725151">
                <text:p>-94.725151</text:p>
              </table:table-cell>
            </table:table-row>
            <table:table-row>
              <table:table-cell office:value-type="float" office:value="20.844140625">
                <text:p>20.844140625</text:p>
              </table:table-cell>
              <table:table-cell office:value-type="float" office:value="20.844140625">
                <text:p>20.844140625</text:p>
              </table:table-cell>
              <table:table-cell office:value-type="float" office:value="-95.005966">
                <text:p>-95.005966</text:p>
              </table:table-cell>
            </table:table-row>
            <table:table-row>
              <table:table-cell office:value-type="float" office:value="20.887207031">
                <text:p>20.887207031</text:p>
              </table:table-cell>
              <table:table-cell office:value-type="float" office:value="20.887207031">
                <text:p>20.887207031</text:p>
              </table:table-cell>
              <table:table-cell office:value-type="float" office:value="-93.294807">
                <text:p>-93.294807</text:p>
              </table:table-cell>
            </table:table-row>
            <table:table-row>
              <table:table-cell office:value-type="float" office:value="20.930273438">
                <text:p>20.930273438</text:p>
              </table:table-cell>
              <table:table-cell office:value-type="float" office:value="20.930273438">
                <text:p>20.930273438</text:p>
              </table:table-cell>
              <table:table-cell office:value-type="float" office:value="-93.857964">
                <text:p>-93.857964</text:p>
              </table:table-cell>
            </table:table-row>
            <table:table-row>
              <table:table-cell office:value-type="float" office:value="20.973339844">
                <text:p>20.973339844</text:p>
              </table:table-cell>
              <table:table-cell office:value-type="float" office:value="20.973339844">
                <text:p>20.973339844</text:p>
              </table:table-cell>
              <table:table-cell office:value-type="float" office:value="-94.858192">
                <text:p>-94.858192</text:p>
              </table:table-cell>
            </table:table-row>
            <table:table-row>
              <table:table-cell office:value-type="float" office:value="21.01640625">
                <text:p>21.01640625</text:p>
              </table:table-cell>
              <table:table-cell office:value-type="float" office:value="21.01640625">
                <text:p>21.01640625</text:p>
              </table:table-cell>
              <table:table-cell office:value-type="float" office:value="-95.079926">
                <text:p>-95.079926</text:p>
              </table:table-cell>
            </table:table-row>
            <table:table-row>
              <table:table-cell office:value-type="float" office:value="21.059472656">
                <text:p>21.059472656</text:p>
              </table:table-cell>
              <table:table-cell office:value-type="float" office:value="21.059472656">
                <text:p>21.059472656</text:p>
              </table:table-cell>
              <table:table-cell office:value-type="float" office:value="-95.573723">
                <text:p>-95.573723</text:p>
              </table:table-cell>
            </table:table-row>
            <table:table-row>
              <table:table-cell office:value-type="float" office:value="21.102539062">
                <text:p>21.102539062</text:p>
              </table:table-cell>
              <table:table-cell office:value-type="float" office:value="21.102539062">
                <text:p>21.102539062</text:p>
              </table:table-cell>
              <table:table-cell office:value-type="float" office:value="-95.400444">
                <text:p>-95.400444</text:p>
              </table:table-cell>
            </table:table-row>
            <table:table-row>
              <table:table-cell office:value-type="float" office:value="21.145605469">
                <text:p>21.145605469</text:p>
              </table:table-cell>
              <table:table-cell office:value-type="float" office:value="21.145605469">
                <text:p>21.145605469</text:p>
              </table:table-cell>
              <table:table-cell office:value-type="float" office:value="-96.078224">
                <text:p>-96.078224</text:p>
              </table:table-cell>
            </table:table-row>
            <table:table-row>
              <table:table-cell office:value-type="float" office:value="21.188671875">
                <text:p>21.188671875</text:p>
              </table:table-cell>
              <table:table-cell office:value-type="float" office:value="21.188671875">
                <text:p>21.188671875</text:p>
              </table:table-cell>
              <table:table-cell office:value-type="float" office:value="-95.401215">
                <text:p>-95.401215</text:p>
              </table:table-cell>
            </table:table-row>
            <table:table-row>
              <table:table-cell office:value-type="float" office:value="21.231738281">
                <text:p>21.231738281</text:p>
              </table:table-cell>
              <table:table-cell office:value-type="float" office:value="21.231738281">
                <text:p>21.231738281</text:p>
              </table:table-cell>
              <table:table-cell office:value-type="float" office:value="-95.468018">
                <text:p>-95.468018</text:p>
              </table:table-cell>
            </table:table-row>
            <table:table-row>
              <table:table-cell office:value-type="float" office:value="21.274804688">
                <text:p>21.274804688</text:p>
              </table:table-cell>
              <table:table-cell office:value-type="float" office:value="21.274804688">
                <text:p>21.274804688</text:p>
              </table:table-cell>
              <table:table-cell office:value-type="float" office:value="-95.585449">
                <text:p>-95.585449</text:p>
              </table:table-cell>
            </table:table-row>
            <table:table-row>
              <table:table-cell office:value-type="float" office:value="21.317871094">
                <text:p>21.317871094</text:p>
              </table:table-cell>
              <table:table-cell office:value-type="float" office:value="21.317871094">
                <text:p>21.317871094</text:p>
              </table:table-cell>
              <table:table-cell office:value-type="float" office:value="-95.956245">
                <text:p>-95.956245</text:p>
              </table:table-cell>
            </table:table-row>
            <table:table-row>
              <table:table-cell office:value-type="float" office:value="21.3609375">
                <text:p>21.3609375</text:p>
              </table:table-cell>
              <table:table-cell office:value-type="float" office:value="21.3609375">
                <text:p>21.3609375</text:p>
              </table:table-cell>
              <table:table-cell office:value-type="float" office:value="-95.779694">
                <text:p>-95.779694</text:p>
              </table:table-cell>
            </table:table-row>
            <table:table-row>
              <table:table-cell office:value-type="float" office:value="21.404003906">
                <text:p>21.404003906</text:p>
              </table:table-cell>
              <table:table-cell office:value-type="float" office:value="21.404003906">
                <text:p>21.404003906</text:p>
              </table:table-cell>
              <table:table-cell office:value-type="float" office:value="-95.914932">
                <text:p>-95.914932</text:p>
              </table:table-cell>
            </table:table-row>
            <table:table-row>
              <table:table-cell office:value-type="float" office:value="21.447070312">
                <text:p>21.447070312</text:p>
              </table:table-cell>
              <table:table-cell office:value-type="float" office:value="21.447070312">
                <text:p>21.447070312</text:p>
              </table:table-cell>
              <table:table-cell office:value-type="float" office:value="-95.805923">
                <text:p>-95.805923</text:p>
              </table:table-cell>
            </table:table-row>
            <table:table-row>
              <table:table-cell office:value-type="float" office:value="21.490136719">
                <text:p>21.490136719</text:p>
              </table:table-cell>
              <table:table-cell office:value-type="float" office:value="21.490136719">
                <text:p>21.490136719</text:p>
              </table:table-cell>
              <table:table-cell office:value-type="float" office:value="-95.379799">
                <text:p>-95.379799</text:p>
              </table:table-cell>
            </table:table-row>
            <table:table-row>
              <table:table-cell office:value-type="float" office:value="21.533203125">
                <text:p>21.533203125</text:p>
              </table:table-cell>
              <table:table-cell office:value-type="float" office:value="21.533203125">
                <text:p>21.533203125</text:p>
              </table:table-cell>
              <table:table-cell office:value-type="float" office:value="-95.824371">
                <text:p>-95.824371</text:p>
              </table:table-cell>
            </table:table-row>
            <table:table-row>
              <table:table-cell office:value-type="float" office:value="21.576269531">
                <text:p>21.576269531</text:p>
              </table:table-cell>
              <table:table-cell office:value-type="float" office:value="21.576269531">
                <text:p>21.576269531</text:p>
              </table:table-cell>
              <table:table-cell office:value-type="float" office:value="-95.342049">
                <text:p>-95.342049</text:p>
              </table:table-cell>
            </table:table-row>
            <table:table-row>
              <table:table-cell office:value-type="float" office:value="21.619335938">
                <text:p>21.619335938</text:p>
              </table:table-cell>
              <table:table-cell office:value-type="float" office:value="21.619335938">
                <text:p>21.619335938</text:p>
              </table:table-cell>
              <table:table-cell office:value-type="float" office:value="-96.003754">
                <text:p>-96.003754</text:p>
              </table:table-cell>
            </table:table-row>
            <table:table-row>
              <table:table-cell office:value-type="float" office:value="21.662402344">
                <text:p>21.662402344</text:p>
              </table:table-cell>
              <table:table-cell office:value-type="float" office:value="21.662402344">
                <text:p>21.662402344</text:p>
              </table:table-cell>
              <table:table-cell office:value-type="float" office:value="-96.061142">
                <text:p>-96.061142</text:p>
              </table:table-cell>
            </table:table-row>
            <table:table-row>
              <table:table-cell office:value-type="float" office:value="21.70546875">
                <text:p>21.70546875</text:p>
              </table:table-cell>
              <table:table-cell office:value-type="float" office:value="21.70546875">
                <text:p>21.70546875</text:p>
              </table:table-cell>
              <table:table-cell office:value-type="float" office:value="-95.57016">
                <text:p>-95.57016</text:p>
              </table:table-cell>
            </table:table-row>
            <table:table-row>
              <table:table-cell office:value-type="float" office:value="21.748535156">
                <text:p>21.748535156</text:p>
              </table:table-cell>
              <table:table-cell office:value-type="float" office:value="21.748535156">
                <text:p>21.748535156</text:p>
              </table:table-cell>
              <table:table-cell office:value-type="float" office:value="-95.582413">
                <text:p>-95.582413</text:p>
              </table:table-cell>
            </table:table-row>
            <table:table-row>
              <table:table-cell office:value-type="float" office:value="21.791601562">
                <text:p>21.791601562</text:p>
              </table:table-cell>
              <table:table-cell office:value-type="float" office:value="21.791601562">
                <text:p>21.791601562</text:p>
              </table:table-cell>
              <table:table-cell office:value-type="float" office:value="-95.458733">
                <text:p>-95.458733</text:p>
              </table:table-cell>
            </table:table-row>
            <table:table-row>
              <table:table-cell office:value-type="float" office:value="21.834667969">
                <text:p>21.834667969</text:p>
              </table:table-cell>
              <table:table-cell office:value-type="float" office:value="21.834667969">
                <text:p>21.834667969</text:p>
              </table:table-cell>
              <table:table-cell office:value-type="float" office:value="-95.466774">
                <text:p>-95.466774</text:p>
              </table:table-cell>
            </table:table-row>
            <table:table-row>
              <table:table-cell office:value-type="float" office:value="21.877734375">
                <text:p>21.877734375</text:p>
              </table:table-cell>
              <table:table-cell office:value-type="float" office:value="21.877734375">
                <text:p>21.877734375</text:p>
              </table:table-cell>
              <table:table-cell office:value-type="float" office:value="-95.498878">
                <text:p>-95.498878</text:p>
              </table:table-cell>
            </table:table-row>
            <table:table-row>
              <table:table-cell office:value-type="float" office:value="21.920800781">
                <text:p>21.920800781</text:p>
              </table:table-cell>
              <table:table-cell office:value-type="float" office:value="21.920800781">
                <text:p>21.920800781</text:p>
              </table:table-cell>
              <table:table-cell office:value-type="float" office:value="-95.820984">
                <text:p>-95.820984</text:p>
              </table:table-cell>
            </table:table-row>
            <table:table-row>
              <table:table-cell office:value-type="float" office:value="21.963867188">
                <text:p>21.963867188</text:p>
              </table:table-cell>
              <table:table-cell office:value-type="float" office:value="21.963867188">
                <text:p>21.963867188</text:p>
              </table:table-cell>
              <table:table-cell office:value-type="float" office:value="-95.641434">
                <text:p>-95.641434</text:p>
              </table:table-cell>
            </table:table-row>
            <table:table-row>
              <table:table-cell office:value-type="float" office:value="22.006933594">
                <text:p>22.006933594</text:p>
              </table:table-cell>
              <table:table-cell office:value-type="float" office:value="22.006933594">
                <text:p>22.006933594</text:p>
              </table:table-cell>
              <table:table-cell office:value-type="float" office:value="-96.232216">
                <text:p>-96.232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